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4.401cm"/>
    </style:style>
    <style:style style:name="co4" style:family="table-column">
      <style:table-column-properties fo:break-before="auto" style:column-width="5.0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30">
      <style:table-cell-properties style:rotation-align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" table:default-cell-style-name="Default"/>
        <table:table-row table:style-name="ro2">
          <table:table-cell table:style-name="ce1" office:value-type="string" calcext:value-type="string">
            <text:p>Name</text:p>
          </table:table-cell>
          <table:table-cell office:value-type="string" calcext:value-type="string">
            <text:p>EM MON AGG: M1 CURN</text:p>
          </table:table-cell>
          <table:table-cell office:value-type="string" calcext:value-type="string">
            <text:p>US MONEY SUPPLY M1 CURN</text:p>
          </table:table-cell>
          <table:table-cell office:value-type="string" calcext:value-type="string">
            <text:p>US CLI - REFERENCE SERIES GDP (LONG-TERM TREND) TRND</text:p>
          </table:table-cell>
          <table:table-cell office:value-type="string" calcext:value-type="string">
            <text:p>EK CLI - REFERENCE SERIES GDP (LONG-TERM TREND) TRND</text:p>
          </table:table-cell>
          <table:table-cell table:style-name="ce2" office:value-type="string" calcext:value-type="string">
            <text:p>US 10Y GOVT. BOND YIELD AS % PER ANNUM</text:p>
          </table:table-cell>
          <table:table-cell table:style-name="ce2" office:value-type="string" calcext:value-type="string">
            <text:p>EM GOVERNMENT BOND YIELD - 10 YEAR</text:p>
          </table:table-cell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EMVM1X28A</text:p>
          </table:table-cell>
          <table:table-cell office:value-type="string" calcext:value-type="string">
            <text:p>USM1....A</text:p>
          </table:table-cell>
          <table:table-cell office:value-type="string" calcext:value-type="string">
            <text:p>USML2106T</text:p>
          </table:table-cell>
          <table:table-cell office:value-type="string" calcext:value-type="string">
            <text:p>EKML2106T</text:p>
          </table:table-cell>
          <table:table-cell table:style-name="ce2" office:value-type="string" calcext:value-type="string">
            <text:p>USEBM10Y%</text:p>
          </table:table-cell>
          <table:table-cell table:style-name="ce2" office:value-type="string" calcext:value-type="string">
            <text:p>EMGBOND.</text:p>
          </table:table-cell>
        </table:table-row>
        <table:table-row table:style-name="ro3">
          <table:table-cell table:style-name="ce3" office:value-type="date" office:date-value="1970-01-30" calcext:value-type="date">
            <text:p>30.01.1970</text:p>
          </table:table-cell>
          <table:table-cell office:value-type="float" office:value="163416" calcext:value-type="float">
            <text:p>163416</text:p>
          </table:table-cell>
          <table:table-cell office:value-type="float" office:value="210.8" calcext:value-type="float">
            <text:p>210,8</text:p>
          </table:table-cell>
          <table:table-cell office:value-type="float" office:value="32.119" calcext:value-type="float">
            <text:p>32,12</text:p>
          </table:table-cell>
          <table:table-cell office:value-type="float" office:value="39.065" calcext:value-type="float">
            <text:p>39,07</text:p>
          </table:table-cell>
          <table:table-cell table:style-name="ce2" office:value-type="float" office:value="7.9" calcext:value-type="float">
            <text:p>7,9</text:p>
          </table:table-cell>
          <table:table-cell table:style-name="ce2" office:value-type="float" office:value="7.7526" calcext:value-type="float">
            <text:p>7,75</text:p>
          </table:table-cell>
        </table:table-row>
        <table:table-row table:style-name="ro3">
          <table:table-cell table:style-name="ce3" office:value-type="date" office:date-value="1970-02-27" calcext:value-type="date">
            <text:p>27.02.1970</text:p>
          </table:table-cell>
          <table:table-cell office:value-type="float" office:value="161070" calcext:value-type="float">
            <text:p>161070</text:p>
          </table:table-cell>
          <table:table-cell office:value-type="float" office:value="202" calcext:value-type="float">
            <text:p>202</text:p>
          </table:table-cell>
          <table:table-cell office:value-type="float" office:value="32.198" calcext:value-type="float">
            <text:p>32,2</text:p>
          </table:table-cell>
          <table:table-cell office:value-type="float" office:value="39.232" calcext:value-type="float">
            <text:p>39,23</text:p>
          </table:table-cell>
          <table:table-cell table:style-name="ce2" office:value-type="float" office:value="7.1" calcext:value-type="float">
            <text:p>7,1</text:p>
          </table:table-cell>
          <table:table-cell table:style-name="ce2" office:value-type="float" office:value="7.9037" calcext:value-type="float">
            <text:p>7,9</text:p>
          </table:table-cell>
        </table:table-row>
        <table:table-row table:style-name="ro3">
          <table:table-cell table:style-name="ce3" office:value-type="date" office:date-value="1970-03-31" calcext:value-type="date">
            <text:p>31.03.1970</text:p>
          </table:table-cell>
          <table:table-cell office:value-type="float" office:value="164776" calcext:value-type="float">
            <text:p>164776</text:p>
          </table:table-cell>
          <table:table-cell office:value-type="float" office:value="203.5" calcext:value-type="float">
            <text:p>203,5</text:p>
          </table:table-cell>
          <table:table-cell office:value-type="float" office:value="32.278" calcext:value-type="float">
            <text:p>32,28</text:p>
          </table:table-cell>
          <table:table-cell office:value-type="float" office:value="39.4" calcext:value-type="float">
            <text:p>39,4</text:p>
          </table:table-cell>
          <table:table-cell table:style-name="ce2" office:value-type="float" office:value="7.16" calcext:value-type="float">
            <text:p>7,16</text:p>
          </table:table-cell>
          <table:table-cell table:style-name="ce2" office:value-type="float" office:value="8.1123" calcext:value-type="float">
            <text:p>8,11</text:p>
          </table:table-cell>
        </table:table-row>
        <table:table-row table:style-name="ro3">
          <table:table-cell table:style-name="ce3" office:value-type="date" office:date-value="1970-04-30" calcext:value-type="date">
            <text:p>30.04.1970</text:p>
          </table:table-cell>
          <table:table-cell office:value-type="float" office:value="164879" calcext:value-type="float">
            <text:p>164879</text:p>
          </table:table-cell>
          <table:table-cell office:value-type="float" office:value="208.1" calcext:value-type="float">
            <text:p>208,1</text:p>
          </table:table-cell>
          <table:table-cell office:value-type="float" office:value="32.358" calcext:value-type="float">
            <text:p>32,36</text:p>
          </table:table-cell>
          <table:table-cell office:value-type="float" office:value="39.567" calcext:value-type="float">
            <text:p>39,57</text:p>
          </table:table-cell>
          <table:table-cell table:style-name="ce2" office:value-type="float" office:value="7.93" calcext:value-type="float">
            <text:p>7,93</text:p>
          </table:table-cell>
          <table:table-cell table:style-name="ce2" office:value-type="float" office:value="8.0727" calcext:value-type="float">
            <text:p>8,07</text:p>
          </table:table-cell>
        </table:table-row>
        <table:table-row table:style-name="ro3">
          <table:table-cell table:style-name="ce3" office:value-type="date" office:date-value="1970-05-29" calcext:value-type="date">
            <text:p>29.05.1970</text:p>
          </table:table-cell>
          <table:table-cell office:value-type="float" office:value="166638" calcext:value-type="float">
            <text:p>166638</text:p>
          </table:table-cell>
          <table:table-cell office:value-type="float" office:value="204.3" calcext:value-type="float">
            <text:p>204,3</text:p>
          </table:table-cell>
          <table:table-cell office:value-type="float" office:value="32.437" calcext:value-type="float">
            <text:p>32,44</text:p>
          </table:table-cell>
          <table:table-cell office:value-type="float" office:value="39.734" calcext:value-type="float">
            <text:p>39,73</text:p>
          </table:table-cell>
          <table:table-cell table:style-name="ce2" office:value-type="float" office:value="7.82" calcext:value-type="float">
            <text:p>7,82</text:p>
          </table:table-cell>
          <table:table-cell table:style-name="ce2" office:value-type="float" office:value="8.2432" calcext:value-type="float">
            <text:p>8,24</text:p>
          </table:table-cell>
        </table:table-row>
        <table:table-row table:style-name="ro3">
          <table:table-cell table:style-name="ce3" office:value-type="date" office:date-value="1970-06-30" calcext:value-type="date">
            <text:p>30.06.1970</text:p>
          </table:table-cell>
          <table:table-cell office:value-type="float" office:value="172953" calcext:value-type="float">
            <text:p>172953</text:p>
          </table:table-cell>
          <table:table-cell office:value-type="float" office:value="206.9" calcext:value-type="float">
            <text:p>206,9</text:p>
          </table:table-cell>
          <table:table-cell office:value-type="float" office:value="32.517" calcext:value-type="float">
            <text:p>32,52</text:p>
          </table:table-cell>
          <table:table-cell office:value-type="float" office:value="39.901" calcext:value-type="float">
            <text:p>39,9</text:p>
          </table:table-cell>
          <table:table-cell table:style-name="ce2" office:value-type="float" office:value="7.76" calcext:value-type="float">
            <text:p>7,76</text:p>
          </table:table-cell>
          <table:table-cell table:style-name="ce2" office:value-type="float" office:value="8.4474" calcext:value-type="float">
            <text:p>8,45</text:p>
          </table:table-cell>
        </table:table-row>
        <table:table-row table:style-name="ro3">
          <table:table-cell table:style-name="ce3" office:value-type="date" office:date-value="1970-07-31" calcext:value-type="date">
            <text:p>31.07.1970</text:p>
          </table:table-cell>
          <table:table-cell office:value-type="float" office:value="174504" calcext:value-type="float">
            <text:p>174504</text:p>
          </table:table-cell>
          <table:table-cell office:value-type="float" office:value="208.1" calcext:value-type="float">
            <text:p>208,1</text:p>
          </table:table-cell>
          <table:table-cell office:value-type="float" office:value="32.597" calcext:value-type="float">
            <text:p>32,6</text:p>
          </table:table-cell>
          <table:table-cell office:value-type="float" office:value="40.068" calcext:value-type="float">
            <text:p>40,07</text:p>
          </table:table-cell>
          <table:table-cell table:style-name="ce2" office:value-type="float" office:value="7.57" calcext:value-type="float">
            <text:p>7,57</text:p>
          </table:table-cell>
          <table:table-cell table:style-name="ce2" office:value-type="float" office:value="8.3504" calcext:value-type="float">
            <text:p>8,35</text:p>
          </table:table-cell>
        </table:table-row>
        <table:table-row table:style-name="ro3">
          <table:table-cell table:style-name="ce3" office:value-type="date" office:date-value="1970-08-31" calcext:value-type="date">
            <text:p>31.08.1970</text:p>
          </table:table-cell>
          <table:table-cell office:value-type="float" office:value="172874" calcext:value-type="float">
            <text:p>172874</text:p>
          </table:table-cell>
          <table:table-cell office:value-type="float" office:value="208" calcext:value-type="float">
            <text:p>208</text:p>
          </table:table-cell>
          <table:table-cell office:value-type="float" office:value="32.677" calcext:value-type="float">
            <text:p>32,68</text:p>
          </table:table-cell>
          <table:table-cell office:value-type="float" office:value="40.235" calcext:value-type="float">
            <text:p>40,24</text:p>
          </table:table-cell>
          <table:table-cell table:style-name="ce2" office:value-type="float" office:value="7.51" calcext:value-type="float">
            <text:p>7,51</text:p>
          </table:table-cell>
          <table:table-cell table:style-name="ce2" office:value-type="float" office:value="8.3939" calcext:value-type="float">
            <text:p>8,39</text:p>
          </table:table-cell>
        </table:table-row>
        <table:table-row table:style-name="ro3">
          <table:table-cell table:style-name="ce3" office:value-type="date" office:date-value="1970-09-30" calcext:value-type="date">
            <text:p>30.09.1970</text:p>
          </table:table-cell>
          <table:table-cell office:value-type="float" office:value="174245" calcext:value-type="float">
            <text:p>174245</text:p>
          </table:table-cell>
          <table:table-cell office:value-type="float" office:value="210.8" calcext:value-type="float">
            <text:p>210,8</text:p>
          </table:table-cell>
          <table:table-cell office:value-type="float" office:value="32.758" calcext:value-type="float">
            <text:p>32,76</text:p>
          </table:table-cell>
          <table:table-cell office:value-type="float" office:value="40.401" calcext:value-type="float">
            <text:p>40,4</text:p>
          </table:table-cell>
          <table:table-cell table:style-name="ce2" office:value-type="float" office:value="7.32" calcext:value-type="float">
            <text:p>7,32</text:p>
          </table:table-cell>
          <table:table-cell table:style-name="ce2" office:value-type="float" office:value="8.41" calcext:value-type="float">
            <text:p>8,41</text:p>
          </table:table-cell>
        </table:table-row>
        <table:table-row table:style-name="ro3">
          <table:table-cell table:style-name="ce3" office:value-type="date" office:date-value="1970-10-30" calcext:value-type="date">
            <text:p>30.10.1970</text:p>
          </table:table-cell>
          <table:table-cell office:value-type="float" office:value="172530" calcext:value-type="float">
            <text:p>172530</text:p>
          </table:table-cell>
          <table:table-cell office:value-type="float" office:value="212.3" calcext:value-type="float">
            <text:p>212,3</text:p>
          </table:table-cell>
          <table:table-cell office:value-type="float" office:value="32.838" calcext:value-type="float">
            <text:p>32,84</text:p>
          </table:table-cell>
          <table:table-cell office:value-type="float" office:value="40.568" calcext:value-type="float">
            <text:p>40,57</text:p>
          </table:table-cell>
          <table:table-cell table:style-name="ce2" office:value-type="float" office:value="7.22" calcext:value-type="float">
            <text:p>7,22</text:p>
          </table:table-cell>
          <table:table-cell table:style-name="ce2" office:value-type="float" office:value="8.4266" calcext:value-type="float">
            <text:p>8,43</text:p>
          </table:table-cell>
        </table:table-row>
        <table:table-row table:style-name="ro3">
          <table:table-cell table:style-name="ce3" office:value-type="date" office:date-value="1970-11-30" calcext:value-type="date">
            <text:p>30.11.1970</text:p>
          </table:table-cell>
          <table:table-cell office:value-type="float" office:value="178722" calcext:value-type="float">
            <text:p>178722</text:p>
          </table:table-cell>
          <table:table-cell office:value-type="float" office:value="214.5" calcext:value-type="float">
            <text:p>214,5</text:p>
          </table:table-cell>
          <table:table-cell office:value-type="float" office:value="32.919" calcext:value-type="float">
            <text:p>32,92</text:p>
          </table:table-cell>
          <table:table-cell office:value-type="float" office:value="40.734" calcext:value-type="float">
            <text:p>40,73</text:p>
          </table:table-cell>
          <table:table-cell table:style-name="ce2" office:value-type="float" office:value="6.38" calcext:value-type="float">
            <text:p>6,38</text:p>
          </table:table-cell>
          <table:table-cell table:style-name="ce2" office:value-type="float" office:value="8.3732" calcext:value-type="float">
            <text:p>8,37</text:p>
          </table:table-cell>
        </table:table-row>
        <table:table-row table:style-name="ro3">
          <table:table-cell table:style-name="ce3" office:value-type="date" office:date-value="1970-12-31" calcext:value-type="date">
            <text:p>31.12.1970</text:p>
          </table:table-cell>
          <table:table-cell office:value-type="float" office:value="182409" calcext:value-type="float">
            <text:p>182409</text:p>
          </table:table-cell>
          <table:table-cell office:value-type="float" office:value="220.1" calcext:value-type="float">
            <text:p>220,1</text:p>
          </table:table-cell>
          <table:table-cell office:value-type="float" office:value="33" calcext:value-type="float">
            <text:p>33</text:p>
          </table:table-cell>
          <table:table-cell office:value-type="float" office:value="40.899" calcext:value-type="float">
            <text:p>40,9</text:p>
          </table:table-cell>
          <table:table-cell table:style-name="ce2" office:value-type="float" office:value="6.25" calcext:value-type="float">
            <text:p>6,25</text:p>
          </table:table-cell>
          <table:table-cell table:style-name="ce2" office:value-type="float" office:value="8.223" calcext:value-type="float">
            <text:p>8,22</text:p>
          </table:table-cell>
        </table:table-row>
        <table:table-row table:style-name="ro3">
          <table:table-cell table:style-name="ce3" office:value-type="date" office:date-value="1971-01-29" calcext:value-type="date">
            <text:p>29.01.1971</text:p>
          </table:table-cell>
          <table:table-cell office:value-type="float" office:value="178489" calcext:value-type="float">
            <text:p>178489</text:p>
          </table:table-cell>
          <table:table-cell office:value-type="float" office:value="220.4" calcext:value-type="float">
            <text:p>220,4</text:p>
          </table:table-cell>
          <table:table-cell office:value-type="float" office:value="33.082" calcext:value-type="float">
            <text:p>33,08</text:p>
          </table:table-cell>
          <table:table-cell office:value-type="float" office:value="41.065" calcext:value-type="float">
            <text:p>41,07</text:p>
          </table:table-cell>
          <table:table-cell table:style-name="ce2" office:value-type="float" office:value="6.07" calcext:value-type="float">
            <text:p>6,07</text:p>
          </table:table-cell>
          <table:table-cell table:style-name="ce2" office:value-type="float" office:value="7.906" calcext:value-type="float">
            <text:p>7,91</text:p>
          </table:table-cell>
        </table:table-row>
        <table:table-row table:style-name="ro3">
          <table:table-cell table:style-name="ce3" office:value-type="date" office:date-value="1971-02-26" calcext:value-type="date">
            <text:p>26.02.1971</text:p>
          </table:table-cell>
          <table:table-cell office:value-type="float" office:value="176280" calcext:value-type="float">
            <text:p>176280</text:p>
          </table:table-cell>
          <table:table-cell office:value-type="float" office:value="214.3" calcext:value-type="float">
            <text:p>214,3</text:p>
          </table:table-cell>
          <table:table-cell office:value-type="float" office:value="33.164" calcext:value-type="float">
            <text:p>33,16</text:p>
          </table:table-cell>
          <table:table-cell office:value-type="float" office:value="41.23" calcext:value-type="float">
            <text:p>41,23</text:p>
          </table:table-cell>
          <table:table-cell table:style-name="ce2" office:value-type="float" office:value="5.78" calcext:value-type="float">
            <text:p>5,78</text:p>
          </table:table-cell>
          <table:table-cell table:style-name="ce2" office:value-type="float" office:value="7.8307" calcext:value-type="float">
            <text:p>7,83</text:p>
          </table:table-cell>
        </table:table-row>
        <table:table-row table:style-name="ro3">
          <table:table-cell table:style-name="ce3" office:value-type="date" office:date-value="1971-03-31" calcext:value-type="date">
            <text:p>31.03.1971</text:p>
          </table:table-cell>
          <table:table-cell office:value-type="float" office:value="181487" calcext:value-type="float">
            <text:p>181487</text:p>
          </table:table-cell>
          <table:table-cell office:value-type="float" office:value="216.4" calcext:value-type="float">
            <text:p>216,4</text:p>
          </table:table-cell>
          <table:table-cell office:value-type="float" office:value="33.246" calcext:value-type="float">
            <text:p>33,25</text:p>
          </table:table-cell>
          <table:table-cell office:value-type="float" office:value="41.394" calcext:value-type="float">
            <text:p>41,39</text:p>
          </table:table-cell>
          <table:table-cell table:style-name="ce2" office:value-type="float" office:value="5.36" calcext:value-type="float">
            <text:p>5,36</text:p>
          </table:table-cell>
          <table:table-cell table:style-name="ce2" office:value-type="float" office:value="7.8452" calcext:value-type="float">
            <text:p>7,85</text:p>
          </table:table-cell>
        </table:table-row>
        <table:table-row table:style-name="ro3">
          <table:table-cell table:style-name="ce3" office:value-type="date" office:date-value="1971-04-30" calcext:value-type="date">
            <text:p>30.04.1971</text:p>
          </table:table-cell>
          <table:table-cell office:value-type="float" office:value="183040" calcext:value-type="float">
            <text:p>183040</text:p>
          </table:table-cell>
          <table:table-cell office:value-type="float" office:value="221.4" calcext:value-type="float">
            <text:p>221,4</text:p>
          </table:table-cell>
          <table:table-cell office:value-type="float" office:value="33.329" calcext:value-type="float">
            <text:p>33,33</text:p>
          </table:table-cell>
          <table:table-cell office:value-type="float" office:value="41.559" calcext:value-type="float">
            <text:p>41,56</text:p>
          </table:table-cell>
          <table:table-cell table:style-name="ce2" office:value-type="float" office:value="6.17" calcext:value-type="float">
            <text:p>6,17</text:p>
          </table:table-cell>
          <table:table-cell table:style-name="ce2" office:value-type="float" office:value="7.8564" calcext:value-type="float">
            <text:p>7,86</text:p>
          </table:table-cell>
        </table:table-row>
        <table:table-row table:style-name="ro3">
          <table:table-cell table:style-name="ce3" office:value-type="date" office:date-value="1971-05-31" calcext:value-type="date">
            <text:p>31.05.1971</text:p>
          </table:table-cell>
          <table:table-cell office:value-type="float" office:value="187127" calcext:value-type="float">
            <text:p>187127</text:p>
          </table:table-cell>
          <table:table-cell office:value-type="float" office:value="218.8" calcext:value-type="float">
            <text:p>218,8</text:p>
          </table:table-cell>
          <table:table-cell office:value-type="float" office:value="33.412" calcext:value-type="float">
            <text:p>33,41</text:p>
          </table:table-cell>
          <table:table-cell office:value-type="float" office:value="41.723" calcext:value-type="float">
            <text:p>41,72</text:p>
          </table:table-cell>
          <table:table-cell table:style-name="ce2" office:value-type="float" office:value="6.4" calcext:value-type="float">
            <text:p>6,4</text:p>
          </table:table-cell>
          <table:table-cell table:style-name="ce2" office:value-type="float" office:value="7.8969" calcext:value-type="float">
            <text:p>7,9</text:p>
          </table:table-cell>
        </table:table-row>
        <table:table-row table:style-name="ro3">
          <table:table-cell table:style-name="ce3" office:value-type="date" office:date-value="1971-06-30" calcext:value-type="date">
            <text:p>30.06.1971</text:p>
          </table:table-cell>
          <table:table-cell office:value-type="float" office:value="193788" calcext:value-type="float">
            <text:p>193788</text:p>
          </table:table-cell>
          <table:table-cell office:value-type="float" office:value="222.9" calcext:value-type="float">
            <text:p>222,9</text:p>
          </table:table-cell>
          <table:table-cell office:value-type="float" office:value="33.496" calcext:value-type="float">
            <text:p>33,5</text:p>
          </table:table-cell>
          <table:table-cell office:value-type="float" office:value="41.886" calcext:value-type="float">
            <text:p>41,89</text:p>
          </table:table-cell>
          <table:table-cell table:style-name="ce2" office:value-type="float" office:value="6.93" calcext:value-type="float">
            <text:p>6,93</text:p>
          </table:table-cell>
          <table:table-cell table:style-name="ce2" office:value-type="float" office:value="8.039" calcext:value-type="float">
            <text:p>8,04</text:p>
          </table:table-cell>
        </table:table-row>
        <table:table-row table:style-name="ro3">
          <table:table-cell table:style-name="ce3" office:value-type="date" office:date-value="1971-07-30" calcext:value-type="date">
            <text:p>30.07.1971</text:p>
          </table:table-cell>
          <table:table-cell office:value-type="float" office:value="196602" calcext:value-type="float">
            <text:p>196602</text:p>
          </table:table-cell>
          <table:table-cell office:value-type="float" office:value="225.1" calcext:value-type="float">
            <text:p>225,1</text:p>
          </table:table-cell>
          <table:table-cell office:value-type="float" office:value="33.58" calcext:value-type="float">
            <text:p>33,58</text:p>
          </table:table-cell>
          <table:table-cell office:value-type="float" office:value="42.049" calcext:value-type="float">
            <text:p>42,05</text:p>
          </table:table-cell>
          <table:table-cell table:style-name="ce2" office:value-type="float" office:value="6.99" calcext:value-type="float">
            <text:p>6,99</text:p>
          </table:table-cell>
          <table:table-cell table:style-name="ce2" office:value-type="float" office:value="8.0691" calcext:value-type="float">
            <text:p>8,07</text:p>
          </table:table-cell>
        </table:table-row>
        <table:table-row table:style-name="ro3">
          <table:table-cell table:style-name="ce3" office:value-type="date" office:date-value="1971-08-31" calcext:value-type="date">
            <text:p>31.08.1971</text:p>
          </table:table-cell>
          <table:table-cell office:value-type="float" office:value="194618" calcext:value-type="float">
            <text:p>194618</text:p>
          </table:table-cell>
          <table:table-cell office:value-type="float" office:value="223.6" calcext:value-type="float">
            <text:p>223,6</text:p>
          </table:table-cell>
          <table:table-cell office:value-type="float" office:value="33.664" calcext:value-type="float">
            <text:p>33,66</text:p>
          </table:table-cell>
          <table:table-cell office:value-type="float" office:value="42.211" calcext:value-type="float">
            <text:p>42,21</text:p>
          </table:table-cell>
          <table:table-cell table:style-name="ce2" office:value-type="float" office:value="6.22" calcext:value-type="float">
            <text:p>6,22</text:p>
          </table:table-cell>
          <table:table-cell table:style-name="ce2" office:value-type="float" office:value="8.0168" calcext:value-type="float">
            <text:p>8,02</text:p>
          </table:table-cell>
        </table:table-row>
        <table:table-row table:style-name="ro3">
          <table:table-cell table:style-name="ce3" office:value-type="date" office:date-value="1971-09-30" calcext:value-type="date">
            <text:p>30.09.1971</text:p>
          </table:table-cell>
          <table:table-cell office:value-type="float" office:value="196660" calcext:value-type="float">
            <text:p>196660</text:p>
          </table:table-cell>
          <table:table-cell office:value-type="float" office:value="225.4" calcext:value-type="float">
            <text:p>225,4</text:p>
          </table:table-cell>
          <table:table-cell office:value-type="float" office:value="33.749" calcext:value-type="float">
            <text:p>33,75</text:p>
          </table:table-cell>
          <table:table-cell office:value-type="float" office:value="42.373" calcext:value-type="float">
            <text:p>42,37</text:p>
          </table:table-cell>
          <table:table-cell table:style-name="ce2" office:value-type="float" office:value="6.1" calcext:value-type="float">
            <text:p>6,1</text:p>
          </table:table-cell>
          <table:table-cell table:style-name="ce2" office:value-type="float" office:value="7.995" calcext:value-type="float">
            <text:p>8</text:p>
          </table:table-cell>
        </table:table-row>
        <table:table-row table:style-name="ro3">
          <table:table-cell table:style-name="ce3" office:value-type="date" office:date-value="1971-10-29" calcext:value-type="date">
            <text:p>29.10.1971</text:p>
          </table:table-cell>
          <table:table-cell office:value-type="float" office:value="195106" calcext:value-type="float">
            <text:p>195106</text:p>
          </table:table-cell>
          <table:table-cell office:value-type="float" office:value="226.6" calcext:value-type="float">
            <text:p>226,6</text:p>
          </table:table-cell>
          <table:table-cell office:value-type="float" office:value="33.834" calcext:value-type="float">
            <text:p>33,83</text:p>
          </table:table-cell>
          <table:table-cell office:value-type="float" office:value="42.535" calcext:value-type="float">
            <text:p>42,54</text:p>
          </table:table-cell>
          <table:table-cell table:style-name="ce2" office:value-type="float" office:value="5.88" calcext:value-type="float">
            <text:p>5,88</text:p>
          </table:table-cell>
          <table:table-cell table:style-name="ce2" office:value-type="float" office:value="7.9028" calcext:value-type="float">
            <text:p>7,9</text:p>
          </table:table-cell>
        </table:table-row>
        <table:table-row table:style-name="ro3">
          <table:table-cell table:style-name="ce3" office:value-type="date" office:date-value="1971-11-30" calcext:value-type="date">
            <text:p>30.11.1971</text:p>
          </table:table-cell>
          <table:table-cell office:value-type="float" office:value="200097" calcext:value-type="float">
            <text:p>200097</text:p>
          </table:table-cell>
          <table:table-cell office:value-type="float" office:value="228.8" calcext:value-type="float">
            <text:p>228,8</text:p>
          </table:table-cell>
          <table:table-cell office:value-type="float" office:value="33.919" calcext:value-type="float">
            <text:p>33,92</text:p>
          </table:table-cell>
          <table:table-cell office:value-type="float" office:value="42.695" calcext:value-type="float">
            <text:p>42,7</text:p>
          </table:table-cell>
          <table:table-cell table:style-name="ce2" office:value-type="float" office:value="6.05" calcext:value-type="float">
            <text:p>6,05</text:p>
          </table:table-cell>
          <table:table-cell table:style-name="ce2" office:value-type="float" office:value="7.8459" calcext:value-type="float">
            <text:p>7,85</text:p>
          </table:table-cell>
        </table:table-row>
        <table:table-row table:style-name="ro3">
          <table:table-cell table:style-name="ce3" office:value-type="date" office:date-value="1971-12-31" calcext:value-type="date">
            <text:p>31.12.1971</text:p>
          </table:table-cell>
          <table:table-cell office:value-type="float" office:value="203472" calcext:value-type="float">
            <text:p>203472</text:p>
          </table:table-cell>
          <table:table-cell office:value-type="float" office:value="234.5" calcext:value-type="float">
            <text:p>234,5</text:p>
          </table:table-cell>
          <table:table-cell office:value-type="float" office:value="34.004" calcext:value-type="float">
            <text:p>34</text:p>
          </table:table-cell>
          <table:table-cell office:value-type="float" office:value="42.855" calcext:value-type="float">
            <text:p>42,86</text:p>
          </table:table-cell>
          <table:table-cell table:style-name="ce2" office:value-type="float" office:value="5.85" calcext:value-type="float">
            <text:p>5,85</text:p>
          </table:table-cell>
          <table:table-cell table:style-name="ce2" office:value-type="float" office:value="7.7894" calcext:value-type="float">
            <text:p>7,79</text:p>
          </table:table-cell>
        </table:table-row>
        <table:table-row table:style-name="ro3">
          <table:table-cell table:style-name="ce3" office:value-type="date" office:date-value="1972-01-31" calcext:value-type="date">
            <text:p>31.01.1972</text:p>
          </table:table-cell>
          <table:table-cell office:value-type="float" office:value="198807" calcext:value-type="float">
            <text:p>198807</text:p>
          </table:table-cell>
          <table:table-cell office:value-type="float" office:value="235" calcext:value-type="float">
            <text:p>235</text:p>
          </table:table-cell>
          <table:table-cell office:value-type="float" office:value="34.09" calcext:value-type="float">
            <text:p>34,09</text:p>
          </table:table-cell>
          <table:table-cell office:value-type="float" office:value="43.015" calcext:value-type="float">
            <text:p>43,02</text:p>
          </table:table-cell>
          <table:table-cell table:style-name="ce2" office:value-type="float" office:value="6.05" calcext:value-type="float">
            <text:p>6,05</text:p>
          </table:table-cell>
          <table:table-cell table:style-name="ce2" office:value-type="float" office:value="7.6783" calcext:value-type="float">
            <text:p>7,68</text:p>
          </table:table-cell>
        </table:table-row>
        <table:table-row table:style-name="ro3">
          <table:table-cell table:style-name="ce3" office:value-type="date" office:date-value="1972-02-29" calcext:value-type="date">
            <text:p>29.02.1972</text:p>
          </table:table-cell>
          <table:table-cell office:value-type="float" office:value="196210" calcext:value-type="float">
            <text:p>196210</text:p>
          </table:table-cell>
          <table:table-cell office:value-type="float" office:value="228.9" calcext:value-type="float">
            <text:p>228,9</text:p>
          </table:table-cell>
          <table:table-cell office:value-type="float" office:value="34.176" calcext:value-type="float">
            <text:p>34,18</text:p>
          </table:table-cell>
          <table:table-cell office:value-type="float" office:value="43.173" calcext:value-type="float">
            <text:p>43,17</text:p>
          </table:table-cell>
          <table:table-cell table:style-name="ce2" office:value-type="float" office:value="5.95" calcext:value-type="float">
            <text:p>5,95</text:p>
          </table:table-cell>
          <table:table-cell table:style-name="ce2" office:value-type="float" office:value="7.558" calcext:value-type="float">
            <text:p>7,56</text:p>
          </table:table-cell>
        </table:table-row>
        <table:table-row table:style-name="ro3">
          <table:table-cell table:style-name="ce3" office:value-type="date" office:date-value="1972-03-31" calcext:value-type="date">
            <text:p>31.03.1972</text:p>
          </table:table-cell>
          <table:table-cell office:value-type="float" office:value="204783" calcext:value-type="float">
            <text:p>204783</text:p>
          </table:table-cell>
          <table:table-cell office:value-type="float" office:value="231.7" calcext:value-type="float">
            <text:p>231,7</text:p>
          </table:table-cell>
          <table:table-cell office:value-type="float" office:value="34.262" calcext:value-type="float">
            <text:p>34,26</text:p>
          </table:table-cell>
          <table:table-cell office:value-type="float" office:value="43.331" calcext:value-type="float">
            <text:p>43,33</text:p>
          </table:table-cell>
          <table:table-cell table:style-name="ce2" office:value-type="float" office:value="6.16" calcext:value-type="float">
            <text:p>6,16</text:p>
          </table:table-cell>
          <table:table-cell table:style-name="ce2" office:value-type="float" office:value="7.5266" calcext:value-type="float">
            <text:p>7,53</text:p>
          </table:table-cell>
        </table:table-row>
        <table:table-row table:style-name="ro3">
          <table:table-cell table:style-name="ce3" office:value-type="date" office:date-value="1972-04-28" calcext:value-type="date">
            <text:p>28.04.1972</text:p>
          </table:table-cell>
          <table:table-cell office:value-type="float" office:value="206804" calcext:value-type="float">
            <text:p>206804</text:p>
          </table:table-cell>
          <table:table-cell office:value-type="float" office:value="236.9" calcext:value-type="float">
            <text:p>236,9</text:p>
          </table:table-cell>
          <table:table-cell office:value-type="float" office:value="34.348" calcext:value-type="float">
            <text:p>34,35</text:p>
          </table:table-cell>
          <table:table-cell office:value-type="float" office:value="43.488" calcext:value-type="float">
            <text:p>43,49</text:p>
          </table:table-cell>
          <table:table-cell table:style-name="ce2" office:value-type="float" office:value="6.08" calcext:value-type="float">
            <text:p>6,08</text:p>
          </table:table-cell>
          <table:table-cell table:style-name="ce2" office:value-type="float" office:value="7.5822" calcext:value-type="float">
            <text:p>7,58</text:p>
          </table:table-cell>
        </table:table-row>
        <table:table-row table:style-name="ro3">
          <table:table-cell table:style-name="ce3" office:value-type="date" office:date-value="1972-05-31" calcext:value-type="date">
            <text:p>31.05.1972</text:p>
          </table:table-cell>
          <table:table-cell office:value-type="float" office:value="207464" calcext:value-type="float">
            <text:p>207464</text:p>
          </table:table-cell>
          <table:table-cell office:value-type="float" office:value="232.2" calcext:value-type="float">
            <text:p>232,2</text:p>
          </table:table-cell>
          <table:table-cell office:value-type="float" office:value="34.435" calcext:value-type="float">
            <text:p>34,44</text:p>
          </table:table-cell>
          <table:table-cell office:value-type="float" office:value="43.645" calcext:value-type="float">
            <text:p>43,6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.5091" calcext:value-type="float">
            <text:p>7,51</text:p>
          </table:table-cell>
        </table:table-row>
        <table:table-row table:style-name="ro3">
          <table:table-cell table:style-name="ce3" office:value-type="date" office:date-value="1972-06-30" calcext:value-type="date">
            <text:p>30.06.1972</text:p>
          </table:table-cell>
          <table:table-cell office:value-type="float" office:value="219576" calcext:value-type="float">
            <text:p>219576</text:p>
          </table:table-cell>
          <table:table-cell office:value-type="float" office:value="236.1" calcext:value-type="float">
            <text:p>236,1</text:p>
          </table:table-cell>
          <table:table-cell office:value-type="float" office:value="34.521" calcext:value-type="float">
            <text:p>34,52</text:p>
          </table:table-cell>
          <table:table-cell office:value-type="float" office:value="43.8" calcext:value-type="float">
            <text:p>43,8</text:p>
          </table:table-cell>
          <table:table-cell table:style-name="ce2" office:value-type="float" office:value="6.13" calcext:value-type="float">
            <text:p>6,13</text:p>
          </table:table-cell>
          <table:table-cell table:style-name="ce2" office:value-type="float" office:value="7.5579" calcext:value-type="float">
            <text:p>7,56</text:p>
          </table:table-cell>
        </table:table-row>
        <table:table-row table:style-name="ro3">
          <table:table-cell table:style-name="ce3" office:value-type="date" office:date-value="1972-07-31" calcext:value-type="date">
            <text:p>31.07.1972</text:p>
          </table:table-cell>
          <table:table-cell office:value-type="float" office:value="223111" calcext:value-type="float">
            <text:p>223111</text:p>
          </table:table-cell>
          <table:table-cell office:value-type="float" office:value="239.1" calcext:value-type="float">
            <text:p>239,1</text:p>
          </table:table-cell>
          <table:table-cell office:value-type="float" office:value="34.607" calcext:value-type="float">
            <text:p>34,61</text:p>
          </table:table-cell>
          <table:table-cell office:value-type="float" office:value="43.955" calcext:value-type="float">
            <text:p>43,96</text:p>
          </table:table-cell>
          <table:table-cell table:style-name="ce2" office:value-type="float" office:value="6.11" calcext:value-type="float">
            <text:p>6,11</text:p>
          </table:table-cell>
          <table:table-cell table:style-name="ce2" office:value-type="float" office:value="7.5823" calcext:value-type="float">
            <text:p>7,58</text:p>
          </table:table-cell>
        </table:table-row>
        <table:table-row table:style-name="ro3">
          <table:table-cell table:style-name="ce3" office:value-type="date" office:date-value="1972-08-31" calcext:value-type="date">
            <text:p>31.08.1972</text:p>
          </table:table-cell>
          <table:table-cell office:value-type="float" office:value="220067" calcext:value-type="float">
            <text:p>220067</text:p>
          </table:table-cell>
          <table:table-cell office:value-type="float" office:value="238.7" calcext:value-type="float">
            <text:p>238,7</text:p>
          </table:table-cell>
          <table:table-cell office:value-type="float" office:value="34.693" calcext:value-type="float">
            <text:p>34,69</text:p>
          </table:table-cell>
          <table:table-cell office:value-type="float" office:value="44.108" calcext:value-type="float">
            <text:p>44,11</text:p>
          </table:table-cell>
          <table:table-cell table:style-name="ce2" office:value-type="float" office:value="6.36" calcext:value-type="float">
            <text:p>6,36</text:p>
          </table:table-cell>
          <table:table-cell table:style-name="ce2" office:value-type="float" office:value="7.5773" calcext:value-type="float">
            <text:p>7,58</text:p>
          </table:table-cell>
        </table:table-row>
        <table:table-row table:style-name="ro3">
          <table:table-cell table:style-name="ce3" office:value-type="date" office:date-value="1972-09-29" calcext:value-type="date">
            <text:p>29.09.1972</text:p>
          </table:table-cell>
          <table:table-cell office:value-type="float" office:value="224214" calcext:value-type="float">
            <text:p>224214</text:p>
          </table:table-cell>
          <table:table-cell office:value-type="float" office:value="241.9" calcext:value-type="float">
            <text:p>241,9</text:p>
          </table:table-cell>
          <table:table-cell office:value-type="float" office:value="34.779" calcext:value-type="float">
            <text:p>34,78</text:p>
          </table:table-cell>
          <table:table-cell office:value-type="float" office:value="44.261" calcext:value-type="float">
            <text:p>44,26</text:p>
          </table:table-cell>
          <table:table-cell table:style-name="ce2" office:value-type="float" office:value="6.34" calcext:value-type="float">
            <text:p>6,34</text:p>
          </table:table-cell>
          <table:table-cell table:style-name="ce2" office:value-type="float" office:value="7.5887" calcext:value-type="float">
            <text:p>7,59</text:p>
          </table:table-cell>
        </table:table-row>
        <table:table-row table:style-name="ro3">
          <table:table-cell table:style-name="ce3" office:value-type="date" office:date-value="1972-10-31" calcext:value-type="date">
            <text:p>31.10.1972</text:p>
          </table:table-cell>
          <table:table-cell office:value-type="float" office:value="220984" calcext:value-type="float">
            <text:p>220984</text:p>
          </table:table-cell>
          <table:table-cell office:value-type="float" office:value="244.2" calcext:value-type="float">
            <text:p>244,2</text:p>
          </table:table-cell>
          <table:table-cell office:value-type="float" office:value="34.865" calcext:value-type="float">
            <text:p>34,87</text:p>
          </table:table-cell>
          <table:table-cell office:value-type="float" office:value="44.412" calcext:value-type="float">
            <text:p>44,41</text:p>
          </table:table-cell>
          <table:table-cell table:style-name="ce2" office:value-type="float" office:value="6.32" calcext:value-type="float">
            <text:p>6,32</text:p>
          </table:table-cell>
          <table:table-cell table:style-name="ce2" office:value-type="float" office:value="7.6969" calcext:value-type="float">
            <text:p>7,7</text:p>
          </table:table-cell>
        </table:table-row>
        <table:table-row table:style-name="ro3">
          <table:table-cell table:style-name="ce3" office:value-type="date" office:date-value="1972-11-30" calcext:value-type="date">
            <text:p>30.11.1972</text:p>
          </table:table-cell>
          <table:table-cell office:value-type="float" office:value="229574" calcext:value-type="float">
            <text:p>229574</text:p>
          </table:table-cell>
          <table:table-cell office:value-type="float" office:value="247.7" calcext:value-type="float">
            <text:p>247,7</text:p>
          </table:table-cell>
          <table:table-cell office:value-type="float" office:value="34.95" calcext:value-type="float">
            <text:p>34,95</text:p>
          </table:table-cell>
          <table:table-cell office:value-type="float" office:value="44.562" calcext:value-type="float">
            <text:p>44,56</text:p>
          </table:table-cell>
          <table:table-cell table:style-name="ce2" office:value-type="float" office:value="6.17" calcext:value-type="float">
            <text:p>6,17</text:p>
          </table:table-cell>
          <table:table-cell table:style-name="ce2" office:value-type="float" office:value="7.8108" calcext:value-type="float">
            <text:p>7,81</text:p>
          </table:table-cell>
        </table:table-row>
        <table:table-row table:style-name="ro3">
          <table:table-cell table:style-name="ce3" office:value-type="date" office:date-value="1972-12-29" calcext:value-type="date">
            <text:p>29.12.1972</text:p>
          </table:table-cell>
          <table:table-cell office:value-type="float" office:value="232653" calcext:value-type="float">
            <text:p>232653</text:p>
          </table:table-cell>
          <table:table-cell office:value-type="float" office:value="256.1" calcext:value-type="float">
            <text:p>256,1</text:p>
          </table:table-cell>
          <table:table-cell office:value-type="float" office:value="35.036" calcext:value-type="float">
            <text:p>35,04</text:p>
          </table:table-cell>
          <table:table-cell office:value-type="float" office:value="44.712" calcext:value-type="float">
            <text:p>44,71</text:p>
          </table:table-cell>
          <table:table-cell table:style-name="ce2" office:value-type="float" office:value="6.29" calcext:value-type="float">
            <text:p>6,29</text:p>
          </table:table-cell>
          <table:table-cell table:style-name="ce2" office:value-type="float" office:value="7.9364" calcext:value-type="float">
            <text:p>7,94</text:p>
          </table:table-cell>
        </table:table-row>
        <table:table-row table:style-name="ro3">
          <table:table-cell table:style-name="ce3" office:value-type="date" office:date-value="1973-01-31" calcext:value-type="date">
            <text:p>31.01.1973</text:p>
          </table:table-cell>
          <table:table-cell office:value-type="float" office:value="225173" calcext:value-type="float">
            <text:p>225173</text:p>
          </table:table-cell>
          <table:table-cell office:value-type="float" office:value="256.4" calcext:value-type="float">
            <text:p>256,4</text:p>
          </table:table-cell>
          <table:table-cell office:value-type="float" office:value="35.121" calcext:value-type="float">
            <text:p>35,12</text:p>
          </table:table-cell>
          <table:table-cell office:value-type="float" office:value="44.859" calcext:value-type="float">
            <text:p>44,86</text:p>
          </table:table-cell>
          <table:table-cell table:style-name="ce2" office:value-type="float" office:value="6.42" calcext:value-type="float">
            <text:p>6,42</text:p>
          </table:table-cell>
          <table:table-cell table:style-name="ce2" office:value-type="float" office:value="8.0049" calcext:value-type="float">
            <text:p>8</text:p>
          </table:table-cell>
        </table:table-row>
        <table:table-row table:style-name="ro3">
          <table:table-cell table:style-name="ce3" office:value-type="date" office:date-value="1973-02-28" calcext:value-type="date">
            <text:p>28.02.1973</text:p>
          </table:table-cell>
          <table:table-cell office:value-type="float" office:value="221695" calcext:value-type="float">
            <text:p>221695</text:p>
          </table:table-cell>
          <table:table-cell office:value-type="float" office:value="248.4" calcext:value-type="float">
            <text:p>248,4</text:p>
          </table:table-cell>
          <table:table-cell office:value-type="float" office:value="35.205" calcext:value-type="float">
            <text:p>35,21</text:p>
          </table:table-cell>
          <table:table-cell office:value-type="float" office:value="45.006" calcext:value-type="float">
            <text:p>45,01</text:p>
          </table:table-cell>
          <table:table-cell table:style-name="ce2" office:value-type="float" office:value="6.68" calcext:value-type="float">
            <text:p>6,68</text:p>
          </table:table-cell>
          <table:table-cell table:style-name="ce2" office:value-type="float" office:value="7.9358" calcext:value-type="float">
            <text:p>7,94</text:p>
          </table:table-cell>
        </table:table-row>
        <table:table-row table:style-name="ro3">
          <table:table-cell table:style-name="ce3" office:value-type="date" office:date-value="1973-03-30" calcext:value-type="date">
            <text:p>30.03.1973</text:p>
          </table:table-cell>
          <table:table-cell office:value-type="float" office:value="231386" calcext:value-type="float">
            <text:p>231386</text:p>
          </table:table-cell>
          <table:table-cell office:value-type="float" office:value="248.8" calcext:value-type="float">
            <text:p>248,8</text:p>
          </table:table-cell>
          <table:table-cell office:value-type="float" office:value="35.29" calcext:value-type="float">
            <text:p>35,29</text:p>
          </table:table-cell>
          <table:table-cell office:value-type="float" office:value="45.152" calcext:value-type="float">
            <text:p>45,15</text:p>
          </table:table-cell>
          <table:table-cell table:style-name="ce2" office:value-type="float" office:value="6.76" calcext:value-type="float">
            <text:p>6,76</text:p>
          </table:table-cell>
          <table:table-cell table:style-name="ce2" office:value-type="float" office:value="7.9869" calcext:value-type="float">
            <text:p>7,99</text:p>
          </table:table-cell>
        </table:table-row>
        <table:table-row table:style-name="ro3">
          <table:table-cell table:style-name="ce3" office:value-type="date" office:date-value="1973-04-30" calcext:value-type="date">
            <text:p>30.04.1973</text:p>
          </table:table-cell>
          <table:table-cell office:value-type="float" office:value="232785" calcext:value-type="float">
            <text:p>232785</text:p>
          </table:table-cell>
          <table:table-cell office:value-type="float" office:value="254" calcext:value-type="float">
            <text:p>254</text:p>
          </table:table-cell>
          <table:table-cell office:value-type="float" office:value="35.374" calcext:value-type="float">
            <text:p>35,37</text:p>
          </table:table-cell>
          <table:table-cell office:value-type="float" office:value="45.296" calcext:value-type="float">
            <text:p>45,3</text:p>
          </table:table-cell>
          <table:table-cell table:style-name="ce2" office:value-type="float" office:value="6.75" calcext:value-type="float">
            <text:p>6,75</text:p>
          </table:table-cell>
          <table:table-cell table:style-name="ce2" office:value-type="float" office:value="8.0678" calcext:value-type="float">
            <text:p>8,07</text:p>
          </table:table-cell>
        </table:table-row>
        <table:table-row table:style-name="ro3">
          <table:table-cell table:style-name="ce3" office:value-type="date" office:date-value="1973-05-31" calcext:value-type="date">
            <text:p>31.05.1973</text:p>
          </table:table-cell>
          <table:table-cell office:value-type="float" office:value="231515" calcext:value-type="float">
            <text:p>231515</text:p>
          </table:table-cell>
          <table:table-cell office:value-type="float" office:value="250.8" calcext:value-type="float">
            <text:p>250,8</text:p>
          </table:table-cell>
          <table:table-cell office:value-type="float" office:value="35.457" calcext:value-type="float">
            <text:p>35,46</text:p>
          </table:table-cell>
          <table:table-cell office:value-type="float" office:value="45.439" calcext:value-type="float">
            <text:p>45,44</text:p>
          </table:table-cell>
          <table:table-cell table:style-name="ce2" office:value-type="float" office:value="6.86" calcext:value-type="float">
            <text:p>6,86</text:p>
          </table:table-cell>
          <table:table-cell table:style-name="ce2" office:value-type="float" office:value="8.3608" calcext:value-type="float">
            <text:p>8,36</text:p>
          </table:table-cell>
        </table:table-row>
        <table:table-row table:style-name="ro3">
          <table:table-cell table:style-name="ce3" office:value-type="date" office:date-value="1973-06-29" calcext:value-type="date">
            <text:p>29.06.1973</text:p>
          </table:table-cell>
          <table:table-cell office:value-type="float" office:value="240902" calcext:value-type="float">
            <text:p>240902</text:p>
          </table:table-cell>
          <table:table-cell office:value-type="float" office:value="256.4" calcext:value-type="float">
            <text:p>256,4</text:p>
          </table:table-cell>
          <table:table-cell office:value-type="float" office:value="35.541" calcext:value-type="float">
            <text:p>35,54</text:p>
          </table:table-cell>
          <table:table-cell office:value-type="float" office:value="45.58" calcext:value-type="float">
            <text:p>45,58</text:p>
          </table:table-cell>
          <table:table-cell table:style-name="ce2" office:value-type="float" office:value="6.92" calcext:value-type="float">
            <text:p>6,92</text:p>
          </table:table-cell>
          <table:table-cell table:style-name="ce2" office:value-type="float" office:value="8.487" calcext:value-type="float">
            <text:p>8,49</text:p>
          </table:table-cell>
        </table:table-row>
        <table:table-row table:style-name="ro3">
          <table:table-cell table:style-name="ce3" office:value-type="date" office:date-value="1973-07-31" calcext:value-type="date">
            <text:p>31.07.1973</text:p>
          </table:table-cell>
          <table:table-cell office:value-type="float" office:value="239360" calcext:value-type="float">
            <text:p>239360</text:p>
          </table:table-cell>
          <table:table-cell office:value-type="float" office:value="258.1" calcext:value-type="float">
            <text:p>258,1</text:p>
          </table:table-cell>
          <table:table-cell office:value-type="float" office:value="35.624" calcext:value-type="float">
            <text:p>35,62</text:p>
          </table:table-cell>
          <table:table-cell office:value-type="float" office:value="45.72" calcext:value-type="float">
            <text:p>45,72</text:p>
          </table:table-cell>
          <table:table-cell table:style-name="ce2" office:value-type="float" office:value="7.65" calcext:value-type="float">
            <text:p>7,65</text:p>
          </table:table-cell>
          <table:table-cell table:style-name="ce2" office:value-type="float" office:value="8.5397" calcext:value-type="float">
            <text:p>8,54</text:p>
          </table:table-cell>
        </table:table-row>
        <table:table-row table:style-name="ro3">
          <table:table-cell table:style-name="ce3" office:value-type="date" office:date-value="1973-08-31" calcext:value-type="date">
            <text:p>31.08.1973</text:p>
          </table:table-cell>
          <table:table-cell office:value-type="float" office:value="233367" calcext:value-type="float">
            <text:p>233367</text:p>
          </table:table-cell>
          <table:table-cell office:value-type="float" office:value="255.6" calcext:value-type="float">
            <text:p>255,6</text:p>
          </table:table-cell>
          <table:table-cell office:value-type="float" office:value="35.706" calcext:value-type="float">
            <text:p>35,71</text:p>
          </table:table-cell>
          <table:table-cell office:value-type="float" office:value="45.859" calcext:value-type="float">
            <text:p>45,86</text:p>
          </table:table-cell>
          <table:table-cell table:style-name="ce2" office:value-type="float" office:value="7.22" calcext:value-type="float">
            <text:p>7,22</text:p>
          </table:table-cell>
          <table:table-cell table:style-name="ce2" office:value-type="float" office:value="8.5913" calcext:value-type="float">
            <text:p>8,59</text:p>
          </table:table-cell>
        </table:table-row>
        <table:table-row table:style-name="ro3">
          <table:table-cell table:style-name="ce3" office:value-type="date" office:date-value="1973-09-28" calcext:value-type="date">
            <text:p>28.09.1973</text:p>
          </table:table-cell>
          <table:table-cell office:value-type="float" office:value="237120" calcext:value-type="float">
            <text:p>237120</text:p>
          </table:table-cell>
          <table:table-cell office:value-type="float" office:value="256.5" calcext:value-type="float">
            <text:p>256,5</text:p>
          </table:table-cell>
          <table:table-cell office:value-type="float" office:value="35.789" calcext:value-type="float">
            <text:p>35,79</text:p>
          </table:table-cell>
          <table:table-cell office:value-type="float" office:value="45.996" calcext:value-type="float">
            <text:p>46</text:p>
          </table:table-cell>
          <table:table-cell table:style-name="ce2" office:value-type="float" office:value="6.79" calcext:value-type="float">
            <text:p>6,79</text:p>
          </table:table-cell>
          <table:table-cell table:style-name="ce2" office:value-type="float" office:value="8.6748" calcext:value-type="float">
            <text:p>8,67</text:p>
          </table:table-cell>
        </table:table-row>
        <table:table-row table:style-name="ro3">
          <table:table-cell table:style-name="ce3" office:value-type="date" office:date-value="1973-10-31" calcext:value-type="date">
            <text:p>31.10.1973</text:p>
          </table:table-cell>
          <table:table-cell office:value-type="float" office:value="234013" calcext:value-type="float">
            <text:p>234013</text:p>
          </table:table-cell>
          <table:table-cell office:value-type="float" office:value="258.3" calcext:value-type="float">
            <text:p>258,3</text:p>
          </table:table-cell>
          <table:table-cell office:value-type="float" office:value="35.871" calcext:value-type="float">
            <text:p>35,87</text:p>
          </table:table-cell>
          <table:table-cell office:value-type="float" office:value="46.132" calcext:value-type="float">
            <text:p>46,13</text:p>
          </table:table-cell>
          <table:table-cell table:style-name="ce2" office:value-type="float" office:value="6.83" calcext:value-type="float">
            <text:p>6,83</text:p>
          </table:table-cell>
          <table:table-cell table:style-name="ce2" office:value-type="float" office:value="8.6125" calcext:value-type="float">
            <text:p>8,61</text:p>
          </table:table-cell>
        </table:table-row>
        <table:table-row table:style-name="ro3">
          <table:table-cell table:style-name="ce3" office:value-type="date" office:date-value="1973-11-30" calcext:value-type="date">
            <text:p>30.11.1973</text:p>
          </table:table-cell>
          <table:table-cell office:value-type="float" office:value="240446" calcext:value-type="float">
            <text:p>240446</text:p>
          </table:table-cell>
          <table:table-cell office:value-type="float" office:value="262.7" calcext:value-type="float">
            <text:p>262,7</text:p>
          </table:table-cell>
          <table:table-cell office:value-type="float" office:value="35.953" calcext:value-type="float">
            <text:p>35,95</text:p>
          </table:table-cell>
          <table:table-cell office:value-type="float" office:value="46.266" calcext:value-type="float">
            <text:p>46,27</text:p>
          </table:table-cell>
          <table:table-cell table:style-name="ce2" office:value-type="float" office:value="6.77" calcext:value-type="float">
            <text:p>6,77</text:p>
          </table:table-cell>
          <table:table-cell table:style-name="ce2" office:value-type="float" office:value="8.6814" calcext:value-type="float">
            <text:p>8,68</text:p>
          </table:table-cell>
        </table:table-row>
        <table:table-row table:style-name="ro3">
          <table:table-cell table:style-name="ce3" office:value-type="date" office:date-value="1973-12-31" calcext:value-type="date">
            <text:p>31.12.1973</text:p>
          </table:table-cell>
          <table:table-cell office:value-type="float" office:value="248945" calcext:value-type="float">
            <text:p>248945</text:p>
          </table:table-cell>
          <table:table-cell office:value-type="float" office:value="270.2" calcext:value-type="float">
            <text:p>270,2</text:p>
          </table:table-cell>
          <table:table-cell office:value-type="float" office:value="36.034" calcext:value-type="float">
            <text:p>36,03</text:p>
          </table:table-cell>
          <table:table-cell office:value-type="float" office:value="46.399" calcext:value-type="float">
            <text:p>46,4</text:p>
          </table:table-cell>
          <table:table-cell table:style-name="ce2" office:value-type="float" office:value="6.76" calcext:value-type="float">
            <text:p>6,76</text:p>
          </table:table-cell>
          <table:table-cell table:style-name="ce2" office:value-type="float" office:value="8.8539" calcext:value-type="float">
            <text:p>8,85</text:p>
          </table:table-cell>
        </table:table-row>
        <table:table-row table:style-name="ro3">
          <table:table-cell table:style-name="ce3" office:value-type="date" office:date-value="1974-01-31" calcext:value-type="date">
            <text:p>31.01.1974</text:p>
          </table:table-cell>
          <table:table-cell office:value-type="float" office:value="238431" calcext:value-type="float">
            <text:p>238431</text:p>
          </table:table-cell>
          <table:table-cell office:value-type="float" office:value="268.6" calcext:value-type="float">
            <text:p>268,6</text:p>
          </table:table-cell>
          <table:table-cell office:value-type="float" office:value="36.116" calcext:value-type="float">
            <text:p>36,12</text:p>
          </table:table-cell>
          <table:table-cell office:value-type="float" office:value="46.53" calcext:value-type="float">
            <text:p>46,53</text:p>
          </table:table-cell>
          <table:table-cell table:style-name="ce2" office:value-type="float" office:value="6.96" calcext:value-type="float">
            <text:p>6,96</text:p>
          </table:table-cell>
          <table:table-cell table:style-name="ce2" office:value-type="float" office:value="9.0286" calcext:value-type="float">
            <text:p>9,03</text:p>
          </table:table-cell>
        </table:table-row>
        <table:table-row table:style-name="ro3">
          <table:table-cell table:style-name="ce3" office:value-type="date" office:date-value="1974-02-28" calcext:value-type="date">
            <text:p>28.02.1974</text:p>
          </table:table-cell>
          <table:table-cell office:value-type="float" office:value="235826" calcext:value-type="float">
            <text:p>235826</text:p>
          </table:table-cell>
          <table:table-cell office:value-type="float" office:value="261.1" calcext:value-type="float">
            <text:p>261,1</text:p>
          </table:table-cell>
          <table:table-cell office:value-type="float" office:value="36.198" calcext:value-type="float">
            <text:p>36,2</text:p>
          </table:table-cell>
          <table:table-cell office:value-type="float" office:value="46.661" calcext:value-type="float">
            <text:p>46,66</text:p>
          </table:table-cell>
          <table:table-cell table:style-name="ce2" office:value-type="float" office:value="7.03" calcext:value-type="float">
            <text:p>7,03</text:p>
          </table:table-cell>
          <table:table-cell table:style-name="ce2" office:value-type="float" office:value="9.399" calcext:value-type="float">
            <text:p>9,4</text:p>
          </table:table-cell>
        </table:table-row>
        <table:table-row table:style-name="ro3">
          <table:table-cell table:style-name="ce3" office:value-type="date" office:date-value="1974-03-29" calcext:value-type="date">
            <text:p>29.03.1974</text:p>
          </table:table-cell>
          <table:table-cell office:value-type="float" office:value="244229" calcext:value-type="float">
            <text:p>244229</text:p>
          </table:table-cell>
          <table:table-cell office:value-type="float" office:value="263.5" calcext:value-type="float">
            <text:p>263,5</text:p>
          </table:table-cell>
          <table:table-cell office:value-type="float" office:value="36.28" calcext:value-type="float">
            <text:p>36,28</text:p>
          </table:table-cell>
          <table:table-cell office:value-type="float" office:value="46.789" calcext:value-type="float">
            <text:p>46,79</text:p>
          </table:table-cell>
          <table:table-cell table:style-name="ce2" office:value-type="float" office:value="7.59" calcext:value-type="float">
            <text:p>7,59</text:p>
          </table:table-cell>
          <table:table-cell table:style-name="ce2" office:value-type="float" office:value="9.5933" calcext:value-type="float">
            <text:p>9,59</text:p>
          </table:table-cell>
        </table:table-row>
        <table:table-row table:style-name="ro3">
          <table:table-cell table:style-name="ce3" office:value-type="date" office:date-value="1974-04-30" calcext:value-type="date">
            <text:p>30.04.1974</text:p>
          </table:table-cell>
          <table:table-cell office:value-type="float" office:value="242662" calcext:value-type="float">
            <text:p>242662</text:p>
          </table:table-cell>
          <table:table-cell office:value-type="float" office:value="268.5" calcext:value-type="float">
            <text:p>268,5</text:p>
          </table:table-cell>
          <table:table-cell office:value-type="float" office:value="36.361" calcext:value-type="float">
            <text:p>36,36</text:p>
          </table:table-cell>
          <table:table-cell office:value-type="float" office:value="46.917" calcext:value-type="float">
            <text:p>46,92</text:p>
          </table:table-cell>
          <table:table-cell table:style-name="ce2" office:value-type="float" office:value="7.97" calcext:value-type="float">
            <text:p>7,97</text:p>
          </table:table-cell>
          <table:table-cell table:style-name="ce2" office:value-type="float" office:value="9.7112" calcext:value-type="float">
            <text:p>9,71</text:p>
          </table:table-cell>
        </table:table-row>
        <table:table-row table:style-name="ro3">
          <table:table-cell table:style-name="ce3" office:value-type="date" office:date-value="1974-05-31" calcext:value-type="date">
            <text:p>31.05.1974</text:p>
          </table:table-cell>
          <table:table-cell office:value-type="float" office:value="245123" calcext:value-type="float">
            <text:p>245123</text:p>
          </table:table-cell>
          <table:table-cell office:value-type="float" office:value="263.3" calcext:value-type="float">
            <text:p>263,3</text:p>
          </table:table-cell>
          <table:table-cell office:value-type="float" office:value="36.443" calcext:value-type="float">
            <text:p>36,44</text:p>
          </table:table-cell>
          <table:table-cell office:value-type="float" office:value="47.043" calcext:value-type="float">
            <text:p>47,04</text:p>
          </table:table-cell>
          <table:table-cell table:style-name="ce2" office:value-type="float" office:value="7.92" calcext:value-type="float">
            <text:p>7,92</text:p>
          </table:table-cell>
          <table:table-cell table:style-name="ce2" office:value-type="float" office:value="10.0002" calcext:value-type="float">
            <text:p>10</text:p>
          </table:table-cell>
        </table:table-row>
        <table:table-row table:style-name="ro3">
          <table:table-cell table:style-name="ce3" office:value-type="date" office:date-value="1974-06-28" calcext:value-type="date">
            <text:p>28.06.1974</text:p>
          </table:table-cell>
          <table:table-cell office:value-type="float" office:value="256524" calcext:value-type="float">
            <text:p>256524</text:p>
          </table:table-cell>
          <table:table-cell office:value-type="float" office:value="268.3" calcext:value-type="float">
            <text:p>268,3</text:p>
          </table:table-cell>
          <table:table-cell office:value-type="float" office:value="36.526" calcext:value-type="float">
            <text:p>36,53</text:p>
          </table:table-cell>
          <table:table-cell office:value-type="float" office:value="47.169" calcext:value-type="float">
            <text:p>47,17</text:p>
          </table:table-cell>
          <table:table-cell table:style-name="ce2" office:value-type="float" office:value="8.09" calcext:value-type="float">
            <text:p>8,09</text:p>
          </table:table-cell>
          <table:table-cell table:style-name="ce2" office:value-type="float" office:value="10.482" calcext:value-type="float">
            <text:p>10,48</text:p>
          </table:table-cell>
        </table:table-row>
        <table:table-row table:style-name="ro3">
          <table:table-cell table:style-name="ce3" office:value-type="date" office:date-value="1974-07-31" calcext:value-type="date">
            <text:p>31.07.1974</text:p>
          </table:table-cell>
          <table:table-cell office:value-type="float" office:value="257055" calcext:value-type="float">
            <text:p>257055</text:p>
          </table:table-cell>
          <table:table-cell office:value-type="float" office:value="270.1" calcext:value-type="float">
            <text:p>270,1</text:p>
          </table:table-cell>
          <table:table-cell office:value-type="float" office:value="36.609" calcext:value-type="float">
            <text:p>36,61</text:p>
          </table:table-cell>
          <table:table-cell office:value-type="float" office:value="47.293" calcext:value-type="float">
            <text:p>47,29</text:p>
          </table:table-cell>
          <table:table-cell table:style-name="ce2" office:value-type="float" office:value="8.26" calcext:value-type="float">
            <text:p>8,26</text:p>
          </table:table-cell>
          <table:table-cell table:style-name="ce2" office:value-type="float" office:value="10.6275" calcext:value-type="float">
            <text:p>10,63</text:p>
          </table:table-cell>
        </table:table-row>
        <table:table-row table:style-name="ro3">
          <table:table-cell table:style-name="ce3" office:value-type="date" office:date-value="1974-08-30" calcext:value-type="date">
            <text:p>30.08.1974</text:p>
          </table:table-cell>
          <table:table-cell office:value-type="float" office:value="252808" calcext:value-type="float">
            <text:p>252808</text:p>
          </table:table-cell>
          <table:table-cell office:value-type="float" office:value="268.1" calcext:value-type="float">
            <text:p>268,1</text:p>
          </table:table-cell>
          <table:table-cell office:value-type="float" office:value="36.692" calcext:value-type="float">
            <text:p>36,69</text:p>
          </table:table-cell>
          <table:table-cell office:value-type="float" office:value="47.416" calcext:value-type="float">
            <text:p>47,42</text:p>
          </table:table-cell>
          <table:table-cell table:style-name="ce2" office:value-type="float" office:value="8.44" calcext:value-type="float">
            <text:p>8,44</text:p>
          </table:table-cell>
          <table:table-cell table:style-name="ce2" office:value-type="float" office:value="10.7212" calcext:value-type="float">
            <text:p>10,72</text:p>
          </table:table-cell>
        </table:table-row>
        <table:table-row table:style-name="ro3">
          <table:table-cell table:style-name="ce3" office:value-type="date" office:date-value="1974-09-30" calcext:value-type="date">
            <text:p>30.09.1974</text:p>
          </table:table-cell>
          <table:table-cell office:value-type="float" office:value="256656" calcext:value-type="float">
            <text:p>256656</text:p>
          </table:table-cell>
          <table:table-cell office:value-type="float" office:value="269.7" calcext:value-type="float">
            <text:p>269,7</text:p>
          </table:table-cell>
          <table:table-cell office:value-type="float" office:value="36.776" calcext:value-type="float">
            <text:p>36,78</text:p>
          </table:table-cell>
          <table:table-cell office:value-type="float" office:value="47.539" calcext:value-type="float">
            <text:p>47,54</text:p>
          </table:table-cell>
          <table:table-cell table:style-name="ce2" office:value-type="float" office:value="8.02" calcext:value-type="float">
            <text:p>8,02</text:p>
          </table:table-cell>
          <table:table-cell table:style-name="ce2" office:value-type="float" office:value="10.745" calcext:value-type="float">
            <text:p>10,75</text:p>
          </table:table-cell>
        </table:table-row>
        <table:table-row table:style-name="ro3">
          <table:table-cell table:style-name="ce3" office:value-type="date" office:date-value="1974-10-31" calcext:value-type="date">
            <text:p>31.10.1974</text:p>
          </table:table-cell>
          <table:table-cell office:value-type="float" office:value="252871" calcext:value-type="float">
            <text:p>252871</text:p>
          </table:table-cell>
          <table:table-cell office:value-type="float" office:value="271.7" calcext:value-type="float">
            <text:p>271,7</text:p>
          </table:table-cell>
          <table:table-cell office:value-type="float" office:value="36.86" calcext:value-type="float">
            <text:p>36,86</text:p>
          </table:table-cell>
          <table:table-cell office:value-type="float" office:value="47.66" calcext:value-type="float">
            <text:p>47,66</text:p>
          </table:table-cell>
          <table:table-cell table:style-name="ce2" office:value-type="float" office:value="7.84" calcext:value-type="float">
            <text:p>7,84</text:p>
          </table:table-cell>
          <table:table-cell table:style-name="ce2" office:value-type="float" office:value="10.7186" calcext:value-type="float">
            <text:p>10,72</text:p>
          </table:table-cell>
        </table:table-row>
        <table:table-row table:style-name="ro3">
          <table:table-cell table:style-name="ce3" office:value-type="date" office:date-value="1974-11-29" calcext:value-type="date">
            <text:p>29.11.1974</text:p>
          </table:table-cell>
          <table:table-cell office:value-type="float" office:value="265123" calcext:value-type="float">
            <text:p>265123</text:p>
          </table:table-cell>
          <table:table-cell office:value-type="float" office:value="275.7" calcext:value-type="float">
            <text:p>275,7</text:p>
          </table:table-cell>
          <table:table-cell office:value-type="float" office:value="36.946" calcext:value-type="float">
            <text:p>36,95</text:p>
          </table:table-cell>
          <table:table-cell office:value-type="float" office:value="47.781" calcext:value-type="float">
            <text:p>47,78</text:p>
          </table:table-cell>
          <table:table-cell table:style-name="ce2" office:value-type="float" office:value="7.6" calcext:value-type="float">
            <text:p>7,6</text:p>
          </table:table-cell>
          <table:table-cell table:style-name="ce2" office:value-type="float" office:value="10.4901" calcext:value-type="float">
            <text:p>10,49</text:p>
          </table:table-cell>
        </table:table-row>
        <table:table-row table:style-name="ro3">
          <table:table-cell table:style-name="ce3" office:value-type="date" office:date-value="1974-12-31" calcext:value-type="date">
            <text:p>31.12.1974</text:p>
          </table:table-cell>
          <table:table-cell office:value-type="float" office:value="271361" calcext:value-type="float">
            <text:p>271361</text:p>
          </table:table-cell>
          <table:table-cell office:value-type="float" office:value="281.8" calcext:value-type="float">
            <text:p>281,8</text:p>
          </table:table-cell>
          <table:table-cell office:value-type="float" office:value="37.032" calcext:value-type="float">
            <text:p>37,03</text:p>
          </table:table-cell>
          <table:table-cell office:value-type="float" office:value="47.901" calcext:value-type="float">
            <text:p>47,9</text:p>
          </table:table-cell>
          <table:table-cell table:style-name="ce2" office:value-type="float" office:value="7.34" calcext:value-type="float">
            <text:p>7,34</text:p>
          </table:table-cell>
          <table:table-cell table:style-name="ce2" office:value-type="float" office:value="10.5528" calcext:value-type="float">
            <text:p>10,55</text:p>
          </table:table-cell>
        </table:table-row>
        <table:table-row table:style-name="ro3">
          <table:table-cell table:style-name="ce3" office:value-type="date" office:date-value="1975-01-31" calcext:value-type="date">
            <text:p>31.01.1975</text:p>
          </table:table-cell>
          <table:table-cell office:value-type="float" office:value="261605" calcext:value-type="float">
            <text:p>261605</text:p>
          </table:table-cell>
          <table:table-cell office:value-type="float" office:value="278.5" calcext:value-type="float">
            <text:p>278,5</text:p>
          </table:table-cell>
          <table:table-cell office:value-type="float" office:value="37.119" calcext:value-type="float">
            <text:p>37,12</text:p>
          </table:table-cell>
          <table:table-cell office:value-type="float" office:value="48.021" calcext:value-type="float">
            <text:p>48,02</text:p>
          </table:table-cell>
          <table:table-cell table:style-name="ce2" office:value-type="float" office:value="7.44" calcext:value-type="float">
            <text:p>7,44</text:p>
          </table:table-cell>
          <table:table-cell table:style-name="ce2" office:value-type="float" office:value="10.0865" calcext:value-type="float">
            <text:p>10,09</text:p>
          </table:table-cell>
        </table:table-row>
        <table:table-row table:style-name="ro3">
          <table:table-cell table:style-name="ce3" office:value-type="date" office:date-value="1975-02-28" calcext:value-type="date">
            <text:p>28.02.1975</text:p>
          </table:table-cell>
          <table:table-cell office:value-type="float" office:value="256824" calcext:value-type="float">
            <text:p>256824</text:p>
          </table:table-cell>
          <table:table-cell office:value-type="float" office:value="269.9" calcext:value-type="float">
            <text:p>269,9</text:p>
          </table:table-cell>
          <table:table-cell office:value-type="float" office:value="37.207" calcext:value-type="float">
            <text:p>37,21</text:p>
          </table:table-cell>
          <table:table-cell office:value-type="float" office:value="48.14" calcext:value-type="float">
            <text:p>48,14</text:p>
          </table:table-cell>
          <table:table-cell table:style-name="ce2" office:value-type="float" office:value="7.38" calcext:value-type="float">
            <text:p>7,38</text:p>
          </table:table-cell>
          <table:table-cell table:style-name="ce2" office:value-type="float" office:value="9.8808" calcext:value-type="float">
            <text:p>9,88</text:p>
          </table:table-cell>
        </table:table-row>
        <table:table-row table:style-name="ro3">
          <table:table-cell table:style-name="ce3" office:value-type="date" office:date-value="1975-03-31" calcext:value-type="date">
            <text:p>31.03.1975</text:p>
          </table:table-cell>
          <table:table-cell office:value-type="float" office:value="266667" calcext:value-type="float">
            <text:p>266667</text:p>
          </table:table-cell>
          <table:table-cell office:value-type="float" office:value="272.9" calcext:value-type="float">
            <text:p>272,9</text:p>
          </table:table-cell>
          <table:table-cell office:value-type="float" office:value="37.296" calcext:value-type="float">
            <text:p>37,3</text:p>
          </table:table-cell>
          <table:table-cell office:value-type="float" office:value="48.259" calcext:value-type="float">
            <text:p>48,26</text:p>
          </table:table-cell>
          <table:table-cell table:style-name="ce2" office:value-type="float" office:value="7.77" calcext:value-type="float">
            <text:p>7,77</text:p>
          </table:table-cell>
          <table:table-cell table:style-name="ce2" office:value-type="float" office:value="9.7282" calcext:value-type="float">
            <text:p>9,73</text:p>
          </table:table-cell>
        </table:table-row>
        <table:table-row table:style-name="ro3">
          <table:table-cell table:style-name="ce3" office:value-type="date" office:date-value="1975-04-30" calcext:value-type="date">
            <text:p>30.04.1975</text:p>
          </table:table-cell>
          <table:table-cell office:value-type="float" office:value="265906" calcext:value-type="float">
            <text:p>265906</text:p>
          </table:table-cell>
          <table:table-cell office:value-type="float" office:value="277.7" calcext:value-type="float">
            <text:p>277,7</text:p>
          </table:table-cell>
          <table:table-cell office:value-type="float" office:value="37.386" calcext:value-type="float">
            <text:p>37,39</text:p>
          </table:table-cell>
          <table:table-cell office:value-type="float" office:value="48.378" calcext:value-type="float">
            <text:p>48,38</text:p>
          </table:table-cell>
          <table:table-cell table:style-name="ce2" office:value-type="float" office:value="8.22" calcext:value-type="float">
            <text:p>8,22</text:p>
          </table:table-cell>
          <table:table-cell table:style-name="ce2" office:value-type="float" office:value="9.735" calcext:value-type="float">
            <text:p>9,74</text:p>
          </table:table-cell>
        </table:table-row>
        <table:table-row table:style-name="ro3">
          <table:table-cell table:style-name="ce3" office:value-type="date" office:date-value="1975-05-30" calcext:value-type="date">
            <text:p>30.05.1975</text:p>
          </table:table-cell>
          <table:table-cell office:value-type="float" office:value="270818" calcext:value-type="float">
            <text:p>270818</text:p>
          </table:table-cell>
          <table:table-cell office:value-type="float" office:value="274.4" calcext:value-type="float">
            <text:p>274,4</text:p>
          </table:table-cell>
          <table:table-cell office:value-type="float" office:value="37.477" calcext:value-type="float">
            <text:p>37,48</text:p>
          </table:table-cell>
          <table:table-cell office:value-type="float" office:value="48.497" calcext:value-type="float">
            <text:p>48,5</text:p>
          </table:table-cell>
          <table:table-cell table:style-name="ce2" office:value-type="float" office:value="7.84" calcext:value-type="float">
            <text:p>7,84</text:p>
          </table:table-cell>
          <table:table-cell table:style-name="ce2" office:value-type="float" office:value="9.5184" calcext:value-type="float">
            <text:p>9,52</text:p>
          </table:table-cell>
        </table:table-row>
        <table:table-row table:style-name="ro3">
          <table:table-cell table:style-name="ce3" office:value-type="date" office:date-value="1975-06-30" calcext:value-type="date">
            <text:p>30.06.1975</text:p>
          </table:table-cell>
          <table:table-cell office:value-type="float" office:value="284647" calcext:value-type="float">
            <text:p>284647</text:p>
          </table:table-cell>
          <table:table-cell office:value-type="float" office:value="282.3" calcext:value-type="float">
            <text:p>282,3</text:p>
          </table:table-cell>
          <table:table-cell office:value-type="float" office:value="37.57" calcext:value-type="float">
            <text:p>37,57</text:p>
          </table:table-cell>
          <table:table-cell office:value-type="float" office:value="48.615" calcext:value-type="float">
            <text:p>48,62</text:p>
          </table:table-cell>
          <table:table-cell table:style-name="ce2" office:value-type="float" office:value="7.88" calcext:value-type="float">
            <text:p>7,88</text:p>
          </table:table-cell>
          <table:table-cell table:style-name="ce2" office:value-type="float" office:value="9.4415" calcext:value-type="float">
            <text:p>9,44</text:p>
          </table:table-cell>
        </table:table-row>
        <table:table-row table:style-name="ro3">
          <table:table-cell table:style-name="ce3" office:value-type="date" office:date-value="1975-07-31" calcext:value-type="date">
            <text:p>31.07.1975</text:p>
          </table:table-cell>
          <table:table-cell office:value-type="float" office:value="285856" calcext:value-type="float">
            <text:p>285856</text:p>
          </table:table-cell>
          <table:table-cell office:value-type="float" office:value="284.4" calcext:value-type="float">
            <text:p>284,4</text:p>
          </table:table-cell>
          <table:table-cell office:value-type="float" office:value="37.663" calcext:value-type="float">
            <text:p>37,66</text:p>
          </table:table-cell>
          <table:table-cell office:value-type="float" office:value="48.734" calcext:value-type="float">
            <text:p>48,73</text:p>
          </table:table-cell>
          <table:table-cell table:style-name="ce2" office:value-type="float" office:value="8.14" calcext:value-type="float">
            <text:p>8,14</text:p>
          </table:table-cell>
          <table:table-cell table:style-name="ce2" office:value-type="float" office:value="9.3352" calcext:value-type="float">
            <text:p>9,34</text:p>
          </table:table-cell>
        </table:table-row>
        <table:table-row table:style-name="ro3">
          <table:table-cell table:style-name="ce3" office:value-type="date" office:date-value="1975-08-29" calcext:value-type="date">
            <text:p>29.08.1975</text:p>
          </table:table-cell>
          <table:table-cell office:value-type="float" office:value="284846" calcext:value-type="float">
            <text:p>284846</text:p>
          </table:table-cell>
          <table:table-cell office:value-type="float" office:value="282.7" calcext:value-type="float">
            <text:p>282,7</text:p>
          </table:table-cell>
          <table:table-cell office:value-type="float" office:value="37.758" calcext:value-type="float">
            <text:p>37,76</text:p>
          </table:table-cell>
          <table:table-cell office:value-type="float" office:value="48.852" calcext:value-type="float">
            <text:p>48,85</text:p>
          </table:table-cell>
          <table:table-cell table:style-name="ce2" office:value-type="float" office:value="8.17" calcext:value-type="float">
            <text:p>8,17</text:p>
          </table:table-cell>
          <table:table-cell table:style-name="ce2" office:value-type="float" office:value="9.432" calcext:value-type="float">
            <text:p>9,43</text:p>
          </table:table-cell>
        </table:table-row>
        <table:table-row table:style-name="ro3">
          <table:table-cell table:style-name="ce3" office:value-type="date" office:date-value="1975-09-30" calcext:value-type="date">
            <text:p>30.09.1975</text:p>
          </table:table-cell>
          <table:table-cell office:value-type="float" office:value="292405" calcext:value-type="float">
            <text:p>292405</text:p>
          </table:table-cell>
          <table:table-cell office:value-type="float" office:value="284.3" calcext:value-type="float">
            <text:p>284,3</text:p>
          </table:table-cell>
          <table:table-cell office:value-type="float" office:value="37.854" calcext:value-type="float">
            <text:p>37,85</text:p>
          </table:table-cell>
          <table:table-cell office:value-type="float" office:value="48.971" calcext:value-type="float">
            <text:p>48,97</text:p>
          </table:table-cell>
          <table:table-cell table:style-name="ce2" office:value-type="float" office:value="8.45" calcext:value-type="float">
            <text:p>8,45</text:p>
          </table:table-cell>
          <table:table-cell table:style-name="ce2" office:value-type="float" office:value="9.558" calcext:value-type="float">
            <text:p>9,56</text:p>
          </table:table-cell>
        </table:table-row>
        <table:table-row table:style-name="ro3">
          <table:table-cell table:style-name="ce3" office:value-type="date" office:date-value="1975-10-31" calcext:value-type="date">
            <text:p>31.10.1975</text:p>
          </table:table-cell>
          <table:table-cell office:value-type="float" office:value="288481" calcext:value-type="float">
            <text:p>288481</text:p>
          </table:table-cell>
          <table:table-cell office:value-type="float" office:value="284.9" calcext:value-type="float">
            <text:p>284,9</text:p>
          </table:table-cell>
          <table:table-cell office:value-type="float" office:value="37.951" calcext:value-type="float">
            <text:p>37,95</text:p>
          </table:table-cell>
          <table:table-cell office:value-type="float" office:value="49.089" calcext:value-type="float">
            <text:p>49,09</text:p>
          </table:table-cell>
          <table:table-cell table:style-name="ce2" office:value-type="float" office:value="7.82" calcext:value-type="float">
            <text:p>7,82</text:p>
          </table:table-cell>
          <table:table-cell table:style-name="ce2" office:value-type="float" office:value="9.3803" calcext:value-type="float">
            <text:p>9,38</text:p>
          </table:table-cell>
        </table:table-row>
        <table:table-row table:style-name="ro3">
          <table:table-cell table:style-name="ce3" office:value-type="date" office:date-value="1975-11-28" calcext:value-type="date">
            <text:p>28.11.1975</text:p>
          </table:table-cell>
          <table:table-cell office:value-type="float" office:value="300586" calcext:value-type="float">
            <text:p>300586</text:p>
          </table:table-cell>
          <table:table-cell office:value-type="float" office:value="289.9" calcext:value-type="float">
            <text:p>289,9</text:p>
          </table:table-cell>
          <table:table-cell office:value-type="float" office:value="38.05" calcext:value-type="float">
            <text:p>38,05</text:p>
          </table:table-cell>
          <table:table-cell office:value-type="float" office:value="49.208" calcext:value-type="float">
            <text:p>49,21</text:p>
          </table:table-cell>
          <table:table-cell table:style-name="ce2" office:value-type="float" office:value="8.08" calcext:value-type="float">
            <text:p>8,08</text:p>
          </table:table-cell>
          <table:table-cell table:style-name="ce2" office:value-type="float" office:value="9.2408" calcext:value-type="float">
            <text:p>9,24</text:p>
          </table:table-cell>
        </table:table-row>
        <table:table-row table:style-name="ro3">
          <table:table-cell table:style-name="ce3" office:value-type="date" office:date-value="1975-12-31" calcext:value-type="date">
            <text:p>31.12.1975</text:p>
          </table:table-cell>
          <table:table-cell office:value-type="float" office:value="308869" calcext:value-type="float">
            <text:p>308869</text:p>
          </table:table-cell>
          <table:table-cell office:value-type="float" office:value="295.3" calcext:value-type="float">
            <text:p>295,3</text:p>
          </table:table-cell>
          <table:table-cell office:value-type="float" office:value="38.149" calcext:value-type="float">
            <text:p>38,15</text:p>
          </table:table-cell>
          <table:table-cell office:value-type="float" office:value="49.327" calcext:value-type="float">
            <text:p>49,33</text:p>
          </table:table-cell>
          <table:table-cell table:style-name="ce2" office:value-type="float" office:value="7.68" calcext:value-type="float">
            <text:p>7,68</text:p>
          </table:table-cell>
          <table:table-cell table:style-name="ce2" office:value-type="float" office:value="9.241" calcext:value-type="float">
            <text:p>9,24</text:p>
          </table:table-cell>
        </table:table-row>
        <table:table-row table:style-name="ro3">
          <table:table-cell table:style-name="ce3" office:value-type="date" office:date-value="1976-01-30" calcext:value-type="date">
            <text:p>30.01.1976</text:p>
          </table:table-cell>
          <table:table-cell office:value-type="float" office:value="299355" calcext:value-type="float">
            <text:p>299355</text:p>
          </table:table-cell>
          <table:table-cell office:value-type="float" office:value="293.2" calcext:value-type="float">
            <text:p>293,2</text:p>
          </table:table-cell>
          <table:table-cell office:value-type="float" office:value="38.25" calcext:value-type="float">
            <text:p>38,25</text:p>
          </table:table-cell>
          <table:table-cell office:value-type="float" office:value="49.446" calcext:value-type="float">
            <text:p>49,45</text:p>
          </table:table-cell>
          <table:table-cell table:style-name="ce2" office:value-type="float" office:value="7.75" calcext:value-type="float">
            <text:p>7,75</text:p>
          </table:table-cell>
          <table:table-cell table:style-name="ce2" office:value-type="float" office:value="9.3627" calcext:value-type="float">
            <text:p>9,36</text:p>
          </table:table-cell>
        </table:table-row>
        <table:table-row table:style-name="ro3">
          <table:table-cell table:style-name="ce3" office:value-type="date" office:date-value="1976-02-27" calcext:value-type="date">
            <text:p>27.02.1976</text:p>
          </table:table-cell>
          <table:table-cell office:value-type="float" office:value="295839" calcext:value-type="float">
            <text:p>295839</text:p>
          </table:table-cell>
          <table:table-cell office:value-type="float" office:value="285.3" calcext:value-type="float">
            <text:p>285,3</text:p>
          </table:table-cell>
          <table:table-cell office:value-type="float" office:value="38.352" calcext:value-type="float">
            <text:p>38,35</text:p>
          </table:table-cell>
          <table:table-cell office:value-type="float" office:value="49.565" calcext:value-type="float">
            <text:p>49,57</text:p>
          </table:table-cell>
          <table:table-cell table:style-name="ce2" office:value-type="float" office:value="7.68" calcext:value-type="float">
            <text:p>7,68</text:p>
          </table:table-cell>
          <table:table-cell table:style-name="ce2" office:value-type="float" office:value="9.3867" calcext:value-type="float">
            <text:p>9,39</text:p>
          </table:table-cell>
        </table:table-row>
        <table:table-row table:style-name="ro3">
          <table:table-cell table:style-name="ce3" office:value-type="date" office:date-value="1976-03-31" calcext:value-type="date">
            <text:p>31.03.1976</text:p>
          </table:table-cell>
          <table:table-cell office:value-type="float" office:value="303989" calcext:value-type="float">
            <text:p>303989</text:p>
          </table:table-cell>
          <table:table-cell office:value-type="float" office:value="287.7" calcext:value-type="float">
            <text:p>287,7</text:p>
          </table:table-cell>
          <table:table-cell office:value-type="float" office:value="38.455" calcext:value-type="float">
            <text:p>38,46</text:p>
          </table:table-cell>
          <table:table-cell office:value-type="float" office:value="49.684" calcext:value-type="float">
            <text:p>49,68</text:p>
          </table:table-cell>
          <table:table-cell table:style-name="ce2" office:value-type="float" office:value="7.57" calcext:value-type="float">
            <text:p>7,57</text:p>
          </table:table-cell>
          <table:table-cell table:style-name="ce2" office:value-type="float" office:value="9.5429" calcext:value-type="float">
            <text:p>9,54</text:p>
          </table:table-cell>
        </table:table-row>
        <table:table-row table:style-name="ro3">
          <table:table-cell table:style-name="ce3" office:value-type="date" office:date-value="1976-04-30" calcext:value-type="date">
            <text:p>30.04.1976</text:p>
          </table:table-cell>
          <table:table-cell office:value-type="float" office:value="306534" calcext:value-type="float">
            <text:p>306534</text:p>
          </table:table-cell>
          <table:table-cell office:value-type="float" office:value="296.1" calcext:value-type="float">
            <text:p>296,1</text:p>
          </table:table-cell>
          <table:table-cell office:value-type="float" office:value="38.559" calcext:value-type="float">
            <text:p>38,56</text:p>
          </table:table-cell>
          <table:table-cell office:value-type="float" office:value="49.803" calcext:value-type="float">
            <text:p>49,8</text:p>
          </table:table-cell>
          <table:table-cell table:style-name="ce2" office:value-type="float" office:value="7.53" calcext:value-type="float">
            <text:p>7,53</text:p>
          </table:table-cell>
          <table:table-cell table:style-name="ce2" office:value-type="float" office:value="9.841" calcext:value-type="float">
            <text:p>9,84</text:p>
          </table:table-cell>
        </table:table-row>
        <table:table-row table:style-name="ro3">
          <table:table-cell table:style-name="ce3" office:value-type="date" office:date-value="1976-05-31" calcext:value-type="date">
            <text:p>31.05.1976</text:p>
          </table:table-cell>
          <table:table-cell office:value-type="float" office:value="310538" calcext:value-type="float">
            <text:p>310538</text:p>
          </table:table-cell>
          <table:table-cell office:value-type="float" office:value="291.3" calcext:value-type="float">
            <text:p>291,3</text:p>
          </table:table-cell>
          <table:table-cell office:value-type="float" office:value="38.664" calcext:value-type="float">
            <text:p>38,66</text:p>
          </table:table-cell>
          <table:table-cell office:value-type="float" office:value="49.923" calcext:value-type="float">
            <text:p>49,92</text:p>
          </table:table-cell>
          <table:table-cell table:style-name="ce2" office:value-type="float" office:value="7.9" calcext:value-type="float">
            <text:p>7,9</text:p>
          </table:table-cell>
          <table:table-cell table:style-name="ce2" office:value-type="float" office:value="10.0866" calcext:value-type="float">
            <text:p>10,09</text:p>
          </table:table-cell>
        </table:table-row>
        <table:table-row table:style-name="ro3">
          <table:table-cell table:style-name="ce3" office:value-type="date" office:date-value="1976-06-30" calcext:value-type="date">
            <text:p>30.06.1976</text:p>
          </table:table-cell>
          <table:table-cell office:value-type="float" office:value="323407" calcext:value-type="float">
            <text:p>323407</text:p>
          </table:table-cell>
          <table:table-cell office:value-type="float" office:value="295.6" calcext:value-type="float">
            <text:p>295,6</text:p>
          </table:table-cell>
          <table:table-cell office:value-type="float" office:value="38.77" calcext:value-type="float">
            <text:p>38,77</text:p>
          </table:table-cell>
          <table:table-cell office:value-type="float" office:value="50.042" calcext:value-type="float">
            <text:p>50,04</text:p>
          </table:table-cell>
          <table:table-cell table:style-name="ce2" office:value-type="float" office:value="7.74" calcext:value-type="float">
            <text:p>7,74</text:p>
          </table:table-cell>
          <table:table-cell table:style-name="ce2" office:value-type="float" office:value="10.3845" calcext:value-type="float">
            <text:p>10,38</text:p>
          </table:table-cell>
        </table:table-row>
        <table:table-row table:style-name="ro3">
          <table:table-cell table:style-name="ce3" office:value-type="date" office:date-value="1976-07-30" calcext:value-type="date">
            <text:p>30.07.1976</text:p>
          </table:table-cell>
          <table:table-cell office:value-type="float" office:value="322872" calcext:value-type="float">
            <text:p>322872</text:p>
          </table:table-cell>
          <table:table-cell office:value-type="float" office:value="298.4" calcext:value-type="float">
            <text:p>298,4</text:p>
          </table:table-cell>
          <table:table-cell office:value-type="float" office:value="38.876" calcext:value-type="float">
            <text:p>38,88</text:p>
          </table:table-cell>
          <table:table-cell office:value-type="float" office:value="50.162" calcext:value-type="float">
            <text:p>50,16</text:p>
          </table:table-cell>
          <table:table-cell table:style-name="ce2" office:value-type="float" office:value="7.7" calcext:value-type="float">
            <text:p>7,7</text:p>
          </table:table-cell>
          <table:table-cell table:style-name="ce2" office:value-type="float" office:value="10.1639" calcext:value-type="float">
            <text:p>10,16</text:p>
          </table:table-cell>
        </table:table-row>
        <table:table-row table:style-name="ro3">
          <table:table-cell table:style-name="ce3" office:value-type="date" office:date-value="1976-08-31" calcext:value-type="date">
            <text:p>31.08.1976</text:p>
          </table:table-cell>
          <table:table-cell office:value-type="float" office:value="317671" calcext:value-type="float">
            <text:p>317671</text:p>
          </table:table-cell>
          <table:table-cell office:value-type="float" office:value="297.1" calcext:value-type="float">
            <text:p>297,1</text:p>
          </table:table-cell>
          <table:table-cell office:value-type="float" office:value="38.984" calcext:value-type="float">
            <text:p>38,98</text:p>
          </table:table-cell>
          <table:table-cell office:value-type="float" office:value="50.282" calcext:value-type="float">
            <text:p>50,28</text:p>
          </table:table-cell>
          <table:table-cell table:style-name="ce2" office:value-type="float" office:value="7.45" calcext:value-type="float">
            <text:p>7,45</text:p>
          </table:table-cell>
          <table:table-cell table:style-name="ce2" office:value-type="float" office:value="10.4178" calcext:value-type="float">
            <text:p>10,42</text:p>
          </table:table-cell>
        </table:table-row>
        <table:table-row table:style-name="ro3">
          <table:table-cell table:style-name="ce3" office:value-type="date" office:date-value="1976-09-30" calcext:value-type="date">
            <text:p>30.09.1976</text:p>
          </table:table-cell>
          <table:table-cell office:value-type="float" office:value="320982" calcext:value-type="float">
            <text:p>320982</text:p>
          </table:table-cell>
          <table:table-cell office:value-type="float" office:value="298.6" calcext:value-type="float">
            <text:p>298,6</text:p>
          </table:table-cell>
          <table:table-cell office:value-type="float" office:value="39.092" calcext:value-type="float">
            <text:p>39,09</text:p>
          </table:table-cell>
          <table:table-cell office:value-type="float" office:value="50.401" calcext:value-type="float">
            <text:p>50,4</text:p>
          </table:table-cell>
          <table:table-cell table:style-name="ce2" office:value-type="float" office:value="7.36" calcext:value-type="float">
            <text:p>7,36</text:p>
          </table:table-cell>
          <table:table-cell table:style-name="ce2" office:value-type="float" office:value="10.3951" calcext:value-type="float">
            <text:p>10,4</text:p>
          </table:table-cell>
        </table:table-row>
        <table:table-row table:style-name="ro3">
          <table:table-cell table:style-name="ce3" office:value-type="date" office:date-value="1976-10-29" calcext:value-type="date">
            <text:p>29.10.1976</text:p>
          </table:table-cell>
          <table:table-cell office:value-type="float" office:value="320285" calcext:value-type="float">
            <text:p>320285</text:p>
          </table:table-cell>
          <table:table-cell office:value-type="float" office:value="302.9" calcext:value-type="float">
            <text:p>302,9</text:p>
          </table:table-cell>
          <table:table-cell office:value-type="float" office:value="39.201" calcext:value-type="float">
            <text:p>39,2</text:p>
          </table:table-cell>
          <table:table-cell office:value-type="float" office:value="50.521" calcext:value-type="float">
            <text:p>50,52</text:p>
          </table:table-cell>
          <table:table-cell table:style-name="ce2" office:value-type="float" office:value="7.19" calcext:value-type="float">
            <text:p>7,19</text:p>
          </table:table-cell>
          <table:table-cell table:style-name="ce2" office:value-type="float" office:value="10.5423" calcext:value-type="float">
            <text:p>10,54</text:p>
          </table:table-cell>
        </table:table-row>
        <table:table-row table:style-name="ro3">
          <table:table-cell table:style-name="ce3" office:value-type="date" office:date-value="1976-11-30" calcext:value-type="date">
            <text:p>30.11.1976</text:p>
          </table:table-cell>
          <table:table-cell office:value-type="float" office:value="328625" calcext:value-type="float">
            <text:p>328625</text:p>
          </table:table-cell>
          <table:table-cell office:value-type="float" office:value="305.7" calcext:value-type="float">
            <text:p>305,7</text:p>
          </table:table-cell>
          <table:table-cell office:value-type="float" office:value="39.311" calcext:value-type="float">
            <text:p>39,31</text:p>
          </table:table-cell>
          <table:table-cell office:value-type="float" office:value="50.641" calcext:value-type="float">
            <text:p>50,64</text:p>
          </table:table-cell>
          <table:table-cell table:style-name="ce2" office:value-type="float" office:value="6.4" calcext:value-type="float">
            <text:p>6,4</text:p>
          </table:table-cell>
          <table:table-cell table:style-name="ce2" office:value-type="float" office:value="10.377" calcext:value-type="float">
            <text:p>10,38</text:p>
          </table:table-cell>
        </table:table-row>
        <table:table-row table:style-name="ro3">
          <table:table-cell table:style-name="ce3" office:value-type="date" office:date-value="1976-12-31" calcext:value-type="date">
            <text:p>31.12.1976</text:p>
          </table:table-cell>
          <table:table-cell office:value-type="float" office:value="330175" calcext:value-type="float">
            <text:p>330175</text:p>
          </table:table-cell>
          <table:table-cell office:value-type="float" office:value="314.5" calcext:value-type="float">
            <text:p>314,5</text:p>
          </table:table-cell>
          <table:table-cell office:value-type="float" office:value="39.422" calcext:value-type="float">
            <text:p>39,42</text:p>
          </table:table-cell>
          <table:table-cell office:value-type="float" office:value="50.76" calcext:value-type="float">
            <text:p>50,76</text:p>
          </table:table-cell>
          <table:table-cell table:style-name="ce2" office:value-type="float" office:value="6.42" calcext:value-type="float">
            <text:p>6,42</text:p>
          </table:table-cell>
          <table:table-cell table:style-name="ce2" office:value-type="float" office:value="10.3871" calcext:value-type="float">
            <text:p>10,39</text:p>
          </table:table-cell>
        </table:table-row>
        <table:table-row table:style-name="ro3">
          <table:table-cell table:style-name="ce3" office:value-type="date" office:date-value="1977-01-31" calcext:value-type="date">
            <text:p>31.01.1977</text:p>
          </table:table-cell>
          <table:table-cell office:value-type="float" office:value="325151" calcext:value-type="float">
            <text:p>325151</text:p>
          </table:table-cell>
          <table:table-cell office:value-type="float" office:value="313.6" calcext:value-type="float">
            <text:p>313,6</text:p>
          </table:table-cell>
          <table:table-cell office:value-type="float" office:value="39.532" calcext:value-type="float">
            <text:p>39,53</text:p>
          </table:table-cell>
          <table:table-cell office:value-type="float" office:value="50.88" calcext:value-type="float">
            <text:p>50,88</text:p>
          </table:table-cell>
          <table:table-cell table:style-name="ce2" office:value-type="float" office:value="7.16" calcext:value-type="float">
            <text:p>7,16</text:p>
          </table:table-cell>
          <table:table-cell table:style-name="ce2" office:value-type="float" office:value="10.3235" calcext:value-type="float">
            <text:p>10,32</text:p>
          </table:table-cell>
        </table:table-row>
        <table:table-row table:style-name="ro3">
          <table:table-cell table:style-name="ce3" office:value-type="date" office:date-value="1977-02-28" calcext:value-type="date">
            <text:p>28.02.1977</text:p>
          </table:table-cell>
          <table:table-cell office:value-type="float" office:value="321879" calcext:value-type="float">
            <text:p>321879</text:p>
          </table:table-cell>
          <table:table-cell office:value-type="float" office:value="304.9" calcext:value-type="float">
            <text:p>304,9</text:p>
          </table:table-cell>
          <table:table-cell office:value-type="float" office:value="39.644" calcext:value-type="float">
            <text:p>39,64</text:p>
          </table:table-cell>
          <table:table-cell office:value-type="float" office:value="50.999" calcext:value-type="float">
            <text:p>51</text:p>
          </table:table-cell>
          <table:table-cell table:style-name="ce2" office:value-type="float" office:value="7.23" calcext:value-type="float">
            <text:p>7,23</text:p>
          </table:table-cell>
          <table:table-cell table:style-name="ce2" office:value-type="float" office:value="10.3427" calcext:value-type="float">
            <text:p>10,34</text:p>
          </table:table-cell>
        </table:table-row>
        <table:table-row table:style-name="ro3">
          <table:table-cell table:style-name="ce3" office:value-type="date" office:date-value="1977-03-31" calcext:value-type="date">
            <text:p>31.03.1977</text:p>
          </table:table-cell>
          <table:table-cell office:value-type="float" office:value="330655" calcext:value-type="float">
            <text:p>330655</text:p>
          </table:table-cell>
          <table:table-cell office:value-type="float" office:value="308.2" calcext:value-type="float">
            <text:p>308,2</text:p>
          </table:table-cell>
          <table:table-cell office:value-type="float" office:value="39.755" calcext:value-type="float">
            <text:p>39,76</text:p>
          </table:table-cell>
          <table:table-cell office:value-type="float" office:value="51.118" calcext:value-type="float">
            <text:p>51,12</text:p>
          </table:table-cell>
          <table:table-cell table:style-name="ce2" office:value-type="float" office:value="7.21" calcext:value-type="float">
            <text:p>7,21</text:p>
          </table:table-cell>
          <table:table-cell table:style-name="ce2" office:value-type="float" office:value="10.2666" calcext:value-type="float">
            <text:p>10,27</text:p>
          </table:table-cell>
        </table:table-row>
        <table:table-row table:style-name="ro3">
          <table:table-cell table:style-name="ce3" office:value-type="date" office:date-value="1977-04-29" calcext:value-type="date">
            <text:p>29.04.1977</text:p>
          </table:table-cell>
          <table:table-cell office:value-type="float" office:value="334253" calcext:value-type="float">
            <text:p>334253</text:p>
          </table:table-cell>
          <table:table-cell office:value-type="float" office:value="318.6" calcext:value-type="float">
            <text:p>318,6</text:p>
          </table:table-cell>
          <table:table-cell office:value-type="float" office:value="39.867" calcext:value-type="float">
            <text:p>39,87</text:p>
          </table:table-cell>
          <table:table-cell office:value-type="float" office:value="51.237" calcext:value-type="float">
            <text:p>51,24</text:p>
          </table:table-cell>
          <table:table-cell table:style-name="ce2" office:value-type="float" office:value="7.25" calcext:value-type="float">
            <text:p>7,25</text:p>
          </table:table-cell>
          <table:table-cell table:style-name="ce2" office:value-type="float" office:value="10.2781" calcext:value-type="float">
            <text:p>10,28</text:p>
          </table:table-cell>
        </table:table-row>
        <table:table-row table:style-name="ro3">
          <table:table-cell table:style-name="ce3" office:value-type="date" office:date-value="1977-05-31" calcext:value-type="date">
            <text:p>31.05.1977</text:p>
          </table:table-cell>
          <table:table-cell office:value-type="float" office:value="339906" calcext:value-type="float">
            <text:p>339906</text:p>
          </table:table-cell>
          <table:table-cell office:value-type="float" office:value="311.6" calcext:value-type="float">
            <text:p>311,6</text:p>
          </table:table-cell>
          <table:table-cell office:value-type="float" office:value="39.979" calcext:value-type="float">
            <text:p>39,98</text:p>
          </table:table-cell>
          <table:table-cell office:value-type="float" office:value="51.356" calcext:value-type="float">
            <text:p>51,36</text:p>
          </table:table-cell>
          <table:table-cell table:style-name="ce2" office:value-type="float" office:value="7.16" calcext:value-type="float">
            <text:p>7,16</text:p>
          </table:table-cell>
          <table:table-cell table:style-name="ce2" office:value-type="float" office:value="10.1676" calcext:value-type="float">
            <text:p>10,17</text:p>
          </table:table-cell>
        </table:table-row>
        <table:table-row table:style-name="ro3">
          <table:table-cell table:style-name="ce3" office:value-type="date" office:date-value="1977-06-30" calcext:value-type="date">
            <text:p>30.06.1977</text:p>
          </table:table-cell>
          <table:table-cell office:value-type="float" office:value="351851" calcext:value-type="float">
            <text:p>351851</text:p>
          </table:table-cell>
          <table:table-cell office:value-type="float" office:value="317.7" calcext:value-type="float">
            <text:p>317,7</text:p>
          </table:table-cell>
          <table:table-cell office:value-type="float" office:value="40.091" calcext:value-type="float">
            <text:p>40,09</text:p>
          </table:table-cell>
          <table:table-cell office:value-type="float" office:value="51.475" calcext:value-type="float">
            <text:p>51,4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2235" calcext:value-type="float">
            <text:p>10,22</text:p>
          </table:table-cell>
        </table:table-row>
        <table:table-row table:style-name="ro3">
          <table:table-cell table:style-name="ce3" office:value-type="date" office:date-value="1977-07-29" calcext:value-type="date">
            <text:p>29.07.1977</text:p>
          </table:table-cell>
          <table:table-cell office:value-type="float" office:value="357746" calcext:value-type="float">
            <text:p>357746</text:p>
          </table:table-cell>
          <table:table-cell office:value-type="float" office:value="322.2" calcext:value-type="float">
            <text:p>322,2</text:p>
          </table:table-cell>
          <table:table-cell office:value-type="float" office:value="40.203" calcext:value-type="float">
            <text:p>40,2</text:p>
          </table:table-cell>
          <table:table-cell office:value-type="float" office:value="51.593" calcext:value-type="float">
            <text:p>51,59</text:p>
          </table:table-cell>
          <table:table-cell table:style-name="ce2" office:value-type="float" office:value="7.28" calcext:value-type="float">
            <text:p>7,28</text:p>
          </table:table-cell>
          <table:table-cell table:style-name="ce2" office:value-type="float" office:value="10.1503" calcext:value-type="float">
            <text:p>10,15</text:p>
          </table:table-cell>
        </table:table-row>
        <table:table-row table:style-name="ro3">
          <table:table-cell table:style-name="ce3" office:value-type="date" office:date-value="1977-08-31" calcext:value-type="date">
            <text:p>31.08.1977</text:p>
          </table:table-cell>
          <table:table-cell office:value-type="float" office:value="350907" calcext:value-type="float">
            <text:p>350907</text:p>
          </table:table-cell>
          <table:table-cell office:value-type="float" office:value="320.2" calcext:value-type="float">
            <text:p>320,2</text:p>
          </table:table-cell>
          <table:table-cell office:value-type="float" office:value="40.315" calcext:value-type="float">
            <text:p>40,32</text:p>
          </table:table-cell>
          <table:table-cell office:value-type="float" office:value="51.711" calcext:value-type="float">
            <text:p>51,71</text:p>
          </table:table-cell>
          <table:table-cell table:style-name="ce2" office:value-type="float" office:value="7.11" calcext:value-type="float">
            <text:p>7,11</text:p>
          </table:table-cell>
          <table:table-cell table:style-name="ce2" office:value-type="float" office:value="10.085" calcext:value-type="float">
            <text:p>10,09</text:p>
          </table:table-cell>
        </table:table-row>
        <table:table-row table:style-name="ro3">
          <table:table-cell table:style-name="ce3" office:value-type="date" office:date-value="1977-09-30" calcext:value-type="date">
            <text:p>30.09.1977</text:p>
          </table:table-cell>
          <table:table-cell office:value-type="float" office:value="357066" calcext:value-type="float">
            <text:p>357066</text:p>
          </table:table-cell>
          <table:table-cell office:value-type="float" office:value="323.7" calcext:value-type="float">
            <text:p>323,7</text:p>
          </table:table-cell>
          <table:table-cell office:value-type="float" office:value="40.426" calcext:value-type="float">
            <text:p>40,43</text:p>
          </table:table-cell>
          <table:table-cell office:value-type="float" office:value="51.829" calcext:value-type="float">
            <text:p>51,83</text:p>
          </table:table-cell>
          <table:table-cell table:style-name="ce2" office:value-type="float" office:value="7.26" calcext:value-type="float">
            <text:p>7,26</text:p>
          </table:table-cell>
          <table:table-cell table:style-name="ce2" office:value-type="float" office:value="10.0194" calcext:value-type="float">
            <text:p>10,02</text:p>
          </table:table-cell>
        </table:table-row>
        <table:table-row table:style-name="ro3">
          <table:table-cell table:style-name="ce3" office:value-type="date" office:date-value="1977-10-31" calcext:value-type="date">
            <text:p>31.10.1977</text:p>
          </table:table-cell>
          <table:table-cell office:value-type="float" office:value="354811" calcext:value-type="float">
            <text:p>354811</text:p>
          </table:table-cell>
          <table:table-cell office:value-type="float" office:value="327.9" calcext:value-type="float">
            <text:p>327,9</text:p>
          </table:table-cell>
          <table:table-cell office:value-type="float" office:value="40.537" calcext:value-type="float">
            <text:p>40,54</text:p>
          </table:table-cell>
          <table:table-cell office:value-type="float" office:value="51.946" calcext:value-type="float">
            <text:p>51,95</text:p>
          </table:table-cell>
          <table:table-cell table:style-name="ce2" office:value-type="float" office:value="7.54" calcext:value-type="float">
            <text:p>7,54</text:p>
          </table:table-cell>
          <table:table-cell table:style-name="ce2" office:value-type="float" office:value="10.0354" calcext:value-type="float">
            <text:p>10,04</text:p>
          </table:table-cell>
        </table:table-row>
        <table:table-row table:style-name="ro3">
          <table:table-cell table:style-name="ce3" office:value-type="date" office:date-value="1977-11-30" calcext:value-type="date">
            <text:p>30.11.1977</text:p>
          </table:table-cell>
          <table:table-cell office:value-type="float" office:value="364067" calcext:value-type="float">
            <text:p>364067</text:p>
          </table:table-cell>
          <table:table-cell office:value-type="float" office:value="331.4" calcext:value-type="float">
            <text:p>331,4</text:p>
          </table:table-cell>
          <table:table-cell office:value-type="float" office:value="40.648" calcext:value-type="float">
            <text:p>40,65</text:p>
          </table:table-cell>
          <table:table-cell office:value-type="float" office:value="52.063" calcext:value-type="float">
            <text:p>52,06</text:p>
          </table:table-cell>
          <table:table-cell table:style-name="ce2" office:value-type="float" office:value="7.45" calcext:value-type="float">
            <text:p>7,45</text:p>
          </table:table-cell>
          <table:table-cell table:style-name="ce2" office:value-type="float" office:value="9.9699" calcext:value-type="float">
            <text:p>9,97</text:p>
          </table:table-cell>
        </table:table-row>
        <table:table-row table:style-name="ro3">
          <table:table-cell table:style-name="ce3" office:value-type="date" office:date-value="1977-12-30" calcext:value-type="date">
            <text:p>30.12.1977</text:p>
          </table:table-cell>
          <table:table-cell office:value-type="float" office:value="371275" calcext:value-type="float">
            <text:p>371275</text:p>
          </table:table-cell>
          <table:table-cell office:value-type="float" office:value="340" calcext:value-type="float">
            <text:p>340</text:p>
          </table:table-cell>
          <table:table-cell office:value-type="float" office:value="40.759" calcext:value-type="float">
            <text:p>40,76</text:p>
          </table:table-cell>
          <table:table-cell office:value-type="float" office:value="52.18" calcext:value-type="float">
            <text:p>52,18</text:p>
          </table:table-cell>
          <table:table-cell table:style-name="ce2" office:value-type="float" office:value="7.66" calcext:value-type="float">
            <text:p>7,66</text:p>
          </table:table-cell>
          <table:table-cell table:style-name="ce2" office:value-type="float" office:value="9.9375" calcext:value-type="float">
            <text:p>9,94</text:p>
          </table:table-cell>
        </table:table-row>
        <table:table-row table:style-name="ro3">
          <table:table-cell table:style-name="ce3" office:value-type="date" office:date-value="1978-01-31" calcext:value-type="date">
            <text:p>31.01.1978</text:p>
          </table:table-cell>
          <table:table-cell office:value-type="float" office:value="365881" calcext:value-type="float">
            <text:p>365881</text:p>
          </table:table-cell>
          <table:table-cell office:value-type="float" office:value="339.3" calcext:value-type="float">
            <text:p>339,3</text:p>
          </table:table-cell>
          <table:table-cell office:value-type="float" office:value="40.868" calcext:value-type="float">
            <text:p>40,87</text:p>
          </table:table-cell>
          <table:table-cell office:value-type="float" office:value="52.296" calcext:value-type="float">
            <text:p>52,3</text:p>
          </table:table-cell>
          <table:table-cell table:style-name="ce2" office:value-type="float" office:value="7.83" calcext:value-type="float">
            <text:p>7,83</text:p>
          </table:table-cell>
          <table:table-cell table:style-name="ce2" office:value-type="float" office:value="9.7574" calcext:value-type="float">
            <text:p>9,76</text:p>
          </table:table-cell>
        </table:table-row>
        <table:table-row table:style-name="ro3">
          <table:table-cell table:style-name="ce3" office:value-type="date" office:date-value="1978-02-28" calcext:value-type="date">
            <text:p>28.02.1978</text:p>
          </table:table-cell>
          <table:table-cell office:value-type="float" office:value="362956" calcext:value-type="float">
            <text:p>362956</text:p>
          </table:table-cell>
          <table:table-cell office:value-type="float" office:value="327.9" calcext:value-type="float">
            <text:p>327,9</text:p>
          </table:table-cell>
          <table:table-cell office:value-type="float" office:value="40.977" calcext:value-type="float">
            <text:p>40,98</text:p>
          </table:table-cell>
          <table:table-cell office:value-type="float" office:value="52.412" calcext:value-type="float">
            <text:p>52,41</text:p>
          </table:table-cell>
          <table:table-cell table:style-name="ce2" office:value-type="float" office:value="7.95" calcext:value-type="float">
            <text:p>7,95</text:p>
          </table:table-cell>
          <table:table-cell table:style-name="ce2" office:value-type="float" office:value="9.7459" calcext:value-type="float">
            <text:p>9,75</text:p>
          </table:table-cell>
        </table:table-row>
        <table:table-row table:style-name="ro3">
          <table:table-cell table:style-name="ce3" office:value-type="date" office:date-value="1978-03-31" calcext:value-type="date">
            <text:p>31.03.1978</text:p>
          </table:table-cell>
          <table:table-cell office:value-type="float" office:value="370689" calcext:value-type="float">
            <text:p>370689</text:p>
          </table:table-cell>
          <table:table-cell office:value-type="float" office:value="330.8" calcext:value-type="float">
            <text:p>330,8</text:p>
          </table:table-cell>
          <table:table-cell office:value-type="float" office:value="41.086" calcext:value-type="float">
            <text:p>41,09</text:p>
          </table:table-cell>
          <table:table-cell office:value-type="float" office:value="52.527" calcext:value-type="float">
            <text:p>52,53</text:p>
          </table:table-cell>
          <table:table-cell table:style-name="ce2" office:value-type="float" office:value="8.05" calcext:value-type="float">
            <text:p>8,05</text:p>
          </table:table-cell>
          <table:table-cell table:style-name="ce2" office:value-type="float" office:value="9.6471" calcext:value-type="float">
            <text:p>9,65</text:p>
          </table:table-cell>
        </table:table-row>
        <table:table-row table:style-name="ro3">
          <table:table-cell table:style-name="ce3" office:value-type="date" office:date-value="1978-04-28" calcext:value-type="date">
            <text:p>28.04.1978</text:p>
          </table:table-cell>
          <table:table-cell office:value-type="float" office:value="374133" calcext:value-type="float">
            <text:p>374133</text:p>
          </table:table-cell>
          <table:table-cell office:value-type="float" office:value="343.4" calcext:value-type="float">
            <text:p>343,4</text:p>
          </table:table-cell>
          <table:table-cell office:value-type="float" office:value="41.193" calcext:value-type="float">
            <text:p>41,19</text:p>
          </table:table-cell>
          <table:table-cell office:value-type="float" office:value="52.641" calcext:value-type="float">
            <text:p>52,64</text:p>
          </table:table-cell>
          <table:table-cell table:style-name="ce2" office:value-type="float" office:value="8.16" calcext:value-type="float">
            <text:p>8,16</text:p>
          </table:table-cell>
          <table:table-cell table:style-name="ce2" office:value-type="float" office:value="9.5186" calcext:value-type="float">
            <text:p>9,52</text:p>
          </table:table-cell>
        </table:table-row>
        <table:table-row table:style-name="ro3">
          <table:table-cell table:style-name="ce3" office:value-type="date" office:date-value="1978-05-31" calcext:value-type="date">
            <text:p>31.05.1978</text:p>
          </table:table-cell>
          <table:table-cell office:value-type="float" office:value="376273" calcext:value-type="float">
            <text:p>376273</text:p>
          </table:table-cell>
          <table:table-cell office:value-type="float" office:value="338.2" calcext:value-type="float">
            <text:p>338,2</text:p>
          </table:table-cell>
          <table:table-cell office:value-type="float" office:value="41.299" calcext:value-type="float">
            <text:p>41,3</text:p>
          </table:table-cell>
          <table:table-cell office:value-type="float" office:value="52.755" calcext:value-type="float">
            <text:p>52,76</text:p>
          </table:table-cell>
          <table:table-cell table:style-name="ce2" office:value-type="float" office:value="8.35" calcext:value-type="float">
            <text:p>8,35</text:p>
          </table:table-cell>
          <table:table-cell table:style-name="ce2" office:value-type="float" office:value="9.6363" calcext:value-type="float">
            <text:p>9,64</text:p>
          </table:table-cell>
        </table:table-row>
        <table:table-row table:style-name="ro3">
          <table:table-cell table:style-name="ce3" office:value-type="date" office:date-value="1978-06-30" calcext:value-type="date">
            <text:p>30.06.1978</text:p>
          </table:table-cell>
          <table:table-cell office:value-type="float" office:value="390814" calcext:value-type="float">
            <text:p>390814</text:p>
          </table:table-cell>
          <table:table-cell office:value-type="float" office:value="345.2" calcext:value-type="float">
            <text:p>345,2</text:p>
          </table:table-cell>
          <table:table-cell office:value-type="float" office:value="41.405" calcext:value-type="float">
            <text:p>41,41</text:p>
          </table:table-cell>
          <table:table-cell office:value-type="float" office:value="52.868" calcext:value-type="float">
            <text:p>52,87</text:p>
          </table:table-cell>
          <table:table-cell table:style-name="ce2" office:value-type="float" office:value="8.51" calcext:value-type="float">
            <text:p>8,51</text:p>
          </table:table-cell>
          <table:table-cell table:style-name="ce2" office:value-type="float" office:value="9.5711" calcext:value-type="float">
            <text:p>9,57</text:p>
          </table:table-cell>
        </table:table-row>
        <table:table-row table:style-name="ro3">
          <table:table-cell table:style-name="ce3" office:value-type="date" office:date-value="1978-07-31" calcext:value-type="date">
            <text:p>31.07.1978</text:p>
          </table:table-cell>
          <table:table-cell office:value-type="float" office:value="396231" calcext:value-type="float">
            <text:p>396231</text:p>
          </table:table-cell>
          <table:table-cell office:value-type="float" office:value="349.5" calcext:value-type="float">
            <text:p>349,5</text:p>
          </table:table-cell>
          <table:table-cell office:value-type="float" office:value="41.509" calcext:value-type="float">
            <text:p>41,51</text:p>
          </table:table-cell>
          <table:table-cell office:value-type="float" office:value="52.98" calcext:value-type="float">
            <text:p>52,98</text:p>
          </table:table-cell>
          <table:table-cell table:style-name="ce2" office:value-type="float" office:value="8.46" calcext:value-type="float">
            <text:p>8,46</text:p>
          </table:table-cell>
          <table:table-cell table:style-name="ce2" office:value-type="float" office:value="9.5751" calcext:value-type="float">
            <text:p>9,58</text:p>
          </table:table-cell>
        </table:table-row>
        <table:table-row table:style-name="ro3">
          <table:table-cell table:style-name="ce3" office:value-type="date" office:date-value="1978-08-31" calcext:value-type="date">
            <text:p>31.08.1978</text:p>
          </table:table-cell>
          <table:table-cell office:value-type="float" office:value="388897" calcext:value-type="float">
            <text:p>388897</text:p>
          </table:table-cell>
          <table:table-cell office:value-type="float" office:value="347.5" calcext:value-type="float">
            <text:p>347,5</text:p>
          </table:table-cell>
          <table:table-cell office:value-type="float" office:value="41.612" calcext:value-type="float">
            <text:p>41,61</text:p>
          </table:table-cell>
          <table:table-cell office:value-type="float" office:value="53.092" calcext:value-type="float">
            <text:p>53,09</text:p>
          </table:table-cell>
          <table:table-cell table:style-name="ce2" office:value-type="float" office:value="8.42" calcext:value-type="float">
            <text:p>8,42</text:p>
          </table:table-cell>
          <table:table-cell table:style-name="ce2" office:value-type="float" office:value="9.526" calcext:value-type="float">
            <text:p>9,53</text:p>
          </table:table-cell>
        </table:table-row>
        <table:table-row table:style-name="ro3">
          <table:table-cell table:style-name="ce3" office:value-type="date" office:date-value="1978-09-29" calcext:value-type="date">
            <text:p>29.09.1978</text:p>
          </table:table-cell>
          <table:table-cell office:value-type="float" office:value="396191" calcext:value-type="float">
            <text:p>396191</text:p>
          </table:table-cell>
          <table:table-cell office:value-type="float" office:value="352.7" calcext:value-type="float">
            <text:p>352,7</text:p>
          </table:table-cell>
          <table:table-cell office:value-type="float" office:value="41.713" calcext:value-type="float">
            <text:p>41,71</text:p>
          </table:table-cell>
          <table:table-cell office:value-type="float" office:value="53.202" calcext:value-type="float">
            <text:p>53,2</text:p>
          </table:table-cell>
          <table:table-cell table:style-name="ce2" office:value-type="float" office:value="8.54" calcext:value-type="float">
            <text:p>8,54</text:p>
          </table:table-cell>
          <table:table-cell table:style-name="ce2" office:value-type="float" office:value="9.629" calcext:value-type="float">
            <text:p>9,63</text:p>
          </table:table-cell>
        </table:table-row>
        <table:table-row table:style-name="ro3">
          <table:table-cell table:style-name="ce3" office:value-type="date" office:date-value="1978-10-31" calcext:value-type="date">
            <text:p>31.10.1978</text:p>
          </table:table-cell>
          <table:table-cell office:value-type="float" office:value="393495" calcext:value-type="float">
            <text:p>393495</text:p>
          </table:table-cell>
          <table:table-cell office:value-type="float" office:value="354.9" calcext:value-type="float">
            <text:p>354,9</text:p>
          </table:table-cell>
          <table:table-cell office:value-type="float" office:value="41.814" calcext:value-type="float">
            <text:p>41,81</text:p>
          </table:table-cell>
          <table:table-cell office:value-type="float" office:value="53.312" calcext:value-type="float">
            <text:p>53,3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.8057" calcext:value-type="float">
            <text:p>9,81</text:p>
          </table:table-cell>
        </table:table-row>
        <table:table-row table:style-name="ro3">
          <table:table-cell table:style-name="ce3" office:value-type="date" office:date-value="1978-11-30" calcext:value-type="date">
            <text:p>30.11.1978</text:p>
          </table:table-cell>
          <table:table-cell office:value-type="float" office:value="404548" calcext:value-type="float">
            <text:p>404548</text:p>
          </table:table-cell>
          <table:table-cell office:value-type="float" office:value="358.5" calcext:value-type="float">
            <text:p>358,5</text:p>
          </table:table-cell>
          <table:table-cell office:value-type="float" office:value="41.913" calcext:value-type="float">
            <text:p>41,91</text:p>
          </table:table-cell>
          <table:table-cell office:value-type="float" office:value="53.42" calcext:value-type="float">
            <text:p>53,42</text:p>
          </table:table-cell>
          <table:table-cell table:style-name="ce2" office:value-type="float" office:value="8.9" calcext:value-type="float">
            <text:p>8,9</text:p>
          </table:table-cell>
          <table:table-cell table:style-name="ce2" office:value-type="float" office:value="9.8495" calcext:value-type="float">
            <text:p>9,85</text:p>
          </table:table-cell>
        </table:table-row>
        <table:table-row table:style-name="ro3">
          <table:table-cell table:style-name="ce3" office:value-type="date" office:date-value="1978-12-29" calcext:value-type="date">
            <text:p>29.12.1978</text:p>
          </table:table-cell>
          <table:table-cell office:value-type="float" office:value="417978" calcext:value-type="float">
            <text:p>417978</text:p>
          </table:table-cell>
          <table:table-cell office:value-type="float" office:value="367.9" calcext:value-type="float">
            <text:p>367,9</text:p>
          </table:table-cell>
          <table:table-cell office:value-type="float" office:value="42.01" calcext:value-type="float">
            <text:p>42,01</text:p>
          </table:table-cell>
          <table:table-cell office:value-type="float" office:value="53.528" calcext:value-type="float">
            <text:p>53,53</text:p>
          </table:table-cell>
          <table:table-cell table:style-name="ce2" office:value-type="float" office:value="9.23" calcext:value-type="float">
            <text:p>9,23</text:p>
          </table:table-cell>
          <table:table-cell table:style-name="ce2" office:value-type="float" office:value="9.6583" calcext:value-type="float">
            <text:p>9,66</text:p>
          </table:table-cell>
        </table:table-row>
        <table:table-row table:style-name="ro3">
          <table:table-cell table:style-name="ce3" office:value-type="date" office:date-value="1979-01-31" calcext:value-type="date">
            <text:p>31.01.1979</text:p>
          </table:table-cell>
          <table:table-cell office:value-type="float" office:value="408528" calcext:value-type="float">
            <text:p>408528</text:p>
          </table:table-cell>
          <table:table-cell office:value-type="float" office:value="363.3" calcext:value-type="float">
            <text:p>363,3</text:p>
          </table:table-cell>
          <table:table-cell office:value-type="float" office:value="42.106" calcext:value-type="float">
            <text:p>42,11</text:p>
          </table:table-cell>
          <table:table-cell office:value-type="float" office:value="53.634" calcext:value-type="float">
            <text:p>53,63</text:p>
          </table:table-cell>
          <table:table-cell table:style-name="ce2" office:value-type="float" office:value="8.93" calcext:value-type="float">
            <text:p>8,93</text:p>
          </table:table-cell>
          <table:table-cell table:style-name="ce2" office:value-type="float" office:value="9.6236" calcext:value-type="float">
            <text:p>9,62</text:p>
          </table:table-cell>
        </table:table-row>
        <table:table-row table:style-name="ro3">
          <table:table-cell table:style-name="ce3" office:value-type="date" office:date-value="1979-02-28" calcext:value-type="date">
            <text:p>28.02.1979</text:p>
          </table:table-cell>
          <table:table-cell office:value-type="float" office:value="405599" calcext:value-type="float">
            <text:p>405599</text:p>
          </table:table-cell>
          <table:table-cell office:value-type="float" office:value="351.7" calcext:value-type="float">
            <text:p>351,7</text:p>
          </table:table-cell>
          <table:table-cell office:value-type="float" office:value="42.201" calcext:value-type="float">
            <text:p>42,2</text:p>
          </table:table-cell>
          <table:table-cell office:value-type="float" office:value="53.739" calcext:value-type="float">
            <text:p>53,74</text:p>
          </table:table-cell>
          <table:table-cell table:style-name="ce2" office:value-type="float" office:value="9.22" calcext:value-type="float">
            <text:p>9,22</text:p>
          </table:table-cell>
          <table:table-cell table:style-name="ce2" office:value-type="float" office:value="9.7419" calcext:value-type="float">
            <text:p>9,74</text:p>
          </table:table-cell>
        </table:table-row>
        <table:table-row table:style-name="ro3">
          <table:table-cell table:style-name="ce3" office:value-type="date" office:date-value="1979-03-30" calcext:value-type="date">
            <text:p>30.03.1979</text:p>
          </table:table-cell>
          <table:table-cell office:value-type="float" office:value="414571" calcext:value-type="float">
            <text:p>414571</text:p>
          </table:table-cell>
          <table:table-cell office:value-type="float" office:value="356.1" calcext:value-type="float">
            <text:p>356,1</text:p>
          </table:table-cell>
          <table:table-cell office:value-type="float" office:value="42.294" calcext:value-type="float">
            <text:p>42,29</text:p>
          </table:table-cell>
          <table:table-cell office:value-type="float" office:value="53.843" calcext:value-type="float">
            <text:p>53,84</text:p>
          </table:table-cell>
          <table:table-cell table:style-name="ce2" office:value-type="float" office:value="9.14" calcext:value-type="float">
            <text:p>9,14</text:p>
          </table:table-cell>
          <table:table-cell table:style-name="ce2" office:value-type="float" office:value="9.8235" calcext:value-type="float">
            <text:p>9,82</text:p>
          </table:table-cell>
        </table:table-row>
        <table:table-row table:style-name="ro3">
          <table:table-cell table:style-name="ce3" office:value-type="date" office:date-value="1979-04-30" calcext:value-type="date">
            <text:p>30.04.1979</text:p>
          </table:table-cell>
          <table:table-cell office:value-type="float" office:value="416264" calcext:value-type="float">
            <text:p>416264</text:p>
          </table:table-cell>
          <table:table-cell office:value-type="float" office:value="371.3" calcext:value-type="float">
            <text:p>371,3</text:p>
          </table:table-cell>
          <table:table-cell office:value-type="float" office:value="42.385" calcext:value-type="float">
            <text:p>42,39</text:p>
          </table:table-cell>
          <table:table-cell office:value-type="float" office:value="53.946" calcext:value-type="float">
            <text:p>53,95</text:p>
          </table:table-cell>
          <table:table-cell table:style-name="ce2" office:value-type="float" office:value="9.33" calcext:value-type="float">
            <text:p>9,33</text:p>
          </table:table-cell>
          <table:table-cell table:style-name="ce2" office:value-type="float" office:value="9.9274" calcext:value-type="float">
            <text:p>9,93</text:p>
          </table:table-cell>
        </table:table-row>
        <table:table-row table:style-name="ro3">
          <table:table-cell table:style-name="ce3" office:value-type="date" office:date-value="1979-05-31" calcext:value-type="date">
            <text:p>31.05.1979</text:p>
          </table:table-cell>
          <table:table-cell office:value-type="float" office:value="420214" calcext:value-type="float">
            <text:p>420214</text:p>
          </table:table-cell>
          <table:table-cell office:value-type="float" office:value="362.2" calcext:value-type="float">
            <text:p>362,2</text:p>
          </table:table-cell>
          <table:table-cell office:value-type="float" office:value="42.476" calcext:value-type="float">
            <text:p>42,48</text:p>
          </table:table-cell>
          <table:table-cell office:value-type="float" office:value="54.047" calcext:value-type="float">
            <text:p>54,05</text:p>
          </table:table-cell>
          <table:table-cell table:style-name="ce2" office:value-type="float" office:value="9.02" calcext:value-type="float">
            <text:p>9,02</text:p>
          </table:table-cell>
          <table:table-cell table:style-name="ce2" office:value-type="float" office:value="10.201" calcext:value-type="float">
            <text:p>10,2</text:p>
          </table:table-cell>
        </table:table-row>
        <table:table-row table:style-name="ro3">
          <table:table-cell table:style-name="ce3" office:value-type="date" office:date-value="1979-06-29" calcext:value-type="date">
            <text:p>29.06.1979</text:p>
          </table:table-cell>
          <table:table-cell office:value-type="float" office:value="435604" calcext:value-type="float">
            <text:p>435604</text:p>
          </table:table-cell>
          <table:table-cell office:value-type="float" office:value="371.9" calcext:value-type="float">
            <text:p>371,9</text:p>
          </table:table-cell>
          <table:table-cell office:value-type="float" office:value="42.564" calcext:value-type="float">
            <text:p>42,56</text:p>
          </table:table-cell>
          <table:table-cell office:value-type="float" office:value="54.147" calcext:value-type="float">
            <text:p>54,15</text:p>
          </table:table-cell>
          <table:table-cell table:style-name="ce2" office:value-type="float" office:value="8.74" calcext:value-type="float">
            <text:p>8,74</text:p>
          </table:table-cell>
          <table:table-cell table:style-name="ce2" office:value-type="float" office:value="10.3992" calcext:value-type="float">
            <text:p>10,4</text:p>
          </table:table-cell>
        </table:table-row>
        <table:table-row table:style-name="ro3">
          <table:table-cell table:style-name="ce3" office:value-type="date" office:date-value="1979-07-31" calcext:value-type="date">
            <text:p>31.07.1979</text:p>
          </table:table-cell>
          <table:table-cell office:value-type="float" office:value="436583" calcext:value-type="float">
            <text:p>436583</text:p>
          </table:table-cell>
          <table:table-cell office:value-type="float" office:value="378.4" calcext:value-type="float">
            <text:p>378,4</text:p>
          </table:table-cell>
          <table:table-cell office:value-type="float" office:value="42.652" calcext:value-type="float">
            <text:p>42,65</text:p>
          </table:table-cell>
          <table:table-cell office:value-type="float" office:value="54.246" calcext:value-type="float">
            <text:p>54,25</text:p>
          </table:table-cell>
          <table:table-cell table:style-name="ce2" office:value-type="float" office:value="9.02" calcext:value-type="float">
            <text:p>9,02</text:p>
          </table:table-cell>
          <table:table-cell table:style-name="ce2" office:value-type="float" office:value="10.5292" calcext:value-type="float">
            <text:p>10,53</text:p>
          </table:table-cell>
        </table:table-row>
        <table:table-row table:style-name="ro3">
          <table:table-cell table:style-name="ce3" office:value-type="date" office:date-value="1979-08-31" calcext:value-type="date">
            <text:p>31.08.1979</text:p>
          </table:table-cell>
          <table:table-cell office:value-type="float" office:value="427802" calcext:value-type="float">
            <text:p>427802</text:p>
          </table:table-cell>
          <table:table-cell office:value-type="float" office:value="376.9" calcext:value-type="float">
            <text:p>376,9</text:p>
          </table:table-cell>
          <table:table-cell office:value-type="float" office:value="42.738" calcext:value-type="float">
            <text:p>42,74</text:p>
          </table:table-cell>
          <table:table-cell office:value-type="float" office:value="54.343" calcext:value-type="float">
            <text:p>54,34</text:p>
          </table:table-cell>
          <table:table-cell table:style-name="ce2" office:value-type="float" office:value="9.3" calcext:value-type="float">
            <text:p>9,3</text:p>
          </table:table-cell>
          <table:table-cell table:style-name="ce2" office:value-type="float" office:value="10.5991" calcext:value-type="float">
            <text:p>10,6</text:p>
          </table:table-cell>
        </table:table-row>
        <table:table-row table:style-name="ro3">
          <table:table-cell table:style-name="ce3" office:value-type="date" office:date-value="1979-09-28" calcext:value-type="date">
            <text:p>28.09.1979</text:p>
          </table:table-cell>
          <table:table-cell office:value-type="float" office:value="434311" calcext:value-type="float">
            <text:p>434311</text:p>
          </table:table-cell>
          <table:table-cell office:value-type="float" office:value="380.5" calcext:value-type="float">
            <text:p>380,5</text:p>
          </table:table-cell>
          <table:table-cell office:value-type="float" office:value="42.823" calcext:value-type="float">
            <text:p>42,82</text:p>
          </table:table-cell>
          <table:table-cell office:value-type="float" office:value="54.439" calcext:value-type="float">
            <text:p>54,44</text:p>
          </table:table-cell>
          <table:table-cell table:style-name="ce2" office:value-type="float" office:value="9.46" calcext:value-type="float">
            <text:p>9,46</text:p>
          </table:table-cell>
          <table:table-cell table:style-name="ce2" office:value-type="float" office:value="10.6704" calcext:value-type="float">
            <text:p>10,67</text:p>
          </table:table-cell>
        </table:table-row>
        <table:table-row table:style-name="ro3">
          <table:table-cell table:style-name="ce3" office:value-type="date" office:date-value="1979-10-31" calcext:value-type="date">
            <text:p>31.10.1979</text:p>
          </table:table-cell>
          <table:table-cell office:value-type="float" office:value="431605" calcext:value-type="float">
            <text:p>431605</text:p>
          </table:table-cell>
          <table:table-cell office:value-type="float" office:value="382.6" calcext:value-type="float">
            <text:p>382,6</text:p>
          </table:table-cell>
          <table:table-cell office:value-type="float" office:value="42.906" calcext:value-type="float">
            <text:p>42,91</text:p>
          </table:table-cell>
          <table:table-cell office:value-type="float" office:value="54.533" calcext:value-type="float">
            <text:p>54,53</text:p>
          </table:table-cell>
          <table:table-cell table:style-name="ce2" office:value-type="float" office:value="10.95" calcext:value-type="float">
            <text:p>10,95</text:p>
          </table:table-cell>
          <table:table-cell table:style-name="ce2" office:value-type="float" office:value="10.8468" calcext:value-type="float">
            <text:p>10,85</text:p>
          </table:table-cell>
        </table:table-row>
        <table:table-row table:style-name="ro3">
          <table:table-cell table:style-name="ce3" office:value-type="date" office:date-value="1979-11-30" calcext:value-type="date">
            <text:p>30.11.1979</text:p>
          </table:table-cell>
          <table:table-cell office:value-type="float" office:value="441447" calcext:value-type="float">
            <text:p>441447</text:p>
          </table:table-cell>
          <table:table-cell office:value-type="float" office:value="384.4" calcext:value-type="float">
            <text:p>384,4</text:p>
          </table:table-cell>
          <table:table-cell office:value-type="float" office:value="42.988" calcext:value-type="float">
            <text:p>42,99</text:p>
          </table:table-cell>
          <table:table-cell office:value-type="float" office:value="54.625" calcext:value-type="float">
            <text:p>54,63</text:p>
          </table:table-cell>
          <table:table-cell table:style-name="ce2" office:value-type="float" office:value="10.45" calcext:value-type="float">
            <text:p>10,45</text:p>
          </table:table-cell>
          <table:table-cell table:style-name="ce2" office:value-type="float" office:value="11.1374" calcext:value-type="float">
            <text:p>11,14</text:p>
          </table:table-cell>
        </table:table-row>
        <table:table-row table:style-name="ro3">
          <table:table-cell table:style-name="ce3" office:value-type="date" office:date-value="1979-12-31" calcext:value-type="date">
            <text:p>31.12.1979</text:p>
          </table:table-cell>
          <table:table-cell office:value-type="float" office:value="458548" calcext:value-type="float">
            <text:p>458548</text:p>
          </table:table-cell>
          <table:table-cell office:value-type="float" office:value="393.2" calcext:value-type="float">
            <text:p>393,2</text:p>
          </table:table-cell>
          <table:table-cell office:value-type="float" office:value="43.07" calcext:value-type="float">
            <text:p>43,07</text:p>
          </table:table-cell>
          <table:table-cell office:value-type="float" office:value="54.716" calcext:value-type="float">
            <text:p>54,72</text:p>
          </table:table-cell>
          <table:table-cell table:style-name="ce2" office:value-type="float" office:value="10.36" calcext:value-type="float">
            <text:p>10,36</text:p>
          </table:table-cell>
          <table:table-cell table:style-name="ce2" office:value-type="float" office:value="11.4201" calcext:value-type="float">
            <text:p>11,42</text:p>
          </table:table-cell>
        </table:table-row>
        <table:table-row table:style-name="ro3">
          <table:table-cell table:style-name="ce3" office:value-type="date" office:date-value="1980-01-31" calcext:value-type="date">
            <text:p>31.01.1980</text:p>
          </table:table-cell>
          <table:table-cell office:value-type="float" office:value="444852" calcext:value-type="float">
            <text:p>444852</text:p>
          </table:table-cell>
          <table:table-cell office:value-type="float" office:value="390.4" calcext:value-type="float">
            <text:p>390,4</text:p>
          </table:table-cell>
          <table:table-cell office:value-type="float" office:value="43.15" calcext:value-type="float">
            <text:p>43,15</text:p>
          </table:table-cell>
          <table:table-cell office:value-type="float" office:value="54.806" calcext:value-type="float">
            <text:p>54,81</text:p>
          </table:table-cell>
          <table:table-cell table:style-name="ce2" office:value-type="float" office:value="11.12" calcext:value-type="float">
            <text:p>11,12</text:p>
          </table:table-cell>
          <table:table-cell table:style-name="ce2" office:value-type="float" office:value="11.5023" calcext:value-type="float">
            <text:p>11,5</text:p>
          </table:table-cell>
        </table:table-row>
        <table:table-row table:style-name="ro3">
          <table:table-cell table:style-name="ce3" office:value-type="date" office:date-value="1980-02-29" calcext:value-type="date">
            <text:p>29.02.1980</text:p>
          </table:table-cell>
          <table:table-cell office:value-type="float" office:value="440074" calcext:value-type="float">
            <text:p>440074</text:p>
          </table:table-cell>
          <table:table-cell office:value-type="float" office:value="380.8" calcext:value-type="float">
            <text:p>380,8</text:p>
          </table:table-cell>
          <table:table-cell office:value-type="float" office:value="43.229" calcext:value-type="float">
            <text:p>43,23</text:p>
          </table:table-cell>
          <table:table-cell office:value-type="float" office:value="54.894" calcext:value-type="float">
            <text:p>54,89</text:p>
          </table:table-cell>
          <table:table-cell table:style-name="ce2" office:value-type="float" office:value="13.1" calcext:value-type="float">
            <text:p>13,1</text:p>
          </table:table-cell>
          <table:table-cell table:style-name="ce2" office:value-type="float" office:value="12.0853" calcext:value-type="float">
            <text:p>12,09</text:p>
          </table:table-cell>
        </table:table-row>
        <table:table-row table:style-name="ro3">
          <table:table-cell table:style-name="ce3" office:value-type="date" office:date-value="1980-03-31" calcext:value-type="date">
            <text:p>31.03.1980</text:p>
          </table:table-cell>
          <table:table-cell office:value-type="float" office:value="447850" calcext:value-type="float">
            <text:p>447850</text:p>
          </table:table-cell>
          <table:table-cell office:value-type="float" office:value="382.2" calcext:value-type="float">
            <text:p>382,2</text:p>
          </table:table-cell>
          <table:table-cell office:value-type="float" office:value="43.308" calcext:value-type="float">
            <text:p>43,31</text:p>
          </table:table-cell>
          <table:table-cell office:value-type="float" office:value="54.98" calcext:value-type="float">
            <text:p>54,98</text:p>
          </table:table-cell>
          <table:table-cell table:style-name="ce2" office:value-type="float" office:value="12.76" calcext:value-type="float">
            <text:p>12,76</text:p>
          </table:table-cell>
          <table:table-cell table:style-name="ce2" office:value-type="float" office:value="12.685" calcext:value-type="float">
            <text:p>12,69</text:p>
          </table:table-cell>
        </table:table-row>
        <table:table-row table:style-name="ro3">
          <table:table-cell table:style-name="ce3" office:value-type="date" office:date-value="1980-04-30" calcext:value-type="date">
            <text:p>30.04.1980</text:p>
          </table:table-cell>
          <table:table-cell office:value-type="float" office:value="448946" calcext:value-type="float">
            <text:p>448946</text:p>
          </table:table-cell>
          <table:table-cell office:value-type="float" office:value="386.7" calcext:value-type="float">
            <text:p>386,7</text:p>
          </table:table-cell>
          <table:table-cell office:value-type="float" office:value="43.386" calcext:value-type="float">
            <text:p>43,39</text:p>
          </table:table-cell>
          <table:table-cell office:value-type="float" office:value="55.065" calcext:value-type="float">
            <text:p>55,07</text:p>
          </table:table-cell>
          <table:table-cell table:style-name="ce2" office:value-type="float" office:value="10.75" calcext:value-type="float">
            <text:p>10,75</text:p>
          </table:table-cell>
          <table:table-cell table:style-name="ce2" office:value-type="float" office:value="12.5724" calcext:value-type="float">
            <text:p>12,57</text:p>
          </table:table-cell>
        </table:table-row>
        <table:table-row table:style-name="ro3">
          <table:table-cell table:style-name="ce3" office:value-type="date" office:date-value="1980-05-30" calcext:value-type="date">
            <text:p>30.05.1980</text:p>
          </table:table-cell>
          <table:table-cell office:value-type="float" office:value="452286" calcext:value-type="float">
            <text:p>452286</text:p>
          </table:table-cell>
          <table:table-cell office:value-type="float" office:value="377.8" calcext:value-type="float">
            <text:p>377,8</text:p>
          </table:table-cell>
          <table:table-cell office:value-type="float" office:value="43.463" calcext:value-type="float">
            <text:p>43,46</text:p>
          </table:table-cell>
          <table:table-cell office:value-type="float" office:value="55.149" calcext:value-type="float">
            <text:p>55,15</text:p>
          </table:table-cell>
          <table:table-cell table:style-name="ce2" office:value-type="float" office:value="10.09" calcext:value-type="float">
            <text:p>10,09</text:p>
          </table:table-cell>
          <table:table-cell table:style-name="ce2" office:value-type="float" office:value="12.2638" calcext:value-type="float">
            <text:p>12,26</text:p>
          </table:table-cell>
        </table:table-row>
        <table:table-row table:style-name="ro3">
          <table:table-cell table:style-name="ce3" office:value-type="date" office:date-value="1980-06-30" calcext:value-type="date">
            <text:p>30.06.1980</text:p>
          </table:table-cell>
          <table:table-cell office:value-type="float" office:value="467166" calcext:value-type="float">
            <text:p>467166</text:p>
          </table:table-cell>
          <table:table-cell office:value-type="float" office:value="387.3" calcext:value-type="float">
            <text:p>387,3</text:p>
          </table:table-cell>
          <table:table-cell office:value-type="float" office:value="43.539" calcext:value-type="float">
            <text:p>43,54</text:p>
          </table:table-cell>
          <table:table-cell office:value-type="float" office:value="55.231" calcext:value-type="float">
            <text:p>55,23</text:p>
          </table:table-cell>
          <table:table-cell table:style-name="ce2" office:value-type="float" office:value="9.73" calcext:value-type="float">
            <text:p>9,73</text:p>
          </table:table-cell>
          <table:table-cell table:style-name="ce2" office:value-type="float" office:value="12.1057" calcext:value-type="float">
            <text:p>12,11</text:p>
          </table:table-cell>
        </table:table-row>
        <table:table-row table:style-name="ro3">
          <table:table-cell table:style-name="ce3" office:value-type="date" office:date-value="1980-07-31" calcext:value-type="date">
            <text:p>31.07.1980</text:p>
          </table:table-cell>
          <table:table-cell office:value-type="float" office:value="466043" calcext:value-type="float">
            <text:p>466043</text:p>
          </table:table-cell>
          <table:table-cell office:value-type="float" office:value="394.6" calcext:value-type="float">
            <text:p>394,6</text:p>
          </table:table-cell>
          <table:table-cell office:value-type="float" office:value="43.616" calcext:value-type="float">
            <text:p>43,62</text:p>
          </table:table-cell>
          <table:table-cell office:value-type="float" office:value="55.311" calcext:value-type="float">
            <text:p>55,31</text:p>
          </table:table-cell>
          <table:table-cell table:style-name="ce2" office:value-type="float" office:value="10.38" calcext:value-type="float">
            <text:p>10,38</text:p>
          </table:table-cell>
          <table:table-cell table:style-name="ce2" office:value-type="float" office:value="12.1237" calcext:value-type="float">
            <text:p>12,12</text:p>
          </table:table-cell>
        </table:table-row>
        <table:table-row table:style-name="ro3">
          <table:table-cell table:style-name="ce3" office:value-type="date" office:date-value="1980-08-29" calcext:value-type="date">
            <text:p>29.08.1980</text:p>
          </table:table-cell>
          <table:table-cell office:value-type="float" office:value="459264" calcext:value-type="float">
            <text:p>459264</text:p>
          </table:table-cell>
          <table:table-cell office:value-type="float" office:value="398.3" calcext:value-type="float">
            <text:p>398,3</text:p>
          </table:table-cell>
          <table:table-cell office:value-type="float" office:value="43.692" calcext:value-type="float">
            <text:p>43,69</text:p>
          </table:table-cell>
          <table:table-cell office:value-type="float" office:value="55.391" calcext:value-type="float">
            <text:p>55,39</text:p>
          </table:table-cell>
          <table:table-cell table:style-name="ce2" office:value-type="float" office:value="11.63" calcext:value-type="float">
            <text:p>11,63</text:p>
          </table:table-cell>
          <table:table-cell table:style-name="ce2" office:value-type="float" office:value="12.164" calcext:value-type="float">
            <text:p>12,16</text:p>
          </table:table-cell>
        </table:table-row>
        <table:table-row table:style-name="ro3">
          <table:table-cell table:style-name="ce3" office:value-type="date" office:date-value="1980-09-30" calcext:value-type="date">
            <text:p>30.09.1980</text:p>
          </table:table-cell>
          <table:table-cell office:value-type="float" office:value="466001" calcext:value-type="float">
            <text:p>466001</text:p>
          </table:table-cell>
          <table:table-cell office:value-type="float" office:value="404.7" calcext:value-type="float">
            <text:p>404,7</text:p>
          </table:table-cell>
          <table:table-cell office:value-type="float" office:value="43.768" calcext:value-type="float">
            <text:p>43,77</text:p>
          </table:table-cell>
          <table:table-cell office:value-type="float" office:value="55.469" calcext:value-type="float">
            <text:p>55,47</text:p>
          </table:table-cell>
          <table:table-cell table:style-name="ce2" office:value-type="float" office:value="11.86" calcext:value-type="float">
            <text:p>11,86</text:p>
          </table:table-cell>
          <table:table-cell table:style-name="ce2" office:value-type="float" office:value="12.4537" calcext:value-type="float">
            <text:p>12,45</text:p>
          </table:table-cell>
        </table:table-row>
        <table:table-row table:style-name="ro3">
          <table:table-cell table:style-name="ce3" office:value-type="date" office:date-value="1980-10-31" calcext:value-type="date">
            <text:p>31.10.1980</text:p>
          </table:table-cell>
          <table:table-cell office:value-type="float" office:value="464732" calcext:value-type="float">
            <text:p>464732</text:p>
          </table:table-cell>
          <table:table-cell office:value-type="float" office:value="410.7" calcext:value-type="float">
            <text:p>410,7</text:p>
          </table:table-cell>
          <table:table-cell office:value-type="float" office:value="43.844" calcext:value-type="float">
            <text:p>43,84</text:p>
          </table:table-cell>
          <table:table-cell office:value-type="float" office:value="55.545" calcext:value-type="float">
            <text:p>55,55</text:p>
          </table:table-cell>
          <table:table-cell table:style-name="ce2" office:value-type="float" office:value="12.56" calcext:value-type="float">
            <text:p>12,56</text:p>
          </table:table-cell>
          <table:table-cell table:style-name="ce2" office:value-type="float" office:value="12.7621" calcext:value-type="float">
            <text:p>12,76</text:p>
          </table:table-cell>
        </table:table-row>
        <table:table-row table:style-name="ro3">
          <table:table-cell table:style-name="ce3" office:value-type="date" office:date-value="1980-11-28" calcext:value-type="date">
            <text:p>28.11.1980</text:p>
          </table:table-cell>
          <table:table-cell office:value-type="float" office:value="481987" calcext:value-type="float">
            <text:p>481987</text:p>
          </table:table-cell>
          <table:table-cell office:value-type="float" office:value="415.8" calcext:value-type="float">
            <text:p>415,8</text:p>
          </table:table-cell>
          <table:table-cell office:value-type="float" office:value="43.92" calcext:value-type="float">
            <text:p>43,92</text:p>
          </table:table-cell>
          <table:table-cell office:value-type="float" office:value="55.621" calcext:value-type="float">
            <text:p>55,62</text:p>
          </table:table-cell>
          <table:table-cell table:style-name="ce2" office:value-type="float" office:value="12.86" calcext:value-type="float">
            <text:p>12,86</text:p>
          </table:table-cell>
          <table:table-cell table:style-name="ce2" office:value-type="float" office:value="12.9068" calcext:value-type="float">
            <text:p>12,91</text:p>
          </table:table-cell>
        </table:table-row>
        <table:table-row table:style-name="ro3">
          <table:table-cell table:style-name="ce3" office:value-type="date" office:date-value="1980-12-31" calcext:value-type="date">
            <text:p>31.12.1980</text:p>
          </table:table-cell>
          <table:table-cell office:value-type="float" office:value="492650" calcext:value-type="float">
            <text:p>492650</text:p>
          </table:table-cell>
          <table:table-cell office:value-type="float" office:value="419.5" calcext:value-type="float">
            <text:p>419,5</text:p>
          </table:table-cell>
          <table:table-cell office:value-type="float" office:value="43.996" calcext:value-type="float">
            <text:p>44</text:p>
          </table:table-cell>
          <table:table-cell office:value-type="float" office:value="55.696" calcext:value-type="float">
            <text:p>55,7</text:p>
          </table:table-cell>
          <table:table-cell table:style-name="ce2" office:value-type="float" office:value="12.49" calcext:value-type="float">
            <text:p>12,49</text:p>
          </table:table-cell>
          <table:table-cell table:style-name="ce2" office:value-type="float" office:value="12.841" calcext:value-type="float">
            <text:p>12,84</text:p>
          </table:table-cell>
        </table:table-row>
        <table:table-row table:style-name="ro3">
          <table:table-cell table:style-name="ce3" office:value-type="date" office:date-value="1981-01-30" calcext:value-type="date">
            <text:p>30.01.1981</text:p>
          </table:table-cell>
          <table:table-cell office:value-type="float" office:value="476508" calcext:value-type="float">
            <text:p>476508</text:p>
          </table:table-cell>
          <table:table-cell office:value-type="float" office:value="416.4" calcext:value-type="float">
            <text:p>416,4</text:p>
          </table:table-cell>
          <table:table-cell office:value-type="float" office:value="44.073" calcext:value-type="float">
            <text:p>44,07</text:p>
          </table:table-cell>
          <table:table-cell office:value-type="float" office:value="55.769" calcext:value-type="float">
            <text:p>55,77</text:p>
          </table:table-cell>
          <table:table-cell table:style-name="ce2" office:value-type="float" office:value="12.73" calcext:value-type="float">
            <text:p>12,73</text:p>
          </table:table-cell>
          <table:table-cell table:style-name="ce2" office:value-type="float" office:value="12.9312" calcext:value-type="float">
            <text:p>12,93</text:p>
          </table:table-cell>
        </table:table-row>
        <table:table-row table:style-name="ro3">
          <table:table-cell table:style-name="ce3" office:value-type="date" office:date-value="1981-02-27" calcext:value-type="date">
            <text:p>27.02.1981</text:p>
          </table:table-cell>
          <table:table-cell office:value-type="float" office:value="475181" calcext:value-type="float">
            <text:p>475181</text:p>
          </table:table-cell>
          <table:table-cell office:value-type="float" office:value="405.5" calcext:value-type="float">
            <text:p>405,5</text:p>
          </table:table-cell>
          <table:table-cell office:value-type="float" office:value="44.15" calcext:value-type="float">
            <text:p>44,15</text:p>
          </table:table-cell>
          <table:table-cell office:value-type="float" office:value="55.842" calcext:value-type="float">
            <text:p>55,84</text:p>
          </table:table-cell>
          <table:table-cell table:style-name="ce2" office:value-type="float" office:value="13.58" calcext:value-type="float">
            <text:p>13,58</text:p>
          </table:table-cell>
          <table:table-cell table:style-name="ce2" office:value-type="float" office:value="13.4494" calcext:value-type="float">
            <text:p>13,45</text:p>
          </table:table-cell>
        </table:table-row>
        <table:table-row table:style-name="ro3">
          <table:table-cell table:style-name="ce3" office:value-type="date" office:date-value="1981-03-31" calcext:value-type="date">
            <text:p>31.03.1981</text:p>
          </table:table-cell>
          <table:table-cell office:value-type="float" office:value="476580" calcext:value-type="float">
            <text:p>476580</text:p>
          </table:table-cell>
          <table:table-cell office:value-type="float" office:value="412.2" calcext:value-type="float">
            <text:p>412,2</text:p>
          </table:table-cell>
          <table:table-cell office:value-type="float" office:value="44.227" calcext:value-type="float">
            <text:p>44,23</text:p>
          </table:table-cell>
          <table:table-cell office:value-type="float" office:value="55.914" calcext:value-type="float">
            <text:p>55,91</text:p>
          </table:table-cell>
          <table:table-cell table:style-name="ce2" office:value-type="float" office:value="13.3" calcext:value-type="float">
            <text:p>13,3</text:p>
          </table:table-cell>
          <table:table-cell table:style-name="ce2" office:value-type="float" office:value="13.7055" calcext:value-type="float">
            <text:p>13,71</text:p>
          </table:table-cell>
        </table:table-row>
        <table:table-row table:style-name="ro3">
          <table:table-cell table:style-name="ce3" office:value-type="date" office:date-value="1981-04-30" calcext:value-type="date">
            <text:p>30.04.1981</text:p>
          </table:table-cell>
          <table:table-cell office:value-type="float" office:value="477209" calcext:value-type="float">
            <text:p>477209</text:p>
          </table:table-cell>
          <table:table-cell office:value-type="float" office:value="431" calcext:value-type="float">
            <text:p>431</text:p>
          </table:table-cell>
          <table:table-cell office:value-type="float" office:value="44.305" calcext:value-type="float">
            <text:p>44,31</text:p>
          </table:table-cell>
          <table:table-cell office:value-type="float" office:value="55.985" calcext:value-type="float">
            <text:p>55,99</text:p>
          </table:table-cell>
          <table:table-cell table:style-name="ce2" office:value-type="float" office:value="14.26" calcext:value-type="float">
            <text:p>14,26</text:p>
          </table:table-cell>
          <table:table-cell table:style-name="ce2" office:value-type="float" office:value="13.9322" calcext:value-type="float">
            <text:p>13,93</text:p>
          </table:table-cell>
        </table:table-row>
        <table:table-row table:style-name="ro3">
          <table:table-cell table:style-name="ce3" office:value-type="date" office:date-value="1981-05-29" calcext:value-type="date">
            <text:p>29.05.1981</text:p>
          </table:table-cell>
          <table:table-cell office:value-type="float" office:value="486156" calcext:value-type="float">
            <text:p>486156</text:p>
          </table:table-cell>
          <table:table-cell office:value-type="float" office:value="418.5" calcext:value-type="float">
            <text:p>418,5</text:p>
          </table:table-cell>
          <table:table-cell office:value-type="float" office:value="44.384" calcext:value-type="float">
            <text:p>44,38</text:p>
          </table:table-cell>
          <table:table-cell office:value-type="float" office:value="56.055" calcext:value-type="float">
            <text:p>56,06</text:p>
          </table:table-cell>
          <table:table-cell table:style-name="ce2" office:value-type="float" office:value="13.65" calcext:value-type="float">
            <text:p>13,65</text:p>
          </table:table-cell>
          <table:table-cell table:style-name="ce2" office:value-type="float" office:value="14.7366" calcext:value-type="float">
            <text:p>14,74</text:p>
          </table:table-cell>
        </table:table-row>
        <table:table-row table:style-name="ro3">
          <table:table-cell table:style-name="ce3" office:value-type="date" office:date-value="1981-06-30" calcext:value-type="date">
            <text:p>30.06.1981</text:p>
          </table:table-cell>
          <table:table-cell office:value-type="float" office:value="494939" calcext:value-type="float">
            <text:p>494939</text:p>
          </table:table-cell>
          <table:table-cell office:value-type="float" office:value="422.8" calcext:value-type="float">
            <text:p>422,8</text:p>
          </table:table-cell>
          <table:table-cell office:value-type="float" office:value="44.464" calcext:value-type="float">
            <text:p>44,46</text:p>
          </table:table-cell>
          <table:table-cell office:value-type="float" office:value="56.125" calcext:value-type="float">
            <text:p>56,13</text:p>
          </table:table-cell>
          <table:table-cell table:style-name="ce2" office:value-type="float" office:value="14.15" calcext:value-type="float">
            <text:p>14,15</text:p>
          </table:table-cell>
          <table:table-cell table:style-name="ce2" office:value-type="float" office:value="14.8977" calcext:value-type="float">
            <text:p>14,9</text:p>
          </table:table-cell>
        </table:table-row>
        <table:table-row table:style-name="ro3">
          <table:table-cell table:style-name="ce3" office:value-type="date" office:date-value="1981-07-31" calcext:value-type="date">
            <text:p>31.07.1981</text:p>
          </table:table-cell>
          <table:table-cell office:value-type="float" office:value="486452" calcext:value-type="float">
            <text:p>486452</text:p>
          </table:table-cell>
          <table:table-cell office:value-type="float" office:value="427.7" calcext:value-type="float">
            <text:p>427,7</text:p>
          </table:table-cell>
          <table:table-cell office:value-type="float" office:value="44.545" calcext:value-type="float">
            <text:p>44,55</text:p>
          </table:table-cell>
          <table:table-cell office:value-type="float" office:value="56.194" calcext:value-type="float">
            <text:p>56,19</text:p>
          </table:table-cell>
          <table:table-cell table:style-name="ce2" office:value-type="float" office:value="14.87" calcext:value-type="float">
            <text:p>14,87</text:p>
          </table:table-cell>
          <table:table-cell table:style-name="ce2" office:value-type="float" office:value="15.0344" calcext:value-type="float">
            <text:p>15,03</text:p>
          </table:table-cell>
        </table:table-row>
        <table:table-row table:style-name="ro3">
          <table:table-cell table:style-name="ce3" office:value-type="date" office:date-value="1981-08-31" calcext:value-type="date">
            <text:p>31.08.1981</text:p>
          </table:table-cell>
          <table:table-cell office:value-type="float" office:value="482938" calcext:value-type="float">
            <text:p>482938</text:p>
          </table:table-cell>
          <table:table-cell office:value-type="float" office:value="425.9" calcext:value-type="float">
            <text:p>425,9</text:p>
          </table:table-cell>
          <table:table-cell office:value-type="float" office:value="44.626" calcext:value-type="float">
            <text:p>44,63</text:p>
          </table:table-cell>
          <table:table-cell office:value-type="float" office:value="56.262" calcext:value-type="float">
            <text:p>56,26</text:p>
          </table:table-cell>
          <table:table-cell table:style-name="ce2" office:value-type="float" office:value="15.71" calcext:value-type="float">
            <text:p>15,71</text:p>
          </table:table-cell>
          <table:table-cell table:style-name="ce2" office:value-type="float" office:value="15.2041" calcext:value-type="float">
            <text:p>15,2</text:p>
          </table:table-cell>
        </table:table-row>
        <table:table-row table:style-name="ro3">
          <table:table-cell table:style-name="ce3" office:value-type="date" office:date-value="1981-09-30" calcext:value-type="date">
            <text:p>30.09.1981</text:p>
          </table:table-cell>
          <table:table-cell office:value-type="float" office:value="491639" calcext:value-type="float">
            <text:p>491639</text:p>
          </table:table-cell>
          <table:table-cell office:value-type="float" office:value="427" calcext:value-type="float">
            <text:p>427</text:p>
          </table:table-cell>
          <table:table-cell office:value-type="float" office:value="44.71" calcext:value-type="float">
            <text:p>44,71</text:p>
          </table:table-cell>
          <table:table-cell office:value-type="float" office:value="56.331" calcext:value-type="float">
            <text:p>56,33</text:p>
          </table:table-cell>
          <table:table-cell table:style-name="ce2" office:value-type="float" office:value="16.05" calcext:value-type="float">
            <text:p>16,05</text:p>
          </table:table-cell>
          <table:table-cell table:style-name="ce2" office:value-type="float" office:value="15.4353" calcext:value-type="float">
            <text:p>15,44</text:p>
          </table:table-cell>
        </table:table-row>
        <table:table-row table:style-name="ro3">
          <table:table-cell table:style-name="ce3" office:value-type="date" office:date-value="1981-10-30" calcext:value-type="date">
            <text:p>30.10.1981</text:p>
          </table:table-cell>
          <table:table-cell office:value-type="float" office:value="488624" calcext:value-type="float">
            <text:p>488624</text:p>
          </table:table-cell>
          <table:table-cell office:value-type="float" office:value="429.7" calcext:value-type="float">
            <text:p>429,7</text:p>
          </table:table-cell>
          <table:table-cell office:value-type="float" office:value="44.794" calcext:value-type="float">
            <text:p>44,79</text:p>
          </table:table-cell>
          <table:table-cell office:value-type="float" office:value="56.399" calcext:value-type="float">
            <text:p>56,4</text:p>
          </table:table-cell>
          <table:table-cell table:style-name="ce2" office:value-type="float" office:value="14.73" calcext:value-type="float">
            <text:p>14,73</text:p>
          </table:table-cell>
          <table:table-cell table:style-name="ce2" office:value-type="float" office:value="15.2037" calcext:value-type="float">
            <text:p>15,2</text:p>
          </table:table-cell>
        </table:table-row>
        <table:table-row table:style-name="ro3">
          <table:table-cell table:style-name="ce3" office:value-type="date" office:date-value="1981-11-30" calcext:value-type="date">
            <text:p>30.11.1981</text:p>
          </table:table-cell>
          <table:table-cell office:value-type="float" office:value="503127" calcext:value-type="float">
            <text:p>503127</text:p>
          </table:table-cell>
          <table:table-cell office:value-type="float" office:value="435.1" calcext:value-type="float">
            <text:p>435,1</text:p>
          </table:table-cell>
          <table:table-cell office:value-type="float" office:value="44.881" calcext:value-type="float">
            <text:p>44,88</text:p>
          </table:table-cell>
          <table:table-cell office:value-type="float" office:value="56.467" calcext:value-type="float">
            <text:p>56,47</text:p>
          </table:table-cell>
          <table:table-cell table:style-name="ce2" office:value-type="float" office:value="12.86" calcext:value-type="float">
            <text:p>12,86</text:p>
          </table:table-cell>
          <table:table-cell table:style-name="ce2" office:value-type="float" office:value="15.1985" calcext:value-type="float">
            <text:p>15,2</text:p>
          </table:table-cell>
        </table:table-row>
        <table:table-row table:style-name="ro3">
          <table:table-cell table:style-name="ce3" office:value-type="date" office:date-value="1981-12-31" calcext:value-type="date">
            <text:p>31.12.1981</text:p>
          </table:table-cell>
          <table:table-cell office:value-type="float" office:value="519135" calcext:value-type="float">
            <text:p>519135</text:p>
          </table:table-cell>
          <table:table-cell office:value-type="float" office:value="447" calcext:value-type="float">
            <text:p>447</text:p>
          </table:table-cell>
          <table:table-cell office:value-type="float" office:value="44.968" calcext:value-type="float">
            <text:p>44,97</text:p>
          </table:table-cell>
          <table:table-cell office:value-type="float" office:value="56.535" calcext:value-type="float">
            <text:p>56,54</text:p>
          </table:table-cell>
          <table:table-cell table:style-name="ce2" office:value-type="float" office:value="13.97" calcext:value-type="float">
            <text:p>13,97</text:p>
          </table:table-cell>
          <table:table-cell table:style-name="ce2" office:value-type="float" office:value="14.9096" calcext:value-type="float">
            <text:p>14,91</text:p>
          </table:table-cell>
        </table:table-row>
        <table:table-row table:style-name="ro3">
          <table:table-cell table:style-name="ce3" office:value-type="date" office:date-value="1982-01-29" calcext:value-type="date">
            <text:p>29.01.1982</text:p>
          </table:table-cell>
          <table:table-cell office:value-type="float" office:value="508185" calcext:value-type="float">
            <text:p>508185</text:p>
          </table:table-cell>
          <table:table-cell office:value-type="float" office:value="448.4" calcext:value-type="float">
            <text:p>448,4</text:p>
          </table:table-cell>
          <table:table-cell office:value-type="float" office:value="45.058" calcext:value-type="float">
            <text:p>45,06</text:p>
          </table:table-cell>
          <table:table-cell office:value-type="float" office:value="56.602" calcext:value-type="float">
            <text:p>56,6</text:p>
          </table:table-cell>
          <table:table-cell table:style-name="ce2" office:value-type="float" office:value="14.23" calcext:value-type="float">
            <text:p>14,23</text:p>
          </table:table-cell>
          <table:table-cell table:style-name="ce2" office:value-type="float" office:value="14.8468" calcext:value-type="float">
            <text:p>14,85</text:p>
          </table:table-cell>
        </table:table-row>
        <table:table-row table:style-name="ro3">
          <table:table-cell table:style-name="ce3" office:value-type="date" office:date-value="1982-02-26" calcext:value-type="date">
            <text:p>26.02.1982</text:p>
          </table:table-cell>
          <table:table-cell office:value-type="float" office:value="505693" calcext:value-type="float">
            <text:p>505693</text:p>
          </table:table-cell>
          <table:table-cell office:value-type="float" office:value="432.4" calcext:value-type="float">
            <text:p>432,4</text:p>
          </table:table-cell>
          <table:table-cell office:value-type="float" office:value="45.15" calcext:value-type="float">
            <text:p>45,15</text:p>
          </table:table-cell>
          <table:table-cell office:value-type="float" office:value="56.67" calcext:value-type="float">
            <text:p>56,67</text:p>
          </table:table-cell>
          <table:table-cell table:style-name="ce2" office:value-type="float" office:value="14.08" calcext:value-type="float">
            <text:p>14,08</text:p>
          </table:table-cell>
          <table:table-cell table:style-name="ce2" office:value-type="float" office:value="14.8963" calcext:value-type="float">
            <text:p>14,9</text:p>
          </table:table-cell>
        </table:table-row>
        <table:table-row table:style-name="ro3">
          <table:table-cell table:style-name="ce3" office:value-type="date" office:date-value="1982-03-31" calcext:value-type="date">
            <text:p>31.03.1982</text:p>
          </table:table-cell>
          <table:table-cell office:value-type="float" office:value="506140" calcext:value-type="float">
            <text:p>506140</text:p>
          </table:table-cell>
          <table:table-cell office:value-type="float" office:value="435.6" calcext:value-type="float">
            <text:p>435,6</text:p>
          </table:table-cell>
          <table:table-cell office:value-type="float" office:value="45.244" calcext:value-type="float">
            <text:p>45,24</text:p>
          </table:table-cell>
          <table:table-cell office:value-type="float" office:value="56.739" calcext:value-type="float">
            <text:p>56,74</text:p>
          </table:table-cell>
          <table:table-cell table:style-name="ce2" office:value-type="float" office:value="14.37" calcext:value-type="float">
            <text:p>14,37</text:p>
          </table:table-cell>
          <table:table-cell table:style-name="ce2" office:value-type="float" office:value="14.6102" calcext:value-type="float">
            <text:p>14,61</text:p>
          </table:table-cell>
        </table:table-row>
        <table:table-row table:style-name="ro3">
          <table:table-cell table:style-name="ce3" office:value-type="date" office:date-value="1982-04-30" calcext:value-type="date">
            <text:p>30.04.1982</text:p>
          </table:table-cell>
          <table:table-cell office:value-type="float" office:value="508383" calcext:value-type="float">
            <text:p>508383</text:p>
          </table:table-cell>
          <table:table-cell office:value-type="float" office:value="451.1" calcext:value-type="float">
            <text:p>451,1</text:p>
          </table:table-cell>
          <table:table-cell office:value-type="float" office:value="45.34" calcext:value-type="float">
            <text:p>45,34</text:p>
          </table:table-cell>
          <table:table-cell office:value-type="float" office:value="56.807" calcext:value-type="float">
            <text:p>56,81</text:p>
          </table:table-cell>
          <table:table-cell table:style-name="ce2" office:value-type="float" office:value="13.88" calcext:value-type="float">
            <text:p>13,88</text:p>
          </table:table-cell>
          <table:table-cell table:style-name="ce2" office:value-type="float" office:value="14.4708" calcext:value-type="float">
            <text:p>14,47</text:p>
          </table:table-cell>
        </table:table-row>
        <table:table-row table:style-name="ro3">
          <table:table-cell table:style-name="ce3" office:value-type="date" office:date-value="1982-05-31" calcext:value-type="date">
            <text:p>31.05.1982</text:p>
          </table:table-cell>
          <table:table-cell office:value-type="float" office:value="519016" calcext:value-type="float">
            <text:p>519016</text:p>
          </table:table-cell>
          <table:table-cell office:value-type="float" office:value="440.9" calcext:value-type="float">
            <text:p>440,9</text:p>
          </table:table-cell>
          <table:table-cell office:value-type="float" office:value="45.439" calcext:value-type="float">
            <text:p>45,44</text:p>
          </table:table-cell>
          <table:table-cell office:value-type="float" office:value="56.876" calcext:value-type="float">
            <text:p>56,88</text:p>
          </table:table-cell>
          <table:table-cell table:style-name="ce2" office:value-type="float" office:value="13.86" calcext:value-type="float">
            <text:p>13,86</text:p>
          </table:table-cell>
          <table:table-cell table:style-name="ce2" office:value-type="float" office:value="14.4346" calcext:value-type="float">
            <text:p>14,43</text:p>
          </table:table-cell>
        </table:table-row>
        <table:table-row table:style-name="ro3">
          <table:table-cell table:style-name="ce3" office:value-type="date" office:date-value="1982-06-30" calcext:value-type="date">
            <text:p>30.06.1982</text:p>
          </table:table-cell>
          <table:table-cell office:value-type="float" office:value="532429" calcext:value-type="float">
            <text:p>532429</text:p>
          </table:table-cell>
          <table:table-cell office:value-type="float" office:value="446.2" calcext:value-type="float">
            <text:p>446,2</text:p>
          </table:table-cell>
          <table:table-cell office:value-type="float" office:value="45.54" calcext:value-type="float">
            <text:p>45,54</text:p>
          </table:table-cell>
          <table:table-cell office:value-type="float" office:value="56.945" calcext:value-type="float">
            <text:p>56,95</text:p>
          </table:table-cell>
          <table:table-cell table:style-name="ce2" office:value-type="float" office:value="14.66" calcext:value-type="float">
            <text:p>14,66</text:p>
          </table:table-cell>
          <table:table-cell table:style-name="ce2" office:value-type="float" office:value="14.6425" calcext:value-type="float">
            <text:p>14,64</text:p>
          </table:table-cell>
        </table:table-row>
        <table:table-row table:style-name="ro3">
          <table:table-cell table:style-name="ce3" office:value-type="date" office:date-value="1982-07-30" calcext:value-type="date">
            <text:p>30.07.1982</text:p>
          </table:table-cell>
          <table:table-cell office:value-type="float" office:value="528072" calcext:value-type="float">
            <text:p>528072</text:p>
          </table:table-cell>
          <table:table-cell office:value-type="float" office:value="449.5" calcext:value-type="float">
            <text:p>449,5</text:p>
          </table:table-cell>
          <table:table-cell office:value-type="float" office:value="45.644" calcext:value-type="float">
            <text:p>45,64</text:p>
          </table:table-cell>
          <table:table-cell office:value-type="float" office:value="57.015" calcext:value-type="float">
            <text:p>57,02</text:p>
          </table:table-cell>
          <table:table-cell table:style-name="ce2" office:value-type="float" office:value="13.75" calcext:value-type="float">
            <text:p>13,75</text:p>
          </table:table-cell>
          <table:table-cell table:style-name="ce2" office:value-type="float" office:value="14.5892" calcext:value-type="float">
            <text:p>14,59</text:p>
          </table:table-cell>
        </table:table-row>
        <table:table-row table:style-name="ro3">
          <table:table-cell table:style-name="ce3" office:value-type="date" office:date-value="1982-08-31" calcext:value-type="date">
            <text:p>31.08.1982</text:p>
          </table:table-cell>
          <table:table-cell office:value-type="float" office:value="526324" calcext:value-type="float">
            <text:p>526324</text:p>
          </table:table-cell>
          <table:table-cell office:value-type="float" office:value="449.8" calcext:value-type="float">
            <text:p>449,8</text:p>
          </table:table-cell>
          <table:table-cell office:value-type="float" office:value="45.75" calcext:value-type="float">
            <text:p>45,75</text:p>
          </table:table-cell>
          <table:table-cell office:value-type="float" office:value="57.085" calcext:value-type="float">
            <text:p>57,09</text:p>
          </table:table-cell>
          <table:table-cell table:style-name="ce2" office:value-type="float" office:value="12.89" calcext:value-type="float">
            <text:p>12,89</text:p>
          </table:table-cell>
          <table:table-cell table:style-name="ce2" office:value-type="float" office:value="14.2299" calcext:value-type="float">
            <text:p>14,23</text:p>
          </table:table-cell>
        </table:table-row>
        <table:table-row table:style-name="ro3">
          <table:table-cell table:style-name="ce3" office:value-type="date" office:date-value="1982-09-30" calcext:value-type="date">
            <text:p>30.09.1982</text:p>
          </table:table-cell>
          <table:table-cell office:value-type="float" office:value="534767" calcext:value-type="float">
            <text:p>534767</text:p>
          </table:table-cell>
          <table:table-cell office:value-type="float" office:value="456.2" calcext:value-type="float">
            <text:p>456,2</text:p>
          </table:table-cell>
          <table:table-cell office:value-type="float" office:value="45.859" calcext:value-type="float">
            <text:p>45,86</text:p>
          </table:table-cell>
          <table:table-cell office:value-type="float" office:value="57.157" calcext:value-type="float">
            <text:p>57,16</text:p>
          </table:table-cell>
          <table:table-cell table:style-name="ce2" office:value-type="float" office:value="11.72" calcext:value-type="float">
            <text:p>11,72</text:p>
          </table:table-cell>
          <table:table-cell table:style-name="ce2" office:value-type="float" office:value="13.9851" calcext:value-type="float">
            <text:p>13,99</text:p>
          </table:table-cell>
        </table:table-row>
        <table:table-row table:style-name="ro3">
          <table:table-cell table:style-name="ce3" office:value-type="date" office:date-value="1982-10-29" calcext:value-type="date">
            <text:p>29.10.1982</text:p>
          </table:table-cell>
          <table:table-cell office:value-type="float" office:value="537823" calcext:value-type="float">
            <text:p>537823</text:p>
          </table:table-cell>
          <table:table-cell office:value-type="float" office:value="465.7" calcext:value-type="float">
            <text:p>465,7</text:p>
          </table:table-cell>
          <table:table-cell office:value-type="float" office:value="45.971" calcext:value-type="float">
            <text:p>45,97</text:p>
          </table:table-cell>
          <table:table-cell office:value-type="float" office:value="57.229" calcext:value-type="float">
            <text:p>57,23</text:p>
          </table:table-cell>
          <table:table-cell table:style-name="ce2" office:value-type="float" office:value="10.68" calcext:value-type="float">
            <text:p>10,68</text:p>
          </table:table-cell>
          <table:table-cell table:style-name="ce2" office:value-type="float" office:value="13.8124" calcext:value-type="float">
            <text:p>13,81</text:p>
          </table:table-cell>
        </table:table-row>
        <table:table-row table:style-name="ro3">
          <table:table-cell table:style-name="ce3" office:value-type="date" office:date-value="1982-11-30" calcext:value-type="date">
            <text:p>30.11.1982</text:p>
          </table:table-cell>
          <table:table-cell office:value-type="float" office:value="552998" calcext:value-type="float">
            <text:p>552998</text:p>
          </table:table-cell>
          <table:table-cell office:value-type="float" office:value="474.4" calcext:value-type="float">
            <text:p>474,4</text:p>
          </table:table-cell>
          <table:table-cell office:value-type="float" office:value="46.086" calcext:value-type="float">
            <text:p>46,09</text:p>
          </table:table-cell>
          <table:table-cell office:value-type="float" office:value="57.302" calcext:value-type="float">
            <text:p>57,3</text:p>
          </table:table-cell>
          <table:table-cell table:style-name="ce2" office:value-type="float" office:value="10.67" calcext:value-type="float">
            <text:p>10,67</text:p>
          </table:table-cell>
          <table:table-cell table:style-name="ce2" office:value-type="float" office:value="13.8141" calcext:value-type="float">
            <text:p>13,81</text:p>
          </table:table-cell>
        </table:table-row>
        <table:table-row table:style-name="ro3">
          <table:table-cell table:style-name="ce3" office:value-type="date" office:date-value="1982-12-31" calcext:value-type="date">
            <text:p>31.12.1982</text:p>
          </table:table-cell>
          <table:table-cell office:value-type="float" office:value="570578" calcext:value-type="float">
            <text:p>570578</text:p>
          </table:table-cell>
          <table:table-cell office:value-type="float" office:value="485.8" calcext:value-type="float">
            <text:p>485,8</text:p>
          </table:table-cell>
          <table:table-cell office:value-type="float" office:value="46.204" calcext:value-type="float">
            <text:p>46,2</text:p>
          </table:table-cell>
          <table:table-cell office:value-type="float" office:value="57.376" calcext:value-type="float">
            <text:p>57,38</text:p>
          </table:table-cell>
          <table:table-cell table:style-name="ce2" office:value-type="float" office:value="10.32" calcext:value-type="float">
            <text:p>10,32</text:p>
          </table:table-cell>
          <table:table-cell table:style-name="ce2" office:value-type="float" office:value="13.4026" calcext:value-type="float">
            <text:p>13,4</text:p>
          </table:table-cell>
        </table:table-row>
        <table:table-row table:style-name="ro3">
          <table:table-cell table:style-name="ce3" office:value-type="date" office:date-value="1983-01-31" calcext:value-type="date">
            <text:p>31.01.1983</text:p>
          </table:table-cell>
          <table:table-cell office:value-type="float" office:value="560452" calcext:value-type="float">
            <text:p>560452</text:p>
          </table:table-cell>
          <table:table-cell office:value-type="float" office:value="482.8" calcext:value-type="float">
            <text:p>482,8</text:p>
          </table:table-cell>
          <table:table-cell office:value-type="float" office:value="46.324" calcext:value-type="float">
            <text:p>46,32</text:p>
          </table:table-cell>
          <table:table-cell office:value-type="float" office:value="57.451" calcext:value-type="float">
            <text:p>57,45</text:p>
          </table:table-cell>
          <table:table-cell table:style-name="ce2" office:value-type="float" office:value="10.69" calcext:value-type="float">
            <text:p>10,69</text:p>
          </table:table-cell>
          <table:table-cell table:style-name="ce2" office:value-type="float" office:value="13.1128" calcext:value-type="float">
            <text:p>13,11</text:p>
          </table:table-cell>
        </table:table-row>
        <table:table-row table:style-name="ro3">
          <table:table-cell table:style-name="ce3" office:value-type="date" office:date-value="1983-02-28" calcext:value-type="date">
            <text:p>28.02.1983</text:p>
          </table:table-cell>
          <table:table-cell office:value-type="float" office:value="558656" calcext:value-type="float">
            <text:p>558656</text:p>
          </table:table-cell>
          <table:table-cell office:value-type="float" office:value="474.2" calcext:value-type="float">
            <text:p>474,2</text:p>
          </table:table-cell>
          <table:table-cell office:value-type="float" office:value="46.448" calcext:value-type="float">
            <text:p>46,45</text:p>
          </table:table-cell>
          <table:table-cell office:value-type="float" office:value="57.527" calcext:value-type="float">
            <text:p>57,53</text:p>
          </table:table-cell>
          <table:table-cell table:style-name="ce2" office:value-type="float" office:value="10.01" calcext:value-type="float">
            <text:p>10,01</text:p>
          </table:table-cell>
          <table:table-cell table:style-name="ce2" office:value-type="float" office:value="13.0497" calcext:value-type="float">
            <text:p>13,05</text:p>
          </table:table-cell>
        </table:table-row>
        <table:table-row table:style-name="ro3">
          <table:table-cell table:style-name="ce3" office:value-type="date" office:date-value="1983-03-31" calcext:value-type="date">
            <text:p>31.03.1983</text:p>
          </table:table-cell>
          <table:table-cell office:value-type="float" office:value="556214" calcext:value-type="float">
            <text:p>556214</text:p>
          </table:table-cell>
          <table:table-cell office:value-type="float" office:value="482.7" calcext:value-type="float">
            <text:p>482,7</text:p>
          </table:table-cell>
          <table:table-cell office:value-type="float" office:value="46.574" calcext:value-type="float">
            <text:p>46,57</text:p>
          </table:table-cell>
          <table:table-cell office:value-type="float" office:value="57.605" calcext:value-type="float">
            <text:p>57,61</text:p>
          </table:table-cell>
          <table:table-cell table:style-name="ce2" office:value-type="float" office:value="10.52" calcext:value-type="float">
            <text:p>10,52</text:p>
          </table:table-cell>
          <table:table-cell table:style-name="ce2" office:value-type="float" office:value="12.8272" calcext:value-type="float">
            <text:p>12,83</text:p>
          </table:table-cell>
        </table:table-row>
        <table:table-row table:style-name="ro3">
          <table:table-cell table:style-name="ce3" office:value-type="date" office:date-value="1983-04-29" calcext:value-type="date">
            <text:p>29.04.1983</text:p>
          </table:table-cell>
          <table:table-cell office:value-type="float" office:value="562411" calcext:value-type="float">
            <text:p>562411</text:p>
          </table:table-cell>
          <table:table-cell office:value-type="float" office:value="498.6" calcext:value-type="float">
            <text:p>498,6</text:p>
          </table:table-cell>
          <table:table-cell office:value-type="float" office:value="46.704" calcext:value-type="float">
            <text:p>46,7</text:p>
          </table:table-cell>
          <table:table-cell office:value-type="float" office:value="57.684" calcext:value-type="float">
            <text:p>57,68</text:p>
          </table:table-cell>
          <table:table-cell table:style-name="ce2" office:value-type="float" office:value="10.15" calcext:value-type="float">
            <text:p>10,15</text:p>
          </table:table-cell>
          <table:table-cell table:style-name="ce2" office:value-type="float" office:value="12.7883" calcext:value-type="float">
            <text:p>12,79</text:p>
          </table:table-cell>
        </table:table-row>
        <table:table-row table:style-name="ro3">
          <table:table-cell table:style-name="ce3" office:value-type="date" office:date-value="1983-05-31" calcext:value-type="date">
            <text:p>31.05.1983</text:p>
          </table:table-cell>
          <table:table-cell office:value-type="float" office:value="572976" calcext:value-type="float">
            <text:p>572976</text:p>
          </table:table-cell>
          <table:table-cell office:value-type="float" office:value="493.9" calcext:value-type="float">
            <text:p>493,9</text:p>
          </table:table-cell>
          <table:table-cell office:value-type="float" office:value="46.836" calcext:value-type="float">
            <text:p>46,84</text:p>
          </table:table-cell>
          <table:table-cell office:value-type="float" office:value="57.764" calcext:value-type="float">
            <text:p>57,76</text:p>
          </table:table-cell>
          <table:table-cell table:style-name="ce2" office:value-type="float" office:value="10.77" calcext:value-type="float">
            <text:p>10,77</text:p>
          </table:table-cell>
          <table:table-cell table:style-name="ce2" office:value-type="float" office:value="12.935" calcext:value-type="float">
            <text:p>12,94</text:p>
          </table:table-cell>
        </table:table-row>
        <table:table-row table:style-name="ro3">
          <table:table-cell table:style-name="ce3" office:value-type="date" office:date-value="1983-06-30" calcext:value-type="date">
            <text:p>30.06.1983</text:p>
          </table:table-cell>
          <table:table-cell office:value-type="float" office:value="588355" calcext:value-type="float">
            <text:p>588355</text:p>
          </table:table-cell>
          <table:table-cell office:value-type="float" office:value="503.5" calcext:value-type="float">
            <text:p>503,5</text:p>
          </table:table-cell>
          <table:table-cell office:value-type="float" office:value="46.971" calcext:value-type="float">
            <text:p>46,97</text:p>
          </table:table-cell>
          <table:table-cell office:value-type="float" office:value="57.845" calcext:value-type="float">
            <text:p>57,85</text:p>
          </table:table-cell>
          <table:table-cell table:style-name="ce2" office:value-type="float" office:value="10.92" calcext:value-type="float">
            <text:p>10,92</text:p>
          </table:table-cell>
          <table:table-cell table:style-name="ce2" office:value-type="float" office:value="13.0909" calcext:value-type="float">
            <text:p>13,09</text:p>
          </table:table-cell>
        </table:table-row>
        <table:table-row table:style-name="ro3">
          <table:table-cell table:style-name="ce3" office:value-type="date" office:date-value="1983-07-29" calcext:value-type="date">
            <text:p>29.07.1983</text:p>
          </table:table-cell>
          <table:table-cell office:value-type="float" office:value="591184" calcext:value-type="float">
            <text:p>591184</text:p>
          </table:table-cell>
          <table:table-cell office:value-type="float" office:value="510.5" calcext:value-type="float">
            <text:p>510,5</text:p>
          </table:table-cell>
          <table:table-cell office:value-type="float" office:value="47.108" calcext:value-type="float">
            <text:p>47,11</text:p>
          </table:table-cell>
          <table:table-cell office:value-type="float" office:value="57.928" calcext:value-type="float">
            <text:p>57,93</text:p>
          </table:table-cell>
          <table:table-cell table:style-name="ce2" office:value-type="float" office:value="11.74" calcext:value-type="float">
            <text:p>11,74</text:p>
          </table:table-cell>
          <table:table-cell table:style-name="ce2" office:value-type="float" office:value="13.045" calcext:value-type="float">
            <text:p>13,05</text:p>
          </table:table-cell>
        </table:table-row>
        <table:table-row table:style-name="ro3">
          <table:table-cell table:style-name="ce3" office:value-type="date" office:date-value="1983-08-31" calcext:value-type="date">
            <text:p>31.08.1983</text:p>
          </table:table-cell>
          <table:table-cell office:value-type="float" office:value="579688" calcext:value-type="float">
            <text:p>579688</text:p>
          </table:table-cell>
          <table:table-cell office:value-type="float" office:value="508.2" calcext:value-type="float">
            <text:p>508,2</text:p>
          </table:table-cell>
          <table:table-cell office:value-type="float" office:value="47.248" calcext:value-type="float">
            <text:p>47,25</text:p>
          </table:table-cell>
          <table:table-cell office:value-type="float" office:value="58.012" calcext:value-type="float">
            <text:p>58,01</text:p>
          </table:table-cell>
          <table:table-cell table:style-name="ce2" office:value-type="float" office:value="11.94" calcext:value-type="float">
            <text:p>11,94</text:p>
          </table:table-cell>
          <table:table-cell table:style-name="ce2" office:value-type="float" office:value="13.146" calcext:value-type="float">
            <text:p>13,15</text:p>
          </table:table-cell>
        </table:table-row>
        <table:table-row table:style-name="ro3">
          <table:table-cell table:style-name="ce3" office:value-type="date" office:date-value="1983-09-30" calcext:value-type="date">
            <text:p>30.09.1983</text:p>
          </table:table-cell>
          <table:table-cell office:value-type="float" office:value="583100" calcext:value-type="float">
            <text:p>583100</text:p>
          </table:table-cell>
          <table:table-cell office:value-type="float" office:value="511.4" calcext:value-type="float">
            <text:p>511,4</text:p>
          </table:table-cell>
          <table:table-cell office:value-type="float" office:value="47.391" calcext:value-type="float">
            <text:p>47,39</text:p>
          </table:table-cell>
          <table:table-cell office:value-type="float" office:value="58.098" calcext:value-type="float">
            <text:p>58,1</text:p>
          </table:table-cell>
          <table:table-cell table:style-name="ce2" office:value-type="float" office:value="11.39" calcext:value-type="float">
            <text:p>11,39</text:p>
          </table:table-cell>
          <table:table-cell table:style-name="ce2" office:value-type="float" office:value="13.2007" calcext:value-type="float">
            <text:p>13,2</text:p>
          </table:table-cell>
        </table:table-row>
        <table:table-row table:style-name="ro3">
          <table:table-cell table:style-name="ce3" office:value-type="date" office:date-value="1983-10-31" calcext:value-type="date">
            <text:p>31.10.1983</text:p>
          </table:table-cell>
          <table:table-cell office:value-type="float" office:value="589869" calcext:value-type="float">
            <text:p>589869</text:p>
          </table:table-cell>
          <table:table-cell office:value-type="float" office:value="517.2" calcext:value-type="float">
            <text:p>517,2</text:p>
          </table:table-cell>
          <table:table-cell office:value-type="float" office:value="47.536" calcext:value-type="float">
            <text:p>47,54</text:p>
          </table:table-cell>
          <table:table-cell office:value-type="float" office:value="58.186" calcext:value-type="float">
            <text:p>58,19</text:p>
          </table:table-cell>
          <table:table-cell table:style-name="ce2" office:value-type="float" office:value="11.62" calcext:value-type="float">
            <text:p>11,62</text:p>
          </table:table-cell>
          <table:table-cell table:style-name="ce2" office:value-type="float" office:value="13.1173" calcext:value-type="float">
            <text:p>13,12</text:p>
          </table:table-cell>
        </table:table-row>
        <table:table-row table:style-name="ro3">
          <table:table-cell table:style-name="ce3" office:value-type="date" office:date-value="1983-11-30" calcext:value-type="date">
            <text:p>30.11.1983</text:p>
          </table:table-cell>
          <table:table-cell office:value-type="float" office:value="602042" calcext:value-type="float">
            <text:p>602042</text:p>
          </table:table-cell>
          <table:table-cell office:value-type="float" office:value="521.8" calcext:value-type="float">
            <text:p>521,8</text:p>
          </table:table-cell>
          <table:table-cell office:value-type="float" office:value="47.683" calcext:value-type="float">
            <text:p>47,68</text:p>
          </table:table-cell>
          <table:table-cell office:value-type="float" office:value="58.275" calcext:value-type="float">
            <text:p>58,28</text:p>
          </table:table-cell>
          <table:table-cell table:style-name="ce2" office:value-type="float" office:value="11.57" calcext:value-type="float">
            <text:p>11,57</text:p>
          </table:table-cell>
          <table:table-cell table:style-name="ce2" office:value-type="float" office:value="13.1762" calcext:value-type="float">
            <text:p>13,18</text:p>
          </table:table-cell>
        </table:table-row>
        <table:table-row table:style-name="ro3">
          <table:table-cell table:style-name="ce3" office:value-type="date" office:date-value="1983-12-30" calcext:value-type="date">
            <text:p>30.12.1983</text:p>
          </table:table-cell>
          <table:table-cell office:value-type="float" office:value="628682" calcext:value-type="float">
            <text:p>628682</text:p>
          </table:table-cell>
          <table:table-cell office:value-type="float" office:value="533.3" calcext:value-type="float">
            <text:p>533,3</text:p>
          </table:table-cell>
          <table:table-cell office:value-type="float" office:value="47.833" calcext:value-type="float">
            <text:p>47,83</text:p>
          </table:table-cell>
          <table:table-cell office:value-type="float" office:value="58.365" calcext:value-type="float">
            <text:p>58,37</text:p>
          </table:table-cell>
          <table:table-cell table:style-name="ce2" office:value-type="float" office:value="11.77" calcext:value-type="float">
            <text:p>11,77</text:p>
          </table:table-cell>
          <table:table-cell table:style-name="ce2" office:value-type="float" office:value="12.9664" calcext:value-type="float">
            <text:p>12,97</text:p>
          </table:table-cell>
        </table:table-row>
        <table:table-row table:style-name="ro3">
          <table:table-cell table:style-name="ce3" office:value-type="date" office:date-value="1984-01-31" calcext:value-type="date">
            <text:p>31.01.1984</text:p>
          </table:table-cell>
          <table:table-cell office:value-type="float" office:value="609078" calcext:value-type="float">
            <text:p>609078</text:p>
          </table:table-cell>
          <table:table-cell office:value-type="float" office:value="530.2" calcext:value-type="float">
            <text:p>530,2</text:p>
          </table:table-cell>
          <table:table-cell office:value-type="float" office:value="47.985" calcext:value-type="float">
            <text:p>47,99</text:p>
          </table:table-cell>
          <table:table-cell office:value-type="float" office:value="58.458" calcext:value-type="float">
            <text:p>58,46</text:p>
          </table:table-cell>
          <table:table-cell table:style-name="ce2" office:value-type="float" office:value="11.56" calcext:value-type="float">
            <text:p>11,56</text:p>
          </table:table-cell>
          <table:table-cell table:style-name="ce2" office:value-type="float" office:value="12.7903" calcext:value-type="float">
            <text:p>12,79</text:p>
          </table:table-cell>
        </table:table-row>
        <table:table-row table:style-name="ro3">
          <table:table-cell table:style-name="ce3" office:value-type="date" office:date-value="1984-02-29" calcext:value-type="date">
            <text:p>29.02.1984</text:p>
          </table:table-cell>
          <table:table-cell office:value-type="float" office:value="602326" calcext:value-type="float">
            <text:p>602326</text:p>
          </table:table-cell>
          <table:table-cell office:value-type="float" office:value="516.9" calcext:value-type="float">
            <text:p>516,9</text:p>
          </table:table-cell>
          <table:table-cell office:value-type="float" office:value="48.139" calcext:value-type="float">
            <text:p>48,14</text:p>
          </table:table-cell>
          <table:table-cell office:value-type="float" office:value="58.551" calcext:value-type="float">
            <text:p>58,55</text:p>
          </table:table-cell>
          <table:table-cell table:style-name="ce2" office:value-type="float" office:value="11.97" calcext:value-type="float">
            <text:p>11,97</text:p>
          </table:table-cell>
          <table:table-cell table:style-name="ce2" office:value-type="float" office:value="12.5778" calcext:value-type="float">
            <text:p>12,58</text:p>
          </table:table-cell>
        </table:table-row>
        <table:table-row table:style-name="ro3">
          <table:table-cell table:style-name="ce3" office:value-type="date" office:date-value="1984-03-30" calcext:value-type="date">
            <text:p>30.03.1984</text:p>
          </table:table-cell>
          <table:table-cell office:value-type="float" office:value="600316" calcext:value-type="float">
            <text:p>600316</text:p>
          </table:table-cell>
          <table:table-cell office:value-type="float" office:value="523.2" calcext:value-type="float">
            <text:p>523,2</text:p>
          </table:table-cell>
          <table:table-cell office:value-type="float" office:value="48.294" calcext:value-type="float">
            <text:p>48,29</text:p>
          </table:table-cell>
          <table:table-cell office:value-type="float" office:value="58.647" calcext:value-type="float">
            <text:p>58,65</text:p>
          </table:table-cell>
          <table:table-cell table:style-name="ce2" office:value-type="float" office:value="12.45" calcext:value-type="float">
            <text:p>12,45</text:p>
          </table:table-cell>
          <table:table-cell table:style-name="ce2" office:value-type="float" office:value="12.455" calcext:value-type="float">
            <text:p>12,46</text:p>
          </table:table-cell>
        </table:table-row>
        <table:table-row table:style-name="ro3">
          <table:table-cell table:style-name="ce3" office:value-type="date" office:date-value="1984-04-30" calcext:value-type="date">
            <text:p>30.04.1984</text:p>
          </table:table-cell>
          <table:table-cell office:value-type="float" office:value="609467" calcext:value-type="float">
            <text:p>609467</text:p>
          </table:table-cell>
          <table:table-cell office:value-type="float" office:value="539.9" calcext:value-type="float">
            <text:p>539,9</text:p>
          </table:table-cell>
          <table:table-cell office:value-type="float" office:value="48.452" calcext:value-type="float">
            <text:p>48,45</text:p>
          </table:table-cell>
          <table:table-cell office:value-type="float" office:value="58.744" calcext:value-type="float">
            <text:p>58,74</text:p>
          </table:table-cell>
          <table:table-cell table:style-name="ce2" office:value-type="float" office:value="12.75" calcext:value-type="float">
            <text:p>12,75</text:p>
          </table:table-cell>
          <table:table-cell table:style-name="ce2" office:value-type="float" office:value="12.4637" calcext:value-type="float">
            <text:p>12,46</text:p>
          </table:table-cell>
        </table:table-row>
        <table:table-row table:style-name="ro3">
          <table:table-cell table:style-name="ce3" office:value-type="date" office:date-value="1984-05-31" calcext:value-type="date">
            <text:p>31.05.1984</text:p>
          </table:table-cell>
          <table:table-cell office:value-type="float" office:value="613569" calcext:value-type="float">
            <text:p>613569</text:p>
          </table:table-cell>
          <table:table-cell office:value-type="float" office:value="530.7" calcext:value-type="float">
            <text:p>530,7</text:p>
          </table:table-cell>
          <table:table-cell office:value-type="float" office:value="48.611" calcext:value-type="float">
            <text:p>48,61</text:p>
          </table:table-cell>
          <table:table-cell office:value-type="float" office:value="58.844" calcext:value-type="float">
            <text:p>58,84</text:p>
          </table:table-cell>
          <table:table-cell table:style-name="ce2" office:value-type="float" office:value="13.87" calcext:value-type="float">
            <text:p>13,87</text:p>
          </table:table-cell>
          <table:table-cell table:style-name="ce2" office:value-type="float" office:value="12.5921" calcext:value-type="float">
            <text:p>12,59</text:p>
          </table:table-cell>
        </table:table-row>
        <table:table-row table:style-name="ro3">
          <table:table-cell table:style-name="ce3" office:value-type="date" office:date-value="1984-06-29" calcext:value-type="date">
            <text:p>29.06.1984</text:p>
          </table:table-cell>
          <table:table-cell office:value-type="float" office:value="626388" calcext:value-type="float">
            <text:p>626388</text:p>
          </table:table-cell>
          <table:table-cell office:value-type="float" office:value="541.4" calcext:value-type="float">
            <text:p>541,4</text:p>
          </table:table-cell>
          <table:table-cell office:value-type="float" office:value="48.772" calcext:value-type="float">
            <text:p>48,77</text:p>
          </table:table-cell>
          <table:table-cell office:value-type="float" office:value="58.944" calcext:value-type="float">
            <text:p>58,94</text:p>
          </table:table-cell>
          <table:table-cell table:style-name="ce2" office:value-type="float" office:value="13.82" calcext:value-type="float">
            <text:p>13,82</text:p>
          </table:table-cell>
          <table:table-cell table:style-name="ce2" office:value-type="float" office:value="12.4619" calcext:value-type="float">
            <text:p>12,46</text:p>
          </table:table-cell>
        </table:table-row>
        <table:table-row table:style-name="ro3">
          <table:table-cell table:style-name="ce3" office:value-type="date" office:date-value="1984-07-31" calcext:value-type="date">
            <text:p>31.07.1984</text:p>
          </table:table-cell>
          <table:table-cell office:value-type="float" office:value="627787" calcext:value-type="float">
            <text:p>627787</text:p>
          </table:table-cell>
          <table:table-cell office:value-type="float" office:value="543.3" calcext:value-type="float">
            <text:p>543,3</text:p>
          </table:table-cell>
          <table:table-cell office:value-type="float" office:value="48.934" calcext:value-type="float">
            <text:p>48,93</text:p>
          </table:table-cell>
          <table:table-cell office:value-type="float" office:value="59.047" calcext:value-type="float">
            <text:p>59,05</text:p>
          </table:table-cell>
          <table:table-cell table:style-name="ce2" office:value-type="float" office:value="12.91" calcext:value-type="float">
            <text:p>12,91</text:p>
          </table:table-cell>
          <table:table-cell table:style-name="ce2" office:value-type="float" office:value="12.3281" calcext:value-type="float">
            <text:p>12,33</text:p>
          </table:table-cell>
        </table:table-row>
        <table:table-row table:style-name="ro3">
          <table:table-cell table:style-name="ce3" office:value-type="date" office:date-value="1984-08-31" calcext:value-type="date">
            <text:p>31.08.1984</text:p>
          </table:table-cell>
          <table:table-cell office:value-type="float" office:value="614507" calcext:value-type="float">
            <text:p>614507</text:p>
          </table:table-cell>
          <table:table-cell office:value-type="float" office:value="539" calcext:value-type="float">
            <text:p>539</text:p>
          </table:table-cell>
          <table:table-cell office:value-type="float" office:value="49.098" calcext:value-type="float">
            <text:p>49,1</text:p>
          </table:table-cell>
          <table:table-cell office:value-type="float" office:value="59.152" calcext:value-type="float">
            <text:p>59,15</text:p>
          </table:table-cell>
          <table:table-cell table:style-name="ce2" office:value-type="float" office:value="12.85" calcext:value-type="float">
            <text:p>12,85</text:p>
          </table:table-cell>
          <table:table-cell table:style-name="ce2" office:value-type="float" office:value="12.2078" calcext:value-type="float">
            <text:p>12,21</text:p>
          </table:table-cell>
        </table:table-row>
        <table:table-row table:style-name="ro3">
          <table:table-cell table:style-name="ce3" office:value-type="date" office:date-value="1984-09-28" calcext:value-type="date">
            <text:p>28.09.1984</text:p>
          </table:table-cell>
          <table:table-cell office:value-type="float" office:value="632731" calcext:value-type="float">
            <text:p>632731</text:p>
          </table:table-cell>
          <table:table-cell office:value-type="float" office:value="542.5" calcext:value-type="float">
            <text:p>542,5</text:p>
          </table:table-cell>
          <table:table-cell office:value-type="float" office:value="49.263" calcext:value-type="float">
            <text:p>49,26</text:p>
          </table:table-cell>
          <table:table-cell office:value-type="float" office:value="59.258" calcext:value-type="float">
            <text:p>59,26</text:p>
          </table:table-cell>
          <table:table-cell table:style-name="ce2" office:value-type="float" office:value="12.54" calcext:value-type="float">
            <text:p>12,54</text:p>
          </table:table-cell>
          <table:table-cell table:style-name="ce2" office:value-type="float" office:value="12.0916" calcext:value-type="float">
            <text:p>12,09</text:p>
          </table:table-cell>
        </table:table-row>
        <table:table-row table:style-name="ro3">
          <table:table-cell table:style-name="ce3" office:value-type="date" office:date-value="1984-10-31" calcext:value-type="date">
            <text:p>31.10.1984</text:p>
          </table:table-cell>
          <table:table-cell office:value-type="float" office:value="630577" calcext:value-type="float">
            <text:p>630577</text:p>
          </table:table-cell>
          <table:table-cell office:value-type="float" office:value="542.2" calcext:value-type="float">
            <text:p>542,2</text:p>
          </table:table-cell>
          <table:table-cell office:value-type="float" office:value="49.429" calcext:value-type="float">
            <text:p>49,43</text:p>
          </table:table-cell>
          <table:table-cell office:value-type="float" office:value="59.366" calcext:value-type="float">
            <text:p>59,37</text:p>
          </table:table-cell>
          <table:table-cell table:style-name="ce2" office:value-type="float" office:value="11.7" calcext:value-type="float">
            <text:p>11,7</text:p>
          </table:table-cell>
          <table:table-cell table:style-name="ce2" office:value-type="float" office:value="11.6297" calcext:value-type="float">
            <text:p>11,63</text:p>
          </table:table-cell>
        </table:table-row>
        <table:table-row table:style-name="ro3">
          <table:table-cell table:style-name="ce3" office:value-type="date" office:date-value="1984-11-30" calcext:value-type="date">
            <text:p>30.11.1984</text:p>
          </table:table-cell>
          <table:table-cell office:value-type="float" office:value="640198" calcext:value-type="float">
            <text:p>640198</text:p>
          </table:table-cell>
          <table:table-cell office:value-type="float" office:value="549.8" calcext:value-type="float">
            <text:p>549,8</text:p>
          </table:table-cell>
          <table:table-cell office:value-type="float" office:value="49.596" calcext:value-type="float">
            <text:p>49,6</text:p>
          </table:table-cell>
          <table:table-cell office:value-type="float" office:value="59.476" calcext:value-type="float">
            <text:p>59,48</text:p>
          </table:table-cell>
          <table:table-cell table:style-name="ce2" office:value-type="float" office:value="11.56" calcext:value-type="float">
            <text:p>11,56</text:p>
          </table:table-cell>
          <table:table-cell table:style-name="ce2" office:value-type="float" office:value="11.4203" calcext:value-type="float">
            <text:p>11,42</text:p>
          </table:table-cell>
        </table:table-row>
        <table:table-row table:style-name="ro3">
          <table:table-cell table:style-name="ce3" office:value-type="date" office:date-value="1984-12-31" calcext:value-type="date">
            <text:p>31.12.1984</text:p>
          </table:table-cell>
          <table:table-cell office:value-type="float" office:value="682436" calcext:value-type="float">
            <text:p>682436</text:p>
          </table:table-cell>
          <table:table-cell office:value-type="float" office:value="564.6" calcext:value-type="float">
            <text:p>564,6</text:p>
          </table:table-cell>
          <table:table-cell office:value-type="float" office:value="49.765" calcext:value-type="float">
            <text:p>49,77</text:p>
          </table:table-cell>
          <table:table-cell office:value-type="float" office:value="59.588" calcext:value-type="float">
            <text:p>59,59</text:p>
          </table:table-cell>
          <table:table-cell table:style-name="ce2" office:value-type="float" office:value="11.52" calcext:value-type="float">
            <text:p>11,52</text:p>
          </table:table-cell>
          <table:table-cell table:style-name="ce2" office:value-type="float" office:value="11.2049" calcext:value-type="float">
            <text:p>11,2</text:p>
          </table:table-cell>
        </table:table-row>
        <table:table-row table:style-name="ro3">
          <table:table-cell table:style-name="ce3" office:value-type="date" office:date-value="1985-01-31" calcext:value-type="date">
            <text:p>31.01.1985</text:p>
          </table:table-cell>
          <table:table-cell office:value-type="float" office:value="657737" calcext:value-type="float">
            <text:p>657737</text:p>
          </table:table-cell>
          <table:table-cell office:value-type="float" office:value="561.1" calcext:value-type="float">
            <text:p>561,1</text:p>
          </table:table-cell>
          <table:table-cell office:value-type="float" office:value="49.934" calcext:value-type="float">
            <text:p>49,93</text:p>
          </table:table-cell>
          <table:table-cell office:value-type="float" office:value="59.702" calcext:value-type="float">
            <text:p>59,7</text:p>
          </table:table-cell>
          <table:table-cell table:style-name="ce2" office:value-type="float" office:value="11.07" calcext:value-type="float">
            <text:p>11,07</text:p>
          </table:table-cell>
          <table:table-cell table:style-name="ce2" office:value-type="float" office:value="10.855" calcext:value-type="float">
            <text:p>10,86</text:p>
          </table:table-cell>
        </table:table-row>
        <table:table-row table:style-name="ro3">
          <table:table-cell table:style-name="ce3" office:value-type="date" office:date-value="1985-02-28" calcext:value-type="date">
            <text:p>28.02.1985</text:p>
          </table:table-cell>
          <table:table-cell office:value-type="float" office:value="652197" calcext:value-type="float">
            <text:p>652197</text:p>
          </table:table-cell>
          <table:table-cell office:value-type="float" office:value="551.9" calcext:value-type="float">
            <text:p>551,9</text:p>
          </table:table-cell>
          <table:table-cell office:value-type="float" office:value="50.104" calcext:value-type="float">
            <text:p>50,1</text:p>
          </table:table-cell>
          <table:table-cell office:value-type="float" office:value="59.818" calcext:value-type="float">
            <text:p>59,82</text:p>
          </table:table-cell>
          <table:table-cell table:style-name="ce2" office:value-type="float" office:value="11.87" calcext:value-type="float">
            <text:p>11,87</text:p>
          </table:table-cell>
          <table:table-cell table:style-name="ce2" office:value-type="float" office:value="10.9617" calcext:value-type="float">
            <text:p>10,96</text:p>
          </table:table-cell>
        </table:table-row>
        <table:table-row table:style-name="ro3">
          <table:table-cell table:style-name="ce3" office:value-type="date" office:date-value="1985-03-29" calcext:value-type="date">
            <text:p>29.03.1985</text:p>
          </table:table-cell>
          <table:table-cell office:value-type="float" office:value="655551" calcext:value-type="float">
            <text:p>655551</text:p>
          </table:table-cell>
          <table:table-cell office:value-type="float" office:value="558.4" calcext:value-type="float">
            <text:p>558,4</text:p>
          </table:table-cell>
          <table:table-cell office:value-type="float" office:value="50.274" calcext:value-type="float">
            <text:p>50,27</text:p>
          </table:table-cell>
          <table:table-cell office:value-type="float" office:value="59.936" calcext:value-type="float">
            <text:p>59,94</text:p>
          </table:table-cell>
          <table:table-cell table:style-name="ce2" office:value-type="float" office:value="11.59" calcext:value-type="float">
            <text:p>11,59</text:p>
          </table:table-cell>
          <table:table-cell table:style-name="ce2" office:value-type="float" office:value="11.0255" calcext:value-type="float">
            <text:p>11,03</text:p>
          </table:table-cell>
        </table:table-row>
        <table:table-row table:style-name="ro3">
          <table:table-cell table:style-name="ce3" office:value-type="date" office:date-value="1985-04-30" calcext:value-type="date">
            <text:p>30.04.1985</text:p>
          </table:table-cell>
          <table:table-cell office:value-type="float" office:value="657232" calcext:value-type="float">
            <text:p>657232</text:p>
          </table:table-cell>
          <table:table-cell office:value-type="float" office:value="575.1" calcext:value-type="float">
            <text:p>575,1</text:p>
          </table:table-cell>
          <table:table-cell office:value-type="float" office:value="50.445" calcext:value-type="float">
            <text:p>50,45</text:p>
          </table:table-cell>
          <table:table-cell office:value-type="float" office:value="60.056" calcext:value-type="float">
            <text:p>60,06</text:p>
          </table:table-cell>
          <table:table-cell table:style-name="ce2" office:value-type="float" office:value="11.31" calcext:value-type="float">
            <text:p>11,31</text:p>
          </table:table-cell>
          <table:table-cell table:style-name="ce2" office:value-type="float" office:value="10.8583" calcext:value-type="float">
            <text:p>10,86</text:p>
          </table:table-cell>
        </table:table-row>
        <table:table-row table:style-name="ro3">
          <table:table-cell table:style-name="ce3" office:value-type="date" office:date-value="1985-05-31" calcext:value-type="date">
            <text:p>31.05.1985</text:p>
          </table:table-cell>
          <table:table-cell office:value-type="float" office:value="654406" calcext:value-type="float">
            <text:p>654406</text:p>
          </table:table-cell>
          <table:table-cell office:value-type="float" office:value="569.3" calcext:value-type="float">
            <text:p>569,3</text:p>
          </table:table-cell>
          <table:table-cell office:value-type="float" office:value="50.617" calcext:value-type="float">
            <text:p>50,62</text:p>
          </table:table-cell>
          <table:table-cell office:value-type="float" office:value="60.177" calcext:value-type="float">
            <text:p>60,18</text:p>
          </table:table-cell>
          <table:table-cell table:style-name="ce2" office:value-type="float" office:value="10.15" calcext:value-type="float">
            <text:p>10,15</text:p>
          </table:table-cell>
          <table:table-cell table:style-name="ce2" office:value-type="float" office:value="10.8509" calcext:value-type="float">
            <text:p>10,85</text:p>
          </table:table-cell>
        </table:table-row>
        <table:table-row table:style-name="ro3">
          <table:table-cell table:style-name="ce3" office:value-type="date" office:date-value="1985-06-28" calcext:value-type="date">
            <text:p>28.06.1985</text:p>
          </table:table-cell>
          <table:table-cell office:value-type="float" office:value="678598" calcext:value-type="float">
            <text:p>678598</text:p>
          </table:table-cell>
          <table:table-cell office:value-type="float" office:value="585.2" calcext:value-type="float">
            <text:p>585,2</text:p>
          </table:table-cell>
          <table:table-cell office:value-type="float" office:value="50.789" calcext:value-type="float">
            <text:p>50,79</text:p>
          </table:table-cell>
          <table:table-cell office:value-type="float" office:value="60.301" calcext:value-type="float">
            <text:p>60,3</text:p>
          </table:table-cell>
          <table:table-cell table:style-name="ce2" office:value-type="float" office:value="10.08" calcext:value-type="float">
            <text:p>10,08</text:p>
          </table:table-cell>
          <table:table-cell table:style-name="ce2" office:value-type="float" office:value="10.8231" calcext:value-type="float">
            <text:p>10,82</text:p>
          </table:table-cell>
        </table:table-row>
        <table:table-row table:style-name="ro3">
          <table:table-cell table:style-name="ce3" office:value-type="date" office:date-value="1985-07-31" calcext:value-type="date">
            <text:p>31.07.1985</text:p>
          </table:table-cell>
          <table:table-cell office:value-type="float" office:value="677765" calcext:value-type="float">
            <text:p>677765</text:p>
          </table:table-cell>
          <table:table-cell office:value-type="float" office:value="592" calcext:value-type="float">
            <text:p>592</text:p>
          </table:table-cell>
          <table:table-cell office:value-type="float" office:value="50.962" calcext:value-type="float">
            <text:p>50,96</text:p>
          </table:table-cell>
          <table:table-cell office:value-type="float" office:value="60.427" calcext:value-type="float">
            <text:p>60,43</text:p>
          </table:table-cell>
          <table:table-cell table:style-name="ce2" office:value-type="float" office:value="10.41" calcext:value-type="float">
            <text:p>10,41</text:p>
          </table:table-cell>
          <table:table-cell table:style-name="ce2" office:value-type="float" office:value="10.7913" calcext:value-type="float">
            <text:p>10,79</text:p>
          </table:table-cell>
        </table:table-row>
        <table:table-row table:style-name="ro3">
          <table:table-cell table:style-name="ce3" office:value-type="date" office:date-value="1985-08-30" calcext:value-type="date">
            <text:p>30.08.1985</text:p>
          </table:table-cell>
          <table:table-cell office:value-type="float" office:value="663190" calcext:value-type="float">
            <text:p>663190</text:p>
          </table:table-cell>
          <table:table-cell office:value-type="float" office:value="594.9" calcext:value-type="float">
            <text:p>594,9</text:p>
          </table:table-cell>
          <table:table-cell office:value-type="float" office:value="51.135" calcext:value-type="float">
            <text:p>51,14</text:p>
          </table:table-cell>
          <table:table-cell office:value-type="float" office:value="60.554" calcext:value-type="float">
            <text:p>60,55</text:p>
          </table:table-cell>
          <table:table-cell table:style-name="ce2" office:value-type="float" office:value="10.17" calcext:value-type="float">
            <text:p>10,17</text:p>
          </table:table-cell>
          <table:table-cell table:style-name="ce2" office:value-type="float" office:value="10.678" calcext:value-type="float">
            <text:p>10,68</text:p>
          </table:table-cell>
        </table:table-row>
        <table:table-row table:style-name="ro3">
          <table:table-cell table:style-name="ce3" office:value-type="date" office:date-value="1985-09-30" calcext:value-type="date">
            <text:p>30.09.1985</text:p>
          </table:table-cell>
          <table:table-cell office:value-type="float" office:value="681100" calcext:value-type="float">
            <text:p>681100</text:p>
          </table:table-cell>
          <table:table-cell office:value-type="float" office:value="602" calcext:value-type="float">
            <text:p>602</text:p>
          </table:table-cell>
          <table:table-cell office:value-type="float" office:value="51.308" calcext:value-type="float">
            <text:p>51,31</text:p>
          </table:table-cell>
          <table:table-cell office:value-type="float" office:value="60.684" calcext:value-type="float">
            <text:p>60,68</text:p>
          </table:table-cell>
          <table:table-cell table:style-name="ce2" office:value-type="float" office:value="10.15" calcext:value-type="float">
            <text:p>10,15</text:p>
          </table:table-cell>
          <table:table-cell table:style-name="ce2" office:value-type="float" office:value="10.5376" calcext:value-type="float">
            <text:p>10,54</text:p>
          </table:table-cell>
        </table:table-row>
        <table:table-row table:style-name="ro3">
          <table:table-cell table:style-name="ce3" office:value-type="date" office:date-value="1985-10-31" calcext:value-type="date">
            <text:p>31.10.1985</text:p>
          </table:table-cell>
          <table:table-cell office:value-type="float" office:value="680403" calcext:value-type="float">
            <text:p>680403</text:p>
          </table:table-cell>
          <table:table-cell office:value-type="float" office:value="605.3" calcext:value-type="float">
            <text:p>605,3</text:p>
          </table:table-cell>
          <table:table-cell office:value-type="float" office:value="51.482" calcext:value-type="float">
            <text:p>51,48</text:p>
          </table:table-cell>
          <table:table-cell office:value-type="float" office:value="60.815" calcext:value-type="float">
            <text:p>60,82</text:p>
          </table:table-cell>
          <table:table-cell table:style-name="ce2" office:value-type="float" office:value="9.82" calcext:value-type="float">
            <text:p>9,82</text:p>
          </table:table-cell>
          <table:table-cell table:style-name="ce2" office:value-type="float" office:value="10.4002" calcext:value-type="float">
            <text:p>10,4</text:p>
          </table:table-cell>
        </table:table-row>
        <table:table-row table:style-name="ro3">
          <table:table-cell table:style-name="ce3" office:value-type="date" office:date-value="1985-11-29" calcext:value-type="date">
            <text:p>29.11.1985</text:p>
          </table:table-cell>
          <table:table-cell office:value-type="float" office:value="693520" calcext:value-type="float">
            <text:p>693520</text:p>
          </table:table-cell>
          <table:table-cell office:value-type="float" office:value="614.9" calcext:value-type="float">
            <text:p>614,9</text:p>
          </table:table-cell>
          <table:table-cell office:value-type="float" office:value="51.655" calcext:value-type="float">
            <text:p>51,66</text:p>
          </table:table-cell>
          <table:table-cell office:value-type="float" office:value="60.949" calcext:value-type="float">
            <text:p>60,95</text:p>
          </table:table-cell>
          <table:table-cell table:style-name="ce2" office:value-type="float" office:value="9.47" calcext:value-type="float">
            <text:p>9,47</text:p>
          </table:table-cell>
          <table:table-cell table:style-name="ce2" office:value-type="float" office:value="10.2661" calcext:value-type="float">
            <text:p>10,27</text:p>
          </table:table-cell>
        </table:table-row>
        <table:table-row table:style-name="ro3">
          <table:table-cell table:style-name="ce3" office:value-type="date" office:date-value="1985-12-31" calcext:value-type="date">
            <text:p>31.12.1985</text:p>
          </table:table-cell>
          <table:table-cell office:value-type="float" office:value="732832" calcext:value-type="float">
            <text:p>732832</text:p>
          </table:table-cell>
          <table:table-cell office:value-type="float" office:value="633.3" calcext:value-type="float">
            <text:p>633,3</text:p>
          </table:table-cell>
          <table:table-cell office:value-type="float" office:value="51.829" calcext:value-type="float">
            <text:p>51,83</text:p>
          </table:table-cell>
          <table:table-cell office:value-type="float" office:value="61.084" calcext:value-type="float">
            <text:p>61,08</text:p>
          </table:table-cell>
          <table:table-cell table:style-name="ce2" office:value-type="float" office:value="8.87" calcext:value-type="float">
            <text:p>8,87</text:p>
          </table:table-cell>
          <table:table-cell table:style-name="ce2" office:value-type="float" office:value="10.2047" calcext:value-type="float">
            <text:p>10,2</text:p>
          </table:table-cell>
        </table:table-row>
        <table:table-row table:style-name="ro3">
          <table:table-cell table:style-name="ce3" office:value-type="date" office:date-value="1986-01-31" calcext:value-type="date">
            <text:p>31.01.1986</text:p>
          </table:table-cell>
          <table:table-cell office:value-type="float" office:value="699536" calcext:value-type="float">
            <text:p>699536</text:p>
          </table:table-cell>
          <table:table-cell office:value-type="float" office:value="626.6" calcext:value-type="float">
            <text:p>626,6</text:p>
          </table:table-cell>
          <table:table-cell office:value-type="float" office:value="52.002" calcext:value-type="float">
            <text:p>52</text:p>
          </table:table-cell>
          <table:table-cell office:value-type="float" office:value="61.221" calcext:value-type="float">
            <text:p>61,22</text:p>
          </table:table-cell>
          <table:table-cell table:style-name="ce2" office:value-type="float" office:value="8.88" calcext:value-type="float">
            <text:p>8,88</text:p>
          </table:table-cell>
          <table:table-cell table:style-name="ce2" office:value-type="float" office:value="9.9611" calcext:value-type="float">
            <text:p>9,96</text:p>
          </table:table-cell>
        </table:table-row>
        <table:table-row table:style-name="ro3">
          <table:table-cell table:style-name="ce3" office:value-type="date" office:date-value="1986-02-28" calcext:value-type="date">
            <text:p>28.02.1986</text:p>
          </table:table-cell>
          <table:table-cell office:value-type="float" office:value="695994" calcext:value-type="float">
            <text:p>695994</text:p>
          </table:table-cell>
          <table:table-cell office:value-type="float" office:value="612.8" calcext:value-type="float">
            <text:p>612,8</text:p>
          </table:table-cell>
          <table:table-cell office:value-type="float" office:value="52.176" calcext:value-type="float">
            <text:p>52,18</text:p>
          </table:table-cell>
          <table:table-cell office:value-type="float" office:value="61.361" calcext:value-type="float">
            <text:p>61,36</text:p>
          </table:table-cell>
          <table:table-cell table:style-name="ce2" office:value-type="float" office:value="8.05" calcext:value-type="float">
            <text:p>8,05</text:p>
          </table:table-cell>
          <table:table-cell table:style-name="ce2" office:value-type="float" office:value="9.9428" calcext:value-type="float">
            <text:p>9,94</text:p>
          </table:table-cell>
        </table:table-row>
        <table:table-row table:style-name="ro3">
          <table:table-cell table:style-name="ce3" office:value-type="date" office:date-value="1986-03-31" calcext:value-type="date">
            <text:p>31.03.1986</text:p>
          </table:table-cell>
          <table:table-cell office:value-type="float" office:value="717050" calcext:value-type="float">
            <text:p>717050</text:p>
          </table:table-cell>
          <table:table-cell office:value-type="float" office:value="624.3" calcext:value-type="float">
            <text:p>624,3</text:p>
          </table:table-cell>
          <table:table-cell office:value-type="float" office:value="52.349" calcext:value-type="float">
            <text:p>52,35</text:p>
          </table:table-cell>
          <table:table-cell office:value-type="float" office:value="61.502" calcext:value-type="float">
            <text:p>61,5</text:p>
          </table:table-cell>
          <table:table-cell table:style-name="ce2" office:value-type="float" office:value="7.21" calcext:value-type="float">
            <text:p>7,21</text:p>
          </table:table-cell>
          <table:table-cell table:style-name="ce2" office:value-type="float" office:value="9.3951" calcext:value-type="float">
            <text:p>9,4</text:p>
          </table:table-cell>
        </table:table-row>
        <table:table-row table:style-name="ro3">
          <table:table-cell table:style-name="ce3" office:value-type="date" office:date-value="1986-04-30" calcext:value-type="date">
            <text:p>30.04.1986</text:p>
          </table:table-cell>
          <table:table-cell office:value-type="float" office:value="716241" calcext:value-type="float">
            <text:p>716241</text:p>
          </table:table-cell>
          <table:table-cell office:value-type="float" office:value="647" calcext:value-type="float">
            <text:p>647</text:p>
          </table:table-cell>
          <table:table-cell office:value-type="float" office:value="52.522" calcext:value-type="float">
            <text:p>52,52</text:p>
          </table:table-cell>
          <table:table-cell office:value-type="float" office:value="61.645" calcext:value-type="float">
            <text:p>61,65</text:p>
          </table:table-cell>
          <table:table-cell table:style-name="ce2" office:value-type="float" office:value="7.26" calcext:value-type="float">
            <text:p>7,26</text:p>
          </table:table-cell>
          <table:table-cell table:style-name="ce2" office:value-type="float" office:value="8.7663" calcext:value-type="float">
            <text:p>8,77</text:p>
          </table:table-cell>
        </table:table-row>
        <table:table-row table:style-name="ro3">
          <table:table-cell table:style-name="ce3" office:value-type="date" office:date-value="1986-05-30" calcext:value-type="date">
            <text:p>30.05.1986</text:p>
          </table:table-cell>
          <table:table-cell office:value-type="float" office:value="722640" calcext:value-type="float">
            <text:p>722640</text:p>
          </table:table-cell>
          <table:table-cell office:value-type="float" office:value="645.7" calcext:value-type="float">
            <text:p>645,7</text:p>
          </table:table-cell>
          <table:table-cell office:value-type="float" office:value="52.695" calcext:value-type="float">
            <text:p>52,7</text:p>
          </table:table-cell>
          <table:table-cell office:value-type="float" office:value="61.79" calcext:value-type="float">
            <text:p>61,79</text:p>
          </table:table-cell>
          <table:table-cell table:style-name="ce2" office:value-type="float" office:value="8.03" calcext:value-type="float">
            <text:p>8,03</text:p>
          </table:table-cell>
          <table:table-cell table:style-name="ce2" office:value-type="float" office:value="8.4784" calcext:value-type="float">
            <text:p>8,48</text:p>
          </table:table-cell>
        </table:table-row>
        <table:table-row table:style-name="ro3">
          <table:table-cell table:style-name="ce3" office:value-type="date" office:date-value="1986-06-30" calcext:value-type="date">
            <text:p>30.06.1986</text:p>
          </table:table-cell>
          <table:table-cell office:value-type="float" office:value="742099" calcext:value-type="float">
            <text:p>742099</text:p>
          </table:table-cell>
          <table:table-cell office:value-type="float" office:value="662.8" calcext:value-type="float">
            <text:p>662,8</text:p>
          </table:table-cell>
          <table:table-cell office:value-type="float" office:value="52.868" calcext:value-type="float">
            <text:p>52,87</text:p>
          </table:table-cell>
          <table:table-cell office:value-type="float" office:value="61.937" calcext:value-type="float">
            <text:p>61,94</text:p>
          </table:table-cell>
          <table:table-cell table:style-name="ce2" office:value-type="float" office:value="7.29" calcext:value-type="float">
            <text:p>7,29</text:p>
          </table:table-cell>
          <table:table-cell table:style-name="ce2" office:value-type="float" office:value="8.5498" calcext:value-type="float">
            <text:p>8,55</text:p>
          </table:table-cell>
        </table:table-row>
        <table:table-row table:style-name="ro3">
          <table:table-cell table:style-name="ce3" office:value-type="date" office:date-value="1986-07-31" calcext:value-type="date">
            <text:p>31.07.1986</text:p>
          </table:table-cell>
          <table:table-cell office:value-type="float" office:value="742626" calcext:value-type="float">
            <text:p>742626</text:p>
          </table:table-cell>
          <table:table-cell office:value-type="float" office:value="673.4" calcext:value-type="float">
            <text:p>673,4</text:p>
          </table:table-cell>
          <table:table-cell office:value-type="float" office:value="53.04" calcext:value-type="float">
            <text:p>53,04</text:p>
          </table:table-cell>
          <table:table-cell office:value-type="float" office:value="62.086" calcext:value-type="float">
            <text:p>62,09</text:p>
          </table:table-cell>
          <table:table-cell table:style-name="ce2" office:value-type="float" office:value="7.22" calcext:value-type="float">
            <text:p>7,22</text:p>
          </table:table-cell>
          <table:table-cell table:style-name="ce2" office:value-type="float" office:value="8.5312" calcext:value-type="float">
            <text:p>8,53</text:p>
          </table:table-cell>
        </table:table-row>
        <table:table-row table:style-name="ro3">
          <table:table-cell table:style-name="ce3" office:value-type="date" office:date-value="1986-08-29" calcext:value-type="date">
            <text:p>29.08.1986</text:p>
          </table:table-cell>
          <table:table-cell office:value-type="float" office:value="734051" calcext:value-type="float">
            <text:p>734051</text:p>
          </table:table-cell>
          <table:table-cell office:value-type="float" office:value="678.4" calcext:value-type="float">
            <text:p>678,4</text:p>
          </table:table-cell>
          <table:table-cell office:value-type="float" office:value="53.212" calcext:value-type="float">
            <text:p>53,21</text:p>
          </table:table-cell>
          <table:table-cell office:value-type="float" office:value="62.237" calcext:value-type="float">
            <text:p>62,24</text:p>
          </table:table-cell>
          <table:table-cell table:style-name="ce2" office:value-type="float" office:value="6.75" calcext:value-type="float">
            <text:p>6,75</text:p>
          </table:table-cell>
          <table:table-cell table:style-name="ce2" office:value-type="float" office:value="8.3521" calcext:value-type="float">
            <text:p>8,35</text:p>
          </table:table-cell>
        </table:table-row>
        <table:table-row table:style-name="ro3">
          <table:table-cell table:style-name="ce3" office:value-type="date" office:date-value="1986-09-30" calcext:value-type="date">
            <text:p>30.09.1986</text:p>
          </table:table-cell>
          <table:table-cell office:value-type="float" office:value="746076" calcext:value-type="float">
            <text:p>746076</text:p>
          </table:table-cell>
          <table:table-cell office:value-type="float" office:value="684.5" calcext:value-type="float">
            <text:p>684,5</text:p>
          </table:table-cell>
          <table:table-cell office:value-type="float" office:value="53.383" calcext:value-type="float">
            <text:p>53,38</text:p>
          </table:table-cell>
          <table:table-cell office:value-type="float" office:value="62.39" calcext:value-type="float">
            <text:p>62,39</text:p>
          </table:table-cell>
          <table:table-cell table:style-name="ce2" office:value-type="float" office:value="7.31" calcext:value-type="float">
            <text:p>7,31</text:p>
          </table:table-cell>
          <table:table-cell table:style-name="ce2" office:value-type="float" office:value="8.3279" calcext:value-type="float">
            <text:p>8,33</text:p>
          </table:table-cell>
        </table:table-row>
        <table:table-row table:style-name="ro3">
          <table:table-cell table:style-name="ce3" office:value-type="date" office:date-value="1986-10-31" calcext:value-type="date">
            <text:p>31.10.1986</text:p>
          </table:table-cell>
          <table:table-cell office:value-type="float" office:value="742741" calcext:value-type="float">
            <text:p>742741</text:p>
          </table:table-cell>
          <table:table-cell office:value-type="float" office:value="692.2" calcext:value-type="float">
            <text:p>692,2</text:p>
          </table:table-cell>
          <table:table-cell office:value-type="float" office:value="53.554" calcext:value-type="float">
            <text:p>53,55</text:p>
          </table:table-cell>
          <table:table-cell office:value-type="float" office:value="62.545" calcext:value-type="float">
            <text:p>62,55</text:p>
          </table:table-cell>
          <table:table-cell table:style-name="ce2" office:value-type="float" office:value="7.1" calcext:value-type="float">
            <text:p>7,1</text:p>
          </table:table-cell>
          <table:table-cell table:style-name="ce2" office:value-type="float" office:value="8.4165" calcext:value-type="float">
            <text:p>8,42</text:p>
          </table:table-cell>
        </table:table-row>
        <table:table-row table:style-name="ro3">
          <table:table-cell table:style-name="ce3" office:value-type="date" office:date-value="1986-11-28" calcext:value-type="date">
            <text:p>28.11.1986</text:p>
          </table:table-cell>
          <table:table-cell office:value-type="float" office:value="766131" calcext:value-type="float">
            <text:p>766131</text:p>
          </table:table-cell>
          <table:table-cell office:value-type="float" office:value="708.8" calcext:value-type="float">
            <text:p>708,8</text:p>
          </table:table-cell>
          <table:table-cell office:value-type="float" office:value="53.725" calcext:value-type="float">
            <text:p>53,73</text:p>
          </table:table-cell>
          <table:table-cell office:value-type="float" office:value="62.702" calcext:value-type="float">
            <text:p>62,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535" calcext:value-type="float">
            <text:p>8,54</text:p>
          </table:table-cell>
        </table:table-row>
        <table:table-row table:style-name="ro3">
          <table:table-cell table:style-name="ce3" office:value-type="date" office:date-value="1986-12-31" calcext:value-type="date">
            <text:p>31.12.1986</text:p>
          </table:table-cell>
          <table:table-cell office:value-type="float" office:value="795950" calcext:value-type="float">
            <text:p>795950</text:p>
          </table:table-cell>
          <table:table-cell office:value-type="float" office:value="739.8" calcext:value-type="float">
            <text:p>739,8</text:p>
          </table:table-cell>
          <table:table-cell office:value-type="float" office:value="53.895" calcext:value-type="float">
            <text:p>53,9</text:p>
          </table:table-cell>
          <table:table-cell office:value-type="float" office:value="62.86" calcext:value-type="float">
            <text:p>62,86</text:p>
          </table:table-cell>
          <table:table-cell table:style-name="ce2" office:value-type="float" office:value="7.09" calcext:value-type="float">
            <text:p>7,09</text:p>
          </table:table-cell>
          <table:table-cell table:style-name="ce2" office:value-type="float" office:value="8.4674" calcext:value-type="float">
            <text:p>8,47</text:p>
          </table:table-cell>
        </table:table-row>
        <table:table-row table:style-name="ro3">
          <table:table-cell table:style-name="ce3" office:value-type="date" office:date-value="1987-01-30" calcext:value-type="date">
            <text:p>30.01.1987</text:p>
          </table:table-cell>
          <table:table-cell office:value-type="float" office:value="768629" calcext:value-type="float">
            <text:p>768629</text:p>
          </table:table-cell>
          <table:table-cell office:value-type="float" office:value="737.1" calcext:value-type="float">
            <text:p>737,1</text:p>
          </table:table-cell>
          <table:table-cell office:value-type="float" office:value="54.064" calcext:value-type="float">
            <text:p>54,06</text:p>
          </table:table-cell>
          <table:table-cell office:value-type="float" office:value="63.02" calcext:value-type="float">
            <text:p>63,02</text:p>
          </table:table-cell>
          <table:table-cell table:style-name="ce2" office:value-type="float" office:value="6.99" calcext:value-type="float">
            <text:p>6,99</text:p>
          </table:table-cell>
          <table:table-cell table:style-name="ce2" office:value-type="float" office:value="8.4529" calcext:value-type="float">
            <text:p>8,45</text:p>
          </table:table-cell>
        </table:table-row>
        <table:table-row table:style-name="ro3">
          <table:table-cell table:style-name="ce3" office:value-type="date" office:date-value="1987-02-27" calcext:value-type="date">
            <text:p>27.02.1987</text:p>
          </table:table-cell>
          <table:table-cell office:value-type="float" office:value="758895" calcext:value-type="float">
            <text:p>758895</text:p>
          </table:table-cell>
          <table:table-cell office:value-type="float" office:value="717.1" calcext:value-type="float">
            <text:p>717,1</text:p>
          </table:table-cell>
          <table:table-cell office:value-type="float" office:value="54.233" calcext:value-type="float">
            <text:p>54,23</text:p>
          </table:table-cell>
          <table:table-cell office:value-type="float" office:value="63.183" calcext:value-type="float">
            <text:p>63,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5029" calcext:value-type="float">
            <text:p>8,5</text:p>
          </table:table-cell>
        </table:table-row>
        <table:table-row table:style-name="ro3">
          <table:table-cell table:style-name="ce3" office:value-type="date" office:date-value="1987-03-31" calcext:value-type="date">
            <text:p>31.03.1987</text:p>
          </table:table-cell>
          <table:table-cell office:value-type="float" office:value="767224" calcext:value-type="float">
            <text:p>767224</text:p>
          </table:table-cell>
          <table:table-cell office:value-type="float" office:value="723.1" calcext:value-type="float">
            <text:p>723,1</text:p>
          </table:table-cell>
          <table:table-cell office:value-type="float" office:value="54.401" calcext:value-type="float">
            <text:p>54,4</text:p>
          </table:table-cell>
          <table:table-cell office:value-type="float" office:value="63.346" calcext:value-type="float">
            <text:p>63,35</text:p>
          </table:table-cell>
          <table:table-cell table:style-name="ce2" office:value-type="float" office:value="7.29" calcext:value-type="float">
            <text:p>7,29</text:p>
          </table:table-cell>
          <table:table-cell table:style-name="ce2" office:value-type="float" office:value="8.4579" calcext:value-type="float">
            <text:p>8,46</text:p>
          </table:table-cell>
        </table:table-row>
        <table:table-row table:style-name="ro3">
          <table:table-cell table:style-name="ce3" office:value-type="date" office:date-value="1987-04-30" calcext:value-type="date">
            <text:p>30.04.1987</text:p>
          </table:table-cell>
          <table:table-cell office:value-type="float" office:value="776638" calcext:value-type="float">
            <text:p>776638</text:p>
          </table:table-cell>
          <table:table-cell office:value-type="float" office:value="752" calcext:value-type="float">
            <text:p>752</text:p>
          </table:table-cell>
          <table:table-cell office:value-type="float" office:value="54.568" calcext:value-type="float">
            <text:p>54,57</text:p>
          </table:table-cell>
          <table:table-cell office:value-type="float" office:value="63.512" calcext:value-type="float">
            <text:p>63,51</text:p>
          </table:table-cell>
          <table:table-cell table:style-name="ce2" office:value-type="float" office:value="8.07" calcext:value-type="float">
            <text:p>8,07</text:p>
          </table:table-cell>
          <table:table-cell table:style-name="ce2" office:value-type="float" office:value="8.4889" calcext:value-type="float">
            <text:p>8,49</text:p>
          </table:table-cell>
        </table:table-row>
        <table:table-row table:style-name="ro3">
          <table:table-cell table:style-name="ce3" office:value-type="date" office:date-value="1987-05-29" calcext:value-type="date">
            <text:p>29.05.1987</text:p>
          </table:table-cell>
          <table:table-cell office:value-type="float" office:value="784987" calcext:value-type="float">
            <text:p>784987</text:p>
          </table:table-cell>
          <table:table-cell office:value-type="float" office:value="739.3" calcext:value-type="float">
            <text:p>739,3</text:p>
          </table:table-cell>
          <table:table-cell office:value-type="float" office:value="54.734" calcext:value-type="float">
            <text:p>54,73</text:p>
          </table:table-cell>
          <table:table-cell office:value-type="float" office:value="63.679" calcext:value-type="float">
            <text:p>63,68</text:p>
          </table:table-cell>
          <table:table-cell table:style-name="ce2" office:value-type="float" office:value="8.35" calcext:value-type="float">
            <text:p>8,35</text:p>
          </table:table-cell>
          <table:table-cell table:style-name="ce2" office:value-type="float" office:value="8.6779" calcext:value-type="float">
            <text:p>8,68</text:p>
          </table:table-cell>
        </table:table-row>
        <table:table-row table:style-name="ro3">
          <table:table-cell table:style-name="ce3" office:value-type="date" office:date-value="1987-06-30" calcext:value-type="date">
            <text:p>30.06.1987</text:p>
          </table:table-cell>
          <table:table-cell office:value-type="float" office:value="808457" calcext:value-type="float">
            <text:p>808457</text:p>
          </table:table-cell>
          <table:table-cell office:value-type="float" office:value="743.8" calcext:value-type="float">
            <text:p>743,8</text:p>
          </table:table-cell>
          <table:table-cell office:value-type="float" office:value="54.9" calcext:value-type="float">
            <text:p>54,9</text:p>
          </table:table-cell>
          <table:table-cell office:value-type="float" office:value="63.848" calcext:value-type="float">
            <text:p>63,85</text:p>
          </table:table-cell>
          <table:table-cell table:style-name="ce2" office:value-type="float" office:value="8.24" calcext:value-type="float">
            <text:p>8,24</text:p>
          </table:table-cell>
          <table:table-cell table:style-name="ce2" office:value-type="float" office:value="8.9002" calcext:value-type="float">
            <text:p>8,9</text:p>
          </table:table-cell>
        </table:table-row>
        <table:table-row table:style-name="ro3">
          <table:table-cell table:style-name="ce3" office:value-type="date" office:date-value="1987-07-31" calcext:value-type="date">
            <text:p>31.07.1987</text:p>
          </table:table-cell>
          <table:table-cell office:value-type="float" office:value="800794" calcext:value-type="float">
            <text:p>800794</text:p>
          </table:table-cell>
          <table:table-cell office:value-type="float" office:value="746.2" calcext:value-type="float">
            <text:p>746,2</text:p>
          </table:table-cell>
          <table:table-cell office:value-type="float" office:value="55.065" calcext:value-type="float">
            <text:p>55,07</text:p>
          </table:table-cell>
          <table:table-cell office:value-type="float" office:value="64.019" calcext:value-type="float">
            <text:p>64,02</text:p>
          </table:table-cell>
          <table:table-cell table:style-name="ce2" office:value-type="float" office:value="8.48" calcext:value-type="float">
            <text:p>8,48</text:p>
          </table:table-cell>
          <table:table-cell table:style-name="ce2" office:value-type="float" office:value="9.1785" calcext:value-type="float">
            <text:p>9,18</text:p>
          </table:table-cell>
        </table:table-row>
        <table:table-row table:style-name="ro3">
          <table:table-cell table:style-name="ce3" office:value-type="date" office:date-value="1987-08-31" calcext:value-type="date">
            <text:p>31.08.1987</text:p>
          </table:table-cell>
          <table:table-cell office:value-type="float" office:value="793595" calcext:value-type="float">
            <text:p>793595</text:p>
          </table:table-cell>
          <table:table-cell office:value-type="float" office:value="744.2" calcext:value-type="float">
            <text:p>744,2</text:p>
          </table:table-cell>
          <table:table-cell office:value-type="float" office:value="55.229" calcext:value-type="float">
            <text:p>55,23</text:p>
          </table:table-cell>
          <table:table-cell office:value-type="float" office:value="64.191" calcext:value-type="float">
            <text:p>64,19</text:p>
          </table:table-cell>
          <table:table-cell table:style-name="ce2" office:value-type="float" office:value="8.83" calcext:value-type="float">
            <text:p>8,83</text:p>
          </table:table-cell>
          <table:table-cell table:style-name="ce2" office:value-type="float" office:value="9.5074" calcext:value-type="float">
            <text:p>9,51</text:p>
          </table:table-cell>
        </table:table-row>
        <table:table-row table:style-name="ro3">
          <table:table-cell table:style-name="ce3" office:value-type="date" office:date-value="1987-09-30" calcext:value-type="date">
            <text:p>30.09.1987</text:p>
          </table:table-cell>
          <table:table-cell office:value-type="float" office:value="805278" calcext:value-type="float">
            <text:p>805278</text:p>
          </table:table-cell>
          <table:table-cell office:value-type="float" office:value="744.5" calcext:value-type="float">
            <text:p>744,5</text:p>
          </table:table-cell>
          <table:table-cell office:value-type="float" office:value="55.392" calcext:value-type="float">
            <text:p>55,39</text:p>
          </table:table-cell>
          <table:table-cell office:value-type="float" office:value="64.364" calcext:value-type="float">
            <text:p>64,36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9.7306" calcext:value-type="float">
            <text:p>9,73</text:p>
          </table:table-cell>
        </table:table-row>
        <table:table-row table:style-name="ro3">
          <table:table-cell table:style-name="ce3" office:value-type="date" office:date-value="1987-10-30" calcext:value-type="date">
            <text:p>30.10.1987</text:p>
          </table:table-cell>
          <table:table-cell office:value-type="float" office:value="804785" calcext:value-type="float">
            <text:p>804785</text:p>
          </table:table-cell>
          <table:table-cell office:value-type="float" office:value="753.2" calcext:value-type="float">
            <text:p>753,2</text:p>
          </table:table-cell>
          <table:table-cell office:value-type="float" office:value="55.553" calcext:value-type="float">
            <text:p>55,55</text:p>
          </table:table-cell>
          <table:table-cell office:value-type="float" office:value="64.539" calcext:value-type="float">
            <text:p>64,54</text:p>
          </table:table-cell>
          <table:table-cell table:style-name="ce2" office:value-type="float" office:value="8.69" calcext:value-type="float">
            <text:p>8,69</text:p>
          </table:table-cell>
          <table:table-cell table:style-name="ce2" office:value-type="float" office:value="9.995" calcext:value-type="float">
            <text:p>10</text:p>
          </table:table-cell>
        </table:table-row>
        <table:table-row table:style-name="ro3">
          <table:table-cell table:style-name="ce3" office:value-type="date" office:date-value="1987-11-30" calcext:value-type="date">
            <text:p>30.11.1987</text:p>
          </table:table-cell>
          <table:table-cell office:value-type="float" office:value="825835" calcext:value-type="float">
            <text:p>825835</text:p>
          </table:table-cell>
          <table:table-cell office:value-type="float" office:value="755.5" calcext:value-type="float">
            <text:p>755,5</text:p>
          </table:table-cell>
          <table:table-cell office:value-type="float" office:value="55.714" calcext:value-type="float">
            <text:p>55,71</text:p>
          </table:table-cell>
          <table:table-cell office:value-type="float" office:value="64.715" calcext:value-type="float">
            <text:p>64,72</text:p>
          </table:table-cell>
          <table:table-cell table:style-name="ce2" office:value-type="float" office:value="8.82" calcext:value-type="float">
            <text:p>8,82</text:p>
          </table:table-cell>
          <table:table-cell table:style-name="ce2" office:value-type="float" office:value="9.4947" calcext:value-type="float">
            <text:p>9,49</text:p>
          </table:table-cell>
        </table:table-row>
        <table:table-row table:style-name="ro3">
          <table:table-cell table:style-name="ce3" office:value-type="date" office:date-value="1987-12-31" calcext:value-type="date">
            <text:p>31.12.1987</text:p>
          </table:table-cell>
          <table:table-cell office:value-type="float" office:value="853378" calcext:value-type="float">
            <text:p>853378</text:p>
          </table:table-cell>
          <table:table-cell office:value-type="float" office:value="765.4" calcext:value-type="float">
            <text:p>765,4</text:p>
          </table:table-cell>
          <table:table-cell office:value-type="float" office:value="55.874" calcext:value-type="float">
            <text:p>55,87</text:p>
          </table:table-cell>
          <table:table-cell office:value-type="float" office:value="64.892" calcext:value-type="float">
            <text:p>64,89</text:p>
          </table:table-cell>
          <table:table-cell table:style-name="ce2" office:value-type="float" office:value="8.67" calcext:value-type="float">
            <text:p>8,67</text:p>
          </table:table-cell>
          <table:table-cell table:style-name="ce2" office:value-type="float" office:value="9.3506" calcext:value-type="float">
            <text:p>9,35</text:p>
          </table:table-cell>
        </table:table-row>
        <table:table-row table:style-name="ro3">
          <table:table-cell table:style-name="ce3" office:value-type="date" office:date-value="1988-01-29" calcext:value-type="date">
            <text:p>29.01.1988</text:p>
          </table:table-cell>
          <table:table-cell office:value-type="float" office:value="831513" calcext:value-type="float">
            <text:p>831513</text:p>
          </table:table-cell>
          <table:table-cell office:value-type="float" office:value="764.2" calcext:value-type="float">
            <text:p>764,2</text:p>
          </table:table-cell>
          <table:table-cell office:value-type="float" office:value="56.032" calcext:value-type="float">
            <text:p>56,03</text:p>
          </table:table-cell>
          <table:table-cell office:value-type="float" office:value="65.07" calcext:value-type="float">
            <text:p>65,07</text:p>
          </table:table-cell>
          <table:table-cell table:style-name="ce2" office:value-type="float" office:value="8.06" calcext:value-type="float">
            <text:p>8,06</text:p>
          </table:table-cell>
          <table:table-cell table:style-name="ce2" office:value-type="float" office:value="9.2041" calcext:value-type="float">
            <text:p>9,2</text:p>
          </table:table-cell>
        </table:table-row>
        <table:table-row table:style-name="ro3">
          <table:table-cell table:style-name="ce3" office:value-type="date" office:date-value="1988-02-29" calcext:value-type="date">
            <text:p>29.02.1988</text:p>
          </table:table-cell>
          <table:table-cell office:value-type="float" office:value="820249" calcext:value-type="float">
            <text:p>820249</text:p>
          </table:table-cell>
          <table:table-cell office:value-type="float" office:value="744.5" calcext:value-type="float">
            <text:p>744,5</text:p>
          </table:table-cell>
          <table:table-cell office:value-type="float" office:value="56.189" calcext:value-type="float">
            <text:p>56,19</text:p>
          </table:table-cell>
          <table:table-cell office:value-type="float" office:value="65.249" calcext:value-type="float">
            <text:p>65,25</text:p>
          </table:table-cell>
          <table:table-cell table:style-name="ce2" office:value-type="float" office:value="7.95" calcext:value-type="float">
            <text:p>7,95</text:p>
          </table:table-cell>
          <table:table-cell table:style-name="ce2" office:value-type="float" office:value="8.9186" calcext:value-type="float">
            <text:p>8,92</text:p>
          </table:table-cell>
        </table:table-row>
        <table:table-row table:style-name="ro3">
          <table:table-cell table:style-name="ce3" office:value-type="date" office:date-value="1988-03-31" calcext:value-type="date">
            <text:p>31.03.1988</text:p>
          </table:table-cell>
          <table:table-cell office:value-type="float" office:value="817826" calcext:value-type="float">
            <text:p>817826</text:p>
          </table:table-cell>
          <table:table-cell office:value-type="float" office:value="751.6" calcext:value-type="float">
            <text:p>751,6</text:p>
          </table:table-cell>
          <table:table-cell office:value-type="float" office:value="56.345" calcext:value-type="float">
            <text:p>56,35</text:p>
          </table:table-cell>
          <table:table-cell office:value-type="float" office:value="65.429" calcext:value-type="float">
            <text:p>65,43</text:p>
          </table:table-cell>
          <table:table-cell table:style-name="ce2" office:value-type="float" office:value="8.4" calcext:value-type="float">
            <text:p>8,4</text:p>
          </table:table-cell>
          <table:table-cell table:style-name="ce2" office:value-type="float" office:value="8.8357" calcext:value-type="float">
            <text:p>8,84</text:p>
          </table:table-cell>
        </table:table-row>
        <table:table-row table:style-name="ro3">
          <table:table-cell table:style-name="ce3" office:value-type="date" office:date-value="1988-04-29" calcext:value-type="date">
            <text:p>29.04.1988</text:p>
          </table:table-cell>
          <table:table-cell office:value-type="float" office:value="832665" calcext:value-type="float">
            <text:p>832665</text:p>
          </table:table-cell>
          <table:table-cell office:value-type="float" office:value="777.9" calcext:value-type="float">
            <text:p>777,9</text:p>
          </table:table-cell>
          <table:table-cell office:value-type="float" office:value="56.5" calcext:value-type="float">
            <text:p>56,5</text:p>
          </table:table-cell>
          <table:table-cell office:value-type="float" office:value="65.61" calcext:value-type="float">
            <text:p>65,61</text:p>
          </table:table-cell>
          <table:table-cell table:style-name="ce2" office:value-type="float" office:value="8.65" calcext:value-type="float">
            <text:p>8,65</text:p>
          </table:table-cell>
          <table:table-cell table:style-name="ce2" office:value-type="float" office:value="8.823" calcext:value-type="float">
            <text:p>8,82</text:p>
          </table:table-cell>
        </table:table-row>
        <table:table-row table:style-name="ro3">
          <table:table-cell table:style-name="ce3" office:value-type="date" office:date-value="1988-05-31" calcext:value-type="date">
            <text:p>31.05.1988</text:p>
          </table:table-cell>
          <table:table-cell office:value-type="float" office:value="843234" calcext:value-type="float">
            <text:p>843234</text:p>
          </table:table-cell>
          <table:table-cell office:value-type="float" office:value="763.4" calcext:value-type="float">
            <text:p>763,4</text:p>
          </table:table-cell>
          <table:table-cell office:value-type="float" office:value="56.653" calcext:value-type="float">
            <text:p>56,65</text:p>
          </table:table-cell>
          <table:table-cell office:value-type="float" office:value="65.791" calcext:value-type="float">
            <text:p>65,79</text:p>
          </table:table-cell>
          <table:table-cell table:style-name="ce2" office:value-type="float" office:value="9.03" calcext:value-type="float">
            <text:p>9,03</text:p>
          </table:table-cell>
          <table:table-cell table:style-name="ce2" office:value-type="float" office:value="8.9674" calcext:value-type="float">
            <text:p>8,97</text:p>
          </table:table-cell>
        </table:table-row>
        <table:table-row table:style-name="ro3">
          <table:table-cell table:style-name="ce3" office:value-type="date" office:date-value="1988-06-30" calcext:value-type="date">
            <text:p>30.06.1988</text:p>
          </table:table-cell>
          <table:table-cell office:value-type="float" office:value="864269" calcext:value-type="float">
            <text:p>864269</text:p>
          </table:table-cell>
          <table:table-cell office:value-type="float" office:value="778.5" calcext:value-type="float">
            <text:p>778,5</text:p>
          </table:table-cell>
          <table:table-cell office:value-type="float" office:value="56.804" calcext:value-type="float">
            <text:p>56,8</text:p>
          </table:table-cell>
          <table:table-cell office:value-type="float" office:value="65.973" calcext:value-type="float">
            <text:p>65,97</text:p>
          </table:table-cell>
          <table:table-cell table:style-name="ce2" office:value-type="float" office:value="8.7" calcext:value-type="float">
            <text:p>8,7</text:p>
          </table:table-cell>
          <table:table-cell table:style-name="ce2" office:value-type="float" office:value="8.8584" calcext:value-type="float">
            <text:p>8,86</text:p>
          </table:table-cell>
        </table:table-row>
        <table:table-row table:style-name="ro3">
          <table:table-cell table:style-name="ce3" office:value-type="date" office:date-value="1988-07-29" calcext:value-type="date">
            <text:p>29.07.1988</text:p>
          </table:table-cell>
          <table:table-cell office:value-type="float" office:value="874320" calcext:value-type="float">
            <text:p>874320</text:p>
          </table:table-cell>
          <table:table-cell office:value-type="float" office:value="785.5" calcext:value-type="float">
            <text:p>785,5</text:p>
          </table:table-cell>
          <table:table-cell office:value-type="float" office:value="56.955" calcext:value-type="float">
            <text:p>56,96</text:p>
          </table:table-cell>
          <table:table-cell office:value-type="float" office:value="66.156" calcext:value-type="float">
            <text:p>66,16</text:p>
          </table:table-cell>
          <table:table-cell table:style-name="ce2" office:value-type="float" office:value="8.98" calcext:value-type="float">
            <text:p>8,98</text:p>
          </table:table-cell>
          <table:table-cell table:style-name="ce2" office:value-type="float" office:value="8.9715" calcext:value-type="float">
            <text:p>8,97</text:p>
          </table:table-cell>
        </table:table-row>
        <table:table-row table:style-name="ro3">
          <table:table-cell table:style-name="ce3" office:value-type="date" office:date-value="1988-08-31" calcext:value-type="date">
            <text:p>31.08.1988</text:p>
          </table:table-cell>
          <table:table-cell office:value-type="float" office:value="854208" calcext:value-type="float">
            <text:p>854208</text:p>
          </table:table-cell>
          <table:table-cell office:value-type="float" office:value="781" calcext:value-type="float">
            <text:p>781</text:p>
          </table:table-cell>
          <table:table-cell office:value-type="float" office:value="57.104" calcext:value-type="float">
            <text:p>57,1</text:p>
          </table:table-cell>
          <table:table-cell office:value-type="float" office:value="66.338" calcext:value-type="float">
            <text:p>66,34</text:p>
          </table:table-cell>
          <table:table-cell table:style-name="ce2" office:value-type="float" office:value="9.13" calcext:value-type="float">
            <text:p>9,13</text:p>
          </table:table-cell>
          <table:table-cell table:style-name="ce2" office:value-type="float" office:value="9.087" calcext:value-type="float">
            <text:p>9,09</text:p>
          </table:table-cell>
        </table:table-row>
        <table:table-row table:style-name="ro3">
          <table:table-cell table:style-name="ce3" office:value-type="date" office:date-value="1988-09-30" calcext:value-type="date">
            <text:p>30.09.1988</text:p>
          </table:table-cell>
          <table:table-cell office:value-type="float" office:value="857462" calcext:value-type="float">
            <text:p>857462</text:p>
          </table:table-cell>
          <table:table-cell office:value-type="float" office:value="779.7" calcext:value-type="float">
            <text:p>779,7</text:p>
          </table:table-cell>
          <table:table-cell office:value-type="float" office:value="57.251" calcext:value-type="float">
            <text:p>57,25</text:p>
          </table:table-cell>
          <table:table-cell office:value-type="float" office:value="66.521" calcext:value-type="float">
            <text:p>66,52</text:p>
          </table:table-cell>
          <table:table-cell table:style-name="ce2" office:value-type="float" office:value="8.78" calcext:value-type="float">
            <text:p>8,78</text:p>
          </table:table-cell>
          <table:table-cell table:style-name="ce2" office:value-type="float" office:value="9.0438" calcext:value-type="float">
            <text:p>9,04</text:p>
          </table:table-cell>
        </table:table-row>
        <table:table-row table:style-name="ro3">
          <table:table-cell table:style-name="ce3" office:value-type="date" office:date-value="1988-10-31" calcext:value-type="date">
            <text:p>31.10.1988</text:p>
          </table:table-cell>
          <table:table-cell office:value-type="float" office:value="871681" calcext:value-type="float">
            <text:p>871681</text:p>
          </table:table-cell>
          <table:table-cell office:value-type="float" office:value="780.8" calcext:value-type="float">
            <text:p>780,8</text:p>
          </table:table-cell>
          <table:table-cell office:value-type="float" office:value="57.397" calcext:value-type="float">
            <text:p>57,4</text:p>
          </table:table-cell>
          <table:table-cell office:value-type="float" office:value="66.704" calcext:value-type="float">
            <text:p>66,7</text:p>
          </table:table-cell>
          <table:table-cell table:style-name="ce2" office:value-type="float" office:value="8.52" calcext:value-type="float">
            <text:p>8,52</text:p>
          </table:table-cell>
          <table:table-cell table:style-name="ce2" office:value-type="float" office:value="8.9263" calcext:value-type="float">
            <text:p>8,93</text:p>
          </table:table-cell>
        </table:table-row>
        <table:table-row table:style-name="ro3">
          <table:table-cell table:style-name="ce3" office:value-type="date" office:date-value="1988-11-30" calcext:value-type="date">
            <text:p>30.11.1988</text:p>
          </table:table-cell>
          <table:table-cell office:value-type="float" office:value="887646" calcext:value-type="float">
            <text:p>887646</text:p>
          </table:table-cell>
          <table:table-cell office:value-type="float" office:value="786.9" calcext:value-type="float">
            <text:p>786,9</text:p>
          </table:table-cell>
          <table:table-cell office:value-type="float" office:value="57.541" calcext:value-type="float">
            <text:p>57,54</text:p>
          </table:table-cell>
          <table:table-cell office:value-type="float" office:value="66.887" calcext:value-type="float">
            <text:p>66,89</text:p>
          </table:table-cell>
          <table:table-cell table:style-name="ce2" office:value-type="float" office:value="9.02" calcext:value-type="float">
            <text:p>9,02</text:p>
          </table:table-cell>
          <table:table-cell table:style-name="ce2" office:value-type="float" office:value="8.93" calcext:value-type="float">
            <text:p>8,93</text:p>
          </table:table-cell>
        </table:table-row>
        <table:table-row table:style-name="ro3">
          <table:table-cell table:style-name="ce3" office:value-type="date" office:date-value="1988-12-30" calcext:value-type="date">
            <text:p>30.12.1988</text:p>
          </table:table-cell>
          <table:table-cell office:value-type="float" office:value="925626" calcext:value-type="float">
            <text:p>925626</text:p>
          </table:table-cell>
          <table:table-cell office:value-type="float" office:value="803.1" calcext:value-type="float">
            <text:p>803,1</text:p>
          </table:table-cell>
          <table:table-cell office:value-type="float" office:value="57.683" calcext:value-type="float">
            <text:p>57,68</text:p>
          </table:table-cell>
          <table:table-cell office:value-type="float" office:value="67.069" calcext:value-type="float">
            <text:p>67,07</text:p>
          </table:table-cell>
          <table:table-cell table:style-name="ce2" office:value-type="float" office:value="9.18" calcext:value-type="float">
            <text:p>9,18</text:p>
          </table:table-cell>
          <table:table-cell table:style-name="ce2" office:value-type="float" office:value="9.0858" calcext:value-type="float">
            <text:p>9,09</text:p>
          </table:table-cell>
        </table:table-row>
        <table:table-row table:style-name="ro3">
          <table:table-cell table:style-name="ce3" office:value-type="date" office:date-value="1989-01-31" calcext:value-type="date">
            <text:p>31.01.1989</text:p>
          </table:table-cell>
          <table:table-cell office:value-type="float" office:value="894278" calcext:value-type="float">
            <text:p>894278</text:p>
          </table:table-cell>
          <table:table-cell office:value-type="float" office:value="792.1" calcext:value-type="float">
            <text:p>792,1</text:p>
          </table:table-cell>
          <table:table-cell office:value-type="float" office:value="57.824" calcext:value-type="float">
            <text:p>57,82</text:p>
          </table:table-cell>
          <table:table-cell office:value-type="float" office:value="67.251" calcext:value-type="float">
            <text:p>67,25</text:p>
          </table:table-cell>
          <table:table-cell table:style-name="ce2" office:value-type="float" office:value="9.03" calcext:value-type="float">
            <text:p>9,03</text:p>
          </table:table-cell>
          <table:table-cell table:style-name="ce2" office:value-type="float" office:value="9.1623" calcext:value-type="float">
            <text:p>9,16</text:p>
          </table:table-cell>
        </table:table-row>
        <table:table-row table:style-name="ro3">
          <table:table-cell table:style-name="ce3" office:value-type="date" office:date-value="1989-02-28" calcext:value-type="date">
            <text:p>28.02.1989</text:p>
          </table:table-cell>
          <table:table-cell office:value-type="float" office:value="883968" calcext:value-type="float">
            <text:p>883968</text:p>
          </table:table-cell>
          <table:table-cell office:value-type="float" office:value="771.6" calcext:value-type="float">
            <text:p>771,6</text:p>
          </table:table-cell>
          <table:table-cell office:value-type="float" office:value="57.964" calcext:value-type="float">
            <text:p>57,96</text:p>
          </table:table-cell>
          <table:table-cell office:value-type="float" office:value="67.433" calcext:value-type="float">
            <text:p>67,43</text:p>
          </table:table-cell>
          <table:table-cell table:style-name="ce2" office:value-type="float" office:value="9.39" calcext:value-type="float">
            <text:p>9,39</text:p>
          </table:table-cell>
          <table:table-cell table:style-name="ce2" office:value-type="float" office:value="9.4056" calcext:value-type="float">
            <text:p>9,41</text:p>
          </table:table-cell>
        </table:table-row>
        <table:table-row table:style-name="ro3">
          <table:table-cell table:style-name="ce3" office:value-type="date" office:date-value="1989-03-31" calcext:value-type="date">
            <text:p>31.03.1989</text:p>
          </table:table-cell>
          <table:table-cell office:value-type="float" office:value="885660" calcext:value-type="float">
            <text:p>885660</text:p>
          </table:table-cell>
          <table:table-cell office:value-type="float" office:value="774.6" calcext:value-type="float">
            <text:p>774,6</text:p>
          </table:table-cell>
          <table:table-cell office:value-type="float" office:value="58.102" calcext:value-type="float">
            <text:p>58,1</text:p>
          </table:table-cell>
          <table:table-cell office:value-type="float" office:value="67.614" calcext:value-type="float">
            <text:p>67,61</text:p>
          </table:table-cell>
          <table:table-cell table:style-name="ce2" office:value-type="float" office:value="9.4" calcext:value-type="float">
            <text:p>9,4</text:p>
          </table:table-cell>
          <table:table-cell table:style-name="ce2" office:value-type="float" office:value="9.6448" calcext:value-type="float">
            <text:p>9,64</text:p>
          </table:table-cell>
        </table:table-row>
        <table:table-row table:style-name="ro3">
          <table:table-cell table:style-name="ce3" office:value-type="date" office:date-value="1989-04-28" calcext:value-type="date">
            <text:p>28.04.1989</text:p>
          </table:table-cell>
          <table:table-cell office:value-type="float" office:value="897086" calcext:value-type="float">
            <text:p>897086</text:p>
          </table:table-cell>
          <table:table-cell office:value-type="float" office:value="790.2" calcext:value-type="float">
            <text:p>790,2</text:p>
          </table:table-cell>
          <table:table-cell office:value-type="float" office:value="58.238" calcext:value-type="float">
            <text:p>58,24</text:p>
          </table:table-cell>
          <table:table-cell office:value-type="float" office:value="67.794" calcext:value-type="float">
            <text:p>67,79</text:p>
          </table:table-cell>
          <table:table-cell table:style-name="ce2" office:value-type="float" office:value="9.04" calcext:value-type="float">
            <text:p>9,04</text:p>
          </table:table-cell>
          <table:table-cell table:style-name="ce2" office:value-type="float" office:value="9.596" calcext:value-type="float">
            <text:p>9,6</text:p>
          </table:table-cell>
        </table:table-row>
        <table:table-row table:style-name="ro3">
          <table:table-cell table:style-name="ce3" office:value-type="date" office:date-value="1989-05-31" calcext:value-type="date">
            <text:p>31.05.1989</text:p>
          </table:table-cell>
          <table:table-cell office:value-type="float" office:value="900635" calcext:value-type="float">
            <text:p>900635</text:p>
          </table:table-cell>
          <table:table-cell office:value-type="float" office:value="766.1" calcext:value-type="float">
            <text:p>766,1</text:p>
          </table:table-cell>
          <table:table-cell office:value-type="float" office:value="58.373" calcext:value-type="float">
            <text:p>58,37</text:p>
          </table:table-cell>
          <table:table-cell office:value-type="float" office:value="67.973" calcext:value-type="float">
            <text:p>67,97</text:p>
          </table:table-cell>
          <table:table-cell table:style-name="ce2" office:value-type="float" office:value="8.64" calcext:value-type="float">
            <text:p>8,64</text:p>
          </table:table-cell>
          <table:table-cell table:style-name="ce2" office:value-type="float" office:value="9.6817" calcext:value-type="float">
            <text:p>9,68</text:p>
          </table:table-cell>
        </table:table-row>
        <table:table-row table:style-name="ro3">
          <table:table-cell table:style-name="ce3" office:value-type="date" office:date-value="1989-06-30" calcext:value-type="date">
            <text:p>30.06.1989</text:p>
          </table:table-cell>
          <table:table-cell office:value-type="float" office:value="924717" calcext:value-type="float">
            <text:p>924717</text:p>
          </table:table-cell>
          <table:table-cell office:value-type="float" office:value="772.8" calcext:value-type="float">
            <text:p>772,8</text:p>
          </table:table-cell>
          <table:table-cell office:value-type="float" office:value="58.506" calcext:value-type="float">
            <text:p>58,51</text:p>
          </table:table-cell>
          <table:table-cell office:value-type="float" office:value="68.152" calcext:value-type="float">
            <text:p>68,15</text:p>
          </table:table-cell>
          <table:table-cell table:style-name="ce2" office:value-type="float" office:value="8.1" calcext:value-type="float">
            <text:p>8,1</text:p>
          </table:table-cell>
          <table:table-cell table:style-name="ce2" office:value-type="float" office:value="9.6037" calcext:value-type="float">
            <text:p>9,6</text:p>
          </table:table-cell>
        </table:table-row>
        <table:table-row table:style-name="ro3">
          <table:table-cell table:style-name="ce3" office:value-type="date" office:date-value="1989-07-31" calcext:value-type="date">
            <text:p>31.07.1989</text:p>
          </table:table-cell>
          <table:table-cell office:value-type="float" office:value="936970" calcext:value-type="float">
            <text:p>936970</text:p>
          </table:table-cell>
          <table:table-cell office:value-type="float" office:value="780.7" calcext:value-type="float">
            <text:p>780,7</text:p>
          </table:table-cell>
          <table:table-cell office:value-type="float" office:value="58.637" calcext:value-type="float">
            <text:p>58,64</text:p>
          </table:table-cell>
          <table:table-cell office:value-type="float" office:value="68.329" calcext:value-type="float">
            <text:p>68,33</text:p>
          </table:table-cell>
          <table:table-cell table:style-name="ce2" office:value-type="float" office:value="7.68" calcext:value-type="float">
            <text:p>7,68</text:p>
          </table:table-cell>
          <table:table-cell table:style-name="ce2" office:value-type="float" office:value="9.5854" calcext:value-type="float">
            <text:p>9,59</text:p>
          </table:table-cell>
        </table:table-row>
        <table:table-row table:style-name="ro3">
          <table:table-cell table:style-name="ce3" office:value-type="date" office:date-value="1989-08-31" calcext:value-type="date">
            <text:p>31.08.1989</text:p>
          </table:table-cell>
          <table:table-cell office:value-type="float" office:value="915657" calcext:value-type="float">
            <text:p>915657</text:p>
          </table:table-cell>
          <table:table-cell office:value-type="float" office:value="776.5" calcext:value-type="float">
            <text:p>776,5</text:p>
          </table:table-cell>
          <table:table-cell office:value-type="float" office:value="58.768" calcext:value-type="float">
            <text:p>58,77</text:p>
          </table:table-cell>
          <table:table-cell office:value-type="float" office:value="68.505" calcext:value-type="float">
            <text:p>68,51</text:p>
          </table:table-cell>
          <table:table-cell table:style-name="ce2" office:value-type="float" office:value="8.3" calcext:value-type="float">
            <text:p>8,3</text:p>
          </table:table-cell>
          <table:table-cell table:style-name="ce2" office:value-type="float" office:value="9.5375" calcext:value-type="float">
            <text:p>9,54</text:p>
          </table:table-cell>
        </table:table-row>
        <table:table-row table:style-name="ro3">
          <table:table-cell table:style-name="ce3" office:value-type="date" office:date-value="1989-09-29" calcext:value-type="date">
            <text:p>29.09.1989</text:p>
          </table:table-cell>
          <table:table-cell office:value-type="float" office:value="926767" calcext:value-type="float">
            <text:p>926767</text:p>
          </table:table-cell>
          <table:table-cell office:value-type="float" office:value="777.7" calcext:value-type="float">
            <text:p>777,7</text:p>
          </table:table-cell>
          <table:table-cell office:value-type="float" office:value="58.896" calcext:value-type="float">
            <text:p>58,9</text:p>
          </table:table-cell>
          <table:table-cell office:value-type="float" office:value="68.68" calcext:value-type="float">
            <text:p>68,68</text:p>
          </table:table-cell>
          <table:table-cell table:style-name="ce2" office:value-type="float" office:value="8.4" calcext:value-type="float">
            <text:p>8,4</text:p>
          </table:table-cell>
          <table:table-cell table:style-name="ce2" office:value-type="float" office:value="9.6914" calcext:value-type="float">
            <text:p>9,69</text:p>
          </table:table-cell>
        </table:table-row>
        <table:table-row table:style-name="ro3">
          <table:table-cell table:style-name="ce3" office:value-type="date" office:date-value="1989-10-31" calcext:value-type="date">
            <text:p>31.10.1989</text:p>
          </table:table-cell>
          <table:table-cell office:value-type="float" office:value="932879" calcext:value-type="float">
            <text:p>932879</text:p>
          </table:table-cell>
          <table:table-cell office:value-type="float" office:value="783.2" calcext:value-type="float">
            <text:p>783,2</text:p>
          </table:table-cell>
          <table:table-cell office:value-type="float" office:value="59.024" calcext:value-type="float">
            <text:p>59,02</text:p>
          </table:table-cell>
          <table:table-cell office:value-type="float" office:value="68.854" calcext:value-type="float">
            <text:p>68,85</text:p>
          </table:table-cell>
          <table:table-cell table:style-name="ce2" office:value-type="float" office:value="7.92" calcext:value-type="float">
            <text:p>7,92</text:p>
          </table:table-cell>
          <table:table-cell table:style-name="ce2" office:value-type="float" office:value="9.8685" calcext:value-type="float">
            <text:p>9,87</text:p>
          </table:table-cell>
        </table:table-row>
        <table:table-row table:style-name="ro3">
          <table:table-cell table:style-name="ce3" office:value-type="date" office:date-value="1989-11-30" calcext:value-type="date">
            <text:p>30.11.1989</text:p>
          </table:table-cell>
          <table:table-cell office:value-type="float" office:value="951904" calcext:value-type="float">
            <text:p>951904</text:p>
          </table:table-cell>
          <table:table-cell office:value-type="float" office:value="790.2" calcext:value-type="float">
            <text:p>790,2</text:p>
          </table:table-cell>
          <table:table-cell office:value-type="float" office:value="59.149" calcext:value-type="float">
            <text:p>59,15</text:p>
          </table:table-cell>
          <table:table-cell office:value-type="float" office:value="69.026" calcext:value-type="float">
            <text:p>69,03</text:p>
          </table:table-cell>
          <table:table-cell table:style-name="ce2" office:value-type="float" office:value="7.83" calcext:value-type="float">
            <text:p>7,83</text:p>
          </table:table-cell>
          <table:table-cell table:style-name="ce2" office:value-type="float" office:value="10.1543" calcext:value-type="float">
            <text:p>10,15</text:p>
          </table:table-cell>
        </table:table-row>
        <table:table-row table:style-name="ro3">
          <table:table-cell table:style-name="ce3" office:value-type="date" office:date-value="1989-12-29" calcext:value-type="date">
            <text:p>29.12.1989</text:p>
          </table:table-cell>
          <table:table-cell office:value-type="float" office:value="1015225" calcext:value-type="float">
            <text:p>1015225</text:p>
          </table:table-cell>
          <table:table-cell office:value-type="float" office:value="810.6" calcext:value-type="float">
            <text:p>810,6</text:p>
          </table:table-cell>
          <table:table-cell office:value-type="float" office:value="59.274" calcext:value-type="float">
            <text:p>59,27</text:p>
          </table:table-cell>
          <table:table-cell office:value-type="float" office:value="69.196" calcext:value-type="float">
            <text:p>69,2</text:p>
          </table:table-cell>
          <table:table-cell table:style-name="ce2" office:value-type="float" office:value="7.97" calcext:value-type="float">
            <text:p>7,97</text:p>
          </table:table-cell>
          <table:table-cell table:style-name="ce2" office:value-type="float" office:value="10.2373" calcext:value-type="float">
            <text:p>10,24</text:p>
          </table:table-cell>
        </table:table-row>
        <table:table-row table:style-name="ro3">
          <table:table-cell table:style-name="ce3" office:value-type="date" office:date-value="1990-01-31" calcext:value-type="date">
            <text:p>31.01.1990</text:p>
          </table:table-cell>
          <table:table-cell office:value-type="float" office:value="969243" calcext:value-type="float">
            <text:p>969243</text:p>
          </table:table-cell>
          <table:table-cell office:value-type="float" office:value="800.7" calcext:value-type="float">
            <text:p>800,7</text:p>
          </table:table-cell>
          <table:table-cell office:value-type="float" office:value="59.398" calcext:value-type="float">
            <text:p>59,4</text:p>
          </table:table-cell>
          <table:table-cell office:value-type="float" office:value="69.365" calcext:value-type="float">
            <text:p>69,37</text:p>
          </table:table-cell>
          <table:table-cell table:style-name="ce2" office:value-type="float" office:value="8.39" calcext:value-type="float">
            <text:p>8,39</text:p>
          </table:table-cell>
          <table:table-cell table:style-name="ce2" office:value-type="float" office:value="10.4502" calcext:value-type="float">
            <text:p>10,45</text:p>
          </table:table-cell>
        </table:table-row>
        <table:table-row table:style-name="ro3">
          <table:table-cell table:style-name="ce3" office:value-type="date" office:date-value="1990-02-28" calcext:value-type="date">
            <text:p>28.02.1990</text:p>
          </table:table-cell>
          <table:table-cell office:value-type="float" office:value="953417" calcext:value-type="float">
            <text:p>953417</text:p>
          </table:table-cell>
          <table:table-cell office:value-type="float" office:value="786.7" calcext:value-type="float">
            <text:p>786,7</text:p>
          </table:table-cell>
          <table:table-cell office:value-type="float" office:value="59.52" calcext:value-type="float">
            <text:p>59,52</text:p>
          </table:table-cell>
          <table:table-cell office:value-type="float" office:value="69.531" calcext:value-type="float">
            <text:p>69,53</text:p>
          </table:table-cell>
          <table:table-cell table:style-name="ce2" office:value-type="float" office:value="8.54" calcext:value-type="float">
            <text:p>8,54</text:p>
          </table:table-cell>
          <table:table-cell table:style-name="ce2" office:value-type="float" office:value="10.9205" calcext:value-type="float">
            <text:p>10,92</text:p>
          </table:table-cell>
        </table:table-row>
        <table:table-row table:style-name="ro3">
          <table:table-cell table:style-name="ce3" office:value-type="date" office:date-value="1990-03-30" calcext:value-type="date">
            <text:p>30.03.1990</text:p>
          </table:table-cell>
          <table:table-cell office:value-type="float" office:value="946591" calcext:value-type="float">
            <text:p>946591</text:p>
          </table:table-cell>
          <table:table-cell office:value-type="float" office:value="794.5" calcext:value-type="float">
            <text:p>794,5</text:p>
          </table:table-cell>
          <table:table-cell office:value-type="float" office:value="59.641" calcext:value-type="float">
            <text:p>59,64</text:p>
          </table:table-cell>
          <table:table-cell office:value-type="float" office:value="69.696" calcext:value-type="float">
            <text:p>69,7</text:p>
          </table:table-cell>
          <table:table-cell table:style-name="ce2" office:value-type="float" office:value="8.7" calcext:value-type="float">
            <text:p>8,7</text:p>
          </table:table-cell>
          <table:table-cell table:style-name="ce2" office:value-type="float" office:value="11.0549" calcext:value-type="float">
            <text:p>11,05</text:p>
          </table:table-cell>
        </table:table-row>
        <table:table-row table:style-name="ro3">
          <table:table-cell table:style-name="ce3" office:value-type="date" office:date-value="1990-04-30" calcext:value-type="date">
            <text:p>30.04.1990</text:p>
          </table:table-cell>
          <table:table-cell office:value-type="float" office:value="962098" calcext:value-type="float">
            <text:p>962098</text:p>
          </table:table-cell>
          <table:table-cell office:value-type="float" office:value="816.2" calcext:value-type="float">
            <text:p>816,2</text:p>
          </table:table-cell>
          <table:table-cell office:value-type="float" office:value="59.761" calcext:value-type="float">
            <text:p>59,76</text:p>
          </table:table-cell>
          <table:table-cell office:value-type="float" office:value="69.859" calcext:value-type="float">
            <text:p>69,86</text:p>
          </table:table-cell>
          <table:table-cell table:style-name="ce2" office:value-type="float" office:value="9.06" calcext:value-type="float">
            <text:p>9,06</text:p>
          </table:table-cell>
          <table:table-cell table:style-name="ce2" office:value-type="float" office:value="10.8743" calcext:value-type="float">
            <text:p>10,87</text:p>
          </table:table-cell>
        </table:table-row>
        <table:table-row table:style-name="ro3">
          <table:table-cell table:style-name="ce3" office:value-type="date" office:date-value="1990-05-31" calcext:value-type="date">
            <text:p>31.05.1990</text:p>
          </table:table-cell>
          <table:table-cell office:value-type="float" office:value="962908" calcext:value-type="float">
            <text:p>962908</text:p>
          </table:table-cell>
          <table:table-cell office:value-type="float" office:value="795.5" calcext:value-type="float">
            <text:p>795,5</text:p>
          </table:table-cell>
          <table:table-cell office:value-type="float" office:value="59.881" calcext:value-type="float">
            <text:p>59,88</text:p>
          </table:table-cell>
          <table:table-cell office:value-type="float" office:value="70.02" calcext:value-type="float">
            <text:p>70,02</text:p>
          </table:table-cell>
          <table:table-cell table:style-name="ce2" office:value-type="float" office:value="8.64" calcext:value-type="float">
            <text:p>8,64</text:p>
          </table:table-cell>
          <table:table-cell table:style-name="ce2" office:value-type="float" office:value="10.7959" calcext:value-type="float">
            <text:p>10,8</text:p>
          </table:table-cell>
        </table:table-row>
        <table:table-row table:style-name="ro3">
          <table:table-cell table:style-name="ce3" office:value-type="date" office:date-value="1990-06-29" calcext:value-type="date">
            <text:p>29.06.1990</text:p>
          </table:table-cell>
          <table:table-cell office:value-type="float" office:value="1016664" calcext:value-type="float">
            <text:p>1016664</text:p>
          </table:table-cell>
          <table:table-cell office:value-type="float" office:value="809" calcext:value-type="float">
            <text:p>809</text:p>
          </table:table-cell>
          <table:table-cell office:value-type="float" office:value="60" calcext:value-type="float">
            <text:p>60</text:p>
          </table:table-cell>
          <table:table-cell office:value-type="float" office:value="70.178" calcext:value-type="float">
            <text:p>70,18</text:p>
          </table:table-cell>
          <table:table-cell table:style-name="ce2" office:value-type="float" office:value="8.46" calcext:value-type="float">
            <text:p>8,46</text:p>
          </table:table-cell>
          <table:table-cell table:style-name="ce2" office:value-type="float" office:value="10.7063" calcext:value-type="float">
            <text:p>10,71</text:p>
          </table:table-cell>
        </table:table-row>
        <table:table-row table:style-name="ro3">
          <table:table-cell table:style-name="ce3" office:value-type="date" office:date-value="1990-07-31" calcext:value-type="date">
            <text:p>31.07.1990</text:p>
          </table:table-cell>
          <table:table-cell office:value-type="float" office:value="1021035" calcext:value-type="float">
            <text:p>1021035</text:p>
          </table:table-cell>
          <table:table-cell office:value-type="float" office:value="811" calcext:value-type="float">
            <text:p>811</text:p>
          </table:table-cell>
          <table:table-cell office:value-type="float" office:value="60.118" calcext:value-type="float">
            <text:p>60,12</text:p>
          </table:table-cell>
          <table:table-cell office:value-type="float" office:value="70.335" calcext:value-type="float">
            <text:p>70,34</text:p>
          </table:table-cell>
          <table:table-cell table:style-name="ce2" office:value-type="float" office:value="8.28" calcext:value-type="float">
            <text:p>8,28</text:p>
          </table:table-cell>
          <table:table-cell table:style-name="ce2" office:value-type="float" office:value="10.5673" calcext:value-type="float">
            <text:p>10,57</text:p>
          </table:table-cell>
        </table:table-row>
        <table:table-row table:style-name="ro3">
          <table:table-cell table:style-name="ce3" office:value-type="date" office:date-value="1990-08-31" calcext:value-type="date">
            <text:p>31.08.1990</text:p>
          </table:table-cell>
          <table:table-cell office:value-type="float" office:value="995520" calcext:value-type="float">
            <text:p>995520</text:p>
          </table:table-cell>
          <table:table-cell office:value-type="float" office:value="812.7" calcext:value-type="float">
            <text:p>812,7</text:p>
          </table:table-cell>
          <table:table-cell office:value-type="float" office:value="60.235" calcext:value-type="float">
            <text:p>60,24</text:p>
          </table:table-cell>
          <table:table-cell office:value-type="float" office:value="70.489" calcext:value-type="float">
            <text:p>70,49</text:p>
          </table:table-cell>
          <table:table-cell table:style-name="ce2" office:value-type="float" office:value="8.77" calcext:value-type="float">
            <text:p>8,77</text:p>
          </table:table-cell>
          <table:table-cell table:style-name="ce2" office:value-type="float" office:value="10.9569" calcext:value-type="float">
            <text:p>10,96</text:p>
          </table:table-cell>
        </table:table-row>
        <table:table-row table:style-name="ro3">
          <table:table-cell table:style-name="ce3" office:value-type="date" office:date-value="1990-09-28" calcext:value-type="date">
            <text:p>28.09.1990</text:p>
          </table:table-cell>
          <table:table-cell office:value-type="float" office:value="1025650" calcext:value-type="float">
            <text:p>1025650</text:p>
          </table:table-cell>
          <table:table-cell office:value-type="float" office:value="817.1" calcext:value-type="float">
            <text:p>817,1</text:p>
          </table:table-cell>
          <table:table-cell office:value-type="float" office:value="60.353" calcext:value-type="float">
            <text:p>60,35</text:p>
          </table:table-cell>
          <table:table-cell office:value-type="float" office:value="70.641" calcext:value-type="float">
            <text:p>70,64</text:p>
          </table:table-cell>
          <table:table-cell table:style-name="ce2" office:value-type="float" office:value="8.73" calcext:value-type="float">
            <text:p>8,73</text:p>
          </table:table-cell>
          <table:table-cell table:style-name="ce2" office:value-type="float" office:value="11.1356" calcext:value-type="float">
            <text:p>11,14</text:p>
          </table:table-cell>
        </table:table-row>
        <table:table-row table:style-name="ro3">
          <table:table-cell table:style-name="ce3" office:value-type="date" office:date-value="1990-10-31" calcext:value-type="date">
            <text:p>31.10.1990</text:p>
          </table:table-cell>
          <table:table-cell office:value-type="float" office:value="1016487" calcext:value-type="float">
            <text:p>1016487</text:p>
          </table:table-cell>
          <table:table-cell office:value-type="float" office:value="816.1" calcext:value-type="float">
            <text:p>816,1</text:p>
          </table:table-cell>
          <table:table-cell office:value-type="float" office:value="60.47" calcext:value-type="float">
            <text:p>60,47</text:p>
          </table:table-cell>
          <table:table-cell office:value-type="float" office:value="70.791" calcext:value-type="float">
            <text:p>70,79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11.079" calcext:value-type="float">
            <text:p>11,08</text:p>
          </table:table-cell>
        </table:table-row>
        <table:table-row table:style-name="ro3">
          <table:table-cell table:style-name="ce3" office:value-type="date" office:date-value="1990-11-30" calcext:value-type="date">
            <text:p>30.11.1990</text:p>
          </table:table-cell>
          <table:table-cell office:value-type="float" office:value="1030820" calcext:value-type="float">
            <text:p>1030820</text:p>
          </table:table-cell>
          <table:table-cell office:value-type="float" office:value="824.6" calcext:value-type="float">
            <text:p>824,6</text:p>
          </table:table-cell>
          <table:table-cell office:value-type="float" office:value="60.587" calcext:value-type="float">
            <text:p>60,59</text:p>
          </table:table-cell>
          <table:table-cell office:value-type="float" office:value="70.938" calcext:value-type="float">
            <text:p>70,94</text:p>
          </table:table-cell>
          <table:table-cell table:style-name="ce2" office:value-type="float" office:value="8.18" calcext:value-type="float">
            <text:p>8,18</text:p>
          </table:table-cell>
          <table:table-cell table:style-name="ce2" office:value-type="float" office:value="10.9892" calcext:value-type="float">
            <text:p>10,99</text:p>
          </table:table-cell>
        </table:table-row>
        <table:table-row table:style-name="ro3">
          <table:table-cell table:style-name="ce3" office:value-type="date" office:date-value="1990-12-31" calcext:value-type="date">
            <text:p>31.12.1990</text:p>
          </table:table-cell>
          <table:table-cell office:value-type="float" office:value="1128463" calcext:value-type="float">
            <text:p>1128463</text:p>
          </table:table-cell>
          <table:table-cell office:value-type="float" office:value="842.7" calcext:value-type="float">
            <text:p>842,7</text:p>
          </table:table-cell>
          <table:table-cell office:value-type="float" office:value="60.704" calcext:value-type="float">
            <text:p>60,7</text:p>
          </table:table-cell>
          <table:table-cell office:value-type="float" office:value="71.082" calcext:value-type="float">
            <text:p>71,0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.8649" calcext:value-type="float">
            <text:p>10,86</text:p>
          </table:table-cell>
        </table:table-row>
        <table:table-row table:style-name="ro3">
          <table:table-cell table:style-name="ce3" office:value-type="date" office:date-value="1991-01-31" calcext:value-type="date">
            <text:p>31.01.1991</text:p>
          </table:table-cell>
          <table:table-cell office:value-type="float" office:value="1057010" calcext:value-type="float">
            <text:p>1057010</text:p>
          </table:table-cell>
          <table:table-cell office:value-type="float" office:value="831.7" calcext:value-type="float">
            <text:p>831,7</text:p>
          </table:table-cell>
          <table:table-cell office:value-type="float" office:value="60.821" calcext:value-type="float">
            <text:p>60,82</text:p>
          </table:table-cell>
          <table:table-cell office:value-type="float" office:value="71.225" calcext:value-type="float">
            <text:p>71,23</text:p>
          </table:table-cell>
          <table:table-cell table:style-name="ce2" office:value-type="float" office:value="7.89" calcext:value-type="float">
            <text:p>7,89</text:p>
          </table:table-cell>
          <table:table-cell table:style-name="ce2" office:value-type="float" office:value="10.8449" calcext:value-type="float">
            <text:p>10,84</text:p>
          </table:table-cell>
        </table:table-row>
        <table:table-row table:style-name="ro3">
          <table:table-cell table:style-name="ce3" office:value-type="date" office:date-value="1991-02-28" calcext:value-type="date">
            <text:p>28.02.1991</text:p>
          </table:table-cell>
          <table:table-cell office:value-type="float" office:value="1049224" calcext:value-type="float">
            <text:p>1049224</text:p>
          </table:table-cell>
          <table:table-cell office:value-type="float" office:value="822.1" calcext:value-type="float">
            <text:p>822,1</text:p>
          </table:table-cell>
          <table:table-cell office:value-type="float" office:value="60.938" calcext:value-type="float">
            <text:p>60,94</text:p>
          </table:table-cell>
          <table:table-cell office:value-type="float" office:value="71.365" calcext:value-type="float">
            <text:p>71,37</text:p>
          </table:table-cell>
          <table:table-cell table:style-name="ce2" office:value-type="float" office:value="7.89" calcext:value-type="float">
            <text:p>7,89</text:p>
          </table:table-cell>
          <table:table-cell table:style-name="ce2" office:value-type="float" office:value="10.4413" calcext:value-type="float">
            <text:p>10,44</text:p>
          </table:table-cell>
        </table:table-row>
        <table:table-row table:style-name="ro3">
          <table:table-cell table:style-name="ce3" office:value-type="date" office:date-value="1991-03-29" calcext:value-type="date">
            <text:p>29.03.1991</text:p>
          </table:table-cell>
          <table:table-cell office:value-type="float" office:value="1047676" calcext:value-type="float">
            <text:p>1047676</text:p>
          </table:table-cell>
          <table:table-cell office:value-type="float" office:value="833.7" calcext:value-type="float">
            <text:p>833,7</text:p>
          </table:table-cell>
          <table:table-cell office:value-type="float" office:value="61.056" calcext:value-type="float">
            <text:p>61,06</text:p>
          </table:table-cell>
          <table:table-cell office:value-type="float" office:value="71.503" calcext:value-type="float">
            <text:p>71,5</text:p>
          </table:table-cell>
          <table:table-cell table:style-name="ce2" office:value-type="float" office:value="7.96" calcext:value-type="float">
            <text:p>7,96</text:p>
          </table:table-cell>
          <table:table-cell table:style-name="ce2" office:value-type="float" office:value="10.3725" calcext:value-type="float">
            <text:p>10,37</text:p>
          </table:table-cell>
        </table:table-row>
        <table:table-row table:style-name="ro3">
          <table:table-cell table:style-name="ce3" office:value-type="date" office:date-value="1991-04-30" calcext:value-type="date">
            <text:p>30.04.1991</text:p>
          </table:table-cell>
          <table:table-cell office:value-type="float" office:value="1057868" calcext:value-type="float">
            <text:p>1057868</text:p>
          </table:table-cell>
          <table:table-cell office:value-type="float" office:value="851.9" calcext:value-type="float">
            <text:p>851,9</text:p>
          </table:table-cell>
          <table:table-cell office:value-type="float" office:value="61.174" calcext:value-type="float">
            <text:p>61,17</text:p>
          </table:table-cell>
          <table:table-cell office:value-type="float" office:value="71.638" calcext:value-type="float">
            <text:p>71,64</text:p>
          </table:table-cell>
          <table:table-cell table:style-name="ce2" office:value-type="float" office:value="7.88" calcext:value-type="float">
            <text:p>7,88</text:p>
          </table:table-cell>
          <table:table-cell table:style-name="ce2" office:value-type="float" office:value="10.1174" calcext:value-type="float">
            <text:p>10,12</text:p>
          </table:table-cell>
        </table:table-row>
        <table:table-row table:style-name="ro3">
          <table:table-cell table:style-name="ce3" office:value-type="date" office:date-value="1991-05-31" calcext:value-type="date">
            <text:p>31.05.1991</text:p>
          </table:table-cell>
          <table:table-cell office:value-type="float" office:value="1053702" calcext:value-type="float">
            <text:p>1053702</text:p>
          </table:table-cell>
          <table:table-cell office:value-type="float" office:value="840.3" calcext:value-type="float">
            <text:p>840,3</text:p>
          </table:table-cell>
          <table:table-cell office:value-type="float" office:value="61.293" calcext:value-type="float">
            <text:p>61,29</text:p>
          </table:table-cell>
          <table:table-cell office:value-type="float" office:value="71.771" calcext:value-type="float">
            <text:p>71,77</text:p>
          </table:table-cell>
          <table:table-cell table:style-name="ce2" office:value-type="float" office:value="7.92" calcext:value-type="float">
            <text:p>7,92</text:p>
          </table:table-cell>
          <table:table-cell table:style-name="ce2" office:value-type="float" office:value="9.9855" calcext:value-type="float">
            <text:p>9,99</text:p>
          </table:table-cell>
        </table:table-row>
        <table:table-row table:style-name="ro3">
          <table:table-cell table:style-name="ce3" office:value-type="date" office:date-value="1991-06-28" calcext:value-type="date">
            <text:p>28.06.1991</text:p>
          </table:table-cell>
          <table:table-cell office:value-type="float" office:value="1091279" calcext:value-type="float">
            <text:p>1091279</text:p>
          </table:table-cell>
          <table:table-cell office:value-type="float" office:value="856.7" calcext:value-type="float">
            <text:p>856,7</text:p>
          </table:table-cell>
          <table:table-cell office:value-type="float" office:value="61.413" calcext:value-type="float">
            <text:p>61,41</text:p>
          </table:table-cell>
          <table:table-cell office:value-type="float" office:value="71.901" calcext:value-type="float">
            <text:p>71,9</text:p>
          </table:table-cell>
          <table:table-cell table:style-name="ce2" office:value-type="float" office:value="8.14" calcext:value-type="float">
            <text:p>8,14</text:p>
          </table:table-cell>
          <table:table-cell table:style-name="ce2" office:value-type="float" office:value="10.0527" calcext:value-type="float">
            <text:p>10,05</text:p>
          </table:table-cell>
        </table:table-row>
        <table:table-row table:style-name="ro3">
          <table:table-cell table:style-name="ce3" office:value-type="date" office:date-value="1991-07-31" calcext:value-type="date">
            <text:p>31.07.1991</text:p>
          </table:table-cell>
          <table:table-cell office:value-type="float" office:value="1083554" calcext:value-type="float">
            <text:p>1083554</text:p>
          </table:table-cell>
          <table:table-cell office:value-type="float" office:value="860.9" calcext:value-type="float">
            <text:p>860,9</text:p>
          </table:table-cell>
          <table:table-cell office:value-type="float" office:value="61.534" calcext:value-type="float">
            <text:p>61,53</text:p>
          </table:table-cell>
          <table:table-cell office:value-type="float" office:value="72.029" calcext:value-type="float">
            <text:p>72,03</text:p>
          </table:table-cell>
          <table:table-cell table:style-name="ce2" office:value-type="float" office:value="8.03" calcext:value-type="float">
            <text:p>8,03</text:p>
          </table:table-cell>
          <table:table-cell table:style-name="ce2" office:value-type="float" office:value="10.2246" calcext:value-type="float">
            <text:p>10,22</text:p>
          </table:table-cell>
        </table:table-row>
        <table:table-row table:style-name="ro3">
          <table:table-cell table:style-name="ce3" office:value-type="date" office:date-value="1991-08-30" calcext:value-type="date">
            <text:p>30.08.1991</text:p>
          </table:table-cell>
          <table:table-cell office:value-type="float" office:value="1060831" calcext:value-type="float">
            <text:p>1060831</text:p>
          </table:table-cell>
          <table:table-cell office:value-type="float" office:value="863.2" calcext:value-type="float">
            <text:p>863,2</text:p>
          </table:table-cell>
          <table:table-cell office:value-type="float" office:value="61.656" calcext:value-type="float">
            <text:p>61,66</text:p>
          </table:table-cell>
          <table:table-cell office:value-type="float" office:value="72.154" calcext:value-type="float">
            <text:p>72,15</text:p>
          </table:table-cell>
          <table:table-cell table:style-name="ce2" office:value-type="float" office:value="7.67" calcext:value-type="float">
            <text:p>7,67</text:p>
          </table:table-cell>
          <table:table-cell table:style-name="ce2" office:value-type="float" office:value="10.2017" calcext:value-type="float">
            <text:p>10,2</text:p>
          </table:table-cell>
        </table:table-row>
        <table:table-row table:style-name="ro3">
          <table:table-cell table:style-name="ce3" office:value-type="date" office:date-value="1991-09-30" calcext:value-type="date">
            <text:p>30.09.1991</text:p>
          </table:table-cell>
          <table:table-cell office:value-type="float" office:value="1079023" calcext:value-type="float">
            <text:p>1079023</text:p>
          </table:table-cell>
          <table:table-cell office:value-type="float" office:value="865.4" calcext:value-type="float">
            <text:p>865,4</text:p>
          </table:table-cell>
          <table:table-cell office:value-type="float" office:value="61.779" calcext:value-type="float">
            <text:p>61,78</text:p>
          </table:table-cell>
          <table:table-cell office:value-type="float" office:value="72.278" calcext:value-type="float">
            <text:p>72,28</text:p>
          </table:table-cell>
          <table:table-cell table:style-name="ce2" office:value-type="float" office:value="7.29" calcext:value-type="float">
            <text:p>7,29</text:p>
          </table:table-cell>
          <table:table-cell table:style-name="ce2" office:value-type="float" office:value="10.0021" calcext:value-type="float">
            <text:p>10</text:p>
          </table:table-cell>
        </table:table-row>
        <table:table-row table:style-name="ro3">
          <table:table-cell table:style-name="ce3" office:value-type="date" office:date-value="1991-10-31" calcext:value-type="date">
            <text:p>31.10.1991</text:p>
          </table:table-cell>
          <table:table-cell office:value-type="float" office:value="1066870" calcext:value-type="float">
            <text:p>1066870</text:p>
          </table:table-cell>
          <table:table-cell office:value-type="float" office:value="874" calcext:value-type="float">
            <text:p>874</text:p>
          </table:table-cell>
          <table:table-cell office:value-type="float" office:value="61.903" calcext:value-type="float">
            <text:p>61,9</text:p>
          </table:table-cell>
          <table:table-cell office:value-type="float" office:value="72.399" calcext:value-type="float">
            <text:p>72,4</text:p>
          </table:table-cell>
          <table:table-cell table:style-name="ce2" office:value-type="float" office:value="7.15" calcext:value-type="float">
            <text:p>7,15</text:p>
          </table:table-cell>
          <table:table-cell table:style-name="ce2" office:value-type="float" office:value="9.8719" calcext:value-type="float">
            <text:p>9,87</text:p>
          </table:table-cell>
        </table:table-row>
        <table:table-row table:style-name="ro3">
          <table:table-cell table:style-name="ce3" office:value-type="date" office:date-value="1991-11-29" calcext:value-type="date">
            <text:p>29.11.1991</text:p>
          </table:table-cell>
          <table:table-cell office:value-type="float" office:value="1093925" calcext:value-type="float">
            <text:p>1093925</text:p>
          </table:table-cell>
          <table:table-cell office:value-type="float" office:value="892.3" calcext:value-type="float">
            <text:p>892,3</text:p>
          </table:table-cell>
          <table:table-cell office:value-type="float" office:value="62.028" calcext:value-type="float">
            <text:p>62,03</text:p>
          </table:table-cell>
          <table:table-cell office:value-type="float" office:value="72.518" calcext:value-type="float">
            <text:p>72,52</text:p>
          </table:table-cell>
          <table:table-cell table:style-name="ce2" office:value-type="float" office:value="6.99" calcext:value-type="float">
            <text:p>6,99</text:p>
          </table:table-cell>
          <table:table-cell table:style-name="ce2" office:value-type="float" office:value="9.9183" calcext:value-type="float">
            <text:p>9,92</text:p>
          </table:table-cell>
        </table:table-row>
        <table:table-row table:style-name="ro3">
          <table:table-cell table:style-name="ce3" office:value-type="date" office:date-value="1991-12-31" calcext:value-type="date">
            <text:p>31.12.1991</text:p>
          </table:table-cell>
          <table:table-cell office:value-type="float" office:value="1171457" calcext:value-type="float">
            <text:p>1171457</text:p>
          </table:table-cell>
          <table:table-cell office:value-type="float" office:value="915.6" calcext:value-type="float">
            <text:p>915,6</text:p>
          </table:table-cell>
          <table:table-cell office:value-type="float" office:value="62.154" calcext:value-type="float">
            <text:p>62,15</text:p>
          </table:table-cell>
          <table:table-cell office:value-type="float" office:value="72.634" calcext:value-type="float">
            <text:p>72,63</text:p>
          </table:table-cell>
          <table:table-cell table:style-name="ce2" office:value-type="float" office:value="6.38" calcext:value-type="float">
            <text:p>6,38</text:p>
          </table:table-cell>
          <table:table-cell table:style-name="ce2" office:value-type="float" office:value="9.8923" calcext:value-type="float">
            <text:p>9,89</text:p>
          </table:table-cell>
        </table:table-row>
        <table:table-row table:style-name="ro3">
          <table:table-cell table:style-name="ce3" office:value-type="date" office:date-value="1992-01-31" calcext:value-type="date">
            <text:p>31.01.1992</text:p>
          </table:table-cell>
          <table:table-cell office:value-type="float" office:value="1088484" calcext:value-type="float">
            <text:p>1088484</text:p>
          </table:table-cell>
          <table:table-cell office:value-type="float" office:value="916.4" calcext:value-type="float">
            <text:p>916,4</text:p>
          </table:table-cell>
          <table:table-cell office:value-type="float" office:value="62.282" calcext:value-type="float">
            <text:p>62,28</text:p>
          </table:table-cell>
          <table:table-cell office:value-type="float" office:value="72.749" calcext:value-type="float">
            <text:p>72,75</text:p>
          </table:table-cell>
          <table:table-cell table:style-name="ce2" office:value-type="float" office:value="6.92" calcext:value-type="float">
            <text:p>6,92</text:p>
          </table:table-cell>
          <table:table-cell table:style-name="ce2" office:value-type="float" office:value="9.6114" calcext:value-type="float">
            <text:p>9,61</text:p>
          </table:table-cell>
        </table:table-row>
        <table:table-row table:style-name="ro3">
          <table:table-cell table:style-name="ce3" office:value-type="date" office:date-value="1992-02-28" calcext:value-type="date">
            <text:p>28.02.1992</text:p>
          </table:table-cell>
          <table:table-cell office:value-type="float" office:value="1076117" calcext:value-type="float">
            <text:p>1076117</text:p>
          </table:table-cell>
          <table:table-cell office:value-type="float" office:value="915.1" calcext:value-type="float">
            <text:p>915,1</text:p>
          </table:table-cell>
          <table:table-cell office:value-type="float" office:value="62.412" calcext:value-type="float">
            <text:p>62,41</text:p>
          </table:table-cell>
          <table:table-cell office:value-type="float" office:value="72.862" calcext:value-type="float">
            <text:p>72,86</text:p>
          </table:table-cell>
          <table:table-cell table:style-name="ce2" office:value-type="float" office:value="6.95" calcext:value-type="float">
            <text:p>6,95</text:p>
          </table:table-cell>
          <table:table-cell table:style-name="ce2" office:value-type="float" office:value="9.547" calcext:value-type="float">
            <text:p>9,55</text:p>
          </table:table-cell>
        </table:table-row>
        <table:table-row table:style-name="ro3">
          <table:table-cell table:style-name="ce3" office:value-type="date" office:date-value="1992-03-31" calcext:value-type="date">
            <text:p>31.03.1992</text:p>
          </table:table-cell>
          <table:table-cell office:value-type="float" office:value="1087449" calcext:value-type="float">
            <text:p>1087449</text:p>
          </table:table-cell>
          <table:table-cell office:value-type="float" office:value="929.6" calcext:value-type="float">
            <text:p>929,6</text:p>
          </table:table-cell>
          <table:table-cell office:value-type="float" office:value="62.542" calcext:value-type="float">
            <text:p>62,54</text:p>
          </table:table-cell>
          <table:table-cell office:value-type="float" office:value="72.973" calcext:value-type="float">
            <text:p>72,97</text:p>
          </table:table-cell>
          <table:table-cell table:style-name="ce2" office:value-type="float" office:value="7.25" calcext:value-type="float">
            <text:p>7,25</text:p>
          </table:table-cell>
          <table:table-cell table:style-name="ce2" office:value-type="float" office:value="9.5812" calcext:value-type="float">
            <text:p>9,58</text:p>
          </table:table-cell>
        </table:table-row>
        <table:table-row table:style-name="ro3">
          <table:table-cell table:style-name="ce3" office:value-type="date" office:date-value="1992-04-30" calcext:value-type="date">
            <text:p>30.04.1992</text:p>
          </table:table-cell>
          <table:table-cell office:value-type="float" office:value="1099079" calcext:value-type="float">
            <text:p>1099079</text:p>
          </table:table-cell>
          <table:table-cell office:value-type="float" office:value="953.7" calcext:value-type="float">
            <text:p>953,7</text:p>
          </table:table-cell>
          <table:table-cell office:value-type="float" office:value="62.675" calcext:value-type="float">
            <text:p>62,68</text:p>
          </table:table-cell>
          <table:table-cell office:value-type="float" office:value="73.083" calcext:value-type="float">
            <text:p>73,08</text:p>
          </table:table-cell>
          <table:table-cell table:style-name="ce2" office:value-type="float" office:value="7.26" calcext:value-type="float">
            <text:p>7,26</text:p>
          </table:table-cell>
          <table:table-cell table:style-name="ce2" office:value-type="float" office:value="9.6231" calcext:value-type="float">
            <text:p>9,62</text:p>
          </table:table-cell>
        </table:table-row>
        <table:table-row table:style-name="ro3">
          <table:table-cell table:style-name="ce3" office:value-type="date" office:date-value="1992-05-29" calcext:value-type="date">
            <text:p>29.05.1992</text:p>
          </table:table-cell>
          <table:table-cell office:value-type="float" office:value="1109693" calcext:value-type="float">
            <text:p>1109693</text:p>
          </table:table-cell>
          <table:table-cell office:value-type="float" office:value="942.9" calcext:value-type="float">
            <text:p>942,9</text:p>
          </table:table-cell>
          <table:table-cell office:value-type="float" office:value="62.809" calcext:value-type="float">
            <text:p>62,81</text:p>
          </table:table-cell>
          <table:table-cell office:value-type="float" office:value="73.19" calcext:value-type="float">
            <text:p>73,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.5797" calcext:value-type="float">
            <text:p>9,58</text:p>
          </table:table-cell>
        </table:table-row>
        <table:table-row table:style-name="ro3">
          <table:table-cell table:style-name="ce3" office:value-type="date" office:date-value="1992-06-30" calcext:value-type="date">
            <text:p>30.06.1992</text:p>
          </table:table-cell>
          <table:table-cell office:value-type="float" office:value="1125542" calcext:value-type="float">
            <text:p>1125542</text:p>
          </table:table-cell>
          <table:table-cell office:value-type="float" office:value="951" calcext:value-type="float">
            <text:p>951</text:p>
          </table:table-cell>
          <table:table-cell office:value-type="float" office:value="62.944" calcext:value-type="float">
            <text:p>62,94</text:p>
          </table:table-cell>
          <table:table-cell office:value-type="float" office:value="73.297" calcext:value-type="float">
            <text:p>73,3</text:p>
          </table:table-cell>
          <table:table-cell table:style-name="ce2" office:value-type="float" office:value="6.76" calcext:value-type="float">
            <text:p>6,76</text:p>
          </table:table-cell>
          <table:table-cell table:style-name="ce2" office:value-type="float" office:value="9.8254" calcext:value-type="float">
            <text:p>9,83</text:p>
          </table:table-cell>
        </table:table-row>
        <table:table-row table:style-name="ro3">
          <table:table-cell table:style-name="ce3" office:value-type="date" office:date-value="1992-07-31" calcext:value-type="date">
            <text:p>31.07.1992</text:p>
          </table:table-cell>
          <table:table-cell office:value-type="float" office:value="1108523" calcext:value-type="float">
            <text:p>1108523</text:p>
          </table:table-cell>
          <table:table-cell office:value-type="float" office:value="962" calcext:value-type="float">
            <text:p>962</text:p>
          </table:table-cell>
          <table:table-cell office:value-type="float" office:value="63.082" calcext:value-type="float">
            <text:p>63,08</text:p>
          </table:table-cell>
          <table:table-cell office:value-type="float" office:value="73.402" calcext:value-type="float">
            <text:p>73,4</text:p>
          </table:table-cell>
          <table:table-cell table:style-name="ce2" office:value-type="float" office:value="6.27" calcext:value-type="float">
            <text:p>6,27</text:p>
          </table:table-cell>
          <table:table-cell table:style-name="ce2" office:value-type="float" office:value="10.0331" calcext:value-type="float">
            <text:p>10,03</text:p>
          </table:table-cell>
        </table:table-row>
        <table:table-row table:style-name="ro3">
          <table:table-cell table:style-name="ce3" office:value-type="date" office:date-value="1992-08-31" calcext:value-type="date">
            <text:p>31.08.1992</text:p>
          </table:table-cell>
          <table:table-cell office:value-type="float" office:value="1097785" calcext:value-type="float">
            <text:p>1097785</text:p>
          </table:table-cell>
          <table:table-cell office:value-type="float" office:value="970.1" calcext:value-type="float">
            <text:p>970,1</text:p>
          </table:table-cell>
          <table:table-cell office:value-type="float" office:value="63.221" calcext:value-type="float">
            <text:p>63,22</text:p>
          </table:table-cell>
          <table:table-cell office:value-type="float" office:value="73.505" calcext:value-type="float">
            <text:p>73,51</text:p>
          </table:table-cell>
          <table:table-cell table:style-name="ce2" office:value-type="float" office:value="6.17" calcext:value-type="float">
            <text:p>6,17</text:p>
          </table:table-cell>
          <table:table-cell table:style-name="ce2" office:value-type="float" office:value="10.1014" calcext:value-type="float">
            <text:p>10,1</text:p>
          </table:table-cell>
        </table:table-row>
        <table:table-row table:style-name="ro3">
          <table:table-cell table:style-name="ce3" office:value-type="date" office:date-value="1992-09-30" calcext:value-type="date">
            <text:p>30.09.1992</text:p>
          </table:table-cell>
          <table:table-cell office:value-type="float" office:value="1120234" calcext:value-type="float">
            <text:p>1120234</text:p>
          </table:table-cell>
          <table:table-cell office:value-type="float" office:value="982.7" calcext:value-type="float">
            <text:p>982,7</text:p>
          </table:table-cell>
          <table:table-cell office:value-type="float" office:value="63.361" calcext:value-type="float">
            <text:p>63,36</text:p>
          </table:table-cell>
          <table:table-cell office:value-type="float" office:value="73.608" calcext:value-type="float">
            <text:p>73,61</text:p>
          </table:table-cell>
          <table:table-cell table:style-name="ce2" office:value-type="float" office:value="5.94" calcext:value-type="float">
            <text:p>5,94</text:p>
          </table:table-cell>
          <table:table-cell table:style-name="ce2" office:value-type="float" office:value="10.0219" calcext:value-type="float">
            <text:p>10,02</text:p>
          </table:table-cell>
        </table:table-row>
        <table:table-row table:style-name="ro3">
          <table:table-cell table:style-name="ce3" office:value-type="date" office:date-value="1992-10-30" calcext:value-type="date">
            <text:p>30.10.1992</text:p>
          </table:table-cell>
          <table:table-cell office:value-type="float" office:value="1116222" calcext:value-type="float">
            <text:p>1116222</text:p>
          </table:table-cell>
          <table:table-cell office:value-type="float" office:value="1000.8" calcext:value-type="float">
            <text:p>1000,8</text:p>
          </table:table-cell>
          <table:table-cell office:value-type="float" office:value="63.504" calcext:value-type="float">
            <text:p>63,5</text:p>
          </table:table-cell>
          <table:table-cell office:value-type="float" office:value="73.71" calcext:value-type="float">
            <text:p>73,71</text:p>
          </table:table-cell>
          <table:table-cell table:style-name="ce2" office:value-type="float" office:value="6.36" calcext:value-type="float">
            <text:p>6,36</text:p>
          </table:table-cell>
          <table:table-cell table:style-name="ce2" office:value-type="float" office:value="10.2245" calcext:value-type="float">
            <text:p>10,22</text:p>
          </table:table-cell>
        </table:table-row>
        <table:table-row table:style-name="ro3">
          <table:table-cell table:style-name="ce3" office:value-type="date" office:date-value="1992-11-30" calcext:value-type="date">
            <text:p>30.11.1992</text:p>
          </table:table-cell>
          <table:table-cell office:value-type="float" office:value="1153619" calcext:value-type="float">
            <text:p>1153619</text:p>
          </table:table-cell>
          <table:table-cell office:value-type="float" office:value="1021.4" calcext:value-type="float">
            <text:p>1021,4</text:p>
          </table:table-cell>
          <table:table-cell office:value-type="float" office:value="63.648" calcext:value-type="float">
            <text:p>63,65</text:p>
          </table:table-cell>
          <table:table-cell office:value-type="float" office:value="73.811" calcext:value-type="float">
            <text:p>73,81</text:p>
          </table:table-cell>
          <table:table-cell table:style-name="ce2" office:value-type="float" office:value="6.61" calcext:value-type="float">
            <text:p>6,61</text:p>
          </table:table-cell>
          <table:table-cell table:style-name="ce2" office:value-type="float" office:value="9.8813" calcext:value-type="float">
            <text:p>9,88</text:p>
          </table:table-cell>
        </table:table-row>
        <table:table-row table:style-name="ro3">
          <table:table-cell table:style-name="ce3" office:value-type="date" office:date-value="1992-12-31" calcext:value-type="date">
            <text:p>31.12.1992</text:p>
          </table:table-cell>
          <table:table-cell office:value-type="float" office:value="1215275" calcext:value-type="float">
            <text:p>1215275</text:p>
          </table:table-cell>
          <table:table-cell office:value-type="float" office:value="1045.6" calcext:value-type="float">
            <text:p>1045,6</text:p>
          </table:table-cell>
          <table:table-cell office:value-type="float" office:value="63.794" calcext:value-type="float">
            <text:p>63,79</text:p>
          </table:table-cell>
          <table:table-cell office:value-type="float" office:value="73.911" calcext:value-type="float">
            <text:p>73,91</text:p>
          </table:table-cell>
          <table:table-cell table:style-name="ce2" office:value-type="float" office:value="6.43" calcext:value-type="float">
            <text:p>6,43</text:p>
          </table:table-cell>
          <table:table-cell table:style-name="ce2" office:value-type="float" office:value="9.9328" calcext:value-type="float">
            <text:p>9,93</text:p>
          </table:table-cell>
        </table:table-row>
        <table:table-row table:style-name="ro3">
          <table:table-cell table:style-name="ce3" office:value-type="date" office:date-value="1993-01-29" calcext:value-type="date">
            <text:p>29.01.1993</text:p>
          </table:table-cell>
          <table:table-cell office:value-type="float" office:value="1143768" calcext:value-type="float">
            <text:p>1143768</text:p>
          </table:table-cell>
          <table:table-cell office:value-type="float" office:value="1039.8" calcext:value-type="float">
            <text:p>1039,8</text:p>
          </table:table-cell>
          <table:table-cell office:value-type="float" office:value="63.942" calcext:value-type="float">
            <text:p>63,94</text:p>
          </table:table-cell>
          <table:table-cell office:value-type="float" office:value="74.011" calcext:value-type="float">
            <text:p>74,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.7027" calcext:value-type="float">
            <text:p>9,7</text:p>
          </table:table-cell>
        </table:table-row>
        <table:table-row table:style-name="ro3">
          <table:table-cell table:style-name="ce3" office:value-type="date" office:date-value="1993-02-26" calcext:value-type="date">
            <text:p>26.02.1993</text:p>
          </table:table-cell>
          <table:table-cell office:value-type="float" office:value="1129592" calcext:value-type="float">
            <text:p>1129592</text:p>
          </table:table-cell>
          <table:table-cell office:value-type="float" office:value="1021.9" calcext:value-type="float">
            <text:p>1021,9</text:p>
          </table:table-cell>
          <table:table-cell office:value-type="float" office:value="64.092" calcext:value-type="float">
            <text:p>64,09</text:p>
          </table:table-cell>
          <table:table-cell office:value-type="float" office:value="74.111" calcext:value-type="float">
            <text:p>74,11</text:p>
          </table:table-cell>
          <table:table-cell table:style-name="ce2" office:value-type="float" office:value="5.67" calcext:value-type="float">
            <text:p>5,67</text:p>
          </table:table-cell>
          <table:table-cell table:style-name="ce2" office:value-type="float" office:value="9.403" calcext:value-type="float">
            <text:p>9,4</text:p>
          </table:table-cell>
        </table:table-row>
        <table:table-row table:style-name="ro3">
          <table:table-cell table:style-name="ce3" office:value-type="date" office:date-value="1993-03-31" calcext:value-type="date">
            <text:p>31.03.1993</text:p>
          </table:table-cell>
          <table:table-cell office:value-type="float" office:value="1137567" calcext:value-type="float">
            <text:p>1137567</text:p>
          </table:table-cell>
          <table:table-cell office:value-type="float" office:value="1030.5" calcext:value-type="float">
            <text:p>1030,5</text:p>
          </table:table-cell>
          <table:table-cell office:value-type="float" office:value="64.243" calcext:value-type="float">
            <text:p>64,24</text:p>
          </table:table-cell>
          <table:table-cell office:value-type="float" office:value="74.212" calcext:value-type="float">
            <text:p>74,21</text:p>
          </table:table-cell>
          <table:table-cell table:style-name="ce2" office:value-type="float" office:value="5.72" calcext:value-type="float">
            <text:p>5,72</text:p>
          </table:table-cell>
          <table:table-cell table:style-name="ce2" office:value-type="float" office:value="9.1458" calcext:value-type="float">
            <text:p>9,15</text:p>
          </table:table-cell>
        </table:table-row>
        <table:table-row table:style-name="ro3">
          <table:table-cell table:style-name="ce3" office:value-type="date" office:date-value="1993-04-30" calcext:value-type="date">
            <text:p>30.04.1993</text:p>
          </table:table-cell>
          <table:table-cell office:value-type="float" office:value="1140828" calcext:value-type="float">
            <text:p>1140828</text:p>
          </table:table-cell>
          <table:table-cell office:value-type="float" office:value="1057.4" calcext:value-type="float">
            <text:p>1057,4</text:p>
          </table:table-cell>
          <table:table-cell office:value-type="float" office:value="64.397" calcext:value-type="float">
            <text:p>64,4</text:p>
          </table:table-cell>
          <table:table-cell office:value-type="float" office:value="74.313" calcext:value-type="float">
            <text:p>74,31</text:p>
          </table:table-cell>
          <table:table-cell table:style-name="ce2" office:value-type="float" office:value="5.63" calcext:value-type="float">
            <text:p>5,63</text:p>
          </table:table-cell>
          <table:table-cell table:style-name="ce2" office:value-type="float" office:value="9.1559" calcext:value-type="float">
            <text:p>9,16</text:p>
          </table:table-cell>
        </table:table-row>
        <table:table-row table:style-name="ro3">
          <table:table-cell table:style-name="ce3" office:value-type="date" office:date-value="1993-05-31" calcext:value-type="date">
            <text:p>31.05.1993</text:p>
          </table:table-cell>
          <table:table-cell office:value-type="float" office:value="1154289" calcext:value-type="float">
            <text:p>1154289</text:p>
          </table:table-cell>
          <table:table-cell office:value-type="float" office:value="1056.8" calcext:value-type="float">
            <text:p>1056,8</text:p>
          </table:table-cell>
          <table:table-cell office:value-type="float" office:value="64.553" calcext:value-type="float">
            <text:p>64,55</text:p>
          </table:table-cell>
          <table:table-cell office:value-type="float" office:value="74.415" calcext:value-type="float">
            <text:p>74,42</text:p>
          </table:table-cell>
          <table:table-cell table:style-name="ce2" office:value-type="float" office:value="5.8" calcext:value-type="float">
            <text:p>5,8</text:p>
          </table:table-cell>
          <table:table-cell table:style-name="ce2" office:value-type="float" office:value="9.0423" calcext:value-type="float">
            <text:p>9,04</text:p>
          </table:table-cell>
        </table:table-row>
        <table:table-row table:style-name="ro3">
          <table:table-cell table:style-name="ce3" office:value-type="date" office:date-value="1993-06-30" calcext:value-type="date">
            <text:p>30.06.1993</text:p>
          </table:table-cell>
          <table:table-cell office:value-type="float" office:value="1180858" calcext:value-type="float">
            <text:p>1180858</text:p>
          </table:table-cell>
          <table:table-cell office:value-type="float" office:value="1071.8" calcext:value-type="float">
            <text:p>1071,8</text:p>
          </table:table-cell>
          <table:table-cell office:value-type="float" office:value="64.71" calcext:value-type="float">
            <text:p>64,71</text:p>
          </table:table-cell>
          <table:table-cell office:value-type="float" office:value="74.517" calcext:value-type="float">
            <text:p>74,52</text:p>
          </table:table-cell>
          <table:table-cell table:style-name="ce2" office:value-type="float" office:value="5.46" calcext:value-type="float">
            <text:p>5,46</text:p>
          </table:table-cell>
          <table:table-cell table:style-name="ce2" office:value-type="float" office:value="8.7796" calcext:value-type="float">
            <text:p>8,78</text:p>
          </table:table-cell>
        </table:table-row>
        <table:table-row table:style-name="ro3">
          <table:table-cell table:style-name="ce3" office:value-type="date" office:date-value="1993-07-30" calcext:value-type="date">
            <text:p>30.07.1993</text:p>
          </table:table-cell>
          <table:table-cell office:value-type="float" office:value="1167402" calcext:value-type="float">
            <text:p>1167402</text:p>
          </table:table-cell>
          <table:table-cell office:value-type="float" office:value="1083.1" calcext:value-type="float">
            <text:p>1083,1</text:p>
          </table:table-cell>
          <table:table-cell office:value-type="float" office:value="64.87" calcext:value-type="float">
            <text:p>64,87</text:p>
          </table:table-cell>
          <table:table-cell office:value-type="float" office:value="74.619" calcext:value-type="float">
            <text:p>74,62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8.4018" calcext:value-type="float">
            <text:p>8,4</text:p>
          </table:table-cell>
        </table:table-row>
        <table:table-row table:style-name="ro3">
          <table:table-cell table:style-name="ce3" office:value-type="date" office:date-value="1993-08-31" calcext:value-type="date">
            <text:p>31.08.1993</text:p>
          </table:table-cell>
          <table:table-cell office:value-type="float" office:value="1155460" calcext:value-type="float">
            <text:p>1155460</text:p>
          </table:table-cell>
          <table:table-cell office:value-type="float" office:value="1088.1" calcext:value-type="float">
            <text:p>1088,1</text:p>
          </table:table-cell>
          <table:table-cell office:value-type="float" office:value="65.031" calcext:value-type="float">
            <text:p>65,03</text:p>
          </table:table-cell>
          <table:table-cell office:value-type="float" office:value="74.722" calcext:value-type="float">
            <text:p>74,72</text:p>
          </table:table-cell>
          <table:table-cell table:style-name="ce2" office:value-type="float" office:value="5.11" calcext:value-type="float">
            <text:p>5,11</text:p>
          </table:table-cell>
          <table:table-cell table:style-name="ce2" office:value-type="float" office:value="7.9197" calcext:value-type="float">
            <text:p>7,92</text:p>
          </table:table-cell>
        </table:table-row>
        <table:table-row table:style-name="ro3">
          <table:table-cell table:style-name="ce3" office:value-type="date" office:date-value="1993-09-30" calcext:value-type="date">
            <text:p>30.09.1993</text:p>
          </table:table-cell>
          <table:table-cell office:value-type="float" office:value="1175545" calcext:value-type="float">
            <text:p>1175545</text:p>
          </table:table-cell>
          <table:table-cell office:value-type="float" office:value="1098.8" calcext:value-type="float">
            <text:p>1098,8</text:p>
          </table:table-cell>
          <table:table-cell office:value-type="float" office:value="65.195" calcext:value-type="float">
            <text:p>65,2</text:p>
          </table:table-cell>
          <table:table-cell office:value-type="float" office:value="74.825" calcext:value-type="float">
            <text:p>74,83</text:p>
          </table:table-cell>
          <table:table-cell table:style-name="ce2" office:value-type="float" office:value="5.11" calcext:value-type="float">
            <text:p>5,11</text:p>
          </table:table-cell>
          <table:table-cell table:style-name="ce2" office:value-type="float" office:value="7.612" calcext:value-type="float">
            <text:p>7,61</text:p>
          </table:table-cell>
        </table:table-row>
        <table:table-row table:style-name="ro3">
          <table:table-cell table:style-name="ce3" office:value-type="date" office:date-value="1993-10-29" calcext:value-type="date">
            <text:p>29.10.1993</text:p>
          </table:table-cell>
          <table:table-cell office:value-type="float" office:value="1185486" calcext:value-type="float">
            <text:p>1185486</text:p>
          </table:table-cell>
          <table:table-cell office:value-type="float" office:value="1111.6" calcext:value-type="float">
            <text:p>1111,6</text:p>
          </table:table-cell>
          <table:table-cell office:value-type="float" office:value="65.361" calcext:value-type="float">
            <text:p>65,36</text:p>
          </table:table-cell>
          <table:table-cell office:value-type="float" office:value="74.929" calcext:value-type="float">
            <text:p>74,93</text:p>
          </table:table-cell>
          <table:table-cell table:style-name="ce2" office:value-type="float" office:value="5.19" calcext:value-type="float">
            <text:p>5,19</text:p>
          </table:table-cell>
          <table:table-cell table:style-name="ce2" office:value-type="float" office:value="7.3615" calcext:value-type="float">
            <text:p>7,36</text:p>
          </table:table-cell>
        </table:table-row>
        <table:table-row table:style-name="ro3">
          <table:table-cell table:style-name="ce3" office:value-type="date" office:date-value="1993-11-30" calcext:value-type="date">
            <text:p>30.11.1993</text:p>
          </table:table-cell>
          <table:table-cell office:value-type="float" office:value="1220876" calcext:value-type="float">
            <text:p>1220876</text:p>
          </table:table-cell>
          <table:table-cell office:value-type="float" office:value="1129" calcext:value-type="float">
            <text:p>1129</text:p>
          </table:table-cell>
          <table:table-cell office:value-type="float" office:value="65.529" calcext:value-type="float">
            <text:p>65,53</text:p>
          </table:table-cell>
          <table:table-cell office:value-type="float" office:value="75.034" calcext:value-type="float">
            <text:p>75,03</text:p>
          </table:table-cell>
          <table:table-cell table:style-name="ce2" office:value-type="float" office:value="5.53" calcext:value-type="float">
            <text:p>5,53</text:p>
          </table:table-cell>
          <table:table-cell table:style-name="ce2" office:value-type="float" office:value="7.3806" calcext:value-type="float">
            <text:p>7,38</text:p>
          </table:table-cell>
        </table:table-row>
        <table:table-row table:style-name="ro3">
          <table:table-cell table:style-name="ce3" office:value-type="date" office:date-value="1993-12-31" calcext:value-type="date">
            <text:p>31.12.1993</text:p>
          </table:table-cell>
          <table:table-cell office:value-type="float" office:value="1287860" calcext:value-type="float">
            <text:p>1287860</text:p>
          </table:table-cell>
          <table:table-cell office:value-type="float" office:value="1153.3" calcext:value-type="float">
            <text:p>1153,3</text:p>
          </table:table-cell>
          <table:table-cell office:value-type="float" office:value="65.698" calcext:value-type="float">
            <text:p>65,7</text:p>
          </table:table-cell>
          <table:table-cell office:value-type="float" office:value="75.14" calcext:value-type="float">
            <text:p>75,14</text:p>
          </table:table-cell>
          <table:table-cell table:style-name="ce2" office:value-type="float" office:value="5.53" calcext:value-type="float">
            <text:p>5,53</text:p>
          </table:table-cell>
          <table:table-cell table:style-name="ce2" office:value-type="float" office:value="7.1853" calcext:value-type="float">
            <text:p>7,19</text:p>
          </table:table-cell>
        </table:table-row>
        <table:table-row table:style-name="ro3">
          <table:table-cell table:style-name="ce3" office:value-type="date" office:date-value="1994-01-31" calcext:value-type="date">
            <text:p>31.01.1994</text:p>
          </table:table-cell>
          <table:table-cell office:value-type="float" office:value="1236946" calcext:value-type="float">
            <text:p>1236946</text:p>
          </table:table-cell>
          <table:table-cell office:value-type="float" office:value="1141.7" calcext:value-type="float">
            <text:p>1141,7</text:p>
          </table:table-cell>
          <table:table-cell office:value-type="float" office:value="65.87" calcext:value-type="float">
            <text:p>65,87</text:p>
          </table:table-cell>
          <table:table-cell office:value-type="float" office:value="75.247" calcext:value-type="float">
            <text:p>75,25</text:p>
          </table:table-cell>
          <table:table-cell table:style-name="ce2" office:value-type="float" office:value="5.83" calcext:value-type="float">
            <text:p>5,83</text:p>
          </table:table-cell>
          <table:table-cell table:style-name="ce2" office:value-type="float" office:value="6.69" calcext:value-type="float">
            <text:p>6,69</text:p>
          </table:table-cell>
        </table:table-row>
        <table:table-row table:style-name="ro3">
          <table:table-cell table:style-name="ce3" office:value-type="date" office:date-value="1994-02-28" calcext:value-type="date">
            <text:p>28.02.1994</text:p>
          </table:table-cell>
          <table:table-cell office:value-type="float" office:value="1228742" calcext:value-type="float">
            <text:p>1228742</text:p>
          </table:table-cell>
          <table:table-cell office:value-type="float" office:value="1123.8" calcext:value-type="float">
            <text:p>1123,8</text:p>
          </table:table-cell>
          <table:table-cell office:value-type="float" office:value="66.044" calcext:value-type="float">
            <text:p>66,04</text:p>
          </table:table-cell>
          <table:table-cell office:value-type="float" office:value="75.355" calcext:value-type="float">
            <text:p>75,36</text:p>
          </table:table-cell>
          <table:table-cell table:style-name="ce2" office:value-type="float" office:value="6.06" calcext:value-type="float">
            <text:p>6,06</text:p>
          </table:table-cell>
          <table:table-cell table:style-name="ce2" office:value-type="float" office:value="6.88" calcext:value-type="float">
            <text:p>6,88</text:p>
          </table:table-cell>
        </table:table-row>
        <table:table-row table:style-name="ro3">
          <table:table-cell table:style-name="ce3" office:value-type="date" office:date-value="1994-03-31" calcext:value-type="date">
            <text:p>31.03.1994</text:p>
          </table:table-cell>
          <table:table-cell office:value-type="float" office:value="1241312" calcext:value-type="float">
            <text:p>1241312</text:p>
          </table:table-cell>
          <table:table-cell office:value-type="float" office:value="1131.1" calcext:value-type="float">
            <text:p>1131,1</text:p>
          </table:table-cell>
          <table:table-cell office:value-type="float" office:value="66.22" calcext:value-type="float">
            <text:p>66,22</text:p>
          </table:table-cell>
          <table:table-cell office:value-type="float" office:value="75.464" calcext:value-type="float">
            <text:p>75,46</text:p>
          </table:table-cell>
          <table:table-cell table:style-name="ce2" office:value-type="float" office:value="6.58" calcext:value-type="float">
            <text:p>6,58</text:p>
          </table:table-cell>
          <table:table-cell table:style-name="ce2" office:value-type="float" office:value="7.35" calcext:value-type="float">
            <text:p>7,35</text:p>
          </table:table-cell>
        </table:table-row>
        <table:table-row table:style-name="ro3">
          <table:table-cell table:style-name="ce3" office:value-type="date" office:date-value="1994-04-29" calcext:value-type="date">
            <text:p>29.04.1994</text:p>
          </table:table-cell>
          <table:table-cell office:value-type="float" office:value="1247055" calcext:value-type="float">
            <text:p>1247055</text:p>
          </table:table-cell>
          <table:table-cell office:value-type="float" office:value="1152.2" calcext:value-type="float">
            <text:p>1152,2</text:p>
          </table:table-cell>
          <table:table-cell office:value-type="float" office:value="66.398" calcext:value-type="float">
            <text:p>66,4</text:p>
          </table:table-cell>
          <table:table-cell office:value-type="float" office:value="75.574" calcext:value-type="float">
            <text:p>75,57</text:p>
          </table:table-cell>
          <table:table-cell table:style-name="ce2" office:value-type="float" office:value="7.09" calcext:value-type="float">
            <text:p>7,09</text:p>
          </table:table-cell>
          <table:table-cell table:style-name="ce2" office:value-type="float" office:value="7.46" calcext:value-type="float">
            <text:p>7,46</text:p>
          </table:table-cell>
        </table:table-row>
        <table:table-row table:style-name="ro3">
          <table:table-cell table:style-name="ce3" office:value-type="date" office:date-value="1994-05-31" calcext:value-type="date">
            <text:p>31.05.1994</text:p>
          </table:table-cell>
          <table:table-cell office:value-type="float" office:value="1246405" calcext:value-type="float">
            <text:p>1246405</text:p>
          </table:table-cell>
          <table:table-cell office:value-type="float" office:value="1132" calcext:value-type="float">
            <text:p>1132</text:p>
          </table:table-cell>
          <table:table-cell office:value-type="float" office:value="66.578" calcext:value-type="float">
            <text:p>66,58</text:p>
          </table:table-cell>
          <table:table-cell office:value-type="float" office:value="75.685" calcext:value-type="float">
            <text:p>75,69</text:p>
          </table:table-cell>
          <table:table-cell table:style-name="ce2" office:value-type="float" office:value="7.31" calcext:value-type="float">
            <text:p>7,31</text:p>
          </table:table-cell>
          <table:table-cell table:style-name="ce2" office:value-type="float" office:value="7.75" calcext:value-type="float">
            <text:p>7,75</text:p>
          </table:table-cell>
        </table:table-row>
        <table:table-row table:style-name="ro3">
          <table:table-cell table:style-name="ce3" office:value-type="date" office:date-value="1994-06-30" calcext:value-type="date">
            <text:p>30.06.1994</text:p>
          </table:table-cell>
          <table:table-cell office:value-type="float" office:value="1278042" calcext:value-type="float">
            <text:p>1278042</text:p>
          </table:table-cell>
          <table:table-cell office:value-type="float" office:value="1141.8" calcext:value-type="float">
            <text:p>1141,8</text:p>
          </table:table-cell>
          <table:table-cell office:value-type="float" office:value="66.76" calcext:value-type="float">
            <text:p>66,76</text:p>
          </table:table-cell>
          <table:table-cell office:value-type="float" office:value="75.798" calcext:value-type="float">
            <text:p>75,8</text:p>
          </table:table-cell>
          <table:table-cell table:style-name="ce2" office:value-type="float" office:value="7.23" calcext:value-type="float">
            <text:p>7,23</text:p>
          </table:table-cell>
          <table:table-cell table:style-name="ce2" office:value-type="float" office:value="8.37" calcext:value-type="float">
            <text:p>8,37</text:p>
          </table:table-cell>
        </table:table-row>
        <table:table-row table:style-name="ro3">
          <table:table-cell table:style-name="ce3" office:value-type="date" office:date-value="1994-07-29" calcext:value-type="date">
            <text:p>29.07.1994</text:p>
          </table:table-cell>
          <table:table-cell office:value-type="float" office:value="1264712" calcext:value-type="float">
            <text:p>1264712</text:p>
          </table:table-cell>
          <table:table-cell office:value-type="float" office:value="1150.9" calcext:value-type="float">
            <text:p>1150,9</text:p>
          </table:table-cell>
          <table:table-cell office:value-type="float" office:value="66.944" calcext:value-type="float">
            <text:p>66,94</text:p>
          </table:table-cell>
          <table:table-cell office:value-type="float" office:value="75.912" calcext:value-type="float">
            <text:p>75,91</text:p>
          </table:table-cell>
          <table:table-cell table:style-name="ce2" office:value-type="float" office:value="7.43" calcext:value-type="float">
            <text:p>7,43</text:p>
          </table:table-cell>
          <table:table-cell table:style-name="ce2" office:value-type="float" office:value="8.39" calcext:value-type="float">
            <text:p>8,39</text:p>
          </table:table-cell>
        </table:table-row>
        <table:table-row table:style-name="ro3">
          <table:table-cell table:style-name="ce3" office:value-type="date" office:date-value="1994-08-31" calcext:value-type="date">
            <text:p>31.08.1994</text:p>
          </table:table-cell>
          <table:table-cell office:value-type="float" office:value="1243577" calcext:value-type="float">
            <text:p>1243577</text:p>
          </table:table-cell>
          <table:table-cell office:value-type="float" office:value="1144.1" calcext:value-type="float">
            <text:p>1144,1</text:p>
          </table:table-cell>
          <table:table-cell office:value-type="float" office:value="67.13" calcext:value-type="float">
            <text:p>67,13</text:p>
          </table:table-cell>
          <table:table-cell office:value-type="float" office:value="76.027" calcext:value-type="float">
            <text:p>76,03</text:p>
          </table:table-cell>
          <table:table-cell table:style-name="ce2" office:value-type="float" office:value="7.37" calcext:value-type="float">
            <text:p>7,37</text:p>
          </table:table-cell>
          <table:table-cell table:style-name="ce2" office:value-type="float" office:value="8.68" calcext:value-type="float">
            <text:p>8,68</text:p>
          </table:table-cell>
        </table:table-row>
        <table:table-row table:style-name="ro3">
          <table:table-cell table:style-name="ce3" office:value-type="date" office:date-value="1994-09-30" calcext:value-type="date">
            <text:p>30.09.1994</text:p>
          </table:table-cell>
          <table:table-cell office:value-type="float" office:value="1257383" calcext:value-type="float">
            <text:p>1257383</text:p>
          </table:table-cell>
          <table:table-cell office:value-type="float" office:value="1146.4" calcext:value-type="float">
            <text:p>1146,4</text:p>
          </table:table-cell>
          <table:table-cell office:value-type="float" office:value="67.318" calcext:value-type="float">
            <text:p>67,32</text:p>
          </table:table-cell>
          <table:table-cell office:value-type="float" office:value="76.144" calcext:value-type="float">
            <text:p>76,14</text:p>
          </table:table-cell>
          <table:table-cell table:style-name="ce2" office:value-type="float" office:value="7.6" calcext:value-type="float">
            <text:p>7,6</text:p>
          </table:table-cell>
          <table:table-cell table:style-name="ce2" office:value-type="float" office:value="9.12" calcext:value-type="float">
            <text:p>9,12</text:p>
          </table:table-cell>
        </table:table-row>
        <table:table-row table:style-name="ro3">
          <table:table-cell table:style-name="ce3" office:value-type="date" office:date-value="1994-10-31" calcext:value-type="date">
            <text:p>31.10.1994</text:p>
          </table:table-cell>
          <table:table-cell office:value-type="float" office:value="1263586" calcext:value-type="float">
            <text:p>1263586</text:p>
          </table:table-cell>
          <table:table-cell office:value-type="float" office:value="1147.9" calcext:value-type="float">
            <text:p>1147,9</text:p>
          </table:table-cell>
          <table:table-cell office:value-type="float" office:value="67.509" calcext:value-type="float">
            <text:p>67,51</text:p>
          </table:table-cell>
          <table:table-cell office:value-type="float" office:value="76.262" calcext:value-type="float">
            <text:p>76,26</text:p>
          </table:table-cell>
          <table:table-cell table:style-name="ce2" office:value-type="float" office:value="7.89" calcext:value-type="float">
            <text:p>7,89</text:p>
          </table:table-cell>
          <table:table-cell table:style-name="ce2" office:value-type="float" office:value="9.16" calcext:value-type="float">
            <text:p>9,16</text:p>
          </table:table-cell>
        </table:table-row>
        <table:table-row table:style-name="ro3">
          <table:table-cell table:style-name="ce3" office:value-type="date" office:date-value="1994-11-30" calcext:value-type="date">
            <text:p>30.11.1994</text:p>
          </table:table-cell>
          <table:table-cell office:value-type="float" office:value="1277371" calcext:value-type="float">
            <text:p>1277371</text:p>
          </table:table-cell>
          <table:table-cell office:value-type="float" office:value="1156.2" calcext:value-type="float">
            <text:p>1156,2</text:p>
          </table:table-cell>
          <table:table-cell office:value-type="float" office:value="67.701" calcext:value-type="float">
            <text:p>67,7</text:p>
          </table:table-cell>
          <table:table-cell office:value-type="float" office:value="76.382" calcext:value-type="float">
            <text:p>76,38</text:p>
          </table:table-cell>
          <table:table-cell table:style-name="ce2" office:value-type="float" office:value="8.12" calcext:value-type="float">
            <text:p>8,12</text:p>
          </table:table-cell>
          <table:table-cell table:style-name="ce2" office:value-type="float" office:value="9.12" calcext:value-type="float">
            <text:p>9,12</text:p>
          </table:table-cell>
        </table:table-row>
        <table:table-row table:style-name="ro3">
          <table:table-cell table:style-name="ce3" office:value-type="date" office:date-value="1994-12-30" calcext:value-type="date">
            <text:p>30.12.1994</text:p>
          </table:table-cell>
          <table:table-cell office:value-type="float" office:value="1343081" calcext:value-type="float">
            <text:p>1343081</text:p>
          </table:table-cell>
          <table:table-cell office:value-type="float" office:value="1174.5" calcext:value-type="float">
            <text:p>1174,5</text:p>
          </table:table-cell>
          <table:table-cell office:value-type="float" office:value="67.895" calcext:value-type="float">
            <text:p>67,9</text:p>
          </table:table-cell>
          <table:table-cell office:value-type="float" office:value="76.503" calcext:value-type="float">
            <text:p>76,5</text:p>
          </table:table-cell>
          <table:table-cell table:style-name="ce2" office:value-type="float" office:value="7.96" calcext:value-type="float">
            <text:p>7,96</text:p>
          </table:table-cell>
          <table:table-cell table:style-name="ce2" office:value-type="float" office:value="9.14" calcext:value-type="float">
            <text:p>9,14</text:p>
          </table:table-cell>
        </table:table-row>
        <table:table-row table:style-name="ro3">
          <table:table-cell table:style-name="ce3" office:value-type="date" office:date-value="1995-01-31" calcext:value-type="date">
            <text:p>31.01.1995</text:p>
          </table:table-cell>
          <table:table-cell office:value-type="float" office:value="1271973" calcext:value-type="float">
            <text:p>1271973</text:p>
          </table:table-cell>
          <table:table-cell office:value-type="float" office:value="1159.5" calcext:value-type="float">
            <text:p>1159,5</text:p>
          </table:table-cell>
          <table:table-cell office:value-type="float" office:value="68.091" calcext:value-type="float">
            <text:p>68,09</text:p>
          </table:table-cell>
          <table:table-cell office:value-type="float" office:value="76.626" calcext:value-type="float">
            <text:p>76,63</text:p>
          </table:table-cell>
          <table:table-cell table:style-name="ce2" office:value-type="float" office:value="7.93" calcext:value-type="float">
            <text:p>7,93</text:p>
          </table:table-cell>
          <table:table-cell table:style-name="ce2" office:value-type="float" office:value="9.34" calcext:value-type="float">
            <text:p>9,34</text:p>
          </table:table-cell>
        </table:table-row>
        <table:table-row table:style-name="ro3">
          <table:table-cell table:style-name="ce3" office:value-type="date" office:date-value="1995-02-28" calcext:value-type="date">
            <text:p>28.02.1995</text:p>
          </table:table-cell>
          <table:table-cell office:value-type="float" office:value="1266049" calcext:value-type="float">
            <text:p>1266049</text:p>
          </table:table-cell>
          <table:table-cell office:value-type="float" office:value="1135.3" calcext:value-type="float">
            <text:p>1135,3</text:p>
          </table:table-cell>
          <table:table-cell office:value-type="float" office:value="68.29" calcext:value-type="float">
            <text:p>68,29</text:p>
          </table:table-cell>
          <table:table-cell office:value-type="float" office:value="76.75" calcext:value-type="float">
            <text:p>76,75</text:p>
          </table:table-cell>
          <table:table-cell table:style-name="ce2" office:value-type="float" office:value="7.777" calcext:value-type="float">
            <text:p>7,78</text:p>
          </table:table-cell>
          <table:table-cell table:style-name="ce2" office:value-type="float" office:value="9.19" calcext:value-type="float">
            <text:p>9,19</text:p>
          </table:table-cell>
        </table:table-row>
        <table:table-row table:style-name="ro3">
          <table:table-cell table:style-name="ce3" office:value-type="date" office:date-value="1995-03-31" calcext:value-type="date">
            <text:p>31.03.1995</text:p>
          </table:table-cell>
          <table:table-cell office:value-type="float" office:value="1262191" calcext:value-type="float">
            <text:p>1262191</text:p>
          </table:table-cell>
          <table:table-cell office:value-type="float" office:value="1139.3" calcext:value-type="float">
            <text:p>1139,3</text:p>
          </table:table-cell>
          <table:table-cell office:value-type="float" office:value="68.49" calcext:value-type="float">
            <text:p>68,49</text:p>
          </table:table-cell>
          <table:table-cell office:value-type="float" office:value="76.876" calcext:value-type="float">
            <text:p>76,88</text:p>
          </table:table-cell>
          <table:table-cell table:style-name="ce2" office:value-type="float" office:value="7.719" calcext:value-type="float">
            <text:p>7,72</text:p>
          </table:table-cell>
          <table:table-cell table:style-name="ce2" office:value-type="float" office:value="9.43" calcext:value-type="float">
            <text:p>9,43</text:p>
          </table:table-cell>
        </table:table-row>
        <table:table-row table:style-name="ro3">
          <table:table-cell table:style-name="ce3" office:value-type="date" office:date-value="1995-04-28" calcext:value-type="date">
            <text:p>28.04.1995</text:p>
          </table:table-cell>
          <table:table-cell office:value-type="float" office:value="1277541" calcext:value-type="float">
            <text:p>1277541</text:p>
          </table:table-cell>
          <table:table-cell office:value-type="float" office:value="1160.3" calcext:value-type="float">
            <text:p>1160,3</text:p>
          </table:table-cell>
          <table:table-cell office:value-type="float" office:value="68.693" calcext:value-type="float">
            <text:p>68,69</text:p>
          </table:table-cell>
          <table:table-cell office:value-type="float" office:value="77.003" calcext:value-type="float">
            <text:p>77</text:p>
          </table:table-cell>
          <table:table-cell table:style-name="ce2" office:value-type="float" office:value="7.571" calcext:value-type="float">
            <text:p>7,57</text:p>
          </table:table-cell>
          <table:table-cell table:style-name="ce2" office:value-type="float" office:value="9.26" calcext:value-type="float">
            <text:p>9,26</text:p>
          </table:table-cell>
        </table:table-row>
        <table:table-row table:style-name="ro3">
          <table:table-cell table:style-name="ce3" office:value-type="date" office:date-value="1995-05-31" calcext:value-type="date">
            <text:p>31.05.1995</text:p>
          </table:table-cell>
          <table:table-cell office:value-type="float" office:value="1280740" calcext:value-type="float">
            <text:p>1280740</text:p>
          </table:table-cell>
          <table:table-cell office:value-type="float" office:value="1134" calcext:value-type="float">
            <text:p>1134</text:p>
          </table:table-cell>
          <table:table-cell office:value-type="float" office:value="68.897" calcext:value-type="float">
            <text:p>68,9</text:p>
          </table:table-cell>
          <table:table-cell office:value-type="float" office:value="77.133" calcext:value-type="float">
            <text:p>77,13</text:p>
          </table:table-cell>
          <table:table-cell table:style-name="ce2" office:value-type="float" office:value="6.791" calcext:value-type="float">
            <text:p>6,79</text:p>
          </table:table-cell>
          <table:table-cell table:style-name="ce2" office:value-type="float" office:value="8.78" calcext:value-type="float">
            <text:p>8,78</text:p>
          </table:table-cell>
        </table:table-row>
        <table:table-row table:style-name="ro3">
          <table:table-cell table:style-name="ce3" office:value-type="date" office:date-value="1995-06-30" calcext:value-type="date">
            <text:p>30.06.1995</text:p>
          </table:table-cell>
          <table:table-cell office:value-type="float" office:value="1303727" calcext:value-type="float">
            <text:p>1303727</text:p>
          </table:table-cell>
          <table:table-cell office:value-type="float" office:value="1141" calcext:value-type="float">
            <text:p>1141</text:p>
          </table:table-cell>
          <table:table-cell office:value-type="float" office:value="69.104" calcext:value-type="float">
            <text:p>69,1</text:p>
          </table:table-cell>
          <table:table-cell office:value-type="float" office:value="77.263" calcext:value-type="float">
            <text:p>77,26</text:p>
          </table:table-cell>
          <table:table-cell table:style-name="ce2" office:value-type="float" office:value="6.737" calcext:value-type="float">
            <text:p>6,74</text:p>
          </table:table-cell>
          <table:table-cell table:style-name="ce2" office:value-type="float" office:value="8.75" calcext:value-type="float">
            <text:p>8,75</text:p>
          </table:table-cell>
        </table:table-row>
        <table:table-row table:style-name="ro3">
          <table:table-cell table:style-name="ce3" office:value-type="date" office:date-value="1995-07-31" calcext:value-type="date">
            <text:p>31.07.1995</text:p>
          </table:table-cell>
          <table:table-cell office:value-type="float" office:value="1297229" calcext:value-type="float">
            <text:p>1297229</text:p>
          </table:table-cell>
          <table:table-cell office:value-type="float" office:value="1145.7" calcext:value-type="float">
            <text:p>1145,7</text:p>
          </table:table-cell>
          <table:table-cell office:value-type="float" office:value="69.313" calcext:value-type="float">
            <text:p>69,31</text:p>
          </table:table-cell>
          <table:table-cell office:value-type="float" office:value="77.396" calcext:value-type="float">
            <text:p>77,4</text:p>
          </table:table-cell>
          <table:table-cell table:style-name="ce2" office:value-type="float" office:value="6.962" calcext:value-type="float">
            <text:p>6,96</text:p>
          </table:table-cell>
          <table:table-cell table:style-name="ce2" office:value-type="float" office:value="8.71" calcext:value-type="float">
            <text:p>8,71</text:p>
          </table:table-cell>
        </table:table-row>
        <table:table-row table:style-name="ro3">
          <table:table-cell table:style-name="ce3" office:value-type="date" office:date-value="1995-08-31" calcext:value-type="date">
            <text:p>31.08.1995</text:p>
          </table:table-cell>
          <table:table-cell office:value-type="float" office:value="1276007" calcext:value-type="float">
            <text:p>1276007</text:p>
          </table:table-cell>
          <table:table-cell office:value-type="float" office:value="1139.3" calcext:value-type="float">
            <text:p>1139,3</text:p>
          </table:table-cell>
          <table:table-cell office:value-type="float" office:value="69.524" calcext:value-type="float">
            <text:p>69,52</text:p>
          </table:table-cell>
          <table:table-cell office:value-type="float" office:value="77.53" calcext:value-type="float">
            <text:p>77,53</text:p>
          </table:table-cell>
          <table:table-cell table:style-name="ce2" office:value-type="float" office:value="6.771" calcext:value-type="float">
            <text:p>6,77</text:p>
          </table:table-cell>
          <table:table-cell table:style-name="ce2" office:value-type="float" office:value="8.47" calcext:value-type="float">
            <text:p>8,47</text:p>
          </table:table-cell>
        </table:table-row>
        <table:table-row table:style-name="ro3">
          <table:table-cell table:style-name="ce3" office:value-type="date" office:date-value="1995-09-29" calcext:value-type="date">
            <text:p>29.09.1995</text:p>
          </table:table-cell>
          <table:table-cell office:value-type="float" office:value="1303692" calcext:value-type="float">
            <text:p>1303692</text:p>
          </table:table-cell>
          <table:table-cell office:value-type="float" office:value="1138.4" calcext:value-type="float">
            <text:p>1138,4</text:p>
          </table:table-cell>
          <table:table-cell office:value-type="float" office:value="69.737" calcext:value-type="float">
            <text:p>69,74</text:p>
          </table:table-cell>
          <table:table-cell office:value-type="float" office:value="77.666" calcext:value-type="float">
            <text:p>77,67</text:p>
          </table:table-cell>
          <table:table-cell table:style-name="ce2" office:value-type="float" office:value="6.669" calcext:value-type="float">
            <text:p>6,67</text:p>
          </table:table-cell>
          <table:table-cell table:style-name="ce2" office:value-type="float" office:value="8.36" calcext:value-type="float">
            <text:p>8,36</text:p>
          </table:table-cell>
        </table:table-row>
        <table:table-row table:style-name="ro3">
          <table:table-cell table:style-name="ce3" office:value-type="date" office:date-value="1995-10-31" calcext:value-type="date">
            <text:p>31.10.1995</text:p>
          </table:table-cell>
          <table:table-cell office:value-type="float" office:value="1297247" calcext:value-type="float">
            <text:p>1297247</text:p>
          </table:table-cell>
          <table:table-cell office:value-type="float" office:value="1132.9" calcext:value-type="float">
            <text:p>1132,9</text:p>
          </table:table-cell>
          <table:table-cell office:value-type="float" office:value="69.952" calcext:value-type="float">
            <text:p>69,95</text:p>
          </table:table-cell>
          <table:table-cell office:value-type="float" office:value="77.803" calcext:value-type="float">
            <text:p>77,8</text:p>
          </table:table-cell>
          <table:table-cell table:style-name="ce2" office:value-type="float" office:value="6.487" calcext:value-type="float">
            <text:p>6,49</text:p>
          </table:table-cell>
          <table:table-cell table:style-name="ce2" office:value-type="float" office:value="8.48" calcext:value-type="float">
            <text:p>8,48</text:p>
          </table:table-cell>
        </table:table-row>
        <table:table-row table:style-name="ro3">
          <table:table-cell table:style-name="ce3" office:value-type="date" office:date-value="1995-11-30" calcext:value-type="date">
            <text:p>30.11.1995</text:p>
          </table:table-cell>
          <table:table-cell office:value-type="float" office:value="1324930" calcext:value-type="float">
            <text:p>1324930</text:p>
          </table:table-cell>
          <table:table-cell office:value-type="float" office:value="1138.6" calcext:value-type="float">
            <text:p>1138,6</text:p>
          </table:table-cell>
          <table:table-cell office:value-type="float" office:value="70.169" calcext:value-type="float">
            <text:p>70,17</text:p>
          </table:table-cell>
          <table:table-cell office:value-type="float" office:value="77.942" calcext:value-type="float">
            <text:p>77,94</text:p>
          </table:table-cell>
          <table:table-cell table:style-name="ce2" office:value-type="float" office:value="6.245" calcext:value-type="float">
            <text:p>6,25</text:p>
          </table:table-cell>
          <table:table-cell table:style-name="ce2" office:value-type="float" office:value="8.16" calcext:value-type="float">
            <text:p>8,16</text:p>
          </table:table-cell>
        </table:table-row>
        <table:table-row table:style-name="ro3">
          <table:table-cell table:style-name="ce3" office:value-type="date" office:date-value="1995-12-29" calcext:value-type="date">
            <text:p>29.12.1995</text:p>
          </table:table-cell>
          <table:table-cell office:value-type="float" office:value="1423101" calcext:value-type="float">
            <text:p>1423101</text:p>
          </table:table-cell>
          <table:table-cell office:value-type="float" office:value="1152.7" calcext:value-type="float">
            <text:p>1152,7</text:p>
          </table:table-cell>
          <table:table-cell office:value-type="float" office:value="70.388" calcext:value-type="float">
            <text:p>70,39</text:p>
          </table:table-cell>
          <table:table-cell office:value-type="float" office:value="78.084" calcext:value-type="float">
            <text:p>78,08</text:p>
          </table:table-cell>
          <table:table-cell table:style-name="ce2" office:value-type="float" office:value="6.063" calcext:value-type="float">
            <text:p>6,06</text:p>
          </table:table-cell>
          <table:table-cell table:style-name="ce2" office:value-type="float" office:value="7.82" calcext:value-type="float">
            <text:p>7,82</text:p>
          </table:table-cell>
        </table:table-row>
        <table:table-row table:style-name="ro3">
          <table:table-cell table:style-name="ce3" office:value-type="date" office:date-value="1996-01-31" calcext:value-type="date">
            <text:p>31.01.1996</text:p>
          </table:table-cell>
          <table:table-cell office:value-type="float" office:value="1339876" calcext:value-type="float">
            <text:p>1339876</text:p>
          </table:table-cell>
          <table:table-cell office:value-type="float" office:value="1130.2" calcext:value-type="float">
            <text:p>1130,2</text:p>
          </table:table-cell>
          <table:table-cell office:value-type="float" office:value="70.61" calcext:value-type="float">
            <text:p>70,61</text:p>
          </table:table-cell>
          <table:table-cell office:value-type="float" office:value="78.226" calcext:value-type="float">
            <text:p>78,23</text:p>
          </table:table-cell>
          <table:table-cell table:style-name="ce2" office:value-type="float" office:value="6.099" calcext:value-type="float">
            <text:p>6,1</text:p>
          </table:table-cell>
          <table:table-cell table:style-name="ce2" office:value-type="float" office:value="7.44" calcext:value-type="float">
            <text:p>7,44</text:p>
          </table:table-cell>
        </table:table-row>
        <table:table-row table:style-name="ro3">
          <table:table-cell table:style-name="ce3" office:value-type="date" office:date-value="1996-02-29" calcext:value-type="date">
            <text:p>29.02.1996</text:p>
          </table:table-cell>
          <table:table-cell office:value-type="float" office:value="1328193" calcext:value-type="float">
            <text:p>1328193</text:p>
          </table:table-cell>
          <table:table-cell office:value-type="float" office:value="1105.8" calcext:value-type="float">
            <text:p>1105,8</text:p>
          </table:table-cell>
          <table:table-cell office:value-type="float" office:value="70.833" calcext:value-type="float">
            <text:p>70,83</text:p>
          </table:table-cell>
          <table:table-cell office:value-type="float" office:value="78.371" calcext:value-type="float">
            <text:p>78,37</text:p>
          </table:table-cell>
          <table:table-cell table:style-name="ce2" office:value-type="float" office:value="6.683" calcext:value-type="float">
            <text:p>6,68</text:p>
          </table:table-cell>
          <table:table-cell table:style-name="ce2" office:value-type="float" office:value="7.66" calcext:value-type="float">
            <text:p>7,66</text:p>
          </table:table-cell>
        </table:table-row>
        <table:table-row table:style-name="ro3">
          <table:table-cell table:style-name="ce3" office:value-type="date" office:date-value="1996-03-29" calcext:value-type="date">
            <text:p>29.03.1996</text:p>
          </table:table-cell>
          <table:table-cell office:value-type="float" office:value="1341316" calcext:value-type="float">
            <text:p>1341316</text:p>
          </table:table-cell>
          <table:table-cell office:value-type="float" office:value="1118" calcext:value-type="float">
            <text:p>1118</text:p>
          </table:table-cell>
          <table:table-cell office:value-type="float" office:value="71.058" calcext:value-type="float">
            <text:p>71,06</text:p>
          </table:table-cell>
          <table:table-cell office:value-type="float" office:value="78.518" calcext:value-type="float">
            <text:p>78,52</text:p>
          </table:table-cell>
          <table:table-cell table:style-name="ce2" office:value-type="float" office:value="6.91" calcext:value-type="float">
            <text:p>6,91</text:p>
          </table:table-cell>
          <table:table-cell table:style-name="ce2" office:value-type="float" office:value="7.83" calcext:value-type="float">
            <text:p>7,83</text:p>
          </table:table-cell>
        </table:table-row>
        <table:table-row table:style-name="ro3">
          <table:table-cell table:style-name="ce3" office:value-type="date" office:date-value="1996-04-30" calcext:value-type="date">
            <text:p>30.04.1996</text:p>
          </table:table-cell>
          <table:table-cell office:value-type="float" office:value="1356635" calcext:value-type="float">
            <text:p>1356635</text:p>
          </table:table-cell>
          <table:table-cell office:value-type="float" office:value="1131.8" calcext:value-type="float">
            <text:p>1131,8</text:p>
          </table:table-cell>
          <table:table-cell office:value-type="float" office:value="71.285" calcext:value-type="float">
            <text:p>71,29</text:p>
          </table:table-cell>
          <table:table-cell office:value-type="float" office:value="78.667" calcext:value-type="float">
            <text:p>78,67</text:p>
          </table:table-cell>
          <table:table-cell table:style-name="ce2" office:value-type="float" office:value="7.197" calcext:value-type="float">
            <text:p>7,2</text:p>
          </table:table-cell>
          <table:table-cell table:style-name="ce2" office:value-type="float" office:value="7.62" calcext:value-type="float">
            <text:p>7,62</text:p>
          </table:table-cell>
        </table:table-row>
        <table:table-row table:style-name="ro3">
          <table:table-cell table:style-name="ce3" office:value-type="date" office:date-value="1996-05-31" calcext:value-type="date">
            <text:p>31.05.1996</text:p>
          </table:table-cell>
          <table:table-cell office:value-type="float" office:value="1355700" calcext:value-type="float">
            <text:p>1355700</text:p>
          </table:table-cell>
          <table:table-cell office:value-type="float" office:value="1105.9" calcext:value-type="float">
            <text:p>1105,9</text:p>
          </table:table-cell>
          <table:table-cell office:value-type="float" office:value="71.515" calcext:value-type="float">
            <text:p>71,52</text:p>
          </table:table-cell>
          <table:table-cell office:value-type="float" office:value="78.818" calcext:value-type="float">
            <text:p>78,82</text:p>
          </table:table-cell>
          <table:table-cell table:style-name="ce2" office:value-type="float" office:value="7.374" calcext:value-type="float">
            <text:p>7,37</text:p>
          </table:table-cell>
          <table:table-cell table:style-name="ce2" office:value-type="float" office:value="7.48" calcext:value-type="float">
            <text:p>7,48</text:p>
          </table:table-cell>
        </table:table-row>
        <table:table-row table:style-name="ro3">
          <table:table-cell table:style-name="ce3" office:value-type="date" office:date-value="1996-06-28" calcext:value-type="date">
            <text:p>28.06.1996</text:p>
          </table:table-cell>
          <table:table-cell office:value-type="float" office:value="1395422" calcext:value-type="float">
            <text:p>1395422</text:p>
          </table:table-cell>
          <table:table-cell office:value-type="float" office:value="1115" calcext:value-type="float">
            <text:p>1115</text:p>
          </table:table-cell>
          <table:table-cell office:value-type="float" office:value="71.746" calcext:value-type="float">
            <text:p>71,75</text:p>
          </table:table-cell>
          <table:table-cell office:value-type="float" office:value="78.971" calcext:value-type="float">
            <text:p>78,97</text:p>
          </table:table-cell>
          <table:table-cell table:style-name="ce2" office:value-type="float" office:value="7.219" calcext:value-type="float">
            <text:p>7,22</text:p>
          </table:table-cell>
          <table:table-cell table:style-name="ce2" office:value-type="float" office:value="7.51" calcext:value-type="float">
            <text:p>7,51</text:p>
          </table:table-cell>
        </table:table-row>
        <table:table-row table:style-name="ro3">
          <table:table-cell table:style-name="ce3" office:value-type="date" office:date-value="1996-07-31" calcext:value-type="date">
            <text:p>31.07.1996</text:p>
          </table:table-cell>
          <table:table-cell office:value-type="float" office:value="1377764" calcext:value-type="float">
            <text:p>1377764</text:p>
          </table:table-cell>
          <table:table-cell office:value-type="float" office:value="1110.7" calcext:value-type="float">
            <text:p>1110,7</text:p>
          </table:table-cell>
          <table:table-cell office:value-type="float" office:value="71.978" calcext:value-type="float">
            <text:p>71,98</text:p>
          </table:table-cell>
          <table:table-cell office:value-type="float" office:value="79.125" calcext:value-type="float">
            <text:p>79,13</text:p>
          </table:table-cell>
          <table:table-cell table:style-name="ce2" office:value-type="float" office:value="7.293" calcext:value-type="float">
            <text:p>7,29</text:p>
          </table:table-cell>
          <table:table-cell table:style-name="ce2" office:value-type="float" office:value="7.39" calcext:value-type="float">
            <text:p>7,39</text:p>
          </table:table-cell>
        </table:table-row>
        <table:table-row table:style-name="ro3">
          <table:table-cell table:style-name="ce3" office:value-type="date" office:date-value="1996-08-30" calcext:value-type="date">
            <text:p>30.08.1996</text:p>
          </table:table-cell>
          <table:table-cell office:value-type="float" office:value="1364121" calcext:value-type="float">
            <text:p>1364121</text:p>
          </table:table-cell>
          <table:table-cell office:value-type="float" office:value="1097.7" calcext:value-type="float">
            <text:p>1097,7</text:p>
          </table:table-cell>
          <table:table-cell office:value-type="float" office:value="72.213" calcext:value-type="float">
            <text:p>72,21</text:p>
          </table:table-cell>
          <table:table-cell office:value-type="float" office:value="79.282" calcext:value-type="float">
            <text:p>79,28</text:p>
          </table:table-cell>
          <table:table-cell table:style-name="ce2" office:value-type="float" office:value="7.402" calcext:value-type="float">
            <text:p>7,4</text:p>
          </table:table-cell>
          <table:table-cell table:style-name="ce2" office:value-type="float" office:value="7.31" calcext:value-type="float">
            <text:p>7,31</text:p>
          </table:table-cell>
        </table:table-row>
        <table:table-row table:style-name="ro3">
          <table:table-cell table:style-name="ce3" office:value-type="date" office:date-value="1996-09-30" calcext:value-type="date">
            <text:p>30.09.1996</text:p>
          </table:table-cell>
          <table:table-cell office:value-type="float" office:value="1398051" calcext:value-type="float">
            <text:p>1398051</text:p>
          </table:table-cell>
          <table:table-cell office:value-type="float" office:value="1091.7" calcext:value-type="float">
            <text:p>1091,7</text:p>
          </table:table-cell>
          <table:table-cell office:value-type="float" office:value="72.449" calcext:value-type="float">
            <text:p>72,45</text:p>
          </table:table-cell>
          <table:table-cell office:value-type="float" office:value="79.44" calcext:value-type="float">
            <text:p>79,44</text:p>
          </table:table-cell>
          <table:table-cell table:style-name="ce2" office:value-type="float" office:value="7.172" calcext:value-type="float">
            <text:p>7,17</text:p>
          </table:table-cell>
          <table:table-cell table:style-name="ce2" office:value-type="float" office:value="7.13" calcext:value-type="float">
            <text:p>7,13</text:p>
          </table:table-cell>
        </table:table-row>
        <table:table-row table:style-name="ro3">
          <table:table-cell table:style-name="ce3" office:value-type="date" office:date-value="1996-10-31" calcext:value-type="date">
            <text:p>31.10.1996</text:p>
          </table:table-cell>
          <table:table-cell office:value-type="float" office:value="1394966" calcext:value-type="float">
            <text:p>1394966</text:p>
          </table:table-cell>
          <table:table-cell office:value-type="float" office:value="1078.4" calcext:value-type="float">
            <text:p>1078,4</text:p>
          </table:table-cell>
          <table:table-cell office:value-type="float" office:value="72.687" calcext:value-type="float">
            <text:p>72,69</text:p>
          </table:table-cell>
          <table:table-cell office:value-type="float" office:value="79.6" calcext:value-type="float">
            <text:p>79,6</text:p>
          </table:table-cell>
          <table:table-cell table:style-name="ce2" office:value-type="float" office:value="6.804" calcext:value-type="float">
            <text:p>6,8</text:p>
          </table:table-cell>
          <table:table-cell table:style-name="ce2" office:value-type="float" office:value="6.68" calcext:value-type="float">
            <text:p>6,68</text:p>
          </table:table-cell>
        </table:table-row>
        <table:table-row table:style-name="ro3">
          <table:table-cell table:style-name="ce3" office:value-type="date" office:date-value="1996-11-29" calcext:value-type="date">
            <text:p>29.11.1996</text:p>
          </table:table-cell>
          <table:table-cell office:value-type="float" office:value="1433207" calcext:value-type="float">
            <text:p>1433207</text:p>
          </table:table-cell>
          <table:table-cell office:value-type="float" office:value="1087.4" calcext:value-type="float">
            <text:p>1087,4</text:p>
          </table:table-cell>
          <table:table-cell office:value-type="float" office:value="72.927" calcext:value-type="float">
            <text:p>72,93</text:p>
          </table:table-cell>
          <table:table-cell office:value-type="float" office:value="79.762" calcext:value-type="float">
            <text:p>79,76</text:p>
          </table:table-cell>
          <table:table-cell table:style-name="ce2" office:value-type="float" office:value="6.46" calcext:value-type="float">
            <text:p>6,46</text:p>
          </table:table-cell>
          <table:table-cell table:style-name="ce2" office:value-type="float" office:value="6.43" calcext:value-type="float">
            <text:p>6,43</text:p>
          </table:table-cell>
        </table:table-row>
        <table:table-row table:style-name="ro3">
          <table:table-cell table:style-name="ce3" office:value-type="date" office:date-value="1996-12-31" calcext:value-type="date">
            <text:p>31.12.1996</text:p>
          </table:table-cell>
          <table:table-cell office:value-type="float" office:value="1528487" calcext:value-type="float">
            <text:p>1528487</text:p>
          </table:table-cell>
          <table:table-cell office:value-type="float" office:value="1105.8" calcext:value-type="float">
            <text:p>1105,8</text:p>
          </table:table-cell>
          <table:table-cell office:value-type="float" office:value="73.168" calcext:value-type="float">
            <text:p>73,17</text:p>
          </table:table-cell>
          <table:table-cell office:value-type="float" office:value="79.926" calcext:value-type="float">
            <text:p>79,93</text:p>
          </table:table-cell>
          <table:table-cell table:style-name="ce2" office:value-type="float" office:value="6.883" calcext:value-type="float">
            <text:p>6,88</text:p>
          </table:table-cell>
          <table:table-cell table:style-name="ce2" office:value-type="float" office:value="6.31" calcext:value-type="float">
            <text:p>6,31</text:p>
          </table:table-cell>
        </table:table-row>
        <table:table-row table:style-name="ro3">
          <table:table-cell table:style-name="ce3" office:value-type="date" office:date-value="1997-01-31" calcext:value-type="date">
            <text:p>31.01.1997</text:p>
          </table:table-cell>
          <table:table-cell office:value-type="float" office:value="1445663" calcext:value-type="float">
            <text:p>1445663</text:p>
          </table:table-cell>
          <table:table-cell office:value-type="float" office:value="1087.9" calcext:value-type="float">
            <text:p>1087,9</text:p>
          </table:table-cell>
          <table:table-cell office:value-type="float" office:value="73.41" calcext:value-type="float">
            <text:p>73,41</text:p>
          </table:table-cell>
          <table:table-cell office:value-type="float" office:value="80.091" calcext:value-type="float">
            <text:p>80,09</text:p>
          </table:table-cell>
          <table:table-cell table:style-name="ce2" office:value-type="float" office:value="6.951" calcext:value-type="float">
            <text:p>6,95</text:p>
          </table:table-cell>
          <table:table-cell table:style-name="ce2" office:value-type="float" office:value="6.23" calcext:value-type="float">
            <text:p>6,23</text:p>
          </table:table-cell>
        </table:table-row>
        <table:table-row table:style-name="ro3">
          <table:table-cell table:style-name="ce3" office:value-type="date" office:date-value="1997-02-28" calcext:value-type="date">
            <text:p>28.02.1997</text:p>
          </table:table-cell>
          <table:table-cell office:value-type="float" office:value="1440528" calcext:value-type="float">
            <text:p>1440528</text:p>
          </table:table-cell>
          <table:table-cell office:value-type="float" office:value="1066.8" calcext:value-type="float">
            <text:p>1066,8</text:p>
          </table:table-cell>
          <table:table-cell office:value-type="float" office:value="73.654" calcext:value-type="float">
            <text:p>73,65</text:p>
          </table:table-cell>
          <table:table-cell office:value-type="float" office:value="80.259" calcext:value-type="float">
            <text:p>80,26</text:p>
          </table:table-cell>
          <table:table-cell table:style-name="ce2" office:value-type="float" office:value="6.989" calcext:value-type="float">
            <text:p>6,99</text:p>
          </table:table-cell>
          <table:table-cell table:style-name="ce2" office:value-type="float" office:value="6.06" calcext:value-type="float">
            <text:p>6,06</text:p>
          </table:table-cell>
        </table:table-row>
        <table:table-row table:style-name="ro3">
          <table:table-cell table:style-name="ce3" office:value-type="date" office:date-value="1997-03-31" calcext:value-type="date">
            <text:p>31.03.1997</text:p>
          </table:table-cell>
          <table:table-cell office:value-type="float" office:value="1455677" calcext:value-type="float">
            <text:p>1455677</text:p>
          </table:table-cell>
          <table:table-cell office:value-type="float" office:value="1069.2" calcext:value-type="float">
            <text:p>1069,2</text:p>
          </table:table-cell>
          <table:table-cell office:value-type="float" office:value="73.899" calcext:value-type="float">
            <text:p>73,9</text:p>
          </table:table-cell>
          <table:table-cell office:value-type="float" office:value="80.428" calcext:value-type="float">
            <text:p>80,43</text:p>
          </table:table-cell>
          <table:table-cell table:style-name="ce2" office:value-type="float" office:value="7.367" calcext:value-type="float">
            <text:p>7,37</text:p>
          </table:table-cell>
          <table:table-cell table:style-name="ce2" office:value-type="float" office:value="6.32" calcext:value-type="float">
            <text:p>6,32</text:p>
          </table:table-cell>
        </table:table-row>
        <table:table-row table:style-name="ro3">
          <table:table-cell table:style-name="ce3" office:value-type="date" office:date-value="1997-04-30" calcext:value-type="date">
            <text:p>30.04.1997</text:p>
          </table:table-cell>
          <table:table-cell office:value-type="float" office:value="1455824" calcext:value-type="float">
            <text:p>1455824</text:p>
          </table:table-cell>
          <table:table-cell office:value-type="float" office:value="1074.5" calcext:value-type="float">
            <text:p>1074,5</text:p>
          </table:table-cell>
          <table:table-cell office:value-type="float" office:value="74.145" calcext:value-type="float">
            <text:p>74,15</text:p>
          </table:table-cell>
          <table:table-cell office:value-type="float" office:value="80.599" calcext:value-type="float">
            <text:p>80,6</text:p>
          </table:table-cell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6.39" calcext:value-type="float">
            <text:p>6,39</text:p>
          </table:table-cell>
        </table:table-row>
        <table:table-row table:style-name="ro3">
          <table:table-cell table:style-name="ce3" office:value-type="date" office:date-value="1997-05-30" calcext:value-type="date">
            <text:p>30.05.1997</text:p>
          </table:table-cell>
          <table:table-cell office:value-type="float" office:value="1476228" calcext:value-type="float">
            <text:p>1476228</text:p>
          </table:table-cell>
          <table:table-cell office:value-type="float" office:value="1054.7" calcext:value-type="float">
            <text:p>1054,7</text:p>
          </table:table-cell>
          <table:table-cell office:value-type="float" office:value="74.393" calcext:value-type="float">
            <text:p>74,39</text:p>
          </table:table-cell>
          <table:table-cell office:value-type="float" office:value="80.771" calcext:value-type="float">
            <text:p>80,77</text:p>
          </table:table-cell>
          <table:table-cell table:style-name="ce2" office:value-type="float" office:value="7.11" calcext:value-type="float">
            <text:p>7,11</text:p>
          </table:table-cell>
          <table:table-cell table:style-name="ce2" office:value-type="float" office:value="6.18" calcext:value-type="float">
            <text:p>6,18</text:p>
          </table:table-cell>
        </table:table-row>
        <table:table-row table:style-name="ro3">
          <table:table-cell table:style-name="ce3" office:value-type="date" office:date-value="1997-06-30" calcext:value-type="date">
            <text:p>30.06.1997</text:p>
          </table:table-cell>
          <table:table-cell office:value-type="float" office:value="1524569" calcext:value-type="float">
            <text:p>1524569</text:p>
          </table:table-cell>
          <table:table-cell office:value-type="float" office:value="1064.8" calcext:value-type="float">
            <text:p>1064,8</text:p>
          </table:table-cell>
          <table:table-cell office:value-type="float" office:value="74.641" calcext:value-type="float">
            <text:p>74,64</text:p>
          </table:table-cell>
          <table:table-cell office:value-type="float" office:value="80.946" calcext:value-type="float">
            <text:p>80,95</text:p>
          </table:table-cell>
          <table:table-cell table:style-name="ce2" office:value-type="float" office:value="6.986" calcext:value-type="float">
            <text:p>6,99</text:p>
          </table:table-cell>
          <table:table-cell table:style-name="ce2" office:value-type="float" office:value="6.09" calcext:value-type="float">
            <text:p>6,09</text:p>
          </table:table-cell>
        </table:table-row>
        <table:table-row table:style-name="ro3">
          <table:table-cell table:style-name="ce3" office:value-type="date" office:date-value="1997-07-31" calcext:value-type="date">
            <text:p>31.07.1997</text:p>
          </table:table-cell>
          <table:table-cell office:value-type="float" office:value="1513630" calcext:value-type="float">
            <text:p>1513630</text:p>
          </table:table-cell>
          <table:table-cell office:value-type="float" office:value="1065.8" calcext:value-type="float">
            <text:p>1065,8</text:p>
          </table:table-cell>
          <table:table-cell office:value-type="float" office:value="74.89" calcext:value-type="float">
            <text:p>74,89</text:p>
          </table:table-cell>
          <table:table-cell office:value-type="float" office:value="81.122" calcext:value-type="float">
            <text:p>81,12</text:p>
          </table:table-cell>
          <table:table-cell table:style-name="ce2" office:value-type="float" office:value="6.493" calcext:value-type="float">
            <text:p>6,49</text:p>
          </table:table-cell>
          <table:table-cell table:style-name="ce2" office:value-type="float" office:value="5.83" calcext:value-type="float">
            <text:p>5,83</text:p>
          </table:table-cell>
        </table:table-row>
        <table:table-row table:style-name="ro3">
          <table:table-cell table:style-name="ce3" office:value-type="date" office:date-value="1997-08-29" calcext:value-type="date">
            <text:p>29.08.1997</text:p>
          </table:table-cell>
          <table:table-cell office:value-type="float" office:value="1497684" calcext:value-type="float">
            <text:p>1497684</text:p>
          </table:table-cell>
          <table:table-cell office:value-type="float" office:value="1069.1" calcext:value-type="float">
            <text:p>1069,1</text:p>
          </table:table-cell>
          <table:table-cell office:value-type="float" office:value="75.14" calcext:value-type="float">
            <text:p>75,14</text:p>
          </table:table-cell>
          <table:table-cell office:value-type="float" office:value="81.299" calcext:value-type="float">
            <text:p>81,3</text:p>
          </table:table-cell>
          <table:table-cell table:style-name="ce2" office:value-type="float" office:value="6.84" calcext:value-type="float">
            <text:p>6,84</text:p>
          </table:table-cell>
          <table:table-cell table:style-name="ce2" office:value-type="float" office:value="5.94" calcext:value-type="float">
            <text:p>5,94</text:p>
          </table:table-cell>
        </table:table-row>
        <table:table-row table:style-name="ro3">
          <table:table-cell table:style-name="ce3" office:value-type="date" office:date-value="1997-09-30" calcext:value-type="date">
            <text:p>30.09.1997</text:p>
          </table:table-cell>
          <table:table-cell office:value-type="float" office:value="1522876" calcext:value-type="float">
            <text:p>1522876</text:p>
          </table:table-cell>
          <table:table-cell office:value-type="float" office:value="1059.5" calcext:value-type="float">
            <text:p>1059,5</text:p>
          </table:table-cell>
          <table:table-cell office:value-type="float" office:value="75.391" calcext:value-type="float">
            <text:p>75,39</text:p>
          </table:table-cell>
          <table:table-cell office:value-type="float" office:value="81.478" calcext:value-type="float">
            <text:p>81,48</text:p>
          </table:table-cell>
          <table:table-cell table:style-name="ce2" office:value-type="float" office:value="6.618" calcext:value-type="float">
            <text:p>6,62</text:p>
          </table:table-cell>
          <table:table-cell table:style-name="ce2" office:value-type="float" office:value="5.66" calcext:value-type="float">
            <text:p>5,66</text:p>
          </table:table-cell>
        </table:table-row>
        <table:table-row table:style-name="ro3">
          <table:table-cell table:style-name="ce3" office:value-type="date" office:date-value="1997-10-31" calcext:value-type="date">
            <text:p>31.10.1997</text:p>
          </table:table-cell>
          <table:table-cell office:value-type="float" office:value="1525532" calcext:value-type="float">
            <text:p>1525532</text:p>
          </table:table-cell>
          <table:table-cell office:value-type="float" office:value="1057.6" calcext:value-type="float">
            <text:p>1057,6</text:p>
          </table:table-cell>
          <table:table-cell office:value-type="float" office:value="75.643" calcext:value-type="float">
            <text:p>75,64</text:p>
          </table:table-cell>
          <table:table-cell office:value-type="float" office:value="81.658" calcext:value-type="float">
            <text:p>81,66</text:p>
          </table:table-cell>
          <table:table-cell table:style-name="ce2" office:value-type="float" office:value="6.427" calcext:value-type="float">
            <text:p>6,43</text:p>
          </table:table-cell>
          <table:table-cell table:style-name="ce2" office:value-type="float" office:value="5.75" calcext:value-type="float">
            <text:p>5,75</text:p>
          </table:table-cell>
        </table:table-row>
        <table:table-row table:style-name="ro3">
          <table:table-cell table:style-name="ce3" office:value-type="date" office:date-value="1997-11-28" calcext:value-type="date">
            <text:p>28.11.1997</text:p>
          </table:table-cell>
          <table:table-cell office:value-type="float" office:value="1560332" calcext:value-type="float">
            <text:p>1560332</text:p>
          </table:table-cell>
          <table:table-cell office:value-type="float" office:value="1074.1" calcext:value-type="float">
            <text:p>1074,1</text:p>
          </table:table-cell>
          <table:table-cell office:value-type="float" office:value="75.895" calcext:value-type="float">
            <text:p>75,9</text:p>
          </table:table-cell>
          <table:table-cell office:value-type="float" office:value="81.839" calcext:value-type="float">
            <text:p>81,84</text:p>
          </table:table-cell>
          <table:table-cell table:style-name="ce2" office:value-type="float" office:value="6.342" calcext:value-type="float">
            <text:p>6,34</text:p>
          </table:table-cell>
          <table:table-cell table:style-name="ce2" office:value-type="float" office:value="5.59" calcext:value-type="float">
            <text:p>5,59</text:p>
          </table:table-cell>
        </table:table-row>
        <table:table-row table:style-name="ro3">
          <table:table-cell table:style-name="ce3" office:value-type="date" office:date-value="1997-12-31" calcext:value-type="date">
            <text:p>31.12.1997</text:p>
          </table:table-cell>
          <table:table-cell office:value-type="float" office:value="1626864" calcext:value-type="float">
            <text:p>1626864</text:p>
          </table:table-cell>
          <table:table-cell office:value-type="float" office:value="1097.5" calcext:value-type="float">
            <text:p>1097,5</text:p>
          </table:table-cell>
          <table:table-cell office:value-type="float" office:value="76.148" calcext:value-type="float">
            <text:p>76,15</text:p>
          </table:table-cell>
          <table:table-cell office:value-type="float" office:value="82.022" calcext:value-type="float">
            <text:p>82,02</text:p>
          </table:table-cell>
          <table:table-cell table:style-name="ce2" office:value-type="float" office:value="6.274" calcext:value-type="float">
            <text:p>6,27</text:p>
          </table:table-cell>
          <table:table-cell table:style-name="ce2" office:value-type="float" office:value="5.46" calcext:value-type="float">
            <text:p>5,46</text:p>
          </table:table-cell>
        </table:table-row>
        <table:table-row table:style-name="ro3">
          <table:table-cell table:style-name="ce3" office:value-type="date" office:date-value="1998-01-30" calcext:value-type="date">
            <text:p>30.01.1998</text:p>
          </table:table-cell>
          <table:table-cell office:value-type="float" office:value="1567225" calcext:value-type="float">
            <text:p>1567225</text:p>
          </table:table-cell>
          <table:table-cell office:value-type="float" office:value="1080.2" calcext:value-type="float">
            <text:p>1080,2</text:p>
          </table:table-cell>
          <table:table-cell office:value-type="float" office:value="76.4" calcext:value-type="float">
            <text:p>76,4</text:p>
          </table:table-cell>
          <table:table-cell office:value-type="float" office:value="82.206" calcext:value-type="float">
            <text:p>82,21</text:p>
          </table:table-cell>
          <table:table-cell table:style-name="ce2" office:value-type="float" office:value="6.045" calcext:value-type="float">
            <text:p>6,05</text:p>
          </table:table-cell>
          <table:table-cell table:style-name="ce2" office:value-type="float" office:value="5.22" calcext:value-type="float">
            <text:p>5,22</text:p>
          </table:table-cell>
        </table:table-row>
        <table:table-row table:style-name="ro3">
          <table:table-cell table:style-name="ce3" office:value-type="date" office:date-value="1998-02-27" calcext:value-type="date">
            <text:p>27.02.1998</text:p>
          </table:table-cell>
          <table:table-cell office:value-type="float" office:value="1569376" calcext:value-type="float">
            <text:p>1569376</text:p>
          </table:table-cell>
          <table:table-cell office:value-type="float" office:value="1066.2" calcext:value-type="float">
            <text:p>1066,2</text:p>
          </table:table-cell>
          <table:table-cell office:value-type="float" office:value="76.654" calcext:value-type="float">
            <text:p>76,65</text:p>
          </table:table-cell>
          <table:table-cell office:value-type="float" office:value="82.391" calcext:value-type="float">
            <text:p>82,39</text:p>
          </table:table-cell>
          <table:table-cell table:style-name="ce2" office:value-type="float" office:value="6.158" calcext:value-type="float">
            <text:p>6,16</text:p>
          </table:table-cell>
          <table:table-cell table:style-name="ce2" office:value-type="float" office:value="5.12" calcext:value-type="float">
            <text:p>5,12</text:p>
          </table:table-cell>
        </table:table-row>
        <table:table-row table:style-name="ro3">
          <table:table-cell table:style-name="ce3" office:value-type="date" office:date-value="1998-03-31" calcext:value-type="date">
            <text:p>31.03.1998</text:p>
          </table:table-cell>
          <table:table-cell office:value-type="float" office:value="1599617" calcext:value-type="float">
            <text:p>1599617</text:p>
          </table:table-cell>
          <table:table-cell office:value-type="float" office:value="1075.9" calcext:value-type="float">
            <text:p>1075,9</text:p>
          </table:table-cell>
          <table:table-cell office:value-type="float" office:value="76.907" calcext:value-type="float">
            <text:p>76,91</text:p>
          </table:table-cell>
          <table:table-cell office:value-type="float" office:value="82.577" calcext:value-type="float">
            <text:p>82,58</text:p>
          </table:table-cell>
          <table:table-cell table:style-name="ce2" office:value-type="float" office:value="6.207" calcext:value-type="float">
            <text:p>6,21</text:p>
          </table:table-cell>
          <table:table-cell table:style-name="ce2" office:value-type="float" office:value="5.01" calcext:value-type="float">
            <text:p>5,01</text:p>
          </table:table-cell>
        </table:table-row>
        <table:table-row table:style-name="ro3">
          <table:table-cell table:style-name="ce3" office:value-type="date" office:date-value="1998-04-30" calcext:value-type="date">
            <text:p>30.04.1998</text:p>
          </table:table-cell>
          <table:table-cell office:value-type="float" office:value="1615279" calcext:value-type="float">
            <text:p>1615279</text:p>
          </table:table-cell>
          <table:table-cell office:value-type="float" office:value="1087.7" calcext:value-type="float">
            <text:p>1087,7</text:p>
          </table:table-cell>
          <table:table-cell office:value-type="float" office:value="77.16" calcext:value-type="float">
            <text:p>77,16</text:p>
          </table:table-cell>
          <table:table-cell office:value-type="float" office:value="82.764" calcext:value-type="float">
            <text:p>82,76</text:p>
          </table:table-cell>
          <table:table-cell table:style-name="ce2" office:value-type="float" office:value="6.189" calcext:value-type="float">
            <text:p>6,19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date" office:date-value="1998-05-29" calcext:value-type="date">
            <text:p>29.05.1998</text:p>
          </table:table-cell>
          <table:table-cell office:value-type="float" office:value="1638215" calcext:value-type="float">
            <text:p>1638215</text:p>
          </table:table-cell>
          <table:table-cell office:value-type="float" office:value="1070.8" calcext:value-type="float">
            <text:p>1070,8</text:p>
          </table:table-cell>
          <table:table-cell office:value-type="float" office:value="77.414" calcext:value-type="float">
            <text:p>77,41</text:p>
          </table:table-cell>
          <table:table-cell office:value-type="float" office:value="82.953" calcext:value-type="float">
            <text:p>82,95</text:p>
          </table:table-cell>
          <table:table-cell table:style-name="ce2" office:value-type="float" office:value="6.113" calcext:value-type="float">
            <text:p>6,11</text:p>
          </table:table-cell>
          <table:table-cell table:style-name="ce2" office:value-type="float" office:value="5.06" calcext:value-type="float">
            <text:p>5,06</text:p>
          </table:table-cell>
        </table:table-row>
        <table:table-row table:style-name="ro3">
          <table:table-cell table:style-name="ce3" office:value-type="date" office:date-value="1998-06-30" calcext:value-type="date">
            <text:p>30.06.1998</text:p>
          </table:table-cell>
          <table:table-cell office:value-type="float" office:value="1686330" calcext:value-type="float">
            <text:p>1686330</text:p>
          </table:table-cell>
          <table:table-cell office:value-type="float" office:value="1075.2" calcext:value-type="float">
            <text:p>1075,2</text:p>
          </table:table-cell>
          <table:table-cell office:value-type="float" office:value="77.667" calcext:value-type="float">
            <text:p>77,67</text:p>
          </table:table-cell>
          <table:table-cell office:value-type="float" office:value="83.142" calcext:value-type="float">
            <text:p>83,14</text:p>
          </table:table-cell>
          <table:table-cell table:style-name="ce2" office:value-type="float" office:value="6.025" calcext:value-type="float">
            <text:p>6,03</text:p>
          </table:table-cell>
          <table:table-cell table:style-name="ce2" office:value-type="float" office:value="4.91" calcext:value-type="float">
            <text:p>4,91</text:p>
          </table:table-cell>
        </table:table-row>
        <table:table-row table:style-name="ro3">
          <table:table-cell table:style-name="ce3" office:value-type="date" office:date-value="1998-07-31" calcext:value-type="date">
            <text:p>31.07.1998</text:p>
          </table:table-cell>
          <table:table-cell office:value-type="float" office:value="1648020" calcext:value-type="float">
            <text:p>1648020</text:p>
          </table:table-cell>
          <table:table-cell office:value-type="float" office:value="1074.2" calcext:value-type="float">
            <text:p>1074,2</text:p>
          </table:table-cell>
          <table:table-cell office:value-type="float" office:value="77.92" calcext:value-type="float">
            <text:p>77,92</text:p>
          </table:table-cell>
          <table:table-cell office:value-type="float" office:value="83.332" calcext:value-type="float">
            <text:p>83,33</text:p>
          </table:table-cell>
          <table:table-cell table:style-name="ce2" office:value-type="float" office:value="6.079" calcext:value-type="float">
            <text:p>6,08</text:p>
          </table:table-cell>
          <table:table-cell table:style-name="ce2" office:value-type="float" office:value="4.82" calcext:value-type="float">
            <text:p>4,82</text:p>
          </table:table-cell>
        </table:table-row>
        <table:table-row table:style-name="ro3">
          <table:table-cell table:style-name="ce3" office:value-type="date" office:date-value="1998-08-31" calcext:value-type="date">
            <text:p>31.08.1998</text:p>
          </table:table-cell>
          <table:table-cell office:value-type="float" office:value="1635112" calcext:value-type="float">
            <text:p>1635112</text:p>
          </table:table-cell>
          <table:table-cell office:value-type="float" office:value="1069.3" calcext:value-type="float">
            <text:p>1069,3</text:p>
          </table:table-cell>
          <table:table-cell office:value-type="float" office:value="78.173" calcext:value-type="float">
            <text:p>78,17</text:p>
          </table:table-cell>
          <table:table-cell office:value-type="float" office:value="83.522" calcext:value-type="float">
            <text:p>83,52</text:p>
          </table:table-cell>
          <table:table-cell table:style-name="ce2" office:value-type="float" office:value="5.991" calcext:value-type="float">
            <text:p>5,99</text:p>
          </table:table-cell>
          <table:table-cell table:style-name="ce2" office:value-type="float" office:value="4.59" calcext:value-type="float">
            <text:p>4,59</text:p>
          </table:table-cell>
        </table:table-row>
        <table:table-row table:style-name="ro3">
          <table:table-cell table:style-name="ce3" office:value-type="date" office:date-value="1998-09-30" calcext:value-type="date">
            <text:p>30.09.1998</text:p>
          </table:table-cell>
          <table:table-cell office:value-type="float" office:value="1657140" calcext:value-type="float">
            <text:p>1657140</text:p>
          </table:table-cell>
          <table:table-cell office:value-type="float" office:value="1070.6" calcext:value-type="float">
            <text:p>1070,6</text:p>
          </table:table-cell>
          <table:table-cell office:value-type="float" office:value="78.425" calcext:value-type="float">
            <text:p>78,43</text:p>
          </table:table-cell>
          <table:table-cell office:value-type="float" office:value="83.714" calcext:value-type="float">
            <text:p>83,71</text:p>
          </table:table-cell>
          <table:table-cell table:style-name="ce2" office:value-type="float" office:value="5.305" calcext:value-type="float">
            <text:p>5,31</text:p>
          </table:table-cell>
          <table:table-cell table:style-name="ce2" office:value-type="float" office:value="4.27" calcext:value-type="float">
            <text:p>4,27</text:p>
          </table:table-cell>
        </table:table-row>
        <table:table-row table:style-name="ro3">
          <table:table-cell table:style-name="ce3" office:value-type="date" office:date-value="1998-10-30" calcext:value-type="date">
            <text:p>30.10.1998</text:p>
          </table:table-cell>
          <table:table-cell office:value-type="float" office:value="1660077" calcext:value-type="float">
            <text:p>1660077</text:p>
          </table:table-cell>
          <table:table-cell office:value-type="float" office:value="1077.4" calcext:value-type="float">
            <text:p>1077,4</text:p>
          </table:table-cell>
          <table:table-cell office:value-type="float" office:value="78.676" calcext:value-type="float">
            <text:p>78,68</text:p>
          </table:table-cell>
          <table:table-cell office:value-type="float" office:value="83.906" calcext:value-type="float">
            <text:p>83,91</text:p>
          </table:table-cell>
          <table:table-cell table:style-name="ce2" office:value-type="float" office:value="5.479" calcext:value-type="float">
            <text:p>5,48</text:p>
          </table:table-cell>
          <table:table-cell table:style-name="ce2" office:value-type="float" office:value="4.25" calcext:value-type="float">
            <text:p>4,25</text:p>
          </table:table-cell>
        </table:table-row>
        <table:table-row table:style-name="ro3">
          <table:table-cell table:style-name="ce3" office:value-type="date" office:date-value="1998-11-30" calcext:value-type="date">
            <text:p>30.11.1998</text:p>
          </table:table-cell>
          <table:table-cell office:value-type="float" office:value="1709659" calcext:value-type="float">
            <text:p>1709659</text:p>
          </table:table-cell>
          <table:table-cell office:value-type="float" office:value="1098" calcext:value-type="float">
            <text:p>1098</text:p>
          </table:table-cell>
          <table:table-cell office:value-type="float" office:value="78.927" calcext:value-type="float">
            <text:p>78,93</text:p>
          </table:table-cell>
          <table:table-cell office:value-type="float" office:value="84.098" calcext:value-type="float">
            <text:p>84,1</text:p>
          </table:table-cell>
          <table:table-cell table:style-name="ce2" office:value-type="float" office:value="5.594" calcext:value-type="float">
            <text:p>5,59</text:p>
          </table:table-cell>
          <table:table-cell table:style-name="ce2" office:value-type="float" office:value="4.24" calcext:value-type="float">
            <text:p>4,24</text:p>
          </table:table-cell>
        </table:table-row>
        <table:table-row table:style-name="ro3">
          <table:table-cell table:style-name="ce3" office:value-type="date" office:date-value="1998-12-31" calcext:value-type="date">
            <text:p>31.12.1998</text:p>
          </table:table-cell>
          <table:table-cell office:value-type="float" office:value="1785398" calcext:value-type="float">
            <text:p>1785398</text:p>
          </table:table-cell>
          <table:table-cell office:value-type="float" office:value="1121.2" calcext:value-type="float">
            <text:p>1121,2</text:p>
          </table:table-cell>
          <table:table-cell office:value-type="float" office:value="79.177" calcext:value-type="float">
            <text:p>79,18</text:p>
          </table:table-cell>
          <table:table-cell office:value-type="float" office:value="84.291" calcext:value-type="float">
            <text:p>84,29</text:p>
          </table:table-cell>
          <table:table-cell table:style-name="ce2" office:value-type="float" office:value="5.52" calcext:value-type="float">
            <text:p>5,52</text:p>
          </table:table-cell>
          <table:table-cell table:style-name="ce2" office:value-type="float" office:value="3.95" calcext:value-type="float">
            <text:p>3,95</text:p>
          </table:table-cell>
        </table:table-row>
        <table:table-row table:style-name="ro3">
          <table:table-cell table:style-name="ce3" office:value-type="date" office:date-value="1999-01-29" calcext:value-type="date">
            <text:p>29.01.1999</text:p>
          </table:table-cell>
          <table:table-cell office:value-type="float" office:value="1805976" calcext:value-type="float">
            <text:p>1805976</text:p>
          </table:table-cell>
          <table:table-cell office:value-type="float" office:value="1103.9" calcext:value-type="float">
            <text:p>1103,9</text:p>
          </table:table-cell>
          <table:table-cell office:value-type="float" office:value="79.426" calcext:value-type="float">
            <text:p>79,43</text:p>
          </table:table-cell>
          <table:table-cell office:value-type="float" office:value="84.484" calcext:value-type="float">
            <text:p>84,48</text:p>
          </table:table-cell>
          <table:table-cell table:style-name="ce2" office:value-type="float" office:value="5.489" calcext:value-type="float">
            <text:p>5,49</text:p>
          </table:table-cell>
          <table:table-cell table:style-name="ce2" office:value-type="float" office:value="3.822" calcext:value-type="float">
            <text:p>3,82</text:p>
          </table:table-cell>
        </table:table-row>
        <table:table-row table:style-name="ro3">
          <table:table-cell table:style-name="ce3" office:value-type="date" office:date-value="1999-02-26" calcext:value-type="date">
            <text:p>26.02.1999</text:p>
          </table:table-cell>
          <table:table-cell office:value-type="float" office:value="1775685" calcext:value-type="float">
            <text:p>1775685</text:p>
          </table:table-cell>
          <table:table-cell office:value-type="float" office:value="1085.2" calcext:value-type="float">
            <text:p>1085,2</text:p>
          </table:table-cell>
          <table:table-cell office:value-type="float" office:value="79.674" calcext:value-type="float">
            <text:p>79,67</text:p>
          </table:table-cell>
          <table:table-cell office:value-type="float" office:value="84.678" calcext:value-type="float">
            <text:p>84,68</text:p>
          </table:table-cell>
          <table:table-cell table:style-name="ce2" office:value-type="float" office:value="6.19" calcext:value-type="float">
            <text:p>6,19</text:p>
          </table:table-cell>
          <table:table-cell table:style-name="ce2" office:value-type="float" office:value="3.9742" calcext:value-type="float">
            <text:p>3,97</text:p>
          </table:table-cell>
        </table:table-row>
        <table:table-row table:style-name="ro3">
          <table:table-cell table:style-name="ce3" office:value-type="date" office:date-value="1999-03-31" calcext:value-type="date">
            <text:p>31.03.1999</text:p>
          </table:table-cell>
          <table:table-cell office:value-type="float" office:value="1796445" calcext:value-type="float">
            <text:p>1796445</text:p>
          </table:table-cell>
          <table:table-cell office:value-type="float" office:value="1097.5" calcext:value-type="float">
            <text:p>1097,5</text:p>
          </table:table-cell>
          <table:table-cell office:value-type="float" office:value="79.921" calcext:value-type="float">
            <text:p>79,92</text:p>
          </table:table-cell>
          <table:table-cell office:value-type="float" office:value="84.872" calcext:value-type="float">
            <text:p>84,87</text:p>
          </table:table-cell>
          <table:table-cell table:style-name="ce2" office:value-type="float" office:value="6.138" calcext:value-type="float">
            <text:p>6,14</text:p>
          </table:table-cell>
          <table:table-cell table:style-name="ce2" office:value-type="float" office:value="4.181" calcext:value-type="float">
            <text:p>4,18</text:p>
          </table:table-cell>
        </table:table-row>
        <table:table-row table:style-name="ro3">
          <table:table-cell table:style-name="ce3" office:value-type="date" office:date-value="1999-04-30" calcext:value-type="date">
            <text:p>30.04.1999</text:p>
          </table:table-cell>
          <table:table-cell office:value-type="float" office:value="1811021" calcext:value-type="float">
            <text:p>1811021</text:p>
          </table:table-cell>
          <table:table-cell office:value-type="float" office:value="1113.6" calcext:value-type="float">
            <text:p>1113,6</text:p>
          </table:table-cell>
          <table:table-cell office:value-type="float" office:value="80.167" calcext:value-type="float">
            <text:p>80,17</text:p>
          </table:table-cell>
          <table:table-cell office:value-type="float" office:value="85.066" calcext:value-type="float">
            <text:p>85,07</text:p>
          </table:table-cell>
          <table:table-cell table:style-name="ce2" office:value-type="float" office:value="6.119" calcext:value-type="float">
            <text:p>6,12</text:p>
          </table:table-cell>
          <table:table-cell table:style-name="ce2" office:value-type="float" office:value="4.0407" calcext:value-type="float">
            <text:p>4,04</text:p>
          </table:table-cell>
        </table:table-row>
        <table:table-row table:style-name="ro3">
          <table:table-cell table:style-name="ce3" office:value-type="date" office:date-value="1999-05-31" calcext:value-type="date">
            <text:p>31.05.1999</text:p>
          </table:table-cell>
          <table:table-cell office:value-type="float" office:value="1843509" calcext:value-type="float">
            <text:p>1843509</text:p>
          </table:table-cell>
          <table:table-cell office:value-type="float" office:value="1096.4" calcext:value-type="float">
            <text:p>1096,4</text:p>
          </table:table-cell>
          <table:table-cell office:value-type="float" office:value="80.411" calcext:value-type="float">
            <text:p>80,41</text:p>
          </table:table-cell>
          <table:table-cell office:value-type="float" office:value="85.26" calcext:value-type="float">
            <text:p>85,26</text:p>
          </table:table-cell>
          <table:table-cell table:style-name="ce2" office:value-type="float" office:value="6.659" calcext:value-type="float">
            <text:p>6,66</text:p>
          </table:table-cell>
          <table:table-cell table:style-name="ce2" office:value-type="float" office:value="4.2049" calcext:value-type="float">
            <text:p>4,2</text:p>
          </table:table-cell>
        </table:table-row>
        <table:table-row table:style-name="ro3">
          <table:table-cell table:style-name="ce3" office:value-type="date" office:date-value="1999-06-30" calcext:value-type="date">
            <text:p>30.06.1999</text:p>
          </table:table-cell>
          <table:table-cell office:value-type="float" office:value="1886693" calcext:value-type="float">
            <text:p>1886693</text:p>
          </table:table-cell>
          <table:table-cell office:value-type="float" office:value="1098.2" calcext:value-type="float">
            <text:p>1098,2</text:p>
          </table:table-cell>
          <table:table-cell office:value-type="float" office:value="80.654" calcext:value-type="float">
            <text:p>80,65</text:p>
          </table:table-cell>
          <table:table-cell office:value-type="float" office:value="85.454" calcext:value-type="float">
            <text:p>85,45</text:p>
          </table:table-cell>
          <table:table-cell table:style-name="ce2" office:value-type="float" office:value="6.817" calcext:value-type="float">
            <text:p>6,82</text:p>
          </table:table-cell>
          <table:table-cell table:style-name="ce2" office:value-type="float" office:value="4.5267" calcext:value-type="float">
            <text:p>4,53</text:p>
          </table:table-cell>
        </table:table-row>
        <table:table-row table:style-name="ro3">
          <table:table-cell table:style-name="ce3" office:value-type="date" office:date-value="1999-07-30" calcext:value-type="date">
            <text:p>30.07.1999</text:p>
          </table:table-cell>
          <table:table-cell office:value-type="float" office:value="1885415" calcext:value-type="float">
            <text:p>1885415</text:p>
          </table:table-cell>
          <table:table-cell office:value-type="float" office:value="1097.2" calcext:value-type="float">
            <text:p>1097,2</text:p>
          </table:table-cell>
          <table:table-cell office:value-type="float" office:value="80.895" calcext:value-type="float">
            <text:p>80,9</text:p>
          </table:table-cell>
          <table:table-cell office:value-type="float" office:value="85.647" calcext:value-type="float">
            <text:p>85,65</text:p>
          </table:table-cell>
          <table:table-cell table:style-name="ce2" office:value-type="float" office:value="7.029" calcext:value-type="float">
            <text:p>7,03</text:p>
          </table:table-cell>
          <table:table-cell table:style-name="ce2" office:value-type="float" office:value="4.8562" calcext:value-type="float">
            <text:p>4,86</text:p>
          </table:table-cell>
        </table:table-row>
        <table:table-row table:style-name="ro3">
          <table:table-cell table:style-name="ce3" office:value-type="date" office:date-value="1999-08-31" calcext:value-type="date">
            <text:p>31.08.1999</text:p>
          </table:table-cell>
          <table:table-cell office:value-type="float" office:value="1850990" calcext:value-type="float">
            <text:p>1850990</text:p>
          </table:table-cell>
          <table:table-cell office:value-type="float" office:value="1092.8" calcext:value-type="float">
            <text:p>1092,8</text:p>
          </table:table-cell>
          <table:table-cell office:value-type="float" office:value="81.135" calcext:value-type="float">
            <text:p>81,14</text:p>
          </table:table-cell>
          <table:table-cell office:value-type="float" office:value="85.841" calcext:value-type="float">
            <text:p>85,84</text:p>
          </table:table-cell>
          <table:table-cell table:style-name="ce2" office:value-type="float" office:value="7.129" calcext:value-type="float">
            <text:p>7,13</text:p>
          </table:table-cell>
          <table:table-cell table:style-name="ce2" office:value-type="float" office:value="5.0606" calcext:value-type="float">
            <text:p>5,06</text:p>
          </table:table-cell>
        </table:table-row>
        <table:table-row table:style-name="ro3">
          <table:table-cell table:style-name="ce3" office:value-type="date" office:date-value="1999-09-30" calcext:value-type="date">
            <text:p>30.09.1999</text:p>
          </table:table-cell>
          <table:table-cell office:value-type="float" office:value="1876545" calcext:value-type="float">
            <text:p>1876545</text:p>
          </table:table-cell>
          <table:table-cell office:value-type="float" office:value="1086.2" calcext:value-type="float">
            <text:p>1086,2</text:p>
          </table:table-cell>
          <table:table-cell office:value-type="float" office:value="81.374" calcext:value-type="float">
            <text:p>81,37</text:p>
          </table:table-cell>
          <table:table-cell office:value-type="float" office:value="86.033" calcext:value-type="float">
            <text:p>86,03</text:p>
          </table:table-cell>
          <table:table-cell table:style-name="ce2" office:value-type="float" office:value="7.105" calcext:value-type="float">
            <text:p>7,11</text:p>
          </table:table-cell>
          <table:table-cell table:style-name="ce2" office:value-type="float" office:value="5.2353" calcext:value-type="float">
            <text:p>5,24</text:p>
          </table:table-cell>
        </table:table-row>
        <table:table-row table:style-name="ro3">
          <table:table-cell table:style-name="ce3" office:value-type="date" office:date-value="1999-10-29" calcext:value-type="date">
            <text:p>29.10.1999</text:p>
          </table:table-cell>
          <table:table-cell office:value-type="float" office:value="1882966" calcext:value-type="float">
            <text:p>1882966</text:p>
          </table:table-cell>
          <table:table-cell office:value-type="float" office:value="1095.1" calcext:value-type="float">
            <text:p>1095,1</text:p>
          </table:table-cell>
          <table:table-cell office:value-type="float" office:value="81.61" calcext:value-type="float">
            <text:p>81,61</text:p>
          </table:table-cell>
          <table:table-cell office:value-type="float" office:value="86.226" calcext:value-type="float">
            <text:p>86,23</text:p>
          </table:table-cell>
          <table:table-cell table:style-name="ce2" office:value-type="float" office:value="7.119" calcext:value-type="float">
            <text:p>7,12</text:p>
          </table:table-cell>
          <table:table-cell table:style-name="ce2" office:value-type="float" office:value="5.4716" calcext:value-type="float">
            <text:p>5,47</text:p>
          </table:table-cell>
        </table:table-row>
        <table:table-row table:style-name="ro3">
          <table:table-cell table:style-name="ce3" office:value-type="date" office:date-value="1999-11-30" calcext:value-type="date">
            <text:p>30.11.1999</text:p>
          </table:table-cell>
          <table:table-cell office:value-type="float" office:value="1918079" calcext:value-type="float">
            <text:p>1918079</text:p>
          </table:table-cell>
          <table:table-cell office:value-type="float" office:value="1113" calcext:value-type="float">
            <text:p>1113</text:p>
          </table:table-cell>
          <table:table-cell office:value-type="float" office:value="81.845" calcext:value-type="float">
            <text:p>81,85</text:p>
          </table:table-cell>
          <table:table-cell office:value-type="float" office:value="86.417" calcext:value-type="float">
            <text:p>86,42</text:p>
          </table:table-cell>
          <table:table-cell table:style-name="ce2" office:value-type="float" office:value="7.191" calcext:value-type="float">
            <text:p>7,19</text:p>
          </table:table-cell>
          <table:table-cell table:style-name="ce2" office:value-type="float" office:value="5.1842" calcext:value-type="float">
            <text:p>5,18</text:p>
          </table:table-cell>
        </table:table-row>
        <table:table-row table:style-name="ro3">
          <table:table-cell table:style-name="ce3" office:value-type="date" office:date-value="1999-12-31" calcext:value-type="date">
            <text:p>31.12.1999</text:p>
          </table:table-cell>
          <table:table-cell office:value-type="float" office:value="1972045" calcext:value-type="float">
            <text:p>1972045</text:p>
          </table:table-cell>
          <table:table-cell office:value-type="float" office:value="1148.2" calcext:value-type="float">
            <text:p>1148,2</text:p>
          </table:table-cell>
          <table:table-cell office:value-type="float" office:value="82.078" calcext:value-type="float">
            <text:p>82,08</text:p>
          </table:table-cell>
          <table:table-cell office:value-type="float" office:value="86.608" calcext:value-type="float">
            <text:p>86,61</text:p>
          </table:table-cell>
          <table:table-cell table:style-name="ce2" office:value-type="float" office:value="7.531" calcext:value-type="float">
            <text:p>7,53</text:p>
          </table:table-cell>
          <table:table-cell table:style-name="ce2" office:value-type="float" office:value="5.3044" calcext:value-type="float">
            <text:p>5,3</text:p>
          </table:table-cell>
        </table:table-row>
        <table:table-row table:style-name="ro3">
          <table:table-cell table:style-name="ce3" office:value-type="date" office:date-value="2000-01-31" calcext:value-type="date">
            <text:p>31.01.2000</text:p>
          </table:table-cell>
          <table:table-cell office:value-type="float" office:value="1982585" calcext:value-type="float">
            <text:p>1982585</text:p>
          </table:table-cell>
          <table:table-cell office:value-type="float" office:value="1126.9" calcext:value-type="float">
            <text:p>1126,9</text:p>
          </table:table-cell>
          <table:table-cell office:value-type="float" office:value="82.31" calcext:value-type="float">
            <text:p>82,31</text:p>
          </table:table-cell>
          <table:table-cell office:value-type="float" office:value="86.798" calcext:value-type="float">
            <text:p>86,8</text:p>
          </table:table-cell>
          <table:table-cell table:style-name="ce2" office:value-type="float" office:value="7.642" calcext:value-type="float">
            <text:p>7,64</text:p>
          </table:table-cell>
          <table:table-cell table:style-name="ce2" office:value-type="float" office:value="5.6985" calcext:value-type="float">
            <text:p>5,7</text:p>
          </table:table-cell>
        </table:table-row>
        <table:table-row table:style-name="ro3">
          <table:table-cell table:style-name="ce3" office:value-type="date" office:date-value="2000-02-29" calcext:value-type="date">
            <text:p>29.02.2000</text:p>
          </table:table-cell>
          <table:table-cell office:value-type="float" office:value="1973795" calcext:value-type="float">
            <text:p>1973795</text:p>
          </table:table-cell>
          <table:table-cell office:value-type="float" office:value="1097.4" calcext:value-type="float">
            <text:p>1097,4</text:p>
          </table:table-cell>
          <table:table-cell office:value-type="float" office:value="82.539" calcext:value-type="float">
            <text:p>82,54</text:p>
          </table:table-cell>
          <table:table-cell office:value-type="float" office:value="86.987" calcext:value-type="float">
            <text:p>86,99</text:p>
          </table:table-cell>
          <table:table-cell table:style-name="ce2" office:value-type="float" office:value="7.602" calcext:value-type="float">
            <text:p>7,6</text:p>
          </table:table-cell>
          <table:table-cell table:style-name="ce2" office:value-type="float" office:value="5.6636" calcext:value-type="float">
            <text:p>5,66</text:p>
          </table:table-cell>
        </table:table-row>
        <table:table-row table:style-name="ro3">
          <table:table-cell table:style-name="ce3" office:value-type="date" office:date-value="2000-03-31" calcext:value-type="date">
            <text:p>31.03.2000</text:p>
          </table:table-cell>
          <table:table-cell office:value-type="float" office:value="1986051" calcext:value-type="float">
            <text:p>1986051</text:p>
          </table:table-cell>
          <table:table-cell office:value-type="float" office:value="1108.9" calcext:value-type="float">
            <text:p>1108,9</text:p>
          </table:table-cell>
          <table:table-cell office:value-type="float" office:value="82.766" calcext:value-type="float">
            <text:p>82,77</text:p>
          </table:table-cell>
          <table:table-cell office:value-type="float" office:value="87.175" calcext:value-type="float">
            <text:p>87,18</text:p>
          </table:table-cell>
          <table:table-cell table:style-name="ce2" office:value-type="float" office:value="7.441" calcext:value-type="float">
            <text:p>7,44</text:p>
          </table:table-cell>
          <table:table-cell table:style-name="ce2" office:value-type="float" office:value="5.4906" calcext:value-type="float">
            <text:p>5,49</text:p>
          </table:table-cell>
        </table:table-row>
        <table:table-row table:style-name="ro3">
          <table:table-cell table:style-name="ce3" office:value-type="date" office:date-value="2000-04-28" calcext:value-type="date">
            <text:p>28.04.2000</text:p>
          </table:table-cell>
          <table:table-cell office:value-type="float" office:value="2027142" calcext:value-type="float">
            <text:p>2027142</text:p>
          </table:table-cell>
          <table:table-cell office:value-type="float" office:value="1125.7" calcext:value-type="float">
            <text:p>1125,7</text:p>
          </table:table-cell>
          <table:table-cell office:value-type="float" office:value="82.992" calcext:value-type="float">
            <text:p>82,99</text:p>
          </table:table-cell>
          <table:table-cell office:value-type="float" office:value="87.361" calcext:value-type="float">
            <text:p>87,36</text:p>
          </table:table-cell>
          <table:table-cell table:style-name="ce2" office:value-type="float" office:value="7.601" calcext:value-type="float">
            <text:p>7,6</text:p>
          </table:table-cell>
          <table:table-cell table:style-name="ce2" office:value-type="float" office:value="5.4138" calcext:value-type="float">
            <text:p>5,41</text:p>
          </table:table-cell>
        </table:table-row>
        <table:table-row table:style-name="ro3">
          <table:table-cell table:style-name="ce3" office:value-type="date" office:date-value="2000-05-31" calcext:value-type="date">
            <text:p>31.05.2000</text:p>
          </table:table-cell>
          <table:table-cell office:value-type="float" office:value="2009080" calcext:value-type="float">
            <text:p>2009080</text:p>
          </table:table-cell>
          <table:table-cell office:value-type="float" office:value="1100.4" calcext:value-type="float">
            <text:p>1100,4</text:p>
          </table:table-cell>
          <table:table-cell office:value-type="float" office:value="83.215" calcext:value-type="float">
            <text:p>83,22</text:p>
          </table:table-cell>
          <table:table-cell office:value-type="float" office:value="87.547" calcext:value-type="float">
            <text:p>87,55</text:p>
          </table:table-cell>
          <table:table-cell table:style-name="ce2" office:value-type="float" office:value="7.649" calcext:value-type="float">
            <text:p>7,65</text:p>
          </table:table-cell>
          <table:table-cell table:style-name="ce2" office:value-type="float" office:value="5.5155" calcext:value-type="float">
            <text:p>5,52</text:p>
          </table:table-cell>
        </table:table-row>
        <table:table-row table:style-name="ro3">
          <table:table-cell table:style-name="ce3" office:value-type="date" office:date-value="2000-06-30" calcext:value-type="date">
            <text:p>30.06.2000</text:p>
          </table:table-cell>
          <table:table-cell office:value-type="float" office:value="2024238" calcext:value-type="float">
            <text:p>2024238</text:p>
          </table:table-cell>
          <table:table-cell office:value-type="float" office:value="1101.8" calcext:value-type="float">
            <text:p>1101,8</text:p>
          </table:table-cell>
          <table:table-cell office:value-type="float" office:value="83.437" calcext:value-type="float">
            <text:p>83,44</text:p>
          </table:table-cell>
          <table:table-cell office:value-type="float" office:value="87.731" calcext:value-type="float">
            <text:p>87,73</text:p>
          </table:table-cell>
          <table:table-cell table:style-name="ce2" office:value-type="float" office:value="7.417" calcext:value-type="float">
            <text:p>7,42</text:p>
          </table:table-cell>
          <table:table-cell table:style-name="ce2" office:value-type="float" office:value="5.3454" calcext:value-type="float">
            <text:p>5,35</text:p>
          </table:table-cell>
        </table:table-row>
        <table:table-row table:style-name="ro3">
          <table:table-cell table:style-name="ce3" office:value-type="date" office:date-value="2000-07-31" calcext:value-type="date">
            <text:p>31.07.2000</text:p>
          </table:table-cell>
          <table:table-cell office:value-type="float" office:value="2022811" calcext:value-type="float">
            <text:p>2022811</text:p>
          </table:table-cell>
          <table:table-cell office:value-type="float" office:value="1102.8" calcext:value-type="float">
            <text:p>1102,8</text:p>
          </table:table-cell>
          <table:table-cell office:value-type="float" office:value="83.657" calcext:value-type="float">
            <text:p>83,66</text:p>
          </table:table-cell>
          <table:table-cell office:value-type="float" office:value="87.914" calcext:value-type="float">
            <text:p>87,91</text:p>
          </table:table-cell>
          <table:table-cell table:style-name="ce2" office:value-type="float" office:value="7.392" calcext:value-type="float">
            <text:p>7,39</text:p>
          </table:table-cell>
          <table:table-cell table:style-name="ce2" office:value-type="float" office:value="5.4537" calcext:value-type="float">
            <text:p>5,45</text:p>
          </table:table-cell>
        </table:table-row>
        <table:table-row table:style-name="ro3">
          <table:table-cell table:style-name="ce3" office:value-type="date" office:date-value="2000-08-31" calcext:value-type="date">
            <text:p>31.08.2000</text:p>
          </table:table-cell>
          <table:table-cell office:value-type="float" office:value="1989355" calcext:value-type="float">
            <text:p>1989355</text:p>
          </table:table-cell>
          <table:table-cell office:value-type="float" office:value="1094.5" calcext:value-type="float">
            <text:p>1094,5</text:p>
          </table:table-cell>
          <table:table-cell office:value-type="float" office:value="83.875" calcext:value-type="float">
            <text:p>83,88</text:p>
          </table:table-cell>
          <table:table-cell office:value-type="float" office:value="88.095" calcext:value-type="float">
            <text:p>88,1</text:p>
          </table:table-cell>
          <table:table-cell table:style-name="ce2" office:value-type="float" office:value="7.127" calcext:value-type="float">
            <text:p>7,13</text:p>
          </table:table-cell>
          <table:table-cell table:style-name="ce2" office:value-type="float" office:value="5.3982" calcext:value-type="float">
            <text:p>5,4</text:p>
          </table:table-cell>
        </table:table-row>
        <table:table-row table:style-name="ro3">
          <table:table-cell table:style-name="ce3" office:value-type="date" office:date-value="2000-09-29" calcext:value-type="date">
            <text:p>29.09.2000</text:p>
          </table:table-cell>
          <table:table-cell office:value-type="float" office:value="2002243" calcext:value-type="float">
            <text:p>2002243</text:p>
          </table:table-cell>
          <table:table-cell office:value-type="float" office:value="1088.8" calcext:value-type="float">
            <text:p>1088,8</text:p>
          </table:table-cell>
          <table:table-cell office:value-type="float" office:value="84.091" calcext:value-type="float">
            <text:p>84,09</text:p>
          </table:table-cell>
          <table:table-cell office:value-type="float" office:value="88.274" calcext:value-type="float">
            <text:p>88,27</text:p>
          </table:table-cell>
          <table:table-cell table:style-name="ce2" office:value-type="float" office:value="7.127" calcext:value-type="float">
            <text:p>7,13</text:p>
          </table:table-cell>
          <table:table-cell table:style-name="ce2" office:value-type="float" office:value="5.4672" calcext:value-type="float">
            <text:p>5,47</text:p>
          </table:table-cell>
        </table:table-row>
        <table:table-row table:style-name="ro3">
          <table:table-cell table:style-name="ce3" office:value-type="date" office:date-value="2000-10-31" calcext:value-type="date">
            <text:p>31.10.2000</text:p>
          </table:table-cell>
          <table:table-cell office:value-type="float" office:value="2002079" calcext:value-type="float">
            <text:p>2002079</text:p>
          </table:table-cell>
          <table:table-cell office:value-type="float" office:value="1092.2" calcext:value-type="float">
            <text:p>1092,2</text:p>
          </table:table-cell>
          <table:table-cell office:value-type="float" office:value="84.305" calcext:value-type="float">
            <text:p>84,31</text:p>
          </table:table-cell>
          <table:table-cell office:value-type="float" office:value="88.452" calcext:value-type="float">
            <text:p>88,45</text:p>
          </table:table-cell>
          <table:table-cell table:style-name="ce2" office:value-type="float" office:value="7.043" calcext:value-type="float">
            <text:p>7,04</text:p>
          </table:table-cell>
          <table:table-cell table:style-name="ce2" office:value-type="float" office:value="5.4163" calcext:value-type="float">
            <text:p>5,42</text:p>
          </table:table-cell>
        </table:table-row>
        <table:table-row table:style-name="ro3">
          <table:table-cell table:style-name="ce3" office:value-type="date" office:date-value="2000-11-30" calcext:value-type="date">
            <text:p>30.11.2000</text:p>
          </table:table-cell>
          <table:table-cell office:value-type="float" office:value="2020878" calcext:value-type="float">
            <text:p>2020878</text:p>
          </table:table-cell>
          <table:table-cell office:value-type="float" office:value="1092.1" calcext:value-type="float">
            <text:p>1092,1</text:p>
          </table:table-cell>
          <table:table-cell office:value-type="float" office:value="84.518" calcext:value-type="float">
            <text:p>84,52</text:p>
          </table:table-cell>
          <table:table-cell office:value-type="float" office:value="88.628" calcext:value-type="float">
            <text:p>88,63</text:p>
          </table:table-cell>
          <table:table-cell table:style-name="ce2" office:value-type="float" office:value="6.805" calcext:value-type="float">
            <text:p>6,81</text:p>
          </table:table-cell>
          <table:table-cell table:style-name="ce2" office:value-type="float" office:value="5.3357" calcext:value-type="float">
            <text:p>5,34</text:p>
          </table:table-cell>
        </table:table-row>
        <table:table-row table:style-name="ro3">
          <table:table-cell table:style-name="ce3" office:value-type="date" office:date-value="2000-12-29" calcext:value-type="date">
            <text:p>29.12.2000</text:p>
          </table:table-cell>
          <table:table-cell office:value-type="float" office:value="2084600" calcext:value-type="float">
            <text:p>2084600</text:p>
          </table:table-cell>
          <table:table-cell office:value-type="float" office:value="1111.7" calcext:value-type="float">
            <text:p>1111,7</text:p>
          </table:table-cell>
          <table:table-cell office:value-type="float" office:value="84.729" calcext:value-type="float">
            <text:p>84,73</text:p>
          </table:table-cell>
          <table:table-cell office:value-type="float" office:value="88.803" calcext:value-type="float">
            <text:p>88,8</text:p>
          </table:table-cell>
          <table:table-cell table:style-name="ce2" office:value-type="float" office:value="6.173" calcext:value-type="float">
            <text:p>6,17</text:p>
          </table:table-cell>
          <table:table-cell table:style-name="ce2" office:value-type="float" office:value="5.068" calcext:value-type="float">
            <text:p>5,07</text:p>
          </table:table-cell>
        </table:table-row>
        <table:table-row table:style-name="ro3">
          <table:table-cell table:style-name="ce3" office:value-type="date" office:date-value="2001-01-31" calcext:value-type="date">
            <text:p>31.01.2001</text:p>
          </table:table-cell>
          <table:table-cell office:value-type="float" office:value="2083703" calcext:value-type="float">
            <text:p>2083703</text:p>
          </table:table-cell>
          <table:table-cell office:value-type="float" office:value="1100.4" calcext:value-type="float">
            <text:p>1100,4</text:p>
          </table:table-cell>
          <table:table-cell office:value-type="float" office:value="84.938" calcext:value-type="float">
            <text:p>84,94</text:p>
          </table:table-cell>
          <table:table-cell office:value-type="float" office:value="88.976" calcext:value-type="float">
            <text:p>88,98</text:p>
          </table:table-cell>
          <table:table-cell table:style-name="ce2" office:value-type="float" office:value="6.041" calcext:value-type="float">
            <text:p>6,04</text:p>
          </table:table-cell>
          <table:table-cell table:style-name="ce2" office:value-type="float" office:value="5.0082" calcext:value-type="float">
            <text:p>5,01</text:p>
          </table:table-cell>
        </table:table-row>
        <table:table-row table:style-name="ro3">
          <table:table-cell table:style-name="ce3" office:value-type="date" office:date-value="2001-02-28" calcext:value-type="date">
            <text:p>28.02.2001</text:p>
          </table:table-cell>
          <table:table-cell office:value-type="float" office:value="2084013" calcext:value-type="float">
            <text:p>2084013</text:p>
          </table:table-cell>
          <table:table-cell office:value-type="float" office:value="1089.8" calcext:value-type="float">
            <text:p>1089,8</text:p>
          </table:table-cell>
          <table:table-cell office:value-type="float" office:value="85.146" calcext:value-type="float">
            <text:p>85,15</text:p>
          </table:table-cell>
          <table:table-cell office:value-type="float" office:value="89.147" calcext:value-type="float">
            <text:p>89,15</text:p>
          </table:table-cell>
          <table:table-cell table:style-name="ce2" office:value-type="float" office:value="5.953" calcext:value-type="float">
            <text:p>5,95</text:p>
          </table:table-cell>
          <table:table-cell table:style-name="ce2" office:value-type="float" office:value="5.0211" calcext:value-type="float">
            <text:p>5,02</text:p>
          </table:table-cell>
        </table:table-row>
        <table:table-row table:style-name="ro3">
          <table:table-cell table:style-name="ce3" office:value-type="date" office:date-value="2001-03-30" calcext:value-type="date">
            <text:p>30.03.2001</text:p>
          </table:table-cell>
          <table:table-cell office:value-type="float" office:value="2096001" calcext:value-type="float">
            <text:p>2096001</text:p>
          </table:table-cell>
          <table:table-cell office:value-type="float" office:value="1111.2" calcext:value-type="float">
            <text:p>1111,2</text:p>
          </table:table-cell>
          <table:table-cell office:value-type="float" office:value="85.353" calcext:value-type="float">
            <text:p>85,35</text:p>
          </table:table-cell>
          <table:table-cell office:value-type="float" office:value="89.316" calcext:value-type="float">
            <text:p>89,32</text:p>
          </table:table-cell>
          <table:table-cell table:style-name="ce2" office:value-type="float" office:value="6.134" calcext:value-type="float">
            <text:p>6,13</text:p>
          </table:table-cell>
          <table:table-cell table:style-name="ce2" office:value-type="float" office:value="4.9381" calcext:value-type="float">
            <text:p>4,94</text:p>
          </table:table-cell>
        </table:table-row>
        <table:table-row table:style-name="ro3">
          <table:table-cell table:style-name="ce3" office:value-type="date" office:date-value="2001-04-30" calcext:value-type="date">
            <text:p>30.04.2001</text:p>
          </table:table-cell>
          <table:table-cell office:value-type="float" office:value="2129763" calcext:value-type="float">
            <text:p>2129763</text:p>
          </table:table-cell>
          <table:table-cell office:value-type="float" office:value="1126.7" calcext:value-type="float">
            <text:p>1126,7</text:p>
          </table:table-cell>
          <table:table-cell office:value-type="float" office:value="85.559" calcext:value-type="float">
            <text:p>85,56</text:p>
          </table:table-cell>
          <table:table-cell office:value-type="float" office:value="89.483" calcext:value-type="float">
            <text:p>89,48</text:p>
          </table:table-cell>
          <table:table-cell table:style-name="ce2" office:value-type="float" office:value="6.347" calcext:value-type="float">
            <text:p>6,35</text:p>
          </table:table-cell>
          <table:table-cell table:style-name="ce2" office:value-type="float" office:value="5.1014" calcext:value-type="float">
            <text:p>5,1</text:p>
          </table:table-cell>
        </table:table-row>
        <table:table-row table:style-name="ro3">
          <table:table-cell table:style-name="ce3" office:value-type="date" office:date-value="2001-05-31" calcext:value-type="date">
            <text:p>31.05.2001</text:p>
          </table:table-cell>
          <table:table-cell office:value-type="float" office:value="2150338" calcext:value-type="float">
            <text:p>2150338</text:p>
          </table:table-cell>
          <table:table-cell office:value-type="float" office:value="1114.7" calcext:value-type="float">
            <text:p>1114,7</text:p>
          </table:table-cell>
          <table:table-cell office:value-type="float" office:value="85.763" calcext:value-type="float">
            <text:p>85,76</text:p>
          </table:table-cell>
          <table:table-cell office:value-type="float" office:value="89.649" calcext:value-type="float">
            <text:p>89,65</text:p>
          </table:table-cell>
          <table:table-cell table:style-name="ce2" office:value-type="float" office:value="6.345" calcext:value-type="float">
            <text:p>6,35</text:p>
          </table:table-cell>
          <table:table-cell table:style-name="ce2" office:value-type="float" office:value="5.2625" calcext:value-type="float">
            <text:p>5,26</text:p>
          </table:table-cell>
        </table:table-row>
        <table:table-row table:style-name="ro3">
          <table:table-cell table:style-name="ce3" office:value-type="date" office:date-value="2001-06-29" calcext:value-type="date">
            <text:p>29.06.2001</text:p>
          </table:table-cell>
          <table:table-cell office:value-type="float" office:value="2191444" calcext:value-type="float">
            <text:p>2191444</text:p>
          </table:table-cell>
          <table:table-cell office:value-type="float" office:value="1126.3" calcext:value-type="float">
            <text:p>1126,3</text:p>
          </table:table-cell>
          <table:table-cell office:value-type="float" office:value="85.967" calcext:value-type="float">
            <text:p>85,97</text:p>
          </table:table-cell>
          <table:table-cell office:value-type="float" office:value="89.813" calcext:value-type="float">
            <text:p>89,81</text:p>
          </table:table-cell>
          <table:table-cell table:style-name="ce2" office:value-type="float" office:value="6.524" calcext:value-type="float">
            <text:p>6,52</text:p>
          </table:table-cell>
          <table:table-cell table:style-name="ce2" office:value-type="float" office:value="5.2083" calcext:value-type="float">
            <text:p>5,21</text:p>
          </table:table-cell>
        </table:table-row>
        <table:table-row table:style-name="ro3">
          <table:table-cell table:style-name="ce3" office:value-type="date" office:date-value="2001-07-31" calcext:value-type="date">
            <text:p>31.07.2001</text:p>
          </table:table-cell>
          <table:table-cell office:value-type="float" office:value="2167979" calcext:value-type="float">
            <text:p>2167979</text:p>
          </table:table-cell>
          <table:table-cell office:value-type="float" office:value="1139.7" calcext:value-type="float">
            <text:p>1139,7</text:p>
          </table:table-cell>
          <table:table-cell office:value-type="float" office:value="86.169" calcext:value-type="float">
            <text:p>86,17</text:p>
          </table:table-cell>
          <table:table-cell office:value-type="float" office:value="89.976" calcext:value-type="float">
            <text:p>89,98</text:p>
          </table:table-cell>
          <table:table-cell table:style-name="ce2" office:value-type="float" office:value="6.116" calcext:value-type="float">
            <text:p>6,12</text:p>
          </table:table-cell>
          <table:table-cell table:style-name="ce2" office:value-type="float" office:value="5.25" calcext:value-type="float">
            <text:p>5,25</text:p>
          </table:table-cell>
        </table:table-row>
        <table:table-row table:style-name="ro3">
          <table:table-cell table:style-name="ce3" office:value-type="date" office:date-value="2001-08-31" calcext:value-type="date">
            <text:p>31.08.2001</text:p>
          </table:table-cell>
          <table:table-cell office:value-type="float" office:value="2128380" calcext:value-type="float">
            <text:p>2128380</text:p>
          </table:table-cell>
          <table:table-cell office:value-type="float" office:value="1144.5" calcext:value-type="float">
            <text:p>1144,5</text:p>
          </table:table-cell>
          <table:table-cell office:value-type="float" office:value="86.371" calcext:value-type="float">
            <text:p>86,37</text:p>
          </table:table-cell>
          <table:table-cell office:value-type="float" office:value="90.137" calcext:value-type="float">
            <text:p>90,14</text:p>
          </table:table-cell>
          <table:table-cell table:style-name="ce2" office:value-type="float" office:value="5.906" calcext:value-type="float">
            <text:p>5,91</text:p>
          </table:table-cell>
          <table:table-cell table:style-name="ce2" office:value-type="float" office:value="5.0582" calcext:value-type="float">
            <text:p>5,06</text:p>
          </table:table-cell>
        </table:table-row>
        <table:table-row table:style-name="ro3">
          <table:table-cell table:style-name="ce3" office:value-type="date" office:date-value="2001-09-28" calcext:value-type="date">
            <text:p>28.09.2001</text:p>
          </table:table-cell>
          <table:table-cell office:value-type="float" office:value="2187299" calcext:value-type="float">
            <text:p>2187299</text:p>
          </table:table-cell>
          <table:table-cell office:value-type="float" office:value="1193.6" calcext:value-type="float">
            <text:p>1193,6</text:p>
          </table:table-cell>
          <table:table-cell office:value-type="float" office:value="86.573" calcext:value-type="float">
            <text:p>86,57</text:p>
          </table:table-cell>
          <table:table-cell office:value-type="float" office:value="90.296" calcext:value-type="float">
            <text:p>90,3</text:p>
          </table:table-cell>
          <table:table-cell table:style-name="ce2" office:value-type="float" office:value="5.487" calcext:value-type="float">
            <text:p>5,49</text:p>
          </table:table-cell>
          <table:table-cell table:style-name="ce2" office:value-type="float" office:value="5.0374" calcext:value-type="float">
            <text:p>5,04</text:p>
          </table:table-cell>
        </table:table-row>
        <table:table-row table:style-name="ro3">
          <table:table-cell table:style-name="ce3" office:value-type="date" office:date-value="2001-10-31" calcext:value-type="date">
            <text:p>31.10.2001</text:p>
          </table:table-cell>
          <table:table-cell office:value-type="float" office:value="2175722" calcext:value-type="float">
            <text:p>2175722</text:p>
          </table:table-cell>
          <table:table-cell office:value-type="float" office:value="1159.2" calcext:value-type="float">
            <text:p>1159,2</text:p>
          </table:table-cell>
          <table:table-cell office:value-type="float" office:value="86.774" calcext:value-type="float">
            <text:p>86,77</text:p>
          </table:table-cell>
          <table:table-cell office:value-type="float" office:value="90.454" calcext:value-type="float">
            <text:p>90,45</text:p>
          </table:table-cell>
          <table:table-cell table:style-name="ce2" office:value-type="float" office:value="4.984" calcext:value-type="float">
            <text:p>4,98</text:p>
          </table:table-cell>
          <table:table-cell table:style-name="ce2" office:value-type="float" office:value="4.8169" calcext:value-type="float">
            <text:p>4,82</text:p>
          </table:table-cell>
        </table:table-row>
        <table:table-row table:style-name="ro3">
          <table:table-cell table:style-name="ce3" office:value-type="date" office:date-value="2001-11-30" calcext:value-type="date">
            <text:p>30.11.2001</text:p>
          </table:table-cell>
          <table:table-cell office:value-type="float" office:value="2210574" calcext:value-type="float">
            <text:p>2210574</text:p>
          </table:table-cell>
          <table:table-cell office:value-type="float" office:value="1169" calcext:value-type="float">
            <text:p>1169</text:p>
          </table:table-cell>
          <table:table-cell office:value-type="float" office:value="86.974" calcext:value-type="float">
            <text:p>86,97</text:p>
          </table:table-cell>
          <table:table-cell office:value-type="float" office:value="90.61" calcext:value-type="float">
            <text:p>90,61</text:p>
          </table:table-cell>
          <table:table-cell table:style-name="ce2" office:value-type="float" office:value="5.713" calcext:value-type="float">
            <text:p>5,71</text:p>
          </table:table-cell>
          <table:table-cell table:style-name="ce2" office:value-type="float" office:value="4.6667" calcext:value-type="float">
            <text:p>4,67</text:p>
          </table:table-cell>
        </table:table-row>
        <table:table-row table:style-name="ro3">
          <table:table-cell table:style-name="ce3" office:value-type="date" office:date-value="2001-12-31" calcext:value-type="date">
            <text:p>31.12.2001</text:p>
          </table:table-cell>
          <table:table-cell office:value-type="float" office:value="2278976" calcext:value-type="float">
            <text:p>2278976</text:p>
          </table:table-cell>
          <table:table-cell office:value-type="float" office:value="1208.5" calcext:value-type="float">
            <text:p>1208,5</text:p>
          </table:table-cell>
          <table:table-cell office:value-type="float" office:value="87.175" calcext:value-type="float">
            <text:p>87,18</text:p>
          </table:table-cell>
          <table:table-cell office:value-type="float" office:value="90.766" calcext:value-type="float">
            <text:p>90,77</text:p>
          </table:table-cell>
          <table:table-cell table:style-name="ce2" office:value-type="float" office:value="6.244" calcext:value-type="float">
            <text:p>6,24</text:p>
          </table:table-cell>
          <table:table-cell table:style-name="ce2" office:value-type="float" office:value="4.9588" calcext:value-type="float">
            <text:p>4,96</text:p>
          </table:table-cell>
        </table:table-row>
        <table:table-row table:style-name="ro3">
          <table:table-cell table:style-name="ce3" office:value-type="date" office:date-value="2002-01-31" calcext:value-type="date">
            <text:p>31.01.2002</text:p>
          </table:table-cell>
          <table:table-cell office:value-type="float" office:value="2239338" calcext:value-type="float">
            <text:p>2239338</text:p>
          </table:table-cell>
          <table:table-cell office:value-type="float" office:value="1191.8" calcext:value-type="float">
            <text:p>1191,8</text:p>
          </table:table-cell>
          <table:table-cell office:value-type="float" office:value="87.375" calcext:value-type="float">
            <text:p>87,38</text:p>
          </table:table-cell>
          <table:table-cell office:value-type="float" office:value="90.92" calcext:value-type="float">
            <text:p>90,92</text:p>
          </table:table-cell>
          <table:table-cell table:style-name="ce2" office:value-type="float" office:value="5.992" calcext:value-type="float">
            <text:p>5,99</text:p>
          </table:table-cell>
          <table:table-cell table:style-name="ce2" office:value-type="float" office:value="5.0229" calcext:value-type="float">
            <text:p>5,02</text:p>
          </table:table-cell>
        </table:table-row>
        <table:table-row table:style-name="ro3">
          <table:table-cell table:style-name="ce3" office:value-type="date" office:date-value="2002-02-28" calcext:value-type="date">
            <text:p>28.02.2002</text:p>
          </table:table-cell>
          <table:table-cell office:value-type="float" office:value="2228301" calcext:value-type="float">
            <text:p>2228301</text:p>
          </table:table-cell>
          <table:table-cell office:value-type="float" office:value="1178.3" calcext:value-type="float">
            <text:p>1178,3</text:p>
          </table:table-cell>
          <table:table-cell office:value-type="float" office:value="87.575" calcext:value-type="float">
            <text:p>87,58</text:p>
          </table:table-cell>
          <table:table-cell office:value-type="float" office:value="91.072" calcext:value-type="float">
            <text:p>91,07</text:p>
          </table:table-cell>
          <table:table-cell table:style-name="ce2" office:value-type="float" office:value="5.909" calcext:value-type="float">
            <text:p>5,91</text:p>
          </table:table-cell>
          <table:table-cell table:style-name="ce2" office:value-type="float" office:value="5.0661" calcext:value-type="float">
            <text:p>5,07</text:p>
          </table:table-cell>
        </table:table-row>
        <table:table-row table:style-name="ro3">
          <table:table-cell table:style-name="ce3" office:value-type="date" office:date-value="2002-03-29" calcext:value-type="date">
            <text:p>29.03.2002</text:p>
          </table:table-cell>
          <table:table-cell office:value-type="float" office:value="2238652" calcext:value-type="float">
            <text:p>2238652</text:p>
          </table:table-cell>
          <table:table-cell office:value-type="float" office:value="1196.8" calcext:value-type="float">
            <text:p>1196,8</text:p>
          </table:table-cell>
          <table:table-cell office:value-type="float" office:value="87.775" calcext:value-type="float">
            <text:p>87,78</text:p>
          </table:table-cell>
          <table:table-cell office:value-type="float" office:value="91.224" calcext:value-type="float">
            <text:p>91,22</text:p>
          </table:table-cell>
          <table:table-cell table:style-name="ce2" office:value-type="float" office:value="6.334" calcext:value-type="float">
            <text:p>6,33</text:p>
          </table:table-cell>
          <table:table-cell table:style-name="ce2" office:value-type="float" office:value="5.3165" calcext:value-type="float">
            <text:p>5,32</text:p>
          </table:table-cell>
        </table:table-row>
        <table:table-row table:style-name="ro3">
          <table:table-cell table:style-name="ce3" office:value-type="date" office:date-value="2002-04-30" calcext:value-type="date">
            <text:p>30.04.2002</text:p>
          </table:table-cell>
          <table:table-cell office:value-type="float" office:value="2278113" calcext:value-type="float">
            <text:p>2278113</text:p>
          </table:table-cell>
          <table:table-cell office:value-type="float" office:value="1196.9" calcext:value-type="float">
            <text:p>1196,9</text:p>
          </table:table-cell>
          <table:table-cell office:value-type="float" office:value="87.975" calcext:value-type="float">
            <text:p>87,98</text:p>
          </table:table-cell>
          <table:table-cell office:value-type="float" office:value="91.374" calcext:value-type="float">
            <text:p>91,37</text:p>
          </table:table-cell>
          <table:table-cell table:style-name="ce2" office:value-type="float" office:value="5.895" calcext:value-type="float">
            <text:p>5,9</text:p>
          </table:table-cell>
          <table:table-cell table:style-name="ce2" office:value-type="float" office:value="5.2972" calcext:value-type="float">
            <text:p>5,3</text:p>
          </table:table-cell>
        </table:table-row>
        <table:table-row table:style-name="ro3">
          <table:table-cell table:style-name="ce3" office:value-type="date" office:date-value="2002-05-31" calcext:value-type="date">
            <text:p>31.05.2002</text:p>
          </table:table-cell>
          <table:table-cell office:value-type="float" office:value="2290532" calcext:value-type="float">
            <text:p>2290532</text:p>
          </table:table-cell>
          <table:table-cell office:value-type="float" office:value="1186" calcext:value-type="float">
            <text:p>1186</text:p>
          </table:table-cell>
          <table:table-cell office:value-type="float" office:value="88.175" calcext:value-type="float">
            <text:p>88,18</text:p>
          </table:table-cell>
          <table:table-cell office:value-type="float" office:value="91.524" calcext:value-type="float">
            <text:p>91,52</text:p>
          </table:table-cell>
          <table:table-cell table:style-name="ce2" office:value-type="float" office:value="5.896" calcext:value-type="float">
            <text:p>5,9</text:p>
          </table:table-cell>
          <table:table-cell table:style-name="ce2" office:value-type="float" office:value="5.3031" calcext:value-type="float">
            <text:p>5,3</text:p>
          </table:table-cell>
        </table:table-row>
        <table:table-row table:style-name="ro3">
          <table:table-cell table:style-name="ce3" office:value-type="date" office:date-value="2002-06-28" calcext:value-type="date">
            <text:p>28.06.2002</text:p>
          </table:table-cell>
          <table:table-cell office:value-type="float" office:value="2349754" calcext:value-type="float">
            <text:p>2349754</text:p>
          </table:table-cell>
          <table:table-cell office:value-type="float" office:value="1194.7" calcext:value-type="float">
            <text:p>1194,7</text:p>
          </table:table-cell>
          <table:table-cell office:value-type="float" office:value="88.376" calcext:value-type="float">
            <text:p>88,38</text:p>
          </table:table-cell>
          <table:table-cell office:value-type="float" office:value="91.672" calcext:value-type="float">
            <text:p>91,67</text:p>
          </table:table-cell>
          <table:table-cell table:style-name="ce2" office:value-type="float" office:value="5.679" calcext:value-type="float">
            <text:p>5,68</text:p>
          </table:table-cell>
          <table:table-cell table:style-name="ce2" office:value-type="float" office:value="5.1649" calcext:value-type="float">
            <text:p>5,16</text:p>
          </table:table-cell>
        </table:table-row>
        <table:table-row table:style-name="ro3">
          <table:table-cell table:style-name="ce3" office:value-type="date" office:date-value="2002-07-31" calcext:value-type="date">
            <text:p>31.07.2002</text:p>
          </table:table-cell>
          <table:table-cell office:value-type="float" office:value="2328109" calcext:value-type="float">
            <text:p>2328109</text:p>
          </table:table-cell>
          <table:table-cell office:value-type="float" office:value="1200.4" calcext:value-type="float">
            <text:p>1200,4</text:p>
          </table:table-cell>
          <table:table-cell office:value-type="float" office:value="88.577" calcext:value-type="float">
            <text:p>88,58</text:p>
          </table:table-cell>
          <table:table-cell office:value-type="float" office:value="91.82" calcext:value-type="float">
            <text:p>91,82</text:p>
          </table:table-cell>
          <table:table-cell table:style-name="ce2" office:value-type="float" office:value="5.323" calcext:value-type="float">
            <text:p>5,32</text:p>
          </table:table-cell>
          <table:table-cell table:style-name="ce2" office:value-type="float" office:value="5.0274" calcext:value-type="float">
            <text:p>5,03</text:p>
          </table:table-cell>
        </table:table-row>
        <table:table-row table:style-name="ro3">
          <table:table-cell table:style-name="ce3" office:value-type="date" office:date-value="2002-08-30" calcext:value-type="date">
            <text:p>30.08.2002</text:p>
          </table:table-cell>
          <table:table-cell office:value-type="float" office:value="2301453" calcext:value-type="float">
            <text:p>2301453</text:p>
          </table:table-cell>
          <table:table-cell office:value-type="float" office:value="1182.3" calcext:value-type="float">
            <text:p>1182,3</text:p>
          </table:table-cell>
          <table:table-cell office:value-type="float" office:value="88.778" calcext:value-type="float">
            <text:p>88,78</text:p>
          </table:table-cell>
          <table:table-cell office:value-type="float" office:value="91.968" calcext:value-type="float">
            <text:p>91,97</text:p>
          </table:table-cell>
          <table:table-cell table:style-name="ce2" office:value-type="float" office:value="4.877" calcext:value-type="float">
            <text:p>4,88</text:p>
          </table:table-cell>
          <table:table-cell table:style-name="ce2" office:value-type="float" office:value="4.7311" calcext:value-type="float">
            <text:p>4,73</text:p>
          </table:table-cell>
        </table:table-row>
        <table:table-row table:style-name="ro3">
          <table:table-cell table:style-name="ce3" office:value-type="date" office:date-value="2002-09-30" calcext:value-type="date">
            <text:p>30.09.2002</text:p>
          </table:table-cell>
          <table:table-cell office:value-type="float" office:value="2364441" calcext:value-type="float">
            <text:p>2364441</text:p>
          </table:table-cell>
          <table:table-cell office:value-type="float" office:value="1185.8" calcext:value-type="float">
            <text:p>1185,8</text:p>
          </table:table-cell>
          <table:table-cell office:value-type="float" office:value="88.98" calcext:value-type="float">
            <text:p>88,98</text:p>
          </table:table-cell>
          <table:table-cell office:value-type="float" office:value="92.114" calcext:value-type="float">
            <text:p>92,11</text:p>
          </table:table-cell>
          <table:table-cell table:style-name="ce2" office:value-type="float" office:value="4.568" calcext:value-type="float">
            <text:p>4,57</text:p>
          </table:table-cell>
          <table:table-cell table:style-name="ce2" office:value-type="float" office:value="4.5233" calcext:value-type="float">
            <text:p>4,52</text:p>
          </table:table-cell>
        </table:table-row>
        <table:table-row table:style-name="ro3">
          <table:table-cell table:style-name="ce3" office:value-type="date" office:date-value="2002-10-31" calcext:value-type="date">
            <text:p>31.10.2002</text:p>
          </table:table-cell>
          <table:table-cell office:value-type="float" office:value="2355081" calcext:value-type="float">
            <text:p>2355081</text:p>
          </table:table-cell>
          <table:table-cell office:value-type="float" office:value="1196.6" calcext:value-type="float">
            <text:p>1196,6</text:p>
          </table:table-cell>
          <table:table-cell office:value-type="float" office:value="89.182" calcext:value-type="float">
            <text:p>89,18</text:p>
          </table:table-cell>
          <table:table-cell office:value-type="float" office:value="92.261" calcext:value-type="float">
            <text:p>92,26</text:p>
          </table:table-cell>
          <table:table-cell table:style-name="ce2" office:value-type="float" office:value="4.74" calcext:value-type="float">
            <text:p>4,74</text:p>
          </table:table-cell>
          <table:table-cell table:style-name="ce2" office:value-type="float" office:value="4.6235" calcext:value-type="float">
            <text:p>4,62</text:p>
          </table:table-cell>
        </table:table-row>
        <table:table-row table:style-name="ro3">
          <table:table-cell table:style-name="ce3" office:value-type="date" office:date-value="2002-11-29" calcext:value-type="date">
            <text:p>29.11.2002</text:p>
          </table:table-cell>
          <table:table-cell office:value-type="float" office:value="2414586" calcext:value-type="float">
            <text:p>2414586</text:p>
          </table:table-cell>
          <table:table-cell office:value-type="float" office:value="1205.3" calcext:value-type="float">
            <text:p>1205,3</text:p>
          </table:table-cell>
          <table:table-cell office:value-type="float" office:value="89.384" calcext:value-type="float">
            <text:p>89,38</text:p>
          </table:table-cell>
          <table:table-cell office:value-type="float" office:value="92.406" calcext:value-type="float">
            <text:p>92,41</text:p>
          </table:table-cell>
          <table:table-cell table:style-name="ce2" office:value-type="float" office:value="5.005" calcext:value-type="float">
            <text:p>5,01</text:p>
          </table:table-cell>
          <table:table-cell table:style-name="ce2" office:value-type="float" office:value="4.5924" calcext:value-type="float">
            <text:p>4,59</text:p>
          </table:table-cell>
        </table:table-row>
        <table:table-row table:style-name="ro3">
          <table:table-cell table:style-name="ce3" office:value-type="date" office:date-value="2002-12-31" calcext:value-type="date">
            <text:p>31.12.2002</text:p>
          </table:table-cell>
          <table:table-cell office:value-type="float" office:value="2499429" calcext:value-type="float">
            <text:p>2499429</text:p>
          </table:table-cell>
          <table:table-cell office:value-type="float" office:value="1245.5" calcext:value-type="float">
            <text:p>1245,5</text:p>
          </table:table-cell>
          <table:table-cell office:value-type="float" office:value="89.587" calcext:value-type="float">
            <text:p>89,59</text:p>
          </table:table-cell>
          <table:table-cell office:value-type="float" office:value="92.552" calcext:value-type="float">
            <text:p>92,55</text:p>
          </table:table-cell>
          <table:table-cell table:style-name="ce2" office:value-type="float" office:value="4.491" calcext:value-type="float">
            <text:p>4,49</text:p>
          </table:table-cell>
          <table:table-cell table:style-name="ce2" office:value-type="float" office:value="4.4065" calcext:value-type="float">
            <text:p>4,41</text:p>
          </table:table-cell>
        </table:table-row>
        <table:table-row table:style-name="ro3">
          <table:table-cell table:style-name="ce3" office:value-type="date" office:date-value="2003-01-31" calcext:value-type="date">
            <text:p>31.01.2003</text:p>
          </table:table-cell>
          <table:table-cell office:value-type="float" office:value="2440875" calcext:value-type="float">
            <text:p>2440875</text:p>
          </table:table-cell>
          <table:table-cell office:value-type="float" office:value="1225.3" calcext:value-type="float">
            <text:p>1225,3</text:p>
          </table:table-cell>
          <table:table-cell office:value-type="float" office:value="89.791" calcext:value-type="float">
            <text:p>89,79</text:p>
          </table:table-cell>
          <table:table-cell office:value-type="float" office:value="92.697" calcext:value-type="float">
            <text:p>92,7</text:p>
          </table:table-cell>
          <table:table-cell table:style-name="ce2" office:value-type="float" office:value="4.726" calcext:value-type="float">
            <text:p>4,73</text:p>
          </table:table-cell>
          <table:table-cell table:style-name="ce2" office:value-type="float" office:value="4.2703" calcext:value-type="float">
            <text:p>4,27</text:p>
          </table:table-cell>
        </table:table-row>
        <table:table-row table:style-name="ro3">
          <table:table-cell table:style-name="ce3" office:value-type="date" office:date-value="2003-02-28" calcext:value-type="date">
            <text:p>28.02.2003</text:p>
          </table:table-cell>
          <table:table-cell office:value-type="float" office:value="2451197" calcext:value-type="float">
            <text:p>2451197</text:p>
          </table:table-cell>
          <table:table-cell office:value-type="float" office:value="1225.2" calcext:value-type="float">
            <text:p>1225,2</text:p>
          </table:table-cell>
          <table:table-cell office:value-type="float" office:value="89.995" calcext:value-type="float">
            <text:p>90</text:p>
          </table:table-cell>
          <table:table-cell office:value-type="float" office:value="92.843" calcext:value-type="float">
            <text:p>92,84</text:p>
          </table:table-cell>
          <table:table-cell table:style-name="ce2" office:value-type="float" office:value="4.331" calcext:value-type="float">
            <text:p>4,33</text:p>
          </table:table-cell>
          <table:table-cell table:style-name="ce2" office:value-type="float" office:value="4.0608" calcext:value-type="float">
            <text:p>4,06</text:p>
          </table:table-cell>
        </table:table-row>
        <table:table-row table:style-name="ro3">
          <table:table-cell table:style-name="ce3" office:value-type="date" office:date-value="2003-03-31" calcext:value-type="date">
            <text:p>31.03.2003</text:p>
          </table:table-cell>
          <table:table-cell office:value-type="float" office:value="2497509" calcext:value-type="float">
            <text:p>2497509</text:p>
          </table:table-cell>
          <table:table-cell office:value-type="float" office:value="1244.8" calcext:value-type="float">
            <text:p>1244,8</text:p>
          </table:table-cell>
          <table:table-cell office:value-type="float" office:value="90.199" calcext:value-type="float">
            <text:p>90,2</text:p>
          </table:table-cell>
          <table:table-cell office:value-type="float" office:value="92.988" calcext:value-type="float">
            <text:p>92,99</text:p>
          </table:table-cell>
          <table:table-cell table:style-name="ce2" office:value-type="float" office:value="4.502" calcext:value-type="float">
            <text:p>4,5</text:p>
          </table:table-cell>
          <table:table-cell table:style-name="ce2" office:value-type="float" office:value="4.1272" calcext:value-type="float">
            <text:p>4,13</text:p>
          </table:table-cell>
        </table:table-row>
        <table:table-row table:style-name="ro3">
          <table:table-cell table:style-name="ce3" office:value-type="date" office:date-value="2003-04-30" calcext:value-type="date">
            <text:p>30.04.2003</text:p>
          </table:table-cell>
          <table:table-cell office:value-type="float" office:value="2527118" calcext:value-type="float">
            <text:p>2527118</text:p>
          </table:table-cell>
          <table:table-cell office:value-type="float" office:value="1259.3" calcext:value-type="float">
            <text:p>1259,3</text:p>
          </table:table-cell>
          <table:table-cell office:value-type="float" office:value="90.404" calcext:value-type="float">
            <text:p>90,4</text:p>
          </table:table-cell>
          <table:table-cell office:value-type="float" office:value="93.133" calcext:value-type="float">
            <text:p>93,13</text:p>
          </table:table-cell>
          <table:table-cell table:style-name="ce2" office:value-type="float" office:value="4.429" calcext:value-type="float">
            <text:p>4,43</text:p>
          </table:table-cell>
          <table:table-cell table:style-name="ce2" office:value-type="float" office:value="4.2289" calcext:value-type="float">
            <text:p>4,23</text:p>
          </table:table-cell>
        </table:table-row>
        <table:table-row table:style-name="ro3">
          <table:table-cell table:style-name="ce3" office:value-type="date" office:date-value="2003-05-30" calcext:value-type="date">
            <text:p>30.05.2003</text:p>
          </table:table-cell>
          <table:table-cell office:value-type="float" office:value="2561474" calcext:value-type="float">
            <text:p>2561474</text:p>
          </table:table-cell>
          <table:table-cell office:value-type="float" office:value="1266.3" calcext:value-type="float">
            <text:p>1266,3</text:p>
          </table:table-cell>
          <table:table-cell office:value-type="float" office:value="90.609" calcext:value-type="float">
            <text:p>90,61</text:p>
          </table:table-cell>
          <table:table-cell office:value-type="float" office:value="93.279" calcext:value-type="float">
            <text:p>93,28</text:p>
          </table:table-cell>
          <table:table-cell table:style-name="ce2" office:value-type="float" office:value="4.002" calcext:value-type="float">
            <text:p>4</text:p>
          </table:table-cell>
          <table:table-cell table:style-name="ce2" office:value-type="float" office:value="3.9187" calcext:value-type="float">
            <text:p>3,92</text:p>
          </table:table-cell>
        </table:table-row>
        <table:table-row table:style-name="ro3">
          <table:table-cell table:style-name="ce3" office:value-type="date" office:date-value="2003-06-30" calcext:value-type="date">
            <text:p>30.06.2003</text:p>
          </table:table-cell>
          <table:table-cell office:value-type="float" office:value="2605444" calcext:value-type="float">
            <text:p>2605444</text:p>
          </table:table-cell>
          <table:table-cell office:value-type="float" office:value="1284.4" calcext:value-type="float">
            <text:p>1284,4</text:p>
          </table:table-cell>
          <table:table-cell office:value-type="float" office:value="90.815" calcext:value-type="float">
            <text:p>90,82</text:p>
          </table:table-cell>
          <table:table-cell office:value-type="float" office:value="93.424" calcext:value-type="float">
            <text:p>93,42</text:p>
          </table:table-cell>
          <table:table-cell table:style-name="ce2" office:value-type="float" office:value="4.104" calcext:value-type="float">
            <text:p>4,1</text:p>
          </table:table-cell>
          <table:table-cell table:style-name="ce2" office:value-type="float" office:value="3.7233" calcext:value-type="float">
            <text:p>3,72</text:p>
          </table:table-cell>
        </table:table-row>
        <table:table-row table:style-name="ro3">
          <table:table-cell table:style-name="ce3" office:value-type="date" office:date-value="2003-07-31" calcext:value-type="date">
            <text:p>31.07.2003</text:p>
          </table:table-cell>
          <table:table-cell office:value-type="float" office:value="2584795" calcext:value-type="float">
            <text:p>2584795</text:p>
          </table:table-cell>
          <table:table-cell office:value-type="float" office:value="1287.6" calcext:value-type="float">
            <text:p>1287,6</text:p>
          </table:table-cell>
          <table:table-cell office:value-type="float" office:value="91.02" calcext:value-type="float">
            <text:p>91,02</text:p>
          </table:table-cell>
          <table:table-cell office:value-type="float" office:value="93.57" calcext:value-type="float">
            <text:p>93,57</text:p>
          </table:table-cell>
          <table:table-cell table:style-name="ce2" office:value-type="float" office:value="5.39" calcext:value-type="float">
            <text:p>5,39</text:p>
          </table:table-cell>
          <table:table-cell table:style-name="ce2" office:value-type="float" office:value="4.0626" calcext:value-type="float">
            <text:p>4,06</text:p>
          </table:table-cell>
        </table:table-row>
        <table:table-row table:style-name="ro3">
          <table:table-cell table:style-name="ce3" office:value-type="date" office:date-value="2003-08-29" calcext:value-type="date">
            <text:p>29.08.2003</text:p>
          </table:table-cell>
          <table:table-cell office:value-type="float" office:value="2573150" calcext:value-type="float">
            <text:p>2573150</text:p>
          </table:table-cell>
          <table:table-cell office:value-type="float" office:value="1291.9" calcext:value-type="float">
            <text:p>1291,9</text:p>
          </table:table-cell>
          <table:table-cell office:value-type="float" office:value="91.226" calcext:value-type="float">
            <text:p>91,23</text:p>
          </table:table-cell>
          <table:table-cell office:value-type="float" office:value="93.716" calcext:value-type="float">
            <text:p>93,72</text:p>
          </table:table-cell>
          <table:table-cell table:style-name="ce2" office:value-type="float" office:value="5.287" calcext:value-type="float">
            <text:p>5,29</text:p>
          </table:table-cell>
          <table:table-cell table:style-name="ce2" office:value-type="float" office:value="4.2047" calcext:value-type="float">
            <text:p>4,2</text:p>
          </table:table-cell>
        </table:table-row>
        <table:table-row table:style-name="ro3">
          <table:table-cell table:style-name="ce3" office:value-type="date" office:date-value="2003-09-30" calcext:value-type="date">
            <text:p>30.09.2003</text:p>
          </table:table-cell>
          <table:table-cell office:value-type="float" office:value="2615593" calcext:value-type="float">
            <text:p>2615593</text:p>
          </table:table-cell>
          <table:table-cell office:value-type="float" office:value="1285.9" calcext:value-type="float">
            <text:p>1285,9</text:p>
          </table:table-cell>
          <table:table-cell office:value-type="float" office:value="91.432" calcext:value-type="float">
            <text:p>91,43</text:p>
          </table:table-cell>
          <table:table-cell office:value-type="float" office:value="93.863" calcext:value-type="float">
            <text:p>93,86</text:p>
          </table:table-cell>
          <table:table-cell table:style-name="ce2" office:value-type="float" office:value="4.646" calcext:value-type="float">
            <text:p>4,65</text:p>
          </table:table-cell>
          <table:table-cell table:style-name="ce2" office:value-type="float" office:value="4.2319" calcext:value-type="float">
            <text:p>4,23</text:p>
          </table:table-cell>
        </table:table-row>
        <table:table-row table:style-name="ro3">
          <table:table-cell table:style-name="ce3" office:value-type="date" office:date-value="2003-10-31" calcext:value-type="date">
            <text:p>31.10.2003</text:p>
          </table:table-cell>
          <table:table-cell office:value-type="float" office:value="2620362" calcext:value-type="float">
            <text:p>2620362</text:p>
          </table:table-cell>
          <table:table-cell office:value-type="float" office:value="1288.5" calcext:value-type="float">
            <text:p>1288,5</text:p>
          </table:table-cell>
          <table:table-cell office:value-type="float" office:value="91.638" calcext:value-type="float">
            <text:p>91,64</text:p>
          </table:table-cell>
          <table:table-cell office:value-type="float" office:value="94.01" calcext:value-type="float">
            <text:p>94,01</text:p>
          </table:table-cell>
          <table:table-cell table:style-name="ce2" office:value-type="float" office:value="5.091" calcext:value-type="float">
            <text:p>5,09</text:p>
          </table:table-cell>
          <table:table-cell table:style-name="ce2" office:value-type="float" office:value="4.3081" calcext:value-type="float">
            <text:p>4,31</text:p>
          </table:table-cell>
        </table:table-row>
        <table:table-row table:style-name="ro3">
          <table:table-cell table:style-name="ce3" office:value-type="date" office:date-value="2003-11-28" calcext:value-type="date">
            <text:p>28.11.2003</text:p>
          </table:table-cell>
          <table:table-cell office:value-type="float" office:value="2667754" calcext:value-type="float">
            <text:p>2667754</text:p>
          </table:table-cell>
          <table:table-cell office:value-type="float" office:value="1293.6" calcext:value-type="float">
            <text:p>1293,6</text:p>
          </table:table-cell>
          <table:table-cell office:value-type="float" office:value="91.844" calcext:value-type="float">
            <text:p>91,84</text:p>
          </table:table-cell>
          <table:table-cell office:value-type="float" office:value="94.157" calcext:value-type="float">
            <text:p>94,16</text:p>
          </table:table-cell>
          <table:table-cell table:style-name="ce2" office:value-type="float" office:value="5.102" calcext:value-type="float">
            <text:p>5,1</text:p>
          </table:table-cell>
          <table:table-cell table:style-name="ce2" office:value-type="float" office:value="4.4378" calcext:value-type="float">
            <text:p>4,44</text:p>
          </table:table-cell>
        </table:table-row>
        <table:table-row table:style-name="ro3">
          <table:table-cell table:style-name="ce3" office:value-type="date" office:date-value="2003-12-31" calcext:value-type="date">
            <text:p>31.12.2003</text:p>
          </table:table-cell>
          <table:table-cell office:value-type="float" office:value="2727088" calcext:value-type="float">
            <text:p>2727088</text:p>
          </table:table-cell>
          <table:table-cell office:value-type="float" office:value="1332.2" calcext:value-type="float">
            <text:p>1332,2</text:p>
          </table:table-cell>
          <table:table-cell office:value-type="float" office:value="92.049" calcext:value-type="float">
            <text:p>92,05</text:p>
          </table:table-cell>
          <table:table-cell office:value-type="float" office:value="94.304" calcext:value-type="float">
            <text:p>94,3</text:p>
          </table:table-cell>
          <table:table-cell table:style-name="ce2" office:value-type="float" office:value="4.921" calcext:value-type="float">
            <text:p>4,92</text:p>
          </table:table-cell>
          <table:table-cell table:style-name="ce2" office:value-type="float" office:value="4.356" calcext:value-type="float">
            <text:p>4,36</text:p>
          </table:table-cell>
        </table:table-row>
        <table:table-row table:style-name="ro3">
          <table:table-cell table:style-name="ce3" office:value-type="date" office:date-value="2004-01-30" calcext:value-type="date">
            <text:p>30.01.2004</text:p>
          </table:table-cell>
          <table:table-cell office:value-type="float" office:value="2702875" calcext:value-type="float">
            <text:p>2702875</text:p>
          </table:table-cell>
          <table:table-cell office:value-type="float" office:value="1301.5" calcext:value-type="float">
            <text:p>1301,5</text:p>
          </table:table-cell>
          <table:table-cell office:value-type="float" office:value="92.254" calcext:value-type="float">
            <text:p>92,25</text:p>
          </table:table-cell>
          <table:table-cell office:value-type="float" office:value="94.452" calcext:value-type="float">
            <text:p>94,45</text:p>
          </table:table-cell>
          <table:table-cell table:style-name="ce2" office:value-type="float" office:value="4.788" calcext:value-type="float">
            <text:p>4,79</text:p>
          </table:table-cell>
          <table:table-cell table:style-name="ce2" office:value-type="float" office:value="4.2567" calcext:value-type="float">
            <text:p>4,26</text:p>
          </table:table-cell>
        </table:table-row>
        <table:table-row table:style-name="ro3">
          <table:table-cell table:style-name="ce3" office:value-type="date" office:date-value="2004-02-27" calcext:value-type="date">
            <text:p>27.02.2004</text:p>
          </table:table-cell>
          <table:table-cell office:value-type="float" office:value="2703312" calcext:value-type="float">
            <text:p>2703312</text:p>
          </table:table-cell>
          <table:table-cell office:value-type="float" office:value="1306.3" calcext:value-type="float">
            <text:p>1306,3</text:p>
          </table:table-cell>
          <table:table-cell office:value-type="float" office:value="92.459" calcext:value-type="float">
            <text:p>92,46</text:p>
          </table:table-cell>
          <table:table-cell office:value-type="float" office:value="94.601" calcext:value-type="float">
            <text:p>94,6</text:p>
          </table:table-cell>
          <table:table-cell table:style-name="ce2" office:value-type="float" office:value="4.641" calcext:value-type="float">
            <text:p>4,64</text:p>
          </table:table-cell>
          <table:table-cell table:style-name="ce2" office:value-type="float" office:value="4.1833" calcext:value-type="float">
            <text:p>4,18</text:p>
          </table:table-cell>
        </table:table-row>
        <table:table-row table:style-name="ro3">
          <table:table-cell table:style-name="ce3" office:value-type="date" office:date-value="2004-03-31" calcext:value-type="date">
            <text:p>31.03.2004</text:p>
          </table:table-cell>
          <table:table-cell office:value-type="float" office:value="2745527" calcext:value-type="float">
            <text:p>2745527</text:p>
          </table:table-cell>
          <table:table-cell office:value-type="float" office:value="1337.5" calcext:value-type="float">
            <text:p>1337,5</text:p>
          </table:table-cell>
          <table:table-cell office:value-type="float" office:value="92.662" calcext:value-type="float">
            <text:p>92,66</text:p>
          </table:table-cell>
          <table:table-cell office:value-type="float" office:value="94.749" calcext:value-type="float">
            <text:p>94,75</text:p>
          </table:table-cell>
          <table:table-cell table:style-name="ce2" office:value-type="float" office:value="4.55" calcext:value-type="float">
            <text:p>4,55</text:p>
          </table:table-cell>
          <table:table-cell table:style-name="ce2" office:value-type="float" office:value="4.0194" calcext:value-type="float">
            <text:p>4,02</text:p>
          </table:table-cell>
        </table:table-row>
        <table:table-row table:style-name="ro3">
          <table:table-cell table:style-name="ce3" office:value-type="date" office:date-value="2004-04-30" calcext:value-type="date">
            <text:p>30.04.2004</text:p>
          </table:table-cell>
          <table:table-cell office:value-type="float" office:value="2770661" calcext:value-type="float">
            <text:p>2770661</text:p>
          </table:table-cell>
          <table:table-cell office:value-type="float" office:value="1342.8" calcext:value-type="float">
            <text:p>1342,8</text:p>
          </table:table-cell>
          <table:table-cell office:value-type="float" office:value="92.865" calcext:value-type="float">
            <text:p>92,87</text:p>
          </table:table-cell>
          <table:table-cell office:value-type="float" office:value="94.899" calcext:value-type="float">
            <text:p>94,9</text:p>
          </table:table-cell>
          <table:table-cell table:style-name="ce2" office:value-type="float" office:value="5.22" calcext:value-type="float">
            <text:p>5,22</text:p>
          </table:table-cell>
          <table:table-cell table:style-name="ce2" office:value-type="float" office:value="4.2424" calcext:value-type="float">
            <text:p>4,24</text:p>
          </table:table-cell>
        </table:table-row>
        <table:table-row table:style-name="ro3">
          <table:table-cell table:style-name="ce3" office:value-type="date" office:date-value="2004-05-31" calcext:value-type="date">
            <text:p>31.05.2004</text:p>
          </table:table-cell>
          <table:table-cell office:value-type="float" office:value="2788600" calcext:value-type="float">
            <text:p>2788600</text:p>
          </table:table-cell>
          <table:table-cell office:value-type="float" office:value="1333.1" calcext:value-type="float">
            <text:p>1333,1</text:p>
          </table:table-cell>
          <table:table-cell office:value-type="float" office:value="93.067" calcext:value-type="float">
            <text:p>93,07</text:p>
          </table:table-cell>
          <table:table-cell office:value-type="float" office:value="95.048" calcext:value-type="float">
            <text:p>95,05</text:p>
          </table:table-cell>
          <table:table-cell table:style-name="ce2" office:value-type="float" office:value="5.449" calcext:value-type="float">
            <text:p>5,45</text:p>
          </table:table-cell>
          <table:table-cell table:style-name="ce2" office:value-type="float" office:value="4.3862" calcext:value-type="float">
            <text:p>4,39</text:p>
          </table:table-cell>
        </table:table-row>
        <table:table-row table:style-name="ro3">
          <table:table-cell table:style-name="ce3" office:value-type="date" office:date-value="2004-06-30" calcext:value-type="date">
            <text:p>30.06.2004</text:p>
          </table:table-cell>
          <table:table-cell office:value-type="float" office:value="2833384" calcext:value-type="float">
            <text:p>2833384</text:p>
          </table:table-cell>
          <table:table-cell office:value-type="float" office:value="1347.4" calcext:value-type="float">
            <text:p>1347,4</text:p>
          </table:table-cell>
          <table:table-cell office:value-type="float" office:value="93.268" calcext:value-type="float">
            <text:p>93,27</text:p>
          </table:table-cell>
          <table:table-cell office:value-type="float" office:value="95.198" calcext:value-type="float">
            <text:p>95,2</text:p>
          </table:table-cell>
          <table:table-cell table:style-name="ce2" office:value-type="float" office:value="5.332" calcext:value-type="float">
            <text:p>5,33</text:p>
          </table:table-cell>
          <table:table-cell table:style-name="ce2" office:value-type="float" office:value="4.4426" calcext:value-type="float">
            <text:p>4,44</text:p>
          </table:table-cell>
        </table:table-row>
        <table:table-row table:style-name="ro3">
          <table:table-cell table:style-name="ce3" office:value-type="date" office:date-value="2004-07-30" calcext:value-type="date">
            <text:p>30.07.2004</text:p>
          </table:table-cell>
          <table:table-cell office:value-type="float" office:value="2834795" calcext:value-type="float">
            <text:p>2834795</text:p>
          </table:table-cell>
          <table:table-cell office:value-type="float" office:value="1338.5" calcext:value-type="float">
            <text:p>1338,5</text:p>
          </table:table-cell>
          <table:table-cell office:value-type="float" office:value="93.468" calcext:value-type="float">
            <text:p>93,47</text:p>
          </table:table-cell>
          <table:table-cell office:value-type="float" office:value="95.348" calcext:value-type="float">
            <text:p>95,35</text:p>
          </table:table-cell>
          <table:table-cell table:style-name="ce2" office:value-type="float" office:value="5.191" calcext:value-type="float">
            <text:p>5,19</text:p>
          </table:table-cell>
          <table:table-cell table:style-name="ce2" office:value-type="float" office:value="4.3396" calcext:value-type="float">
            <text:p>4,34</text:p>
          </table:table-cell>
        </table:table-row>
        <table:table-row table:style-name="ro3">
          <table:table-cell table:style-name="ce3" office:value-type="date" office:date-value="2004-08-31" calcext:value-type="date">
            <text:p>31.08.2004</text:p>
          </table:table-cell>
          <table:table-cell office:value-type="float" office:value="2795674" calcext:value-type="float">
            <text:p>2795674</text:p>
          </table:table-cell>
          <table:table-cell office:value-type="float" office:value="1352.2" calcext:value-type="float">
            <text:p>1352,2</text:p>
          </table:table-cell>
          <table:table-cell office:value-type="float" office:value="93.667" calcext:value-type="float">
            <text:p>93,67</text:p>
          </table:table-cell>
          <table:table-cell office:value-type="float" office:value="95.498" calcext:value-type="float">
            <text:p>95,5</text:p>
          </table:table-cell>
          <table:table-cell table:style-name="ce2" office:value-type="float" office:value="4.96" calcext:value-type="float">
            <text:p>4,96</text:p>
          </table:table-cell>
          <table:table-cell table:style-name="ce2" office:value-type="float" office:value="4.1679" calcext:value-type="float">
            <text:p>4,17</text:p>
          </table:table-cell>
        </table:table-row>
        <table:table-row table:style-name="ro3">
          <table:table-cell table:style-name="ce3" office:value-type="date" office:date-value="2004-09-30" calcext:value-type="date">
            <text:p>30.09.2004</text:p>
          </table:table-cell>
          <table:table-cell office:value-type="float" office:value="2857107" calcext:value-type="float">
            <text:p>2857107</text:p>
          </table:table-cell>
          <table:table-cell office:value-type="float" office:value="1348.8" calcext:value-type="float">
            <text:p>1348,8</text:p>
          </table:table-cell>
          <table:table-cell office:value-type="float" office:value="93.864" calcext:value-type="float">
            <text:p>93,86</text:p>
          </table:table-cell>
          <table:table-cell office:value-type="float" office:value="95.648" calcext:value-type="float">
            <text:p>95,65</text:p>
          </table:table-cell>
          <table:table-cell table:style-name="ce2" office:value-type="float" office:value="4.753" calcext:value-type="float">
            <text:p>4,75</text:p>
          </table:table-cell>
          <table:table-cell table:style-name="ce2" office:value-type="float" office:value="4.114" calcext:value-type="float">
            <text:p>4,11</text:p>
          </table:table-cell>
        </table:table-row>
        <table:table-row table:style-name="ro3">
          <table:table-cell table:style-name="ce3" office:value-type="date" office:date-value="2004-10-29" calcext:value-type="date">
            <text:p>29.10.2004</text:p>
          </table:table-cell>
          <table:table-cell office:value-type="float" office:value="2865999" calcext:value-type="float">
            <text:p>2865999</text:p>
          </table:table-cell>
          <table:table-cell office:value-type="float" office:value="1351" calcext:value-type="float">
            <text:p>1351</text:p>
          </table:table-cell>
          <table:table-cell office:value-type="float" office:value="94.059" calcext:value-type="float">
            <text:p>94,06</text:p>
          </table:table-cell>
          <table:table-cell office:value-type="float" office:value="95.799" calcext:value-type="float">
            <text:p>95,8</text:p>
          </table:table-cell>
          <table:table-cell table:style-name="ce2" office:value-type="float" office:value="4.625" calcext:value-type="float">
            <text:p>4,63</text:p>
          </table:table-cell>
          <table:table-cell table:style-name="ce2" office:value-type="float" office:value="3.9794" calcext:value-type="float">
            <text:p>3,98</text:p>
          </table:table-cell>
        </table:table-row>
        <table:table-row table:style-name="ro3">
          <table:table-cell table:style-name="ce3" office:value-type="date" office:date-value="2004-11-30" calcext:value-type="date">
            <text:p>30.11.2004</text:p>
          </table:table-cell>
          <table:table-cell office:value-type="float" office:value="2913705" calcext:value-type="float">
            <text:p>2913705</text:p>
          </table:table-cell>
          <table:table-cell office:value-type="float" office:value="1370.7" calcext:value-type="float">
            <text:p>1370,7</text:p>
          </table:table-cell>
          <table:table-cell office:value-type="float" office:value="94.253" calcext:value-type="float">
            <text:p>94,25</text:p>
          </table:table-cell>
          <table:table-cell office:value-type="float" office:value="95.949" calcext:value-type="float">
            <text:p>95,95</text:p>
          </table:table-cell>
          <table:table-cell table:style-name="ce2" office:value-type="float" office:value="4.948" calcext:value-type="float">
            <text:p>4,95</text:p>
          </table:table-cell>
          <table:table-cell table:style-name="ce2" office:value-type="float" office:value="3.8687" calcext:value-type="float">
            <text:p>3,87</text:p>
          </table:table-cell>
        </table:table-row>
        <table:table-row table:style-name="ro3">
          <table:table-cell table:style-name="ce3" office:value-type="date" office:date-value="2004-12-31" calcext:value-type="date">
            <text:p>31.12.2004</text:p>
          </table:table-cell>
          <table:table-cell office:value-type="float" office:value="2948883" calcext:value-type="float">
            <text:p>2948883</text:p>
          </table:table-cell>
          <table:table-cell office:value-type="float" office:value="1401.2" calcext:value-type="float">
            <text:p>1401,2</text:p>
          </table:table-cell>
          <table:table-cell office:value-type="float" office:value="94.444" calcext:value-type="float">
            <text:p>94,44</text:p>
          </table:table-cell>
          <table:table-cell office:value-type="float" office:value="96.1" calcext:value-type="float">
            <text:p>96,1</text:p>
          </table:table-cell>
          <table:table-cell table:style-name="ce2" office:value-type="float" office:value="4.805" calcext:value-type="float">
            <text:p>4,81</text:p>
          </table:table-cell>
          <table:table-cell table:style-name="ce2" office:value-type="float" office:value="3.6893" calcext:value-type="float">
            <text:p>3,69</text:p>
          </table:table-cell>
        </table:table-row>
        <table:table-row table:style-name="ro3">
          <table:table-cell table:style-name="ce3" office:value-type="date" office:date-value="2005-01-31" calcext:value-type="date">
            <text:p>31.01.2005</text:p>
          </table:table-cell>
          <table:table-cell office:value-type="float" office:value="2965989" calcext:value-type="float">
            <text:p>2965989</text:p>
          </table:table-cell>
          <table:table-cell office:value-type="float" office:value="1361.2" calcext:value-type="float">
            <text:p>1361,2</text:p>
          </table:table-cell>
          <table:table-cell office:value-type="float" office:value="94.634" calcext:value-type="float">
            <text:p>94,63</text:p>
          </table:table-cell>
          <table:table-cell office:value-type="float" office:value="96.25" calcext:value-type="float">
            <text:p>96,25</text:p>
          </table:table-cell>
          <table:table-cell table:style-name="ce2" office:value-type="float" office:value="4.706" calcext:value-type="float">
            <text:p>4,71</text:p>
          </table:table-cell>
          <table:table-cell table:style-name="ce2" office:value-type="float" office:value="3.6336" calcext:value-type="float">
            <text:p>3,63</text:p>
          </table:table-cell>
        </table:table-row>
        <table:table-row table:style-name="ro3">
          <table:table-cell table:style-name="ce3" office:value-type="date" office:date-value="2005-02-28" calcext:value-type="date">
            <text:p>28.02.2005</text:p>
          </table:table-cell>
          <table:table-cell office:value-type="float" office:value="2970119" calcext:value-type="float">
            <text:p>2970119</text:p>
          </table:table-cell>
          <table:table-cell office:value-type="float" office:value="1354.7" calcext:value-type="float">
            <text:p>1354,7</text:p>
          </table:table-cell>
          <table:table-cell office:value-type="float" office:value="94.821" calcext:value-type="float">
            <text:p>94,82</text:p>
          </table:table-cell>
          <table:table-cell office:value-type="float" office:value="96.4" calcext:value-type="float">
            <text:p>96,4</text:p>
          </table:table-cell>
          <table:table-cell table:style-name="ce2" office:value-type="float" office:value="4.918" calcext:value-type="float">
            <text:p>4,92</text:p>
          </table:table-cell>
          <table:table-cell table:style-name="ce2" office:value-type="float" office:value="3.6153" calcext:value-type="float">
            <text:p>3,62</text:p>
          </table:table-cell>
        </table:table-row>
        <table:table-row table:style-name="ro3">
          <table:table-cell table:style-name="ce3" office:value-type="date" office:date-value="2005-03-31" calcext:value-type="date">
            <text:p>31.03.2005</text:p>
          </table:table-cell>
          <table:table-cell office:value-type="float" office:value="2997572" calcext:value-type="float">
            <text:p>2997572</text:p>
          </table:table-cell>
          <table:table-cell office:value-type="float" office:value="1381.4" calcext:value-type="float">
            <text:p>1381,4</text:p>
          </table:table-cell>
          <table:table-cell office:value-type="float" office:value="95.006" calcext:value-type="float">
            <text:p>95,01</text:p>
          </table:table-cell>
          <table:table-cell office:value-type="float" office:value="96.55" calcext:value-type="float">
            <text:p>96,55</text:p>
          </table:table-cell>
          <table:table-cell table:style-name="ce2" office:value-type="float" office:value="5.056" calcext:value-type="float">
            <text:p>5,06</text:p>
          </table:table-cell>
          <table:table-cell table:style-name="ce2" office:value-type="float" office:value="3.7625" calcext:value-type="float">
            <text:p>3,76</text:p>
          </table:table-cell>
        </table:table-row>
        <table:table-row table:style-name="ro3">
          <table:table-cell table:style-name="ce3" office:value-type="date" office:date-value="2005-04-29" calcext:value-type="date">
            <text:p>29.04.2005</text:p>
          </table:table-cell>
          <table:table-cell office:value-type="float" office:value="3031049" calcext:value-type="float">
            <text:p>3031049</text:p>
          </table:table-cell>
          <table:table-cell office:value-type="float" office:value="1369" calcext:value-type="float">
            <text:p>1369</text:p>
          </table:table-cell>
          <table:table-cell office:value-type="float" office:value="95.188" calcext:value-type="float">
            <text:p>95,19</text:p>
          </table:table-cell>
          <table:table-cell office:value-type="float" office:value="96.699" calcext:value-type="float">
            <text:p>96,7</text:p>
          </table:table-cell>
          <table:table-cell table:style-name="ce2" office:value-type="float" office:value="4.745" calcext:value-type="float">
            <text:p>4,75</text:p>
          </table:table-cell>
          <table:table-cell table:style-name="ce2" office:value-type="float" office:value="3.5709" calcext:value-type="float">
            <text:p>3,57</text:p>
          </table:table-cell>
        </table:table-row>
        <table:table-row table:style-name="ro3">
          <table:table-cell table:style-name="ce3" office:value-type="date" office:date-value="2005-05-31" calcext:value-type="date">
            <text:p>31.05.2005</text:p>
          </table:table-cell>
          <table:table-cell office:value-type="float" office:value="3064079" calcext:value-type="float">
            <text:p>3064079</text:p>
          </table:table-cell>
          <table:table-cell office:value-type="float" office:value="1369.1" calcext:value-type="float">
            <text:p>1369,1</text:p>
          </table:table-cell>
          <table:table-cell office:value-type="float" office:value="95.368" calcext:value-type="float">
            <text:p>95,37</text:p>
          </table:table-cell>
          <table:table-cell office:value-type="float" office:value="96.848" calcext:value-type="float">
            <text:p>96,85</text:p>
          </table:table-cell>
          <table:table-cell table:style-name="ce2" office:value-type="float" office:value="4.515" calcext:value-type="float">
            <text:p>4,52</text:p>
          </table:table-cell>
          <table:table-cell table:style-name="ce2" office:value-type="float" office:value="3.4074" calcext:value-type="float">
            <text:p>3,41</text:p>
          </table:table-cell>
        </table:table-row>
        <table:table-row table:style-name="ro3">
          <table:table-cell table:style-name="ce3" office:value-type="date" office:date-value="2005-06-30" calcext:value-type="date">
            <text:p>30.06.2005</text:p>
          </table:table-cell>
          <table:table-cell office:value-type="float" office:value="3304862" calcext:value-type="float">
            <text:p>3304862</text:p>
          </table:table-cell>
          <table:table-cell office:value-type="float" office:value="1384" calcext:value-type="float">
            <text:p>1384</text:p>
          </table:table-cell>
          <table:table-cell office:value-type="float" office:value="95.545" calcext:value-type="float">
            <text:p>95,55</text:p>
          </table:table-cell>
          <table:table-cell office:value-type="float" office:value="96.996" calcext:value-type="float">
            <text:p>97</text:p>
          </table:table-cell>
          <table:table-cell table:style-name="ce2" office:value-type="float" office:value="4.413" calcext:value-type="float">
            <text:p>4,41</text:p>
          </table:table-cell>
          <table:table-cell table:style-name="ce2" office:value-type="float" office:value="3.2541" calcext:value-type="float">
            <text:p>3,25</text:p>
          </table:table-cell>
        </table:table-row>
        <table:table-row table:style-name="ro3">
          <table:table-cell table:style-name="ce3" office:value-type="date" office:date-value="2005-07-29" calcext:value-type="date">
            <text:p>29.07.2005</text:p>
          </table:table-cell>
          <table:table-cell office:value-type="float" office:value="3320881" calcext:value-type="float">
            <text:p>3320881</text:p>
          </table:table-cell>
          <table:table-cell office:value-type="float" office:value="1365" calcext:value-type="float">
            <text:p>1365</text:p>
          </table:table-cell>
          <table:table-cell office:value-type="float" office:value="95.719" calcext:value-type="float">
            <text:p>95,72</text:p>
          </table:table-cell>
          <table:table-cell office:value-type="float" office:value="97.143" calcext:value-type="float">
            <text:p>97,14</text:p>
          </table:table-cell>
          <table:table-cell table:style-name="ce2" office:value-type="float" office:value="4.806" calcext:value-type="float">
            <text:p>4,81</text:p>
          </table:table-cell>
          <table:table-cell table:style-name="ce2" office:value-type="float" office:value="3.316" calcext:value-type="float">
            <text:p>3,32</text:p>
          </table:table-cell>
        </table:table-row>
        <table:table-row table:style-name="ro3">
          <table:table-cell table:style-name="ce3" office:value-type="date" office:date-value="2005-08-31" calcext:value-type="date">
            <text:p>31.08.2005</text:p>
          </table:table-cell>
          <table:table-cell office:value-type="float" office:value="3269142" calcext:value-type="float">
            <text:p>3269142</text:p>
          </table:table-cell>
          <table:table-cell office:value-type="float" office:value="1376.5" calcext:value-type="float">
            <text:p>1376,5</text:p>
          </table:table-cell>
          <table:table-cell office:value-type="float" office:value="95.89" calcext:value-type="float">
            <text:p>95,89</text:p>
          </table:table-cell>
          <table:table-cell office:value-type="float" office:value="97.289" calcext:value-type="float">
            <text:p>97,29</text:p>
          </table:table-cell>
          <table:table-cell table:style-name="ce2" office:value-type="float" office:value="4.654" calcext:value-type="float">
            <text:p>4,65</text:p>
          </table:table-cell>
          <table:table-cell table:style-name="ce2" office:value-type="float" office:value="3.3155" calcext:value-type="float">
            <text:p>3,32</text:p>
          </table:table-cell>
        </table:table-row>
        <table:table-row table:style-name="ro3">
          <table:table-cell table:style-name="ce3" office:value-type="date" office:date-value="2005-09-30" calcext:value-type="date">
            <text:p>30.09.2005</text:p>
          </table:table-cell>
          <table:table-cell office:value-type="float" office:value="3323148" calcext:value-type="float">
            <text:p>3323148</text:p>
          </table:table-cell>
          <table:table-cell office:value-type="float" office:value="1363.2" calcext:value-type="float">
            <text:p>1363,2</text:p>
          </table:table-cell>
          <table:table-cell office:value-type="float" office:value="96.057" calcext:value-type="float">
            <text:p>96,06</text:p>
          </table:table-cell>
          <table:table-cell office:value-type="float" office:value="97.434" calcext:value-type="float">
            <text:p>97,43</text:p>
          </table:table-cell>
          <table:table-cell table:style-name="ce2" office:value-type="float" office:value="4.861" calcext:value-type="float">
            <text:p>4,86</text:p>
          </table:table-cell>
          <table:table-cell table:style-name="ce2" office:value-type="float" office:value="3.1555" calcext:value-type="float">
            <text:p>3,16</text:p>
          </table:table-cell>
        </table:table-row>
        <table:table-row table:style-name="ro3">
          <table:table-cell table:style-name="ce3" office:value-type="date" office:date-value="2005-10-31" calcext:value-type="date">
            <text:p>31.10.2005</text:p>
          </table:table-cell>
          <table:table-cell office:value-type="float" office:value="3349922" calcext:value-type="float">
            <text:p>3349922</text:p>
          </table:table-cell>
          <table:table-cell office:value-type="float" office:value="1365.1" calcext:value-type="float">
            <text:p>1365,1</text:p>
          </table:table-cell>
          <table:table-cell office:value-type="float" office:value="96.222" calcext:value-type="float">
            <text:p>96,22</text:p>
          </table:table-cell>
          <table:table-cell office:value-type="float" office:value="97.578" calcext:value-type="float">
            <text:p>97,58</text:p>
          </table:table-cell>
          <table:table-cell table:style-name="ce2" office:value-type="float" office:value="5.177" calcext:value-type="float">
            <text:p>5,18</text:p>
          </table:table-cell>
          <table:table-cell table:style-name="ce2" office:value-type="float" office:value="3.3234" calcext:value-type="float">
            <text:p>3,32</text:p>
          </table:table-cell>
        </table:table-row>
        <table:table-row table:style-name="ro3">
          <table:table-cell table:style-name="ce3" office:value-type="date" office:date-value="2005-11-30" calcext:value-type="date">
            <text:p>30.11.2005</text:p>
          </table:table-cell>
          <table:table-cell office:value-type="float" office:value="3379139" calcext:value-type="float">
            <text:p>3379139</text:p>
          </table:table-cell>
          <table:table-cell office:value-type="float" office:value="1373.2" calcext:value-type="float">
            <text:p>1373,2</text:p>
          </table:table-cell>
          <table:table-cell office:value-type="float" office:value="96.382" calcext:value-type="float">
            <text:p>96,38</text:p>
          </table:table-cell>
          <table:table-cell office:value-type="float" office:value="97.721" calcext:value-type="float">
            <text:p>97,72</text:p>
          </table:table-cell>
          <table:table-cell table:style-name="ce2" office:value-type="float" office:value="5.137" calcext:value-type="float">
            <text:p>5,14</text:p>
          </table:table-cell>
          <table:table-cell table:style-name="ce2" office:value-type="float" office:value="3.5273" calcext:value-type="float">
            <text:p>3,53</text:p>
          </table:table-cell>
        </table:table-row>
        <table:table-row table:style-name="ro3">
          <table:table-cell table:style-name="ce3" office:value-type="date" office:date-value="2005-12-30" calcext:value-type="date">
            <text:p>30.12.2005</text:p>
          </table:table-cell>
          <table:table-cell office:value-type="float" office:value="3482137" calcext:value-type="float">
            <text:p>3482137</text:p>
          </table:table-cell>
          <table:table-cell office:value-type="float" office:value="1396.9" calcext:value-type="float">
            <text:p>1396,9</text:p>
          </table:table-cell>
          <table:table-cell office:value-type="float" office:value="96.54" calcext:value-type="float">
            <text:p>96,54</text:p>
          </table:table-cell>
          <table:table-cell office:value-type="float" office:value="97.862" calcext:value-type="float">
            <text:p>97,86</text:p>
          </table:table-cell>
          <table:table-cell table:style-name="ce2" office:value-type="float" office:value="5.051" calcext:value-type="float">
            <text:p>5,05</text:p>
          </table:table-cell>
          <table:table-cell table:style-name="ce2" office:value-type="float" office:value="3.409" calcext:value-type="float">
            <text:p>3,41</text:p>
          </table:table-cell>
        </table:table-row>
        <table:table-row table:style-name="ro3">
          <table:table-cell table:style-name="ce3" office:value-type="date" office:date-value="2006-01-31" calcext:value-type="date">
            <text:p>31.01.2006</text:p>
          </table:table-cell>
          <table:table-cell office:value-type="float" office:value="3444339" calcext:value-type="float">
            <text:p>3444339</text:p>
          </table:table-cell>
          <table:table-cell office:value-type="float" office:value="1375.2" calcext:value-type="float">
            <text:p>1375,2</text:p>
          </table:table-cell>
          <table:table-cell office:value-type="float" office:value="96.693" calcext:value-type="float">
            <text:p>96,69</text:p>
          </table:table-cell>
          <table:table-cell office:value-type="float" office:value="98.001" calcext:value-type="float">
            <text:p>98</text:p>
          </table:table-cell>
          <table:table-cell table:style-name="ce2" office:value-type="float" office:value="5.11" calcext:value-type="float">
            <text:p>5,11</text:p>
          </table:table-cell>
          <table:table-cell table:style-name="ce2" office:value-type="float" office:value="3.3927" calcext:value-type="float">
            <text:p>3,39</text:p>
          </table:table-cell>
        </table:table-row>
        <table:table-row table:style-name="ro3">
          <table:table-cell table:style-name="ce3" office:value-type="date" office:date-value="2006-02-28" calcext:value-type="date">
            <text:p>28.02.2006</text:p>
          </table:table-cell>
          <table:table-cell office:value-type="float" office:value="3442605" calcext:value-type="float">
            <text:p>3442605</text:p>
          </table:table-cell>
          <table:table-cell office:value-type="float" office:value="1361.7" calcext:value-type="float">
            <text:p>1361,7</text:p>
          </table:table-cell>
          <table:table-cell office:value-type="float" office:value="96.843" calcext:value-type="float">
            <text:p>96,84</text:p>
          </table:table-cell>
          <table:table-cell office:value-type="float" office:value="98.138" calcext:value-type="float">
            <text:p>98,14</text:p>
          </table:table-cell>
          <table:table-cell table:style-name="ce2" office:value-type="float" office:value="5.134" calcext:value-type="float">
            <text:p>5,13</text:p>
          </table:table-cell>
          <table:table-cell table:style-name="ce2" office:value-type="float" office:value="3.551" calcext:value-type="float">
            <text:p>3,55</text:p>
          </table:table-cell>
        </table:table-row>
        <table:table-row table:style-name="ro3">
          <table:table-cell table:style-name="ce3" office:value-type="date" office:date-value="2006-03-31" calcext:value-type="date">
            <text:p>31.03.2006</text:p>
          </table:table-cell>
          <table:table-cell office:value-type="float" office:value="3469610" calcext:value-type="float">
            <text:p>3469610</text:p>
          </table:table-cell>
          <table:table-cell office:value-type="float" office:value="1394.4" calcext:value-type="float">
            <text:p>1394,4</text:p>
          </table:table-cell>
          <table:table-cell office:value-type="float" office:value="96.989" calcext:value-type="float">
            <text:p>96,99</text:p>
          </table:table-cell>
          <table:table-cell office:value-type="float" office:value="98.273" calcext:value-type="float">
            <text:p>98,27</text:p>
          </table:table-cell>
          <table:table-cell table:style-name="ce2" office:value-type="float" office:value="5.48" calcext:value-type="float">
            <text:p>5,48</text:p>
          </table:table-cell>
          <table:table-cell table:style-name="ce2" office:value-type="float" office:value="3.7312" calcext:value-type="float">
            <text:p>3,73</text:p>
          </table:table-cell>
        </table:table-row>
        <table:table-row table:style-name="ro3">
          <table:table-cell table:style-name="ce3" office:value-type="date" office:date-value="2006-04-28" calcext:value-type="date">
            <text:p>28.04.2006</text:p>
          </table:table-cell>
          <table:table-cell office:value-type="float" office:value="3534458" calcext:value-type="float">
            <text:p>3534458</text:p>
          </table:table-cell>
          <table:table-cell office:value-type="float" office:value="1393.3" calcext:value-type="float">
            <text:p>1393,3</text:p>
          </table:table-cell>
          <table:table-cell office:value-type="float" office:value="97.131" calcext:value-type="float">
            <text:p>97,13</text:p>
          </table:table-cell>
          <table:table-cell office:value-type="float" office:value="98.406" calcext:value-type="float">
            <text:p>98,41</text:p>
          </table:table-cell>
          <table:table-cell table:style-name="ce2" office:value-type="float" office:value="5.762" calcext:value-type="float">
            <text:p>5,76</text:p>
          </table:table-cell>
          <table:table-cell table:style-name="ce2" office:value-type="float" office:value="4.0116" calcext:value-type="float">
            <text:p>4,01</text:p>
          </table:table-cell>
        </table:table-row>
        <table:table-row table:style-name="ro3">
          <table:table-cell table:style-name="ce3" office:value-type="date" office:date-value="2006-05-31" calcext:value-type="date">
            <text:p>31.05.2006</text:p>
          </table:table-cell>
          <table:table-cell office:value-type="float" office:value="3552068" calcext:value-type="float">
            <text:p>3552068</text:p>
          </table:table-cell>
          <table:table-cell office:value-type="float" office:value="1391.8" calcext:value-type="float">
            <text:p>1391,8</text:p>
          </table:table-cell>
          <table:table-cell office:value-type="float" office:value="97.269" calcext:value-type="float">
            <text:p>97,27</text:p>
          </table:table-cell>
          <table:table-cell office:value-type="float" office:value="98.536" calcext:value-type="float">
            <text:p>98,54</text:p>
          </table:table-cell>
          <table:table-cell table:style-name="ce2" office:value-type="float" office:value="5.751" calcext:value-type="float">
            <text:p>5,75</text:p>
          </table:table-cell>
          <table:table-cell table:style-name="ce2" office:value-type="float" office:value="4.0603" calcext:value-type="float">
            <text:p>4,06</text:p>
          </table:table-cell>
        </table:table-row>
        <table:table-row table:style-name="ro3">
          <table:table-cell table:style-name="ce3" office:value-type="date" office:date-value="2006-06-30" calcext:value-type="date">
            <text:p>30.06.2006</text:p>
          </table:table-cell>
          <table:table-cell office:value-type="float" office:value="3600681" calcext:value-type="float">
            <text:p>3600681</text:p>
          </table:table-cell>
          <table:table-cell office:value-type="float" office:value="1378.7" calcext:value-type="float">
            <text:p>1378,7</text:p>
          </table:table-cell>
          <table:table-cell office:value-type="float" office:value="97.403" calcext:value-type="float">
            <text:p>97,4</text:p>
          </table:table-cell>
          <table:table-cell office:value-type="float" office:value="98.664" calcext:value-type="float">
            <text:p>98,66</text:p>
          </table:table-cell>
          <table:table-cell table:style-name="ce2" office:value-type="float" office:value="5.831" calcext:value-type="float">
            <text:p>5,83</text:p>
          </table:table-cell>
          <table:table-cell table:style-name="ce2" office:value-type="float" office:value="4.0751" calcext:value-type="float">
            <text:p>4,08</text:p>
          </table:table-cell>
        </table:table-row>
        <table:table-row table:style-name="ro3">
          <table:table-cell table:style-name="ce3" office:value-type="date" office:date-value="2006-07-31" calcext:value-type="date">
            <text:p>31.07.2006</text:p>
          </table:table-cell>
          <table:table-cell office:value-type="float" office:value="3574988" calcext:value-type="float">
            <text:p>3574988</text:p>
          </table:table-cell>
          <table:table-cell office:value-type="float" office:value="1368.2" calcext:value-type="float">
            <text:p>1368,2</text:p>
          </table:table-cell>
          <table:table-cell office:value-type="float" office:value="97.533" calcext:value-type="float">
            <text:p>97,53</text:p>
          </table:table-cell>
          <table:table-cell office:value-type="float" office:value="98.788" calcext:value-type="float">
            <text:p>98,79</text:p>
          </table:table-cell>
          <table:table-cell table:style-name="ce2" office:value-type="float" office:value="5.642" calcext:value-type="float">
            <text:p>5,64</text:p>
          </table:table-cell>
          <table:table-cell table:style-name="ce2" office:value-type="float" office:value="4.0963" calcext:value-type="float">
            <text:p>4,1</text:p>
          </table:table-cell>
        </table:table-row>
        <table:table-row table:style-name="ro3">
          <table:table-cell table:style-name="ce3" office:value-type="date" office:date-value="2006-08-31" calcext:value-type="date">
            <text:p>31.08.2006</text:p>
          </table:table-cell>
          <table:table-cell office:value-type="float" office:value="3518324" calcext:value-type="float">
            <text:p>3518324</text:p>
          </table:table-cell>
          <table:table-cell office:value-type="float" office:value="1370.2" calcext:value-type="float">
            <text:p>1370,2</text:p>
          </table:table-cell>
          <table:table-cell office:value-type="float" office:value="97.659" calcext:value-type="float">
            <text:p>97,66</text:p>
          </table:table-cell>
          <table:table-cell office:value-type="float" office:value="98.91" calcext:value-type="float">
            <text:p>98,91</text:p>
          </table:table-cell>
          <table:table-cell table:style-name="ce2" office:value-type="float" office:value="5.379" calcext:value-type="float">
            <text:p>5,38</text:p>
          </table:table-cell>
          <table:table-cell table:style-name="ce2" office:value-type="float" office:value="3.9682" calcext:value-type="float">
            <text:p>3,97</text:p>
          </table:table-cell>
        </table:table-row>
        <table:table-row table:style-name="ro3">
          <table:table-cell table:style-name="ce3" office:value-type="date" office:date-value="2006-09-29" calcext:value-type="date">
            <text:p>29.09.2006</text:p>
          </table:table-cell>
          <table:table-cell office:value-type="float" office:value="3583870" calcext:value-type="float">
            <text:p>3583870</text:p>
          </table:table-cell>
          <table:table-cell office:value-type="float" office:value="1347" calcext:value-type="float">
            <text:p>1347</text:p>
          </table:table-cell>
          <table:table-cell office:value-type="float" office:value="97.78" calcext:value-type="float">
            <text:p>97,78</text:p>
          </table:table-cell>
          <table:table-cell office:value-type="float" office:value="99.028" calcext:value-type="float">
            <text:p>99,03</text:p>
          </table:table-cell>
          <table:table-cell table:style-name="ce2" office:value-type="float" office:value="5.254" calcext:value-type="float">
            <text:p>5,25</text:p>
          </table:table-cell>
          <table:table-cell table:style-name="ce2" office:value-type="float" office:value="3.8398" calcext:value-type="float">
            <text:p>3,84</text:p>
          </table:table-cell>
        </table:table-row>
        <table:table-row table:style-name="ro3">
          <table:table-cell table:style-name="ce3" office:value-type="date" office:date-value="2006-10-31" calcext:value-type="date">
            <text:p>31.10.2006</text:p>
          </table:table-cell>
          <table:table-cell office:value-type="float" office:value="3566556" calcext:value-type="float">
            <text:p>3566556</text:p>
          </table:table-cell>
          <table:table-cell office:value-type="float" office:value="1359.9" calcext:value-type="float">
            <text:p>1359,9</text:p>
          </table:table-cell>
          <table:table-cell office:value-type="float" office:value="97.898" calcext:value-type="float">
            <text:p>97,9</text:p>
          </table:table-cell>
          <table:table-cell office:value-type="float" office:value="99.143" calcext:value-type="float">
            <text:p>99,14</text:p>
          </table:table-cell>
          <table:table-cell table:style-name="ce2" office:value-type="float" office:value="5.217" calcext:value-type="float">
            <text:p>5,22</text:p>
          </table:table-cell>
          <table:table-cell table:style-name="ce2" office:value-type="float" office:value="3.8813" calcext:value-type="float">
            <text:p>3,88</text:p>
          </table:table-cell>
        </table:table-row>
        <table:table-row table:style-name="ro3">
          <table:table-cell table:style-name="ce3" office:value-type="date" office:date-value="2006-11-30" calcext:value-type="date">
            <text:p>30.11.2006</text:p>
          </table:table-cell>
          <table:table-cell office:value-type="float" office:value="3612793" calcext:value-type="float">
            <text:p>3612793</text:p>
          </table:table-cell>
          <table:table-cell office:value-type="float" office:value="1368.2" calcext:value-type="float">
            <text:p>1368,2</text:p>
          </table:table-cell>
          <table:table-cell office:value-type="float" office:value="98.011" calcext:value-type="float">
            <text:p>98,01</text:p>
          </table:table-cell>
          <table:table-cell office:value-type="float" office:value="99.254" calcext:value-type="float">
            <text:p>99,25</text:p>
          </table:table-cell>
          <table:table-cell table:style-name="ce2" office:value-type="float" office:value="5.021" calcext:value-type="float">
            <text:p>5,02</text:p>
          </table:table-cell>
          <table:table-cell table:style-name="ce2" office:value-type="float" office:value="3.8041" calcext:value-type="float">
            <text:p>3,8</text:p>
          </table:table-cell>
        </table:table-row>
        <table:table-row table:style-name="ro3">
          <table:table-cell table:style-name="ce3" office:value-type="date" office:date-value="2006-12-29" calcext:value-type="date">
            <text:p>29.12.2006</text:p>
          </table:table-cell>
          <table:table-cell office:value-type="float" office:value="3758611" calcext:value-type="float">
            <text:p>3758611</text:p>
          </table:table-cell>
          <table:table-cell office:value-type="float" office:value="1387.3" calcext:value-type="float">
            <text:p>1387,3</text:p>
          </table:table-cell>
          <table:table-cell office:value-type="float" office:value="98.12" calcext:value-type="float">
            <text:p>98,12</text:p>
          </table:table-cell>
          <table:table-cell office:value-type="float" office:value="99.362" calcext:value-type="float">
            <text:p>99,36</text:p>
          </table:table-cell>
          <table:table-cell table:style-name="ce2" office:value-type="float" office:value="5.261" calcext:value-type="float">
            <text:p>5,26</text:p>
          </table:table-cell>
          <table:table-cell table:style-name="ce2" office:value-type="float" office:value="3.9026" calcext:value-type="float">
            <text:p>3,9</text:p>
          </table:table-cell>
        </table:table-row>
        <table:table-row table:style-name="ro3">
          <table:table-cell table:style-name="ce3" office:value-type="date" office:date-value="2007-01-31" calcext:value-type="date">
            <text:p>31.01.2007</text:p>
          </table:table-cell>
          <table:table-cell office:value-type="float" office:value="3685739" calcext:value-type="float">
            <text:p>3685739</text:p>
          </table:table-cell>
          <table:table-cell office:value-type="float" office:value="1368.6" calcext:value-type="float">
            <text:p>1368,6</text:p>
          </table:table-cell>
          <table:table-cell office:value-type="float" office:value="98.225" calcext:value-type="float">
            <text:p>98,23</text:p>
          </table:table-cell>
          <table:table-cell office:value-type="float" office:value="99.465" calcext:value-type="float">
            <text:p>99,47</text:p>
          </table:table-cell>
          <table:table-cell table:style-name="ce2" office:value-type="float" office:value="5.42" calcext:value-type="float">
            <text:p>5,42</text:p>
          </table:table-cell>
          <table:table-cell table:style-name="ce2" office:value-type="float" office:value="4.1028" calcext:value-type="float">
            <text:p>4,1</text:p>
          </table:table-cell>
        </table:table-row>
        <table:table-row table:style-name="ro3">
          <table:table-cell table:style-name="ce3" office:value-type="date" office:date-value="2007-02-28" calcext:value-type="date">
            <text:p>28.02.2007</text:p>
          </table:table-cell>
          <table:table-cell office:value-type="float" office:value="3678110" calcext:value-type="float">
            <text:p>3678110</text:p>
          </table:table-cell>
          <table:table-cell office:value-type="float" office:value="1347" calcext:value-type="float">
            <text:p>1347</text:p>
          </table:table-cell>
          <table:table-cell office:value-type="float" office:value="98.326" calcext:value-type="float">
            <text:p>98,33</text:p>
          </table:table-cell>
          <table:table-cell office:value-type="float" office:value="99.565" calcext:value-type="float">
            <text:p>99,57</text:p>
          </table:table-cell>
          <table:table-cell table:style-name="ce2" office:value-type="float" office:value="5.208" calcext:value-type="float">
            <text:p>5,21</text:p>
          </table:table-cell>
          <table:table-cell table:style-name="ce2" office:value-type="float" office:value="4.1175" calcext:value-type="float">
            <text:p>4,12</text:p>
          </table:table-cell>
        </table:table-row>
        <table:table-row table:style-name="ro3">
          <table:table-cell table:style-name="ce3" office:value-type="date" office:date-value="2007-03-30" calcext:value-type="date">
            <text:p>30.03.2007</text:p>
          </table:table-cell>
          <table:table-cell office:value-type="float" office:value="3738987" calcext:value-type="float">
            <text:p>3738987</text:p>
          </table:table-cell>
          <table:table-cell office:value-type="float" office:value="1377.9" calcext:value-type="float">
            <text:p>1377,9</text:p>
          </table:table-cell>
          <table:table-cell office:value-type="float" office:value="98.423" calcext:value-type="float">
            <text:p>98,42</text:p>
          </table:table-cell>
          <table:table-cell office:value-type="float" office:value="99.66" calcext:value-type="float">
            <text:p>99,66</text:p>
          </table:table-cell>
          <table:table-cell table:style-name="ce2" office:value-type="float" office:value="5.274" calcext:value-type="float">
            <text:p>5,27</text:p>
          </table:table-cell>
          <table:table-cell table:style-name="ce2" office:value-type="float" office:value="4.0227" calcext:value-type="float">
            <text:p>4,02</text:p>
          </table:table-cell>
        </table:table-row>
        <table:table-row table:style-name="ro3">
          <table:table-cell table:style-name="ce3" office:value-type="date" office:date-value="2007-04-30" calcext:value-type="date">
            <text:p>30.04.2007</text:p>
          </table:table-cell>
          <table:table-cell office:value-type="float" office:value="3758614" calcext:value-type="float">
            <text:p>3758614</text:p>
          </table:table-cell>
          <table:table-cell office:value-type="float" office:value="1391.8" calcext:value-type="float">
            <text:p>1391,8</text:p>
          </table:table-cell>
          <table:table-cell office:value-type="float" office:value="98.516" calcext:value-type="float">
            <text:p>98,52</text:p>
          </table:table-cell>
          <table:table-cell office:value-type="float" office:value="99.751" calcext:value-type="float">
            <text:p>99,75</text:p>
          </table:table-cell>
          <table:table-cell table:style-name="ce2" office:value-type="float" office:value="5.266" calcext:value-type="float">
            <text:p>5,27</text:p>
          </table:table-cell>
          <table:table-cell table:style-name="ce2" office:value-type="float" office:value="4.2459" calcext:value-type="float">
            <text:p>4,25</text:p>
          </table:table-cell>
        </table:table-row>
        <table:table-row table:style-name="ro3">
          <table:table-cell table:style-name="ce3" office:value-type="date" office:date-value="2007-05-31" calcext:value-type="date">
            <text:p>31.05.2007</text:p>
          </table:table-cell>
          <table:table-cell office:value-type="float" office:value="3780482" calcext:value-type="float">
            <text:p>3780482</text:p>
          </table:table-cell>
          <table:table-cell office:value-type="float" office:value="1385.1" calcext:value-type="float">
            <text:p>1385,1</text:p>
          </table:table-cell>
          <table:table-cell office:value-type="float" office:value="98.605" calcext:value-type="float">
            <text:p>98,61</text:p>
          </table:table-cell>
          <table:table-cell office:value-type="float" office:value="99.838" calcext:value-type="float">
            <text:p>99,84</text:p>
          </table:table-cell>
          <table:table-cell table:style-name="ce2" office:value-type="float" office:value="5.559" calcext:value-type="float">
            <text:p>5,56</text:p>
          </table:table-cell>
          <table:table-cell table:style-name="ce2" office:value-type="float" office:value="4.3731" calcext:value-type="float">
            <text:p>4,37</text:p>
          </table:table-cell>
        </table:table-row>
        <table:table-row table:style-name="ro3">
          <table:table-cell table:style-name="ce3" office:value-type="date" office:date-value="2007-06-29" calcext:value-type="date">
            <text:p>29.06.2007</text:p>
          </table:table-cell>
          <table:table-cell office:value-type="float" office:value="3849587" calcext:value-type="float">
            <text:p>3849587</text:p>
          </table:table-cell>
          <table:table-cell office:value-type="float" office:value="1370.2" calcext:value-type="float">
            <text:p>1370,2</text:p>
          </table:table-cell>
          <table:table-cell office:value-type="float" office:value="98.69" calcext:value-type="float">
            <text:p>98,69</text:p>
          </table:table-cell>
          <table:table-cell office:value-type="float" office:value="99.92" calcext:value-type="float">
            <text:p>99,92</text:p>
          </table:table-cell>
          <table:table-cell table:style-name="ce2" office:value-type="float" office:value="5.784" calcext:value-type="float">
            <text:p>5,78</text:p>
          </table:table-cell>
          <table:table-cell table:style-name="ce2" office:value-type="float" office:value="4.6608" calcext:value-type="float">
            <text:p>4,66</text:p>
          </table:table-cell>
        </table:table-row>
        <table:table-row table:style-name="ro3">
          <table:table-cell table:style-name="ce3" office:value-type="date" office:date-value="2007-07-31" calcext:value-type="date">
            <text:p>31.07.2007</text:p>
          </table:table-cell>
          <table:table-cell office:value-type="float" office:value="3836225" calcext:value-type="float">
            <text:p>3836225</text:p>
          </table:table-cell>
          <table:table-cell office:value-type="float" office:value="1368.1" calcext:value-type="float">
            <text:p>1368,1</text:p>
          </table:table-cell>
          <table:table-cell office:value-type="float" office:value="98.771" calcext:value-type="float">
            <text:p>98,77</text:p>
          </table:table-cell>
          <table:table-cell office:value-type="float" office:value="99.998" calcext:value-type="float">
            <text:p>100</text:p>
          </table:table-cell>
          <table:table-cell table:style-name="ce2" office:value-type="float" office:value="5.616" calcext:value-type="float">
            <text:p>5,62</text:p>
          </table:table-cell>
          <table:table-cell table:style-name="ce2" office:value-type="float" office:value="4.6284" calcext:value-type="float">
            <text:p>4,63</text:p>
          </table:table-cell>
        </table:table-row>
        <table:table-row table:style-name="ro3">
          <table:table-cell table:style-name="ce3" office:value-type="date" office:date-value="2007-08-31" calcext:value-type="date">
            <text:p>31.08.2007</text:p>
          </table:table-cell>
          <table:table-cell office:value-type="float" office:value="3754392" calcext:value-type="float">
            <text:p>3754392</text:p>
          </table:table-cell>
          <table:table-cell office:value-type="float" office:value="1372.3" calcext:value-type="float">
            <text:p>1372,3</text:p>
          </table:table-cell>
          <table:table-cell office:value-type="float" office:value="98.848" calcext:value-type="float">
            <text:p>98,85</text:p>
          </table:table-cell>
          <table:table-cell office:value-type="float" office:value="100.071" calcext:value-type="float">
            <text:p>100,07</text:p>
          </table:table-cell>
          <table:table-cell table:style-name="ce2" office:value-type="float" office:value="5.34" calcext:value-type="float">
            <text:p>5,34</text:p>
          </table:table-cell>
          <table:table-cell table:style-name="ce2" office:value-type="float" office:value="4.4263" calcext:value-type="float">
            <text:p>4,43</text:p>
          </table:table-cell>
        </table:table-row>
        <table:table-row table:style-name="ro3">
          <table:table-cell table:style-name="ce3" office:value-type="date" office:date-value="2007-09-28" calcext:value-type="date">
            <text:p>28.09.2007</text:p>
          </table:table-cell>
          <table:table-cell office:value-type="float" office:value="3827756" calcext:value-type="float">
            <text:p>3827756</text:p>
          </table:table-cell>
          <table:table-cell office:value-type="float" office:value="1355.8" calcext:value-type="float">
            <text:p>1355,8</text:p>
          </table:table-cell>
          <table:table-cell office:value-type="float" office:value="98.922" calcext:value-type="float">
            <text:p>98,92</text:p>
          </table:table-cell>
          <table:table-cell office:value-type="float" office:value="100.139" calcext:value-type="float">
            <text:p>100,14</text:p>
          </table:table-cell>
          <table:table-cell table:style-name="ce2" office:value-type="float" office:value="5.326" calcext:value-type="float">
            <text:p>5,33</text:p>
          </table:table-cell>
          <table:table-cell table:style-name="ce2" office:value-type="float" office:value="4.3694" calcext:value-type="float">
            <text:p>4,37</text:p>
          </table:table-cell>
        </table:table-row>
        <table:table-row table:style-name="ro3">
          <table:table-cell table:style-name="ce3" office:value-type="date" office:date-value="2007-10-31" calcext:value-type="date">
            <text:p>31.10.2007</text:p>
          </table:table-cell>
          <table:table-cell office:value-type="float" office:value="3796032" calcext:value-type="float">
            <text:p>3796032</text:p>
          </table:table-cell>
          <table:table-cell office:value-type="float" office:value="1368.9" calcext:value-type="float">
            <text:p>1368,9</text:p>
          </table:table-cell>
          <table:table-cell office:value-type="float" office:value="98.993" calcext:value-type="float">
            <text:p>98,99</text:p>
          </table:table-cell>
          <table:table-cell office:value-type="float" office:value="100.204" calcext:value-type="float">
            <text:p>100,2</text:p>
          </table:table-cell>
          <table:table-cell table:style-name="ce2" office:value-type="float" office:value="5.157" calcext:value-type="float">
            <text:p>5,16</text:p>
          </table:table-cell>
          <table:table-cell table:style-name="ce2" office:value-type="float" office:value="4.4002" calcext:value-type="float">
            <text:p>4,4</text:p>
          </table:table-cell>
        </table:table-row>
        <table:table-row table:style-name="ro3">
          <table:table-cell table:style-name="ce3" office:value-type="date" office:date-value="2007-11-30" calcext:value-type="date">
            <text:p>30.11.2007</text:p>
          </table:table-cell>
          <table:table-cell office:value-type="float" office:value="3836516" calcext:value-type="float">
            <text:p>3836516</text:p>
          </table:table-cell>
          <table:table-cell office:value-type="float" office:value="1370" calcext:value-type="float">
            <text:p>1370</text:p>
          </table:table-cell>
          <table:table-cell office:value-type="float" office:value="99.06" calcext:value-type="float">
            <text:p>99,06</text:p>
          </table:table-cell>
          <table:table-cell office:value-type="float" office:value="100.263" calcext:value-type="float">
            <text:p>100,26</text:p>
          </table:table-cell>
          <table:table-cell table:style-name="ce2" office:value-type="float" office:value="4.752" calcext:value-type="float">
            <text:p>4,75</text:p>
          </table:table-cell>
          <table:table-cell table:style-name="ce2" office:value-type="float" office:value="4.2515" calcext:value-type="float">
            <text:p>4,25</text:p>
          </table:table-cell>
        </table:table-row>
        <table:table-row table:style-name="ro3">
          <table:table-cell table:style-name="ce3" office:value-type="date" office:date-value="2007-12-31" calcext:value-type="date">
            <text:p>31.12.2007</text:p>
          </table:table-cell>
          <table:table-cell office:value-type="float" office:value="3901280" calcext:value-type="float">
            <text:p>3901280</text:p>
          </table:table-cell>
          <table:table-cell office:value-type="float" office:value="1394.4" calcext:value-type="float">
            <text:p>1394,4</text:p>
          </table:table-cell>
          <table:table-cell office:value-type="float" office:value="99.125" calcext:value-type="float">
            <text:p>99,13</text:p>
          </table:table-cell>
          <table:table-cell office:value-type="float" office:value="100.318" calcext:value-type="float">
            <text:p>100,32</text:p>
          </table:table-cell>
          <table:table-cell table:style-name="ce2" office:value-type="float" office:value="4.806" calcext:value-type="float">
            <text:p>4,81</text:p>
          </table:table-cell>
          <table:table-cell table:style-name="ce2" office:value-type="float" office:value="4.3818" calcext:value-type="float">
            <text:p>4,38</text:p>
          </table:table-cell>
        </table:table-row>
        <table:table-row table:style-name="ro3">
          <table:table-cell table:style-name="ce3" office:value-type="date" office:date-value="2008-01-31" calcext:value-type="date">
            <text:p>31.01.2008</text:p>
          </table:table-cell>
          <table:table-cell office:value-type="float" office:value="3851627" calcext:value-type="float">
            <text:p>3851627</text:p>
          </table:table-cell>
          <table:table-cell office:value-type="float" office:value="1375.4" calcext:value-type="float">
            <text:p>1375,4</text:p>
          </table:table-cell>
          <table:table-cell office:value-type="float" office:value="99.186" calcext:value-type="float">
            <text:p>99,19</text:p>
          </table:table-cell>
          <table:table-cell office:value-type="float" office:value="100.369" calcext:value-type="float">
            <text:p>100,37</text:p>
          </table:table-cell>
          <table:table-cell table:style-name="ce2" office:value-type="float" office:value="4.419" calcext:value-type="float">
            <text:p>4,42</text:p>
          </table:table-cell>
          <table:table-cell table:style-name="ce2" office:value-type="float" office:value="4.2317" calcext:value-type="float">
            <text:p>4,23</text:p>
          </table:table-cell>
        </table:table-row>
        <table:table-row table:style-name="ro3">
          <table:table-cell table:style-name="ce3" office:value-type="date" office:date-value="2008-02-29" calcext:value-type="date">
            <text:p>29.02.2008</text:p>
          </table:table-cell>
          <table:table-cell office:value-type="float" office:value="3801133" calcext:value-type="float">
            <text:p>3801133</text:p>
          </table:table-cell>
          <table:table-cell office:value-type="float" office:value="1365.4" calcext:value-type="float">
            <text:p>1365,4</text:p>
          </table:table-cell>
          <table:table-cell office:value-type="float" office:value="99.245" calcext:value-type="float">
            <text:p>99,25</text:p>
          </table:table-cell>
          <table:table-cell office:value-type="float" office:value="100.415" calcext:value-type="float">
            <text:p>100,42</text:p>
          </table:table-cell>
          <table:table-cell table:style-name="ce2" office:value-type="float" office:value="4.456" calcext:value-type="float">
            <text:p>4,46</text:p>
          </table:table-cell>
          <table:table-cell table:style-name="ce2" office:value-type="float" office:value="4.1394" calcext:value-type="float">
            <text:p>4,14</text:p>
          </table:table-cell>
        </table:table-row>
        <table:table-row table:style-name="ro3">
          <table:table-cell table:style-name="ce3" office:value-type="date" office:date-value="2008-03-31" calcext:value-type="date">
            <text:p>31.03.2008</text:p>
          </table:table-cell>
          <table:table-cell office:value-type="float" office:value="3852527" calcext:value-type="float">
            <text:p>3852527</text:p>
          </table:table-cell>
          <table:table-cell office:value-type="float" office:value="1400.5" calcext:value-type="float">
            <text:p>1400,5</text:p>
          </table:table-cell>
          <table:table-cell office:value-type="float" office:value="99.301" calcext:value-type="float">
            <text:p>99,3</text:p>
          </table:table-cell>
          <table:table-cell office:value-type="float" office:value="100.457" calcext:value-type="float">
            <text:p>100,46</text:p>
          </table:table-cell>
          <table:table-cell table:style-name="ce2" office:value-type="float" office:value="4.219" calcext:value-type="float">
            <text:p>4,22</text:p>
          </table:table-cell>
          <table:table-cell table:style-name="ce2" office:value-type="float" office:value="4.0705" calcext:value-type="float">
            <text:p>4,07</text:p>
          </table:table-cell>
        </table:table-row>
        <table:table-row table:style-name="ro3">
          <table:table-cell table:style-name="ce3" office:value-type="date" office:date-value="2008-04-30" calcext:value-type="date">
            <text:p>30.04.2008</text:p>
          </table:table-cell>
          <table:table-cell office:value-type="float" office:value="3837533" calcext:value-type="float">
            <text:p>3837533</text:p>
          </table:table-cell>
          <table:table-cell office:value-type="float" office:value="1406" calcext:value-type="float">
            <text:p>1406</text:p>
          </table:table-cell>
          <table:table-cell office:value-type="float" office:value="99.355" calcext:value-type="float">
            <text:p>99,36</text:p>
          </table:table-cell>
          <table:table-cell office:value-type="float" office:value="100.495" calcext:value-type="float">
            <text:p>100,5</text:p>
          </table:table-cell>
          <table:table-cell table:style-name="ce2" office:value-type="float" office:value="4.577" calcext:value-type="float">
            <text:p>4,58</text:p>
          </table:table-cell>
          <table:table-cell table:style-name="ce2" office:value-type="float" office:value="4.2827" calcext:value-type="float">
            <text:p>4,28</text:p>
          </table:table-cell>
        </table:table-row>
        <table:table-row table:style-name="ro3">
          <table:table-cell table:style-name="ce3" office:value-type="date" office:date-value="2008-05-30" calcext:value-type="date">
            <text:p>30.05.2008</text:p>
          </table:table-cell>
          <table:table-cell office:value-type="float" office:value="3868022" calcext:value-type="float">
            <text:p>3868022</text:p>
          </table:table-cell>
          <table:table-cell office:value-type="float" office:value="1396" calcext:value-type="float">
            <text:p>1396</text:p>
          </table:table-cell>
          <table:table-cell office:value-type="float" office:value="99.407" calcext:value-type="float">
            <text:p>99,41</text:p>
          </table:table-cell>
          <table:table-cell office:value-type="float" office:value="100.529" calcext:value-type="float">
            <text:p>100,53</text:p>
          </table:table-cell>
          <table:table-cell table:style-name="ce2" office:value-type="float" office:value="4.813" calcext:value-type="float">
            <text:p>4,81</text:p>
          </table:table-cell>
          <table:table-cell table:style-name="ce2" office:value-type="float" office:value="4.4233" calcext:value-type="float">
            <text:p>4,42</text:p>
          </table:table-cell>
        </table:table-row>
        <table:table-row table:style-name="ro3">
          <table:table-cell table:style-name="ce3" office:value-type="date" office:date-value="2008-06-30" calcext:value-type="date">
            <text:p>30.06.2008</text:p>
          </table:table-cell>
          <table:table-cell office:value-type="float" office:value="3914925" calcext:value-type="float">
            <text:p>3914925</text:p>
          </table:table-cell>
          <table:table-cell office:value-type="float" office:value="1406.8" calcext:value-type="float">
            <text:p>1406,8</text:p>
          </table:table-cell>
          <table:table-cell office:value-type="float" office:value="99.457" calcext:value-type="float">
            <text:p>99,46</text:p>
          </table:table-cell>
          <table:table-cell office:value-type="float" office:value="100.559" calcext:value-type="float">
            <text:p>100,56</text:p>
          </table:table-cell>
          <table:table-cell table:style-name="ce2" office:value-type="float" office:value="4.802" calcext:value-type="float">
            <text:p>4,8</text:p>
          </table:table-cell>
          <table:table-cell table:style-name="ce2" office:value-type="float" office:value="4.8093" calcext:value-type="float">
            <text:p>4,81</text:p>
          </table:table-cell>
        </table:table-row>
        <table:table-row table:style-name="ro3">
          <table:table-cell table:style-name="ce3" office:value-type="date" office:date-value="2008-07-31" calcext:value-type="date">
            <text:p>31.07.2008</text:p>
          </table:table-cell>
          <table:table-cell office:value-type="float" office:value="3839031" calcext:value-type="float">
            <text:p>3839031</text:p>
          </table:table-cell>
          <table:table-cell office:value-type="float" office:value="1417.3" calcext:value-type="float">
            <text:p>1417,3</text:p>
          </table:table-cell>
          <table:table-cell office:value-type="float" office:value="99.506" calcext:value-type="float">
            <text:p>99,51</text:p>
          </table:table-cell>
          <table:table-cell office:value-type="float" office:value="100.586" calcext:value-type="float">
            <text:p>100,59</text:p>
          </table:table-cell>
          <table:table-cell table:style-name="ce2" office:value-type="float" office:value="4.804" calcext:value-type="float">
            <text:p>4,8</text:p>
          </table:table-cell>
          <table:table-cell table:style-name="ce2" office:value-type="float" office:value="4.8145" calcext:value-type="float">
            <text:p>4,81</text:p>
          </table:table-cell>
        </table:table-row>
        <table:table-row table:style-name="ro3">
          <table:table-cell table:style-name="ce3" office:value-type="date" office:date-value="2008-08-29" calcext:value-type="date">
            <text:p>29.08.2008</text:p>
          </table:table-cell>
          <table:table-cell office:value-type="float" office:value="3790298" calcext:value-type="float">
            <text:p>3790298</text:p>
          </table:table-cell>
          <table:table-cell office:value-type="float" office:value="1400.9" calcext:value-type="float">
            <text:p>1400,9</text:p>
          </table:table-cell>
          <table:table-cell office:value-type="float" office:value="99.554" calcext:value-type="float">
            <text:p>99,55</text:p>
          </table:table-cell>
          <table:table-cell office:value-type="float" office:value="100.609" calcext:value-type="float">
            <text:p>100,61</text:p>
          </table:table-cell>
          <table:table-cell table:style-name="ce2" office:value-type="float" office:value="4.626" calcext:value-type="float">
            <text:p>4,63</text:p>
          </table:table-cell>
          <table:table-cell table:style-name="ce2" office:value-type="float" office:value="4.496" calcext:value-type="float">
            <text:p>4,5</text:p>
          </table:table-cell>
        </table:table-row>
        <table:table-row table:style-name="ro3">
          <table:table-cell table:style-name="ce3" office:value-type="date" office:date-value="2008-09-30" calcext:value-type="date">
            <text:p>30.09.2008</text:p>
          </table:table-cell>
          <table:table-cell office:value-type="float" office:value="3877017" calcext:value-type="float">
            <text:p>3877017</text:p>
          </table:table-cell>
          <table:table-cell office:value-type="float" office:value="1441.1" calcext:value-type="float">
            <text:p>1441,1</text:p>
          </table:table-cell>
          <table:table-cell office:value-type="float" office:value="99.601" calcext:value-type="float">
            <text:p>99,6</text:p>
          </table:table-cell>
          <table:table-cell office:value-type="float" office:value="100.629" calcext:value-type="float">
            <text:p>100,63</text:p>
          </table:table-cell>
          <table:table-cell table:style-name="ce2" office:value-type="float" office:value="4.609" calcext:value-type="float">
            <text:p>4,61</text:p>
          </table:table-cell>
          <table:table-cell table:style-name="ce2" office:value-type="float" office:value="4.5043" calcext:value-type="float">
            <text:p>4,5</text:p>
          </table:table-cell>
        </table:table-row>
        <table:table-row table:style-name="ro3">
          <table:table-cell table:style-name="ce3" office:value-type="date" office:date-value="2008-10-31" calcext:value-type="date">
            <text:p>31.10.2008</text:p>
          </table:table-cell>
          <table:table-cell office:value-type="float" office:value="3944467" calcext:value-type="float">
            <text:p>3944467</text:p>
          </table:table-cell>
          <table:table-cell office:value-type="float" office:value="1462.2" calcext:value-type="float">
            <text:p>1462,2</text:p>
          </table:table-cell>
          <table:table-cell office:value-type="float" office:value="99.647" calcext:value-type="float">
            <text:p>99,65</text:p>
          </table:table-cell>
          <table:table-cell office:value-type="float" office:value="100.646" calcext:value-type="float">
            <text:p>100,65</text:p>
          </table:table-cell>
          <table:table-cell table:style-name="ce2" office:value-type="float" office:value="4.619" calcext:value-type="float">
            <text:p>4,62</text:p>
          </table:table-cell>
          <table:table-cell table:style-name="ce2" office:value-type="float" office:value="4.4158" calcext:value-type="float">
            <text:p>4,42</text:p>
          </table:table-cell>
        </table:table-row>
        <table:table-row table:style-name="ro3">
          <table:table-cell table:style-name="ce3" office:value-type="date" office:date-value="2008-11-28" calcext:value-type="date">
            <text:p>28.11.2008</text:p>
          </table:table-cell>
          <table:table-cell office:value-type="float" office:value="3969681" calcext:value-type="float">
            <text:p>3969681</text:p>
          </table:table-cell>
          <table:table-cell office:value-type="float" office:value="1513.3" calcext:value-type="float">
            <text:p>1513,3</text:p>
          </table:table-cell>
          <table:table-cell office:value-type="float" office:value="99.693" calcext:value-type="float">
            <text:p>99,69</text:p>
          </table:table-cell>
          <table:table-cell office:value-type="float" office:value="100.661" calcext:value-type="float">
            <text:p>100,66</text:p>
          </table:table-cell>
          <table:table-cell table:style-name="ce2" office:value-type="float" office:value="3.226" calcext:value-type="float">
            <text:p>3,23</text:p>
          </table:table-cell>
          <table:table-cell table:style-name="ce2" office:value-type="float" office:value="4.1964" calcext:value-type="float">
            <text:p>4,2</text:p>
          </table:table-cell>
        </table:table-row>
        <table:table-row table:style-name="ro3">
          <table:table-cell table:style-name="ce3" office:value-type="date" office:date-value="2008-12-31" calcext:value-type="date">
            <text:p>31.12.2008</text:p>
          </table:table-cell>
          <table:table-cell office:value-type="float" office:value="4035742" calcext:value-type="float">
            <text:p>4035742</text:p>
          </table:table-cell>
          <table:table-cell office:value-type="float" office:value="1631.9" calcext:value-type="float">
            <text:p>1631,9</text:p>
          </table:table-cell>
          <table:table-cell office:value-type="float" office:value="99.739" calcext:value-type="float">
            <text:p>99,74</text:p>
          </table:table-cell>
          <table:table-cell office:value-type="float" office:value="100.674" calcext:value-type="float">
            <text:p>100,67</text:p>
          </table:table-cell>
          <table:table-cell table:style-name="ce2" office:value-type="float" office:value="2.7" calcext:value-type="float">
            <text:p>2,7</text:p>
          </table:table-cell>
          <table:table-cell table:style-name="ce2" office:value-type="float" office:value="3.8881" calcext:value-type="float">
            <text:p>3,89</text:p>
          </table:table-cell>
        </table:table-row>
        <table:table-row table:style-name="ro3">
          <table:table-cell table:style-name="ce3" office:value-type="date" office:date-value="2009-01-30" calcext:value-type="date">
            <text:p>30.01.2009</text:p>
          </table:table-cell>
          <table:table-cell office:value-type="float" office:value="4096150" calcext:value-type="float">
            <text:p>4096150</text:p>
          </table:table-cell>
          <table:table-cell office:value-type="float" office:value="1580.3" calcext:value-type="float">
            <text:p>1580,3</text:p>
          </table:table-cell>
          <table:table-cell office:value-type="float" office:value="99.786" calcext:value-type="float">
            <text:p>99,79</text:p>
          </table:table-cell>
          <table:table-cell office:value-type="float" office:value="100.684" calcext:value-type="float">
            <text:p>100,68</text:p>
          </table:table-cell>
          <table:table-cell table:style-name="ce2" office:value-type="float" office:value="3.18" calcext:value-type="float">
            <text:p>3,18</text:p>
          </table:table-cell>
          <table:table-cell table:style-name="ce2" office:value-type="float" office:value="4.0995" calcext:value-type="float">
            <text:p>4,1</text:p>
          </table:table-cell>
        </table:table-row>
        <table:table-row table:style-name="ro3">
          <table:table-cell table:style-name="ce3" office:value-type="date" office:date-value="2009-02-27" calcext:value-type="date">
            <text:p>27.02.2009</text:p>
          </table:table-cell>
          <table:table-cell office:value-type="float" office:value="4101868" calcext:value-type="float">
            <text:p>4101868</text:p>
          </table:table-cell>
          <table:table-cell office:value-type="float" office:value="1551.6" calcext:value-type="float">
            <text:p>1551,6</text:p>
          </table:table-cell>
          <table:table-cell office:value-type="float" office:value="99.833" calcext:value-type="float">
            <text:p>99,83</text:p>
          </table:table-cell>
          <table:table-cell office:value-type="float" office:value="100.693" calcext:value-type="float">
            <text:p>100,69</text:p>
          </table:table-cell>
          <table:table-cell table:style-name="ce2" office:value-type="float" office:value="3.44" calcext:value-type="float">
            <text:p>3,44</text:p>
          </table:table-cell>
          <table:table-cell table:style-name="ce2" office:value-type="float" office:value="4.1962" calcext:value-type="float">
            <text:p>4,2</text:p>
          </table:table-cell>
        </table:table-row>
        <table:table-row table:style-name="ro3">
          <table:table-cell table:style-name="ce3" office:value-type="date" office:date-value="2009-03-31" calcext:value-type="date">
            <text:p>31.03.2009</text:p>
          </table:table-cell>
          <table:table-cell office:value-type="float" office:value="4130772" calcext:value-type="float">
            <text:p>4130772</text:p>
          </table:table-cell>
          <table:table-cell office:value-type="float" office:value="1594.4" calcext:value-type="float">
            <text:p>1594,4</text:p>
          </table:table-cell>
          <table:table-cell office:value-type="float" office:value="99.881" calcext:value-type="float">
            <text:p>99,88</text:p>
          </table:table-cell>
          <table:table-cell office:value-type="float" office:value="100.701" calcext:value-type="float">
            <text:p>100,7</text:p>
          </table:table-cell>
          <table:table-cell table:style-name="ce2" office:value-type="float" office:value="2.962" calcext:value-type="float">
            <text:p>2,96</text:p>
          </table:table-cell>
          <table:table-cell table:style-name="ce2" office:value-type="float" office:value="4.142" calcext:value-type="float">
            <text:p>4,14</text:p>
          </table:table-cell>
        </table:table-row>
        <table:table-row table:style-name="ro3">
          <table:table-cell table:style-name="ce3" office:value-type="date" office:date-value="2009-04-30" calcext:value-type="date">
            <text:p>30.04.2009</text:p>
          </table:table-cell>
          <table:table-cell office:value-type="float" office:value="4197570" calcext:value-type="float">
            <text:p>4197570</text:p>
          </table:table-cell>
          <table:table-cell office:value-type="float" office:value="1627.2" calcext:value-type="float">
            <text:p>1627,2</text:p>
          </table:table-cell>
          <table:table-cell office:value-type="float" office:value="99.93" calcext:value-type="float">
            <text:p>99,93</text:p>
          </table:table-cell>
          <table:table-cell office:value-type="float" office:value="100.707" calcext:value-type="float">
            <text:p>100,71</text:p>
          </table:table-cell>
          <table:table-cell table:style-name="ce2" office:value-type="float" office:value="3.353" calcext:value-type="float">
            <text:p>3,35</text:p>
          </table:table-cell>
          <table:table-cell table:style-name="ce2" office:value-type="float" office:value="4.0897" calcext:value-type="float">
            <text:p>4,09</text:p>
          </table:table-cell>
        </table:table-row>
        <table:table-row table:style-name="ro3">
          <table:table-cell table:style-name="ce3" office:value-type="date" office:date-value="2009-05-29" calcext:value-type="date">
            <text:p>29.05.2009</text:p>
          </table:table-cell>
          <table:table-cell office:value-type="float" office:value="4221129" calcext:value-type="float">
            <text:p>4221129</text:p>
          </table:table-cell>
          <table:table-cell office:value-type="float" office:value="1617.4" calcext:value-type="float">
            <text:p>1617,4</text:p>
          </table:table-cell>
          <table:table-cell office:value-type="float" office:value="99.981" calcext:value-type="float">
            <text:p>99,98</text:p>
          </table:table-cell>
          <table:table-cell office:value-type="float" office:value="100.712" calcext:value-type="float">
            <text:p>100,71</text:p>
          </table:table-cell>
          <table:table-cell table:style-name="ce2" office:value-type="float" office:value="3.816" calcext:value-type="float">
            <text:p>3,82</text:p>
          </table:table-cell>
          <table:table-cell table:style-name="ce2" office:value-type="float" office:value="4.1323" calcext:value-type="float">
            <text:p>4,13</text:p>
          </table:table-cell>
        </table:table-row>
        <table:table-row table:style-name="ro3">
          <table:table-cell table:style-name="ce3" office:value-type="date" office:date-value="2009-06-30" calcext:value-type="date">
            <text:p>30.06.2009</text:p>
          </table:table-cell>
          <table:table-cell office:value-type="float" office:value="4311633" calcext:value-type="float">
            <text:p>4311633</text:p>
          </table:table-cell>
          <table:table-cell office:value-type="float" office:value="1661.2" calcext:value-type="float">
            <text:p>1661,2</text:p>
          </table:table-cell>
          <table:table-cell office:value-type="float" office:value="100.033" calcext:value-type="float">
            <text:p>100,03</text:p>
          </table:table-cell>
          <table:table-cell office:value-type="float" office:value="100.716" calcext:value-type="float">
            <text:p>100,72</text:p>
          </table:table-cell>
          <table:table-cell table:style-name="ce2" office:value-type="float" office:value="3.946" calcext:value-type="float">
            <text:p>3,95</text:p>
          </table:table-cell>
          <table:table-cell table:style-name="ce2" office:value-type="float" office:value="4.3255" calcext:value-type="float">
            <text:p>4,33</text:p>
          </table:table-cell>
        </table:table-row>
        <table:table-row table:style-name="ro3">
          <table:table-cell table:style-name="ce3" office:value-type="date" office:date-value="2009-07-31" calcext:value-type="date">
            <text:p>31.07.2009</text:p>
          </table:table-cell>
          <table:table-cell office:value-type="float" office:value="4311001" calcext:value-type="float">
            <text:p>4311001</text:p>
          </table:table-cell>
          <table:table-cell office:value-type="float" office:value="1657.2" calcext:value-type="float">
            <text:p>1657,2</text:p>
          </table:table-cell>
          <table:table-cell office:value-type="float" office:value="100.087" calcext:value-type="float">
            <text:p>100,09</text:p>
          </table:table-cell>
          <table:table-cell office:value-type="float" office:value="100.72" calcext:value-type="float">
            <text:p>100,72</text:p>
          </table:table-cell>
          <table:table-cell table:style-name="ce2" office:value-type="float" office:value="3.896" calcext:value-type="float">
            <text:p>3,9</text:p>
          </table:table-cell>
          <table:table-cell table:style-name="ce2" office:value-type="float" office:value="4.0897" calcext:value-type="float">
            <text:p>4,09</text:p>
          </table:table-cell>
        </table:table-row>
        <table:table-row table:style-name="ro3">
          <table:table-cell table:style-name="ce3" office:value-type="date" office:date-value="2009-08-31" calcext:value-type="date">
            <text:p>31.08.2009</text:p>
          </table:table-cell>
          <table:table-cell office:value-type="float" office:value="4317628" calcext:value-type="float">
            <text:p>4317628</text:p>
          </table:table-cell>
          <table:table-cell office:value-type="float" office:value="1650.8" calcext:value-type="float">
            <text:p>1650,8</text:p>
          </table:table-cell>
          <table:table-cell office:value-type="float" office:value="100.143" calcext:value-type="float">
            <text:p>100,14</text:p>
          </table:table-cell>
          <table:table-cell office:value-type="float" office:value="100.724" calcext:value-type="float">
            <text:p>100,72</text:p>
          </table:table-cell>
          <table:table-cell table:style-name="ce2" office:value-type="float" office:value="3.771" calcext:value-type="float">
            <text:p>3,77</text:p>
          </table:table-cell>
          <table:table-cell table:style-name="ce2" office:value-type="float" office:value="3.8915" calcext:value-type="float">
            <text:p>3,89</text:p>
          </table:table-cell>
        </table:table-row>
        <table:table-row table:style-name="ro3">
          <table:table-cell table:style-name="ce3" office:value-type="date" office:date-value="2009-09-30" calcext:value-type="date">
            <text:p>30.09.2009</text:p>
          </table:table-cell>
          <table:table-cell office:value-type="float" office:value="4379347" calcext:value-type="float">
            <text:p>4379347</text:p>
          </table:table-cell>
          <table:table-cell office:value-type="float" office:value="1640.5" calcext:value-type="float">
            <text:p>1640,5</text:p>
          </table:table-cell>
          <table:table-cell office:value-type="float" office:value="100.201" calcext:value-type="float">
            <text:p>100,2</text:p>
          </table:table-cell>
          <table:table-cell office:value-type="float" office:value="100.727" calcext:value-type="float">
            <text:p>100,73</text:p>
          </table:table-cell>
          <table:table-cell table:style-name="ce2" office:value-type="float" office:value="3.608" calcext:value-type="float">
            <text:p>3,61</text:p>
          </table:table-cell>
          <table:table-cell table:style-name="ce2" office:value-type="float" office:value="3.8672" calcext:value-type="float">
            <text:p>3,87</text:p>
          </table:table-cell>
        </table:table-row>
        <table:table-row table:style-name="ro3">
          <table:table-cell table:style-name="ce3" office:value-type="date" office:date-value="2009-10-30" calcext:value-type="date">
            <text:p>30.10.2009</text:p>
          </table:table-cell>
          <table:table-cell office:value-type="float" office:value="4434569" calcext:value-type="float">
            <text:p>4434569</text:p>
          </table:table-cell>
          <table:table-cell office:value-type="float" office:value="1663.7" calcext:value-type="float">
            <text:p>1663,7</text:p>
          </table:table-cell>
          <table:table-cell office:value-type="float" office:value="100.262" calcext:value-type="float">
            <text:p>100,26</text:p>
          </table:table-cell>
          <table:table-cell office:value-type="float" office:value="100.73" calcext:value-type="float">
            <text:p>100,73</text:p>
          </table:table-cell>
          <table:table-cell table:style-name="ce2" office:value-type="float" office:value="3.712" calcext:value-type="float">
            <text:p>3,71</text:p>
          </table:table-cell>
          <table:table-cell table:style-name="ce2" office:value-type="float" office:value="3.8036" calcext:value-type="float">
            <text:p>3,8</text:p>
          </table:table-cell>
        </table:table-row>
        <table:table-row table:style-name="ro3">
          <table:table-cell table:style-name="ce3" office:value-type="date" office:date-value="2009-11-30" calcext:value-type="date">
            <text:p>30.11.2009</text:p>
          </table:table-cell>
          <table:table-cell office:value-type="float" office:value="4472348" calcext:value-type="float">
            <text:p>4472348</text:p>
          </table:table-cell>
          <table:table-cell office:value-type="float" office:value="1682.6" calcext:value-type="float">
            <text:p>1682,6</text:p>
          </table:table-cell>
          <table:table-cell office:value-type="float" office:value="100.325" calcext:value-type="float">
            <text:p>100,33</text:p>
          </table:table-cell>
          <table:table-cell office:value-type="float" office:value="100.733" calcext:value-type="float">
            <text:p>100,73</text:p>
          </table:table-cell>
          <table:table-cell table:style-name="ce2" office:value-type="float" office:value="3.443" calcext:value-type="float">
            <text:p>3,44</text:p>
          </table:table-cell>
          <table:table-cell table:style-name="ce2" office:value-type="float" office:value="3.8364" calcext:value-type="float">
            <text:p>3,84</text:p>
          </table:table-cell>
        </table:table-row>
        <table:table-row table:style-name="ro3">
          <table:table-cell table:style-name="ce3" office:value-type="date" office:date-value="2009-12-31" calcext:value-type="date">
            <text:p>31.12.2009</text:p>
          </table:table-cell>
          <table:table-cell office:value-type="float" office:value="4556171" calcext:value-type="float">
            <text:p>4556171</text:p>
          </table:table-cell>
          <table:table-cell office:value-type="float" office:value="1723.8" calcext:value-type="float">
            <text:p>1723,8</text:p>
          </table:table-cell>
          <table:table-cell office:value-type="float" office:value="100.39" calcext:value-type="float">
            <text:p>100,39</text:p>
          </table:table-cell>
          <table:table-cell office:value-type="float" office:value="100.736" calcext:value-type="float">
            <text:p>100,74</text:p>
          </table:table-cell>
          <table:table-cell table:style-name="ce2" office:value-type="float" office:value="4.168" calcext:value-type="float">
            <text:p>4,17</text:p>
          </table:table-cell>
          <table:table-cell table:style-name="ce2" office:value-type="float" office:value="3.8727" calcext:value-type="float">
            <text:p>3,87</text:p>
          </table:table-cell>
        </table:table-row>
        <table:table-row table:style-name="ro3">
          <table:table-cell table:style-name="ce3" office:value-type="date" office:date-value="2010-01-29" calcext:value-type="date">
            <text:p>29.01.2010</text:p>
          </table:table-cell>
          <table:table-cell office:value-type="float" office:value="4554112" calcext:value-type="float">
            <text:p>4554112</text:p>
          </table:table-cell>
          <table:table-cell office:value-type="float" office:value="1673.6" calcext:value-type="float">
            <text:p>1673,6</text:p>
          </table:table-cell>
          <table:table-cell office:value-type="float" office:value="100.458" calcext:value-type="float">
            <text:p>100,46</text:p>
          </table:table-cell>
          <table:table-cell office:value-type="float" office:value="100.739" calcext:value-type="float">
            <text:p>100,74</text:p>
          </table:table-cell>
          <table:table-cell table:style-name="ce2" office:value-type="float" office:value="3.923" calcext:value-type="float">
            <text:p>3,92</text:p>
          </table:table-cell>
          <table:table-cell table:style-name="ce2" office:value-type="float" office:value="4.102" calcext:value-type="float">
            <text:p>4,1</text:p>
          </table:table-cell>
        </table:table-row>
        <table:table-row table:style-name="ro3">
          <table:table-cell table:style-name="ce3" office:value-type="date" office:date-value="2010-02-26" calcext:value-type="date">
            <text:p>26.02.2010</text:p>
          </table:table-cell>
          <table:table-cell office:value-type="float" office:value="4538879" calcext:value-type="float">
            <text:p>4538879</text:p>
          </table:table-cell>
          <table:table-cell office:value-type="float" office:value="1684.7" calcext:value-type="float">
            <text:p>1684,7</text:p>
          </table:table-cell>
          <table:table-cell office:value-type="float" office:value="100.528" calcext:value-type="float">
            <text:p>100,53</text:p>
          </table:table-cell>
          <table:table-cell office:value-type="float" office:value="100.741" calcext:value-type="float">
            <text:p>100,74</text:p>
          </table:table-cell>
          <table:table-cell table:style-name="ce2" office:value-type="float" office:value="3.894" calcext:value-type="float">
            <text:p>3,89</text:p>
          </table:table-cell>
          <table:table-cell table:style-name="ce2" office:value-type="float" office:value="4.1074" calcext:value-type="float">
            <text:p>4,11</text:p>
          </table:table-cell>
        </table:table-row>
        <table:table-row table:style-name="ro3">
          <table:table-cell table:style-name="ce3" office:value-type="date" office:date-value="2010-03-31" calcext:value-type="date">
            <text:p>31.03.2010</text:p>
          </table:table-cell>
          <table:table-cell office:value-type="float" office:value="4544318" calcext:value-type="float">
            <text:p>4544318</text:p>
          </table:table-cell>
          <table:table-cell office:value-type="float" office:value="1729" calcext:value-type="float">
            <text:p>1729</text:p>
          </table:table-cell>
          <table:table-cell office:value-type="float" office:value="100.601" calcext:value-type="float">
            <text:p>100,6</text:p>
          </table:table-cell>
          <table:table-cell office:value-type="float" office:value="100.743" calcext:value-type="float">
            <text:p>100,74</text:p>
          </table:table-cell>
          <table:table-cell table:style-name="ce2" office:value-type="float" office:value="4.014" calcext:value-type="float">
            <text:p>4,01</text:p>
          </table:table-cell>
          <table:table-cell table:style-name="ce2" office:value-type="float" office:value="3.986" calcext:value-type="float">
            <text:p>3,99</text:p>
          </table:table-cell>
        </table:table-row>
        <table:table-row table:style-name="ro3">
          <table:table-cell table:style-name="ce3" office:value-type="date" office:date-value="2010-04-30" calcext:value-type="date">
            <text:p>30.04.2010</text:p>
          </table:table-cell>
          <table:table-cell office:value-type="float" office:value="4625855" calcext:value-type="float">
            <text:p>4625855</text:p>
          </table:table-cell>
          <table:table-cell office:value-type="float" office:value="1715.4" calcext:value-type="float">
            <text:p>1715,4</text:p>
          </table:table-cell>
          <table:table-cell office:value-type="float" office:value="100.677" calcext:value-type="float">
            <text:p>100,68</text:p>
          </table:table-cell>
          <table:table-cell office:value-type="float" office:value="100.746" calcext:value-type="float">
            <text:p>100,75</text:p>
          </table:table-cell>
          <table:table-cell table:style-name="ce2" office:value-type="float" office:value="3.844" calcext:value-type="float">
            <text:p>3,84</text:p>
          </table:table-cell>
          <table:table-cell table:style-name="ce2" office:value-type="float" office:value="4.1563" calcext:value-type="float">
            <text:p>4,16</text:p>
          </table:table-cell>
        </table:table-row>
        <table:table-row table:style-name="ro3">
          <table:table-cell table:style-name="ce3" office:value-type="date" office:date-value="2010-05-31" calcext:value-type="date">
            <text:p>31.05.2010</text:p>
          </table:table-cell>
          <table:table-cell office:value-type="float" office:value="4663769" calcext:value-type="float">
            <text:p>4663769</text:p>
          </table:table-cell>
          <table:table-cell office:value-type="float" office:value="1707.6" calcext:value-type="float">
            <text:p>1707,6</text:p>
          </table:table-cell>
          <table:table-cell office:value-type="float" office:value="100.756" calcext:value-type="float">
            <text:p>100,76</text:p>
          </table:table-cell>
          <table:table-cell office:value-type="float" office:value="100.749" calcext:value-type="float">
            <text:p>100,75</text:p>
          </table:table-cell>
          <table:table-cell table:style-name="ce2" office:value-type="float" office:value="3.517" calcext:value-type="float">
            <text:p>3,52</text:p>
          </table:table-cell>
          <table:table-cell table:style-name="ce2" office:value-type="float" office:value="3.6784" calcext:value-type="float">
            <text:p>3,68</text:p>
          </table:table-cell>
        </table:table-row>
        <table:table-row table:style-name="ro3">
          <table:table-cell table:style-name="ce3" office:value-type="date" office:date-value="2010-06-30" calcext:value-type="date">
            <text:p>30.06.2010</text:p>
          </table:table-cell>
          <table:table-cell office:value-type="float" office:value="4713441" calcext:value-type="float">
            <text:p>4713441</text:p>
          </table:table-cell>
          <table:table-cell office:value-type="float" office:value="1731.8" calcext:value-type="float">
            <text:p>1731,8</text:p>
          </table:table-cell>
          <table:table-cell office:value-type="float" office:value="100.837" calcext:value-type="float">
            <text:p>100,84</text:p>
          </table:table-cell>
          <table:table-cell office:value-type="float" office:value="100.752" calcext:value-type="float">
            <text:p>100,75</text:p>
          </table:table-cell>
          <table:table-cell table:style-name="ce2" office:value-type="float" office:value="3.131" calcext:value-type="float">
            <text:p>3,13</text:p>
          </table:table-cell>
          <table:table-cell table:style-name="ce2" office:value-type="float" office:value="3.6868" calcext:value-type="float">
            <text:p>3,69</text:p>
          </table:table-cell>
        </table:table-row>
        <table:table-row table:style-name="ro3">
          <table:table-cell table:style-name="ce3" office:value-type="date" office:date-value="2010-07-30" calcext:value-type="date">
            <text:p>30.07.2010</text:p>
          </table:table-cell>
          <table:table-cell office:value-type="float" office:value="4696209" calcext:value-type="float">
            <text:p>4696209</text:p>
          </table:table-cell>
          <table:table-cell office:value-type="float" office:value="1717.9" calcext:value-type="float">
            <text:p>1717,9</text:p>
          </table:table-cell>
          <table:table-cell office:value-type="float" office:value="100.922" calcext:value-type="float">
            <text:p>100,92</text:p>
          </table:table-cell>
          <table:table-cell office:value-type="float" office:value="100.755" calcext:value-type="float">
            <text:p>100,76</text:p>
          </table:table-cell>
          <table:table-cell table:style-name="ce2" office:value-type="float" office:value="3.028" calcext:value-type="float">
            <text:p>3,03</text:p>
          </table:table-cell>
          <table:table-cell table:style-name="ce2" office:value-type="float" office:value="3.6097" calcext:value-type="float">
            <text:p>3,61</text:p>
          </table:table-cell>
        </table:table-row>
        <table:table-row table:style-name="ro3">
          <table:table-cell table:style-name="ce3" office:value-type="date" office:date-value="2010-08-31" calcext:value-type="date">
            <text:p>31.08.2010</text:p>
          </table:table-cell>
          <table:table-cell office:value-type="float" office:value="4663060" calcext:value-type="float">
            <text:p>4663060</text:p>
          </table:table-cell>
          <table:table-cell office:value-type="float" office:value="1739.1" calcext:value-type="float">
            <text:p>1739,1</text:p>
          </table:table-cell>
          <table:table-cell office:value-type="float" office:value="101.009" calcext:value-type="float">
            <text:p>101,01</text:p>
          </table:table-cell>
          <table:table-cell office:value-type="float" office:value="100.758" calcext:value-type="float">
            <text:p>100,76</text:p>
          </table:table-cell>
          <table:table-cell table:style-name="ce2" office:value-type="float" office:value="2.578" calcext:value-type="float">
            <text:p>2,58</text:p>
          </table:table-cell>
          <table:table-cell table:style-name="ce2" office:value-type="float" office:value="3.4364" calcext:value-type="float">
            <text:p>3,44</text:p>
          </table:table-cell>
        </table:table-row>
        <table:table-row table:style-name="ro3">
          <table:table-cell table:style-name="ce3" office:value-type="date" office:date-value="2010-09-30" calcext:value-type="date">
            <text:p>30.09.2010</text:p>
          </table:table-cell>
          <table:table-cell office:value-type="float" office:value="4664407" calcext:value-type="float">
            <text:p>4664407</text:p>
          </table:table-cell>
          <table:table-cell office:value-type="float" office:value="1740.8" calcext:value-type="float">
            <text:p>1740,8</text:p>
          </table:table-cell>
          <table:table-cell office:value-type="float" office:value="101.098" calcext:value-type="float">
            <text:p>101,1</text:p>
          </table:table-cell>
          <table:table-cell office:value-type="float" office:value="100.762" calcext:value-type="float">
            <text:p>100,76</text:p>
          </table:table-cell>
          <table:table-cell table:style-name="ce2" office:value-type="float" office:value="2.686" calcext:value-type="float">
            <text:p>2,69</text:p>
          </table:table-cell>
          <table:table-cell table:style-name="ce2" office:value-type="float" office:value="3.4921" calcext:value-type="float">
            <text:p>3,49</text:p>
          </table:table-cell>
        </table:table-row>
        <table:table-row table:style-name="ro3">
          <table:table-cell table:style-name="ce3" office:value-type="date" office:date-value="2010-10-29" calcext:value-type="date">
            <text:p>29.10.2010</text:p>
          </table:table-cell>
          <table:table-cell office:value-type="float" office:value="4671805" calcext:value-type="float">
            <text:p>4671805</text:p>
          </table:table-cell>
          <table:table-cell office:value-type="float" office:value="1766.8" calcext:value-type="float">
            <text:p>1766,8</text:p>
          </table:table-cell>
          <table:table-cell office:value-type="float" office:value="101.191" calcext:value-type="float">
            <text:p>101,19</text:p>
          </table:table-cell>
          <table:table-cell office:value-type="float" office:value="100.765" calcext:value-type="float">
            <text:p>100,77</text:p>
          </table:table-cell>
          <table:table-cell table:style-name="ce2" office:value-type="float" office:value="2.817" calcext:value-type="float">
            <text:p>2,82</text:p>
          </table:table-cell>
          <table:table-cell table:style-name="ce2" office:value-type="float" office:value="3.3282" calcext:value-type="float">
            <text:p>3,33</text:p>
          </table:table-cell>
        </table:table-row>
        <table:table-row table:style-name="ro3">
          <table:table-cell table:style-name="ce3" office:value-type="date" office:date-value="2010-11-30" calcext:value-type="date">
            <text:p>30.11.2010</text:p>
          </table:table-cell>
          <table:table-cell office:value-type="float" office:value="4687752" calcext:value-type="float">
            <text:p>4687752</text:p>
          </table:table-cell>
          <table:table-cell office:value-type="float" office:value="1828.1" calcext:value-type="float">
            <text:p>1828,1</text:p>
          </table:table-cell>
          <table:table-cell office:value-type="float" office:value="101.286" calcext:value-type="float">
            <text:p>101,29</text:p>
          </table:table-cell>
          <table:table-cell office:value-type="float" office:value="100.769" calcext:value-type="float">
            <text:p>100,77</text:p>
          </table:table-cell>
          <table:table-cell table:style-name="ce2" office:value-type="float" office:value="3.124" calcext:value-type="float">
            <text:p>3,12</text:p>
          </table:table-cell>
          <table:table-cell table:style-name="ce2" office:value-type="float" office:value="3.7165" calcext:value-type="float">
            <text:p>3,72</text:p>
          </table:table-cell>
        </table:table-row>
        <table:table-row table:style-name="ro3">
          <table:table-cell table:style-name="ce3" office:value-type="date" office:date-value="2010-12-31" calcext:value-type="date">
            <text:p>31.12.2010</text:p>
          </table:table-cell>
          <table:table-cell office:value-type="float" office:value="4754390" calcext:value-type="float">
            <text:p>4754390</text:p>
          </table:table-cell>
          <table:table-cell office:value-type="float" office:value="1870.8" calcext:value-type="float">
            <text:p>1870,8</text:p>
          </table:table-cell>
          <table:table-cell office:value-type="float" office:value="101.384" calcext:value-type="float">
            <text:p>101,38</text:p>
          </table:table-cell>
          <table:table-cell office:value-type="float" office:value="100.773" calcext:value-type="float">
            <text:p>100,77</text:p>
          </table:table-cell>
          <table:table-cell table:style-name="ce2" office:value-type="float" office:value="3.567" calcext:value-type="float">
            <text:p>3,57</text:p>
          </table:table-cell>
          <table:table-cell table:style-name="ce2" office:value-type="float" office:value="4.0714" calcext:value-type="float">
            <text:p>4,07</text:p>
          </table:table-cell>
        </table:table-row>
        <table:table-row table:style-name="ro3">
          <table:table-cell table:style-name="ce3" office:value-type="date" office:date-value="2011-01-31" calcext:value-type="date">
            <text:p>31.01.2011</text:p>
          </table:table-cell>
          <table:table-cell office:value-type="float" office:value="4711971" calcext:value-type="float">
            <text:p>4711971</text:p>
          </table:table-cell>
          <table:table-cell office:value-type="float" office:value="1855" calcext:value-type="float">
            <text:p>1855</text:p>
          </table:table-cell>
          <table:table-cell office:value-type="float" office:value="101.485" calcext:value-type="float">
            <text:p>101,49</text:p>
          </table:table-cell>
          <table:table-cell office:value-type="float" office:value="100.777" calcext:value-type="float">
            <text:p>100,78</text:p>
          </table:table-cell>
          <table:table-cell table:style-name="ce2" office:value-type="float" office:value="3.683" calcext:value-type="float">
            <text:p>3,68</text:p>
          </table:table-cell>
          <table:table-cell table:style-name="ce2" office:value-type="float" office:value="3.939" calcext:value-type="float">
            <text:p>3,94</text:p>
          </table:table-cell>
        </table:table-row>
        <table:table-row table:style-name="ro3">
          <table:table-cell table:style-name="ce3" office:value-type="date" office:date-value="2011-02-28" calcext:value-type="date">
            <text:p>28.02.2011</text:p>
          </table:table-cell>
          <table:table-cell office:value-type="float" office:value="4677690" calcext:value-type="float">
            <text:p>4677690</text:p>
          </table:table-cell>
          <table:table-cell office:value-type="float" office:value="1858.1" calcext:value-type="float">
            <text:p>1858,1</text:p>
          </table:table-cell>
          <table:table-cell office:value-type="float" office:value="101.589" calcext:value-type="float">
            <text:p>101,59</text:p>
          </table:table-cell>
          <table:table-cell office:value-type="float" office:value="100.782" calcext:value-type="float">
            <text:p>100,78</text:p>
          </table:table-cell>
          <table:table-cell table:style-name="ce2" office:value-type="float" office:value="3.727" calcext:value-type="float">
            <text:p>3,73</text:p>
          </table:table-cell>
          <table:table-cell table:style-name="ce2" office:value-type="float" office:value="4.4733" calcext:value-type="float">
            <text:p>4,47</text:p>
          </table:table-cell>
        </table:table-row>
        <table:table-row table:style-name="ro3">
          <table:table-cell table:style-name="ce3" office:value-type="date" office:date-value="2011-03-31" calcext:value-type="date">
            <text:p>31.03.2011</text:p>
          </table:table-cell>
          <table:table-cell office:value-type="float" office:value="4692935" calcext:value-type="float">
            <text:p>4692935</text:p>
          </table:table-cell>
          <table:table-cell office:value-type="float" office:value="1908.8" calcext:value-type="float">
            <text:p>1908,8</text:p>
          </table:table-cell>
          <table:table-cell office:value-type="float" office:value="101.695" calcext:value-type="float">
            <text:p>101,7</text:p>
          </table:table-cell>
          <table:table-cell office:value-type="float" office:value="100.787" calcext:value-type="float">
            <text:p>100,79</text:p>
          </table:table-cell>
          <table:table-cell table:style-name="ce2" office:value-type="float" office:value="3.757" calcext:value-type="float">
            <text:p>3,76</text:p>
          </table:table-cell>
          <table:table-cell table:style-name="ce2" office:value-type="float" office:value="4.4875" calcext:value-type="float">
            <text:p>4,49</text:p>
          </table:table-cell>
        </table:table-row>
        <table:table-row table:style-name="ro3">
          <table:table-cell table:style-name="ce3" office:value-type="date" office:date-value="2011-04-29" calcext:value-type="date">
            <text:p>29.04.2011</text:p>
          </table:table-cell>
          <table:table-cell office:value-type="float" office:value="4726865" calcext:value-type="float">
            <text:p>4726865</text:p>
          </table:table-cell>
          <table:table-cell office:value-type="float" office:value="1917.4" calcext:value-type="float">
            <text:p>1917,4</text:p>
          </table:table-cell>
          <table:table-cell office:value-type="float" office:value="101.804" calcext:value-type="float">
            <text:p>101,8</text:p>
          </table:table-cell>
          <table:table-cell office:value-type="float" office:value="100.791" calcext:value-type="float">
            <text:p>100,79</text:p>
          </table:table-cell>
          <table:table-cell table:style-name="ce2" office:value-type="float" office:value="3.548" calcext:value-type="float">
            <text:p>3,55</text:p>
          </table:table-cell>
          <table:table-cell table:style-name="ce2" office:value-type="float" office:value="4.6574" calcext:value-type="float">
            <text:p>4,66</text:p>
          </table:table-cell>
        </table:table-row>
        <table:table-row table:style-name="ro3">
          <table:table-cell table:style-name="ce3" office:value-type="date" office:date-value="2011-05-31" calcext:value-type="date">
            <text:p>31.05.2011</text:p>
          </table:table-cell>
          <table:table-cell office:value-type="float" office:value="4714711" calcext:value-type="float">
            <text:p>4714711</text:p>
          </table:table-cell>
          <table:table-cell office:value-type="float" office:value="1933.6" calcext:value-type="float">
            <text:p>1933,6</text:p>
          </table:table-cell>
          <table:table-cell office:value-type="float" office:value="101.916" calcext:value-type="float">
            <text:p>101,92</text:p>
          </table:table-cell>
          <table:table-cell office:value-type="float" office:value="100.796" calcext:value-type="float">
            <text:p>100,8</text:p>
          </table:table-cell>
          <table:table-cell table:style-name="ce2" office:value-type="float" office:value="3.331" calcext:value-type="float">
            <text:p>3,33</text:p>
          </table:table-cell>
          <table:table-cell table:style-name="ce2" office:value-type="float" office:value="4.3656" calcext:value-type="float">
            <text:p>4,37</text:p>
          </table:table-cell>
        </table:table-row>
        <table:table-row table:style-name="ro3">
          <table:table-cell table:style-name="ce3" office:value-type="date" office:date-value="2011-06-30" calcext:value-type="date">
            <text:p>30.06.2011</text:p>
          </table:table-cell>
          <table:table-cell office:value-type="float" office:value="4769347" calcext:value-type="float">
            <text:p>4769347</text:p>
          </table:table-cell>
          <table:table-cell office:value-type="float" office:value="1953.6" calcext:value-type="float">
            <text:p>1953,6</text:p>
          </table:table-cell>
          <table:table-cell office:value-type="float" office:value="102.031" calcext:value-type="float">
            <text:p>102,03</text:p>
          </table:table-cell>
          <table:table-cell office:value-type="float" office:value="100.801" calcext:value-type="float">
            <text:p>100,8</text:p>
          </table:table-cell>
          <table:table-cell table:style-name="ce2" office:value-type="float" office:value="3.462" calcext:value-type="float">
            <text:p>3,46</text:p>
          </table:table-cell>
          <table:table-cell table:style-name="ce2" office:value-type="float" office:value="4.3748" calcext:value-type="float">
            <text:p>4,37</text:p>
          </table:table-cell>
        </table:table-row>
        <table:table-row table:style-name="ro3">
          <table:table-cell table:style-name="ce3" office:value-type="date" office:date-value="2011-07-29" calcext:value-type="date">
            <text:p>29.07.2011</text:p>
          </table:table-cell>
          <table:table-cell office:value-type="float" office:value="4751435" calcext:value-type="float">
            <text:p>4751435</text:p>
          </table:table-cell>
          <table:table-cell office:value-type="float" office:value="1993.9" calcext:value-type="float">
            <text:p>1993,9</text:p>
          </table:table-cell>
          <table:table-cell office:value-type="float" office:value="102.148" calcext:value-type="float">
            <text:p>102,15</text:p>
          </table:table-cell>
          <table:table-cell office:value-type="float" office:value="100.806" calcext:value-type="float">
            <text:p>100,81</text:p>
          </table:table-cell>
          <table:table-cell table:style-name="ce2" office:value-type="float" office:value="3.082" calcext:value-type="float">
            <text:p>3,08</text:p>
          </table:table-cell>
          <table:table-cell table:style-name="ce2" office:value-type="float" office:value="4.5978" calcext:value-type="float">
            <text:p>4,6</text:p>
          </table:table-cell>
        </table:table-row>
        <table:table-row table:style-name="ro3">
          <table:table-cell table:style-name="ce3" office:value-type="date" office:date-value="2011-08-31" calcext:value-type="date">
            <text:p>31.08.2011</text:p>
          </table:table-cell>
          <table:table-cell office:value-type="float" office:value="4732791" calcext:value-type="float">
            <text:p>4732791</text:p>
          </table:table-cell>
          <table:table-cell office:value-type="float" office:value="2101.2" calcext:value-type="float">
            <text:p>2101,2</text:p>
          </table:table-cell>
          <table:table-cell office:value-type="float" office:value="102.267" calcext:value-type="float">
            <text:p>102,27</text:p>
          </table:table-cell>
          <table:table-cell office:value-type="float" office:value="100.811" calcext:value-type="float">
            <text:p>100,81</text:p>
          </table:table-cell>
          <table:table-cell table:style-name="ce2" office:value-type="float" office:value="2.51" calcext:value-type="float">
            <text:p>2,51</text:p>
          </table:table-cell>
          <table:table-cell table:style-name="ce2" office:value-type="float" office:value="4.2027" calcext:value-type="float">
            <text:p>4,2</text:p>
          </table:table-cell>
        </table:table-row>
        <table:table-row table:style-name="ro3">
          <table:table-cell table:style-name="ce3" office:value-type="date" office:date-value="2011-09-30" calcext:value-type="date">
            <text:p>30.09.2011</text:p>
          </table:table-cell>
          <table:table-cell office:value-type="float" office:value="4758479" calcext:value-type="float">
            <text:p>4758479</text:p>
          </table:table-cell>
          <table:table-cell office:value-type="float" office:value="2098.5" calcext:value-type="float">
            <text:p>2098,5</text:p>
          </table:table-cell>
          <table:table-cell office:value-type="float" office:value="102.389" calcext:value-type="float">
            <text:p>102,39</text:p>
          </table:table-cell>
          <table:table-cell office:value-type="float" office:value="100.816" calcext:value-type="float">
            <text:p>100,82</text:p>
          </table:table-cell>
          <table:table-cell table:style-name="ce2" office:value-type="float" office:value="2.179" calcext:value-type="float">
            <text:p>2,18</text:p>
          </table:table-cell>
          <table:table-cell table:style-name="ce2" office:value-type="float" office:value="4.0351" calcext:value-type="float">
            <text:p>4,04</text:p>
          </table:table-cell>
        </table:table-row>
        <table:table-row table:style-name="ro3">
          <table:table-cell table:style-name="ce3" office:value-type="date" office:date-value="2011-10-31" calcext:value-type="date">
            <text:p>31.10.2011</text:p>
          </table:table-cell>
          <table:table-cell office:value-type="float" office:value="4765506" calcext:value-type="float">
            <text:p>4765506</text:p>
          </table:table-cell>
          <table:table-cell office:value-type="float" office:value="2127.5" calcext:value-type="float">
            <text:p>2127,5</text:p>
          </table:table-cell>
          <table:table-cell office:value-type="float" office:value="102.514" calcext:value-type="float">
            <text:p>102,51</text:p>
          </table:table-cell>
          <table:table-cell office:value-type="float" office:value="100.822" calcext:value-type="float">
            <text:p>100,82</text:p>
          </table:table-cell>
          <table:table-cell table:style-name="ce2" office:value-type="float" office:value="2.373" calcext:value-type="float">
            <text:p>2,37</text:p>
          </table:table-cell>
          <table:table-cell table:style-name="ce2" office:value-type="float" office:value="4.0761" calcext:value-type="float">
            <text:p>4,08</text:p>
          </table:table-cell>
        </table:table-row>
        <table:table-row table:style-name="ro3">
          <table:table-cell table:style-name="ce3" office:value-type="date" office:date-value="2011-11-30" calcext:value-type="date">
            <text:p>30.11.2011</text:p>
          </table:table-cell>
          <table:table-cell office:value-type="float" office:value="4782427" calcext:value-type="float">
            <text:p>4782427</text:p>
          </table:table-cell>
          <table:table-cell office:value-type="float" office:value="2163.8" calcext:value-type="float">
            <text:p>2163,8</text:p>
          </table:table-cell>
          <table:table-cell office:value-type="float" office:value="102.641" calcext:value-type="float">
            <text:p>102,64</text:p>
          </table:table-cell>
          <table:table-cell office:value-type="float" office:value="100.827" calcext:value-type="float">
            <text:p>100,83</text:p>
          </table:table-cell>
          <table:table-cell table:style-name="ce2" office:value-type="float" office:value="2.303" calcext:value-type="float">
            <text:p>2,3</text:p>
          </table:table-cell>
          <table:table-cell table:style-name="ce2" office:value-type="float" office:value="4.3919" calcext:value-type="float">
            <text:p>4,39</text:p>
          </table:table-cell>
        </table:table-row>
        <table:table-row table:style-name="ro3">
          <table:table-cell table:style-name="ce3" office:value-type="date" office:date-value="2011-12-30" calcext:value-type="date">
            <text:p>30.12.2011</text:p>
          </table:table-cell>
          <table:table-cell office:value-type="float" office:value="4866628" calcext:value-type="float">
            <text:p>4866628</text:p>
          </table:table-cell>
          <table:table-cell office:value-type="float" office:value="2207.5" calcext:value-type="float">
            <text:p>2207,5</text:p>
          </table:table-cell>
          <table:table-cell office:value-type="float" office:value="102.77" calcext:value-type="float">
            <text:p>102,77</text:p>
          </table:table-cell>
          <table:table-cell office:value-type="float" office:value="100.833" calcext:value-type="float">
            <text:p>100,83</text:p>
          </table:table-cell>
          <table:table-cell table:style-name="ce2" office:value-type="float" office:value="2.099" calcext:value-type="float">
            <text:p>2,1</text:p>
          </table:table-cell>
          <table:table-cell table:style-name="ce2" office:value-type="float" office:value="4.0908" calcext:value-type="float">
            <text:p>4,09</text:p>
          </table:table-cell>
        </table:table-row>
        <table:table-row table:style-name="ro3">
          <table:table-cell table:style-name="ce3" office:value-type="date" office:date-value="2012-01-31" calcext:value-type="date">
            <text:p>31.01.2012</text:p>
          </table:table-cell>
          <table:table-cell office:value-type="float" office:value="4815738" calcext:value-type="float">
            <text:p>4815738</text:p>
          </table:table-cell>
          <table:table-cell office:value-type="float" office:value="2208.5" calcext:value-type="float">
            <text:p>2208,5</text:p>
          </table:table-cell>
          <table:table-cell office:value-type="float" office:value="102.901" calcext:value-type="float">
            <text:p>102,9</text:p>
          </table:table-cell>
          <table:table-cell office:value-type="float" office:value="100.839" calcext:value-type="float">
            <text:p>100,84</text:p>
          </table:table-cell>
          <table:table-cell table:style-name="ce2" office:value-type="float" office:value="1.972" calcext:value-type="float">
            <text:p>1,97</text:p>
          </table:table-cell>
          <table:table-cell table:style-name="ce2" office:value-type="float" office:value="3.9047" calcext:value-type="float">
            <text:p>3,9</text:p>
          </table:table-cell>
        </table:table-row>
        <table:table-row table:style-name="ro3">
          <table:table-cell table:style-name="ce3" office:value-type="date" office:date-value="2012-02-29" calcext:value-type="date">
            <text:p>29.02.2012</text:p>
          </table:table-cell>
          <table:table-cell office:value-type="float" office:value="4781849" calcext:value-type="float">
            <text:p>4781849</text:p>
          </table:table-cell>
          <table:table-cell office:value-type="float" office:value="2193.8" calcext:value-type="float">
            <text:p>2193,8</text:p>
          </table:table-cell>
          <table:table-cell office:value-type="float" office:value="103.035" calcext:value-type="float">
            <text:p>103,04</text:p>
          </table:table-cell>
          <table:table-cell office:value-type="float" office:value="100.846" calcext:value-type="float">
            <text:p>100,85</text:p>
          </table:table-cell>
          <table:table-cell table:style-name="ce2" office:value-type="float" office:value="2.146" calcext:value-type="float">
            <text:p>2,15</text:p>
          </table:table-cell>
          <table:table-cell table:style-name="ce2" office:value-type="float" office:value="3.7447" calcext:value-type="float">
            <text:p>3,74</text:p>
          </table:table-cell>
        </table:table-row>
        <table:table-row table:style-name="ro3">
          <table:table-cell table:style-name="ce3" office:value-type="date" office:date-value="2012-03-30" calcext:value-type="date">
            <text:p>30.03.2012</text:p>
          </table:table-cell>
          <table:table-cell office:value-type="float" office:value="4831829" calcext:value-type="float">
            <text:p>4831829</text:p>
          </table:table-cell>
          <table:table-cell office:value-type="float" office:value="2245.3" calcext:value-type="float">
            <text:p>2245,3</text:p>
          </table:table-cell>
          <table:table-cell office:value-type="float" office:value="103.171" calcext:value-type="float">
            <text:p>103,17</text:p>
          </table:table-cell>
          <table:table-cell office:value-type="float" office:value="100.853" calcext:value-type="float">
            <text:p>100,85</text:p>
          </table:table-cell>
          <table:table-cell table:style-name="ce2" office:value-type="float" office:value="2.379" calcext:value-type="float">
            <text:p>2,38</text:p>
          </table:table-cell>
          <table:table-cell table:style-name="ce2" office:value-type="float" office:value="3.2821" calcext:value-type="float">
            <text:p>3,28</text:p>
          </table:table-cell>
        </table:table-row>
        <table:table-row table:style-name="ro3">
          <table:table-cell table:style-name="ce3" office:value-type="date" office:date-value="2012-04-30" calcext:value-type="date">
            <text:p>30.04.2012</text:p>
          </table:table-cell>
          <table:table-cell office:value-type="float" office:value="4837151" calcext:value-type="float">
            <text:p>4837151</text:p>
          </table:table-cell>
          <table:table-cell office:value-type="float" office:value="2268" calcext:value-type="float">
            <text:p>2268</text:p>
          </table:table-cell>
          <table:table-cell office:value-type="float" office:value="103.309" calcext:value-type="float">
            <text:p>103,31</text:p>
          </table:table-cell>
          <table:table-cell office:value-type="float" office:value="100.861" calcext:value-type="float">
            <text:p>100,86</text:p>
          </table:table-cell>
          <table:table-cell table:style-name="ce2" office:value-type="float" office:value="2.111" calcext:value-type="float">
            <text:p>2,11</text:p>
          </table:table-cell>
          <table:table-cell table:style-name="ce2" office:value-type="float" office:value="3.3817" calcext:value-type="float">
            <text:p>3,38</text:p>
          </table:table-cell>
        </table:table-row>
        <table:table-row table:style-name="ro3">
          <table:table-cell table:style-name="ce3" office:value-type="date" office:date-value="2012-05-31" calcext:value-type="date">
            <text:p>31.05.2012</text:p>
          </table:table-cell>
          <table:table-cell office:value-type="float" office:value="4883083" calcext:value-type="float">
            <text:p>4883083</text:p>
          </table:table-cell>
          <table:table-cell office:value-type="float" office:value="2247.7" calcext:value-type="float">
            <text:p>2247,7</text:p>
          </table:table-cell>
          <table:table-cell office:value-type="float" office:value="103.449" calcext:value-type="float">
            <text:p>103,45</text:p>
          </table:table-cell>
          <table:table-cell office:value-type="float" office:value="100.869" calcext:value-type="float">
            <text:p>100,87</text:p>
          </table:table-cell>
          <table:table-cell table:style-name="ce2" office:value-type="float" office:value="1.787" calcext:value-type="float">
            <text:p>1,79</text:p>
          </table:table-cell>
          <table:table-cell table:style-name="ce2" office:value-type="float" office:value="3.5252" calcext:value-type="float">
            <text:p>3,53</text:p>
          </table:table-cell>
        </table:table-row>
        <table:table-row table:style-name="ro3">
          <table:table-cell table:style-name="ce3" office:value-type="date" office:date-value="2012-06-29" calcext:value-type="date">
            <text:p>29.06.2012</text:p>
          </table:table-cell>
          <table:table-cell office:value-type="float" office:value="4958228" calcext:value-type="float">
            <text:p>4958228</text:p>
          </table:table-cell>
          <table:table-cell office:value-type="float" office:value="2265.9" calcext:value-type="float">
            <text:p>2265,9</text:p>
          </table:table-cell>
          <table:table-cell office:value-type="float" office:value="103.591" calcext:value-type="float">
            <text:p>103,59</text:p>
          </table:table-cell>
          <table:table-cell office:value-type="float" office:value="100.877" calcext:value-type="float">
            <text:p>100,88</text:p>
          </table:table-cell>
          <table:table-cell table:style-name="ce2" office:value-type="float" office:value="1.83" calcext:value-type="float">
            <text:p>1,83</text:p>
          </table:table-cell>
          <table:table-cell table:style-name="ce2" office:value-type="float" office:value="3.4055" calcext:value-type="float">
            <text:p>3,41</text:p>
          </table:table-cell>
        </table:table-row>
        <table:table-row table:style-name="ro3">
          <table:table-cell table:style-name="ce3" office:value-type="date" office:date-value="2012-07-31" calcext:value-type="date">
            <text:p>31.07.2012</text:p>
          </table:table-cell>
          <table:table-cell office:value-type="float" office:value="4982742" calcext:value-type="float">
            <text:p>4982742</text:p>
          </table:table-cell>
          <table:table-cell office:value-type="float" office:value="2307.4" calcext:value-type="float">
            <text:p>2307,4</text:p>
          </table:table-cell>
          <table:table-cell office:value-type="float" office:value="103.735" calcext:value-type="float">
            <text:p>103,74</text:p>
          </table:table-cell>
          <table:table-cell office:value-type="float" office:value="100.886" calcext:value-type="float">
            <text:p>100,89</text:p>
          </table:table-cell>
          <table:table-cell table:style-name="ce2" office:value-type="float" office:value="1.63" calcext:value-type="float">
            <text:p>1,63</text:p>
          </table:table-cell>
          <table:table-cell table:style-name="ce2" office:value-type="float" office:value="3.2488" calcext:value-type="float">
            <text:p>3,25</text:p>
          </table:table-cell>
        </table:table-row>
        <table:table-row table:style-name="ro3">
          <table:table-cell table:style-name="ce3" office:value-type="date" office:date-value="2012-08-31" calcext:value-type="date">
            <text:p>31.08.2012</text:p>
          </table:table-cell>
          <table:table-cell office:value-type="float" office:value="4979012" calcext:value-type="float">
            <text:p>4979012</text:p>
          </table:table-cell>
          <table:table-cell office:value-type="float" office:value="2328.3" calcext:value-type="float">
            <text:p>2328,3</text:p>
          </table:table-cell>
          <table:table-cell office:value-type="float" office:value="103.881" calcext:value-type="float">
            <text:p>103,88</text:p>
          </table:table-cell>
          <table:table-cell office:value-type="float" office:value="100.896" calcext:value-type="float">
            <text:p>100,9</text:p>
          </table:table-cell>
          <table:table-cell table:style-name="ce2" office:value-type="float" office:value="1.72" calcext:value-type="float">
            <text:p>1,72</text:p>
          </table:table-cell>
          <table:table-cell table:style-name="ce2" office:value-type="float" office:value="3.008" calcext:value-type="float">
            <text:p>3,01</text:p>
          </table:table-cell>
        </table:table-row>
        <table:table-row table:style-name="ro3">
          <table:table-cell table:style-name="ce3" office:value-type="date" office:date-value="2012-09-28" calcext:value-type="date">
            <text:p>28.09.2012</text:p>
          </table:table-cell>
          <table:table-cell office:value-type="float" office:value="5022850" calcext:value-type="float">
            <text:p>5022850</text:p>
          </table:table-cell>
          <table:table-cell office:value-type="float" office:value="2351.8" calcext:value-type="float">
            <text:p>2351,8</text:p>
          </table:table-cell>
          <table:table-cell office:value-type="float" office:value="104.029" calcext:value-type="float">
            <text:p>104,03</text:p>
          </table:table-cell>
          <table:table-cell office:value-type="float" office:value="100.906" calcext:value-type="float">
            <text:p>100,91</text:p>
          </table:table-cell>
          <table:table-cell table:style-name="ce2" office:value-type="float" office:value="1.77" calcext:value-type="float">
            <text:p>1,77</text:p>
          </table:table-cell>
          <table:table-cell table:style-name="ce2" office:value-type="float" office:value="2.4182" calcext:value-type="float">
            <text:p>2,42</text:p>
          </table:table-cell>
        </table:table-row>
        <table:table-row table:style-name="ro3">
          <table:table-cell table:style-name="ce3" office:value-type="date" office:date-value="2012-10-31" calcext:value-type="date">
            <text:p>31.10.2012</text:p>
          </table:table-cell>
          <table:table-cell office:value-type="float" office:value="5056475" calcext:value-type="float">
            <text:p>5056475</text:p>
          </table:table-cell>
          <table:table-cell office:value-type="float" office:value="2410" calcext:value-type="float">
            <text:p>2410</text:p>
          </table:table-cell>
          <table:table-cell office:value-type="float" office:value="104.179" calcext:value-type="float">
            <text:p>104,18</text:p>
          </table:table-cell>
          <table:table-cell office:value-type="float" office:value="100.917" calcext:value-type="float">
            <text:p>100,92</text:p>
          </table:table-cell>
          <table:table-cell table:style-name="ce2" office:value-type="float" office:value="1.79" calcext:value-type="float">
            <text:p>1,79</text:p>
          </table:table-cell>
          <table:table-cell table:style-name="ce2" office:value-type="float" office:value="2.3053" calcext:value-type="float">
            <text:p>2,31</text:p>
          </table:table-cell>
        </table:table-row>
        <table:table-row table:style-name="ro3">
          <table:table-cell table:style-name="ce3" office:value-type="date" office:date-value="2012-11-30" calcext:value-type="date">
            <text:p>30.11.2012</text:p>
          </table:table-cell>
          <table:table-cell office:value-type="float" office:value="5091610" calcext:value-type="float">
            <text:p>5091610</text:p>
          </table:table-cell>
          <table:table-cell office:value-type="float" office:value="2410.2" calcext:value-type="float">
            <text:p>2410,2</text:p>
          </table:table-cell>
          <table:table-cell office:value-type="float" office:value="104.331" calcext:value-type="float">
            <text:p>104,33</text:p>
          </table:table-cell>
          <table:table-cell office:value-type="float" office:value="100.928" calcext:value-type="float">
            <text:p>100,93</text:p>
          </table:table-cell>
          <table:table-cell table:style-name="ce2" office:value-type="float" office:value="1.72" calcext:value-type="float">
            <text:p>1,72</text:p>
          </table:table-cell>
          <table:table-cell table:style-name="ce2" office:value-type="float" office:value="2.2467" calcext:value-type="float">
            <text:p>2,25</text:p>
          </table:table-cell>
        </table:table-row>
        <table:table-row table:style-name="ro3">
          <table:table-cell table:style-name="ce3" office:value-type="date" office:date-value="2012-12-31" calcext:value-type="date">
            <text:p>31.12.2012</text:p>
          </table:table-cell>
          <table:table-cell office:value-type="float" office:value="5168711" calcext:value-type="float">
            <text:p>5168711</text:p>
          </table:table-cell>
          <table:table-cell office:value-type="float" office:value="2505.4" calcext:value-type="float">
            <text:p>2505,4</text:p>
          </table:table-cell>
          <table:table-cell office:value-type="float" office:value="104.484" calcext:value-type="float">
            <text:p>104,48</text:p>
          </table:table-cell>
          <table:table-cell office:value-type="float" office:value="100.941" calcext:value-type="float">
            <text:p>100,94</text:p>
          </table:table-cell>
          <table:table-cell table:style-name="ce2" office:value-type="float" office:value="1.88" calcext:value-type="float">
            <text:p>1,88</text:p>
          </table:table-cell>
          <table:table-cell table:style-name="ce2" office:value-type="float" office:value="2.0989" calcext:value-type="float">
            <text:p>2,1</text:p>
          </table:table-cell>
        </table:table-row>
        <table:table-row table:style-name="ro3">
          <table:table-cell table:style-name="ce3" office:value-type="date" office:date-value="2013-01-31" calcext:value-type="date">
            <text:p>31.01.2013</text:p>
          </table:table-cell>
          <table:table-cell office:value-type="float" office:value="5109719" calcext:value-type="float">
            <text:p>5109719</text:p>
          </table:table-cell>
          <table:table-cell office:value-type="float" office:value="2477.8" calcext:value-type="float">
            <text:p>2477,8</text:p>
          </table:table-cell>
          <table:table-cell office:value-type="float" office:value="104.639" calcext:value-type="float">
            <text:p>104,64</text:p>
          </table:table-cell>
          <table:table-cell office:value-type="float" office:value="100.954" calcext:value-type="float">
            <text:p>100,95</text:p>
          </table:table-cell>
          <table:table-cell table:style-name="ce2" office:value-type="float" office:value="2.14" calcext:value-type="float">
            <text:p>2,14</text:p>
          </table:table-cell>
          <table:table-cell table:style-name="ce2" office:value-type="float" office:value="2.3926" calcext:value-type="float">
            <text:p>2,39</text:p>
          </table:table-cell>
        </table:table-row>
        <table:table-row table:style-name="ro3">
          <table:table-cell table:style-name="ce3" office:value-type="date" office:date-value="2013-02-28" calcext:value-type="date">
            <text:p>28.02.2013</text:p>
          </table:table-cell>
          <table:table-cell office:value-type="float" office:value="5119421" calcext:value-type="float">
            <text:p>5119421</text:p>
          </table:table-cell>
          <table:table-cell office:value-type="float" office:value="2451.9" calcext:value-type="float">
            <text:p>2451,9</text:p>
          </table:table-cell>
          <table:table-cell office:value-type="float" office:value="104.796" calcext:value-type="float">
            <text:p>104,8</text:p>
          </table:table-cell>
          <table:table-cell office:value-type="float" office:value="100.968" calcext:value-type="float">
            <text:p>100,97</text:p>
          </table:table-cell>
          <table:table-cell table:style-name="ce2" office:value-type="float" office:value="2.05" calcext:value-type="float">
            <text:p>2,05</text:p>
          </table:table-cell>
          <table:table-cell table:style-name="ce2" office:value-type="float" office:value="2.8576" calcext:value-type="float">
            <text:p>2,86</text:p>
          </table:table-cell>
        </table:table-row>
        <table:table-row table:style-name="ro3">
          <table:table-cell table:style-name="ce3" office:value-type="date" office:date-value="2013-03-29" calcext:value-type="date">
            <text:p>29.03.2013</text:p>
          </table:table-cell>
          <table:table-cell office:value-type="float" office:value="5170370" calcext:value-type="float">
            <text:p>5170370</text:p>
          </table:table-cell>
          <table:table-cell office:value-type="float" office:value="2493" calcext:value-type="float">
            <text:p>2493</text:p>
          </table:table-cell>
          <table:table-cell office:value-type="float" office:value="104.955" calcext:value-type="float">
            <text:p>104,96</text:p>
          </table:table-cell>
          <table:table-cell office:value-type="float" office:value="100.983" calcext:value-type="float">
            <text:p>100,98</text:p>
          </table:table-cell>
          <table:table-cell table:style-name="ce2" office:value-type="float" office:value="2.09" calcext:value-type="float">
            <text:p>2,09</text:p>
          </table:table-cell>
          <table:table-cell table:style-name="ce2" office:value-type="float" office:value="3.0266" calcext:value-type="float">
            <text:p>3,03</text:p>
          </table:table-cell>
        </table:table-row>
        <table:table-row table:style-name="ro3">
          <table:table-cell table:style-name="ce3" office:value-type="date" office:date-value="2013-04-30" calcext:value-type="date">
            <text:p>30.04.2013</text:p>
          </table:table-cell>
          <table:table-cell office:value-type="float" office:value="5239738" calcext:value-type="float">
            <text:p>5239738</text:p>
          </table:table-cell>
          <table:table-cell office:value-type="float" office:value="2538.3" calcext:value-type="float">
            <text:p>2538,3</text:p>
          </table:table-cell>
          <table:table-cell office:value-type="float" office:value="105.115" calcext:value-type="float">
            <text:p>105,12</text:p>
          </table:table-cell>
          <table:table-cell office:value-type="float" office:value="100.998" calcext:value-type="float">
            <text:p>101</text:p>
          </table:table-cell>
          <table:table-cell table:style-name="ce2" office:value-type="float" office:value="1.92" calcext:value-type="float">
            <text:p>1,92</text:p>
          </table:table-cell>
          <table:table-cell table:style-name="ce2" office:value-type="float" office:value="2.8554" calcext:value-type="float">
            <text:p>2,86</text:p>
          </table:table-cell>
        </table:table-row>
        <table:table-row table:style-name="ro3">
          <table:table-cell table:style-name="ce3" office:value-type="date" office:date-value="2013-05-31" calcext:value-type="date">
            <text:p>31.05.2013</text:p>
          </table:table-cell>
          <table:table-cell office:value-type="float" office:value="5265103" calcext:value-type="float">
            <text:p>5265103</text:p>
          </table:table-cell>
          <table:table-cell office:value-type="float" office:value="2514.9" calcext:value-type="float">
            <text:p>2514,9</text:p>
          </table:table-cell>
          <table:table-cell office:value-type="float" office:value="105.277" calcext:value-type="float">
            <text:p>105,28</text:p>
          </table:table-cell>
          <table:table-cell office:value-type="float" office:value="101.015" calcext:value-type="float">
            <text:p>101,02</text:p>
          </table:table-cell>
          <table:table-cell table:style-name="ce2" office:value-type="float" office:value="2.4" calcext:value-type="float">
            <text:p>2,4</text:p>
          </table:table-cell>
          <table:table-cell table:style-name="ce2" office:value-type="float" office:value="2.6849" calcext:value-type="float">
            <text:p>2,68</text:p>
          </table:table-cell>
        </table:table-row>
        <table:table-row table:style-name="ro3">
          <table:table-cell table:style-name="ce3" office:value-type="date" office:date-value="2013-06-28" calcext:value-type="date">
            <text:p>28.06.2013</text:p>
          </table:table-cell>
          <table:table-cell office:value-type="float" office:value="5309080" calcext:value-type="float">
            <text:p>5309080</text:p>
          </table:table-cell>
          <table:table-cell office:value-type="float" office:value="2519.6" calcext:value-type="float">
            <text:p>2519,6</text:p>
          </table:table-cell>
          <table:table-cell office:value-type="float" office:value="105.44" calcext:value-type="float">
            <text:p>105,44</text:p>
          </table:table-cell>
          <table:table-cell office:value-type="float" office:value="101.032" calcext:value-type="float">
            <text:p>101,03</text:p>
          </table:table-cell>
          <table:table-cell table:style-name="ce2" office:value-type="float" office:value="2.82" calcext:value-type="float">
            <text:p>2,82</text:p>
          </table:table-cell>
          <table:table-cell table:style-name="ce2" office:value-type="float" office:value="3.0704" calcext:value-type="float">
            <text:p>3,07</text:p>
          </table:table-cell>
        </table:table-row>
        <table:table-row table:style-name="ro3">
          <table:table-cell table:style-name="ce3" office:value-type="date" office:date-value="2013-07-31" calcext:value-type="date">
            <text:p>31.07.2013</text:p>
          </table:table-cell>
          <table:table-cell office:value-type="float" office:value="5299129" calcext:value-type="float">
            <text:p>5299129</text:p>
          </table:table-cell>
          <table:table-cell office:value-type="float" office:value="2538.9" calcext:value-type="float">
            <text:p>2538,9</text:p>
          </table:table-cell>
          <table:table-cell office:value-type="float" office:value="105.605" calcext:value-type="float">
            <text:p>105,61</text:p>
          </table:table-cell>
          <table:table-cell office:value-type="float" office:value="101.05" calcext:value-type="float">
            <text:p>101,05</text:p>
          </table:table-cell>
          <table:table-cell table:style-name="ce2" office:value-type="float" office:value="2.91" calcext:value-type="float">
            <text:p>2,91</text:p>
          </table:table-cell>
          <table:table-cell table:style-name="ce2" office:value-type="float" office:value="3.1012" calcext:value-type="float">
            <text:p>3,1</text:p>
          </table:table-cell>
        </table:table-row>
        <table:table-row table:style-name="ro3">
          <table:table-cell table:style-name="ce3" office:value-type="date" office:date-value="2013-08-30" calcext:value-type="date">
            <text:p>30.08.2013</text:p>
          </table:table-cell>
          <table:table-cell office:value-type="float" office:value="5325573" calcext:value-type="float">
            <text:p>5325573</text:p>
          </table:table-cell>
          <table:table-cell office:value-type="float" office:value="2531.7" calcext:value-type="float">
            <text:p>2531,7</text:p>
          </table:table-cell>
          <table:table-cell office:value-type="float" office:value="105.771" calcext:value-type="float">
            <text:p>105,77</text:p>
          </table:table-cell>
          <table:table-cell office:value-type="float" office:value="101.069" calcext:value-type="float">
            <text:p>101,07</text:p>
          </table:table-cell>
          <table:table-cell table:style-name="ce2" office:value-type="float" office:value="3.11" calcext:value-type="float">
            <text:p>3,11</text:p>
          </table:table-cell>
          <table:table-cell table:style-name="ce2" office:value-type="float" office:value="3.0965" calcext:value-type="float">
            <text:p>3,1</text:p>
          </table:table-cell>
        </table:table-row>
        <table:table-row table:style-name="ro3">
          <table:table-cell table:style-name="ce3" office:value-type="date" office:date-value="2013-09-30" calcext:value-type="date">
            <text:p>30.09.2013</text:p>
          </table:table-cell>
          <table:table-cell office:value-type="float" office:value="5347616" calcext:value-type="float">
            <text:p>5347616</text:p>
          </table:table-cell>
          <table:table-cell office:value-type="float" office:value="2549" calcext:value-type="float">
            <text:p>2549</text:p>
          </table:table-cell>
          <table:table-cell office:value-type="float" office:value="105.938" calcext:value-type="float">
            <text:p>105,94</text:p>
          </table:table-cell>
          <table:table-cell office:value-type="float" office:value="101.089" calcext:value-type="float">
            <text:p>101,09</text:p>
          </table:table-cell>
          <table:table-cell table:style-name="ce2" office:value-type="float" office:value="2.91" calcext:value-type="float">
            <text:p>2,91</text:p>
          </table:table-cell>
          <table:table-cell table:style-name="ce2" office:value-type="float" office:value="3.4065" calcext:value-type="float">
            <text:p>3,41</text:p>
          </table:table-cell>
        </table:table-row>
        <table:table-row table:style-name="ro3">
          <table:table-cell table:style-name="ce3" office:value-type="date" office:date-value="2013-10-31" calcext:value-type="date">
            <text:p>31.10.2013</text:p>
          </table:table-cell>
          <table:table-cell office:value-type="float" office:value="5384328" calcext:value-type="float">
            <text:p>5384328</text:p>
          </table:table-cell>
          <table:table-cell office:value-type="float" office:value="2614.7" calcext:value-type="float">
            <text:p>2614,7</text:p>
          </table:table-cell>
          <table:table-cell office:value-type="float" office:value="106.107" calcext:value-type="float">
            <text:p>106,11</text:p>
          </table:table-cell>
          <table:table-cell office:value-type="float" office:value="101.11" calcext:value-type="float">
            <text:p>101,11</text:p>
          </table:table-cell>
          <table:table-cell table:style-name="ce2" office:value-type="float" office:value="2.84" calcext:value-type="float">
            <text:p>2,84</text:p>
          </table:table-cell>
          <table:table-cell table:style-name="ce2" office:value-type="float" office:value="3.163" calcext:value-type="float">
            <text:p>3,16</text:p>
          </table:table-cell>
        </table:table-row>
        <table:table-row table:style-name="ro3">
          <table:table-cell table:style-name="ce3" office:value-type="date" office:date-value="2013-11-29" calcext:value-type="date">
            <text:p>29.11.2013</text:p>
          </table:table-cell>
          <table:table-cell office:value-type="float" office:value="5431994" calcext:value-type="float">
            <text:p>5431994</text:p>
          </table:table-cell>
          <table:table-cell office:value-type="float" office:value="2601.5" calcext:value-type="float">
            <text:p>2601,5</text:p>
          </table:table-cell>
          <table:table-cell office:value-type="float" office:value="106.277" calcext:value-type="float">
            <text:p>106,28</text:p>
          </table:table-cell>
          <table:table-cell office:value-type="float" office:value="101.131" calcext:value-type="float">
            <text:p>101,13</text:p>
          </table:table-cell>
          <table:table-cell table:style-name="ce2" office:value-type="float" office:value="2.99" calcext:value-type="float">
            <text:p>2,99</text:p>
          </table:table-cell>
          <table:table-cell table:style-name="ce2" office:value-type="float" office:value="3.1712" calcext:value-type="float">
            <text:p>3,17</text:p>
          </table:table-cell>
        </table:table-row>
        <table:table-row table:style-name="ro3">
          <table:table-cell table:style-name="ce3" office:value-type="date" office:date-value="2013-12-31" calcext:value-type="date">
            <text:p>31.12.2013</text:p>
          </table:table-cell>
          <table:table-cell office:value-type="float" office:value="5444536" calcext:value-type="float">
            <text:p>5444536</text:p>
          </table:table-cell>
          <table:table-cell office:value-type="float" office:value="2711.7" calcext:value-type="float">
            <text:p>2711,7</text:p>
          </table:table-cell>
          <table:table-cell office:value-type="float" office:value="106.448" calcext:value-type="float">
            <text:p>106,45</text:p>
          </table:table-cell>
          <table:table-cell office:value-type="float" office:value="101.153" calcext:value-type="float">
            <text:p>101,15</text:p>
          </table:table-cell>
          <table:table-cell table:style-name="ce2" office:value-type="float" office:value="3.27" calcext:value-type="float">
            <text:p>3,27</text:p>
          </table:table-cell>
          <table:table-cell table:style-name="ce2" office:value-type="float" office:value="3.3128" calcext:value-type="float">
            <text:p>3,31</text:p>
          </table:table-cell>
        </table:table-row>
        <table:table-row table:style-name="ro3">
          <table:table-cell table:style-name="ce3" office:value-type="date" office:date-value="2014-01-31" calcext:value-type="date">
            <text:p>31.01.2014</text:p>
          </table:table-cell>
          <table:table-cell office:value-type="float" office:value="5418634" calcext:value-type="float">
            <text:p>5418634</text:p>
          </table:table-cell>
          <table:table-cell office:value-type="float" office:value="2694.3" calcext:value-type="float">
            <text:p>2694,3</text:p>
          </table:table-cell>
          <table:table-cell office:value-type="float" office:value="106.62" calcext:value-type="float">
            <text:p>106,62</text:p>
          </table:table-cell>
          <table:table-cell office:value-type="float" office:value="101.175" calcext:value-type="float">
            <text:p>101,18</text:p>
          </table:table-cell>
          <table:table-cell table:style-name="ce2" office:value-type="float" office:value="2.93" calcext:value-type="float">
            <text:p>2,93</text:p>
          </table:table-cell>
          <table:table-cell table:style-name="ce2" office:value-type="float" office:value="3.2117" calcext:value-type="float">
            <text:p>3,21</text:p>
          </table:table-cell>
        </table:table-row>
        <table:table-row table:style-name="ro3">
          <table:table-cell table:style-name="ce3" office:value-type="date" office:date-value="2014-02-28" calcext:value-type="date">
            <text:p>28.02.2014</text:p>
          </table:table-cell>
          <table:table-cell office:value-type="float" office:value="5427863" calcext:value-type="float">
            <text:p>5427863</text:p>
          </table:table-cell>
          <table:table-cell office:value-type="float" office:value="2698.5" calcext:value-type="float">
            <text:p>2698,5</text:p>
          </table:table-cell>
          <table:table-cell office:value-type="float" office:value="106.793" calcext:value-type="float">
            <text:p>106,79</text:p>
          </table:table-cell>
          <table:table-cell office:value-type="float" office:value="101.198" calcext:value-type="float">
            <text:p>101,2</text:p>
          </table:table-cell>
          <table:table-cell table:style-name="ce2" office:value-type="float" office:value="2.9" calcext:value-type="float">
            <text:p>2,9</text:p>
          </table:table-cell>
          <table:table-cell table:style-name="ce2" office:value-type="float" office:value="3.089" calcext:value-type="float">
            <text:p>3,09</text:p>
          </table:table-cell>
        </table:table-row>
        <table:table-row table:style-name="ro3">
          <table:table-cell table:style-name="ce3" office:value-type="date" office:date-value="2014-03-31" calcext:value-type="date">
            <text:p>31.03.2014</text:p>
          </table:table-cell>
          <table:table-cell office:value-type="float" office:value="5460987" calcext:value-type="float">
            <text:p>5460987</text:p>
          </table:table-cell>
          <table:table-cell office:value-type="float" office:value="2765.5" calcext:value-type="float">
            <text:p>2765,5</text:p>
          </table:table-cell>
          <table:table-cell office:value-type="float" office:value="106.967" calcext:value-type="float">
            <text:p>106,97</text:p>
          </table:table-cell>
          <table:table-cell office:value-type="float" office:value="101.222" calcext:value-type="float">
            <text:p>101,22</text:p>
          </table:table-cell>
          <table:table-cell table:style-name="ce2" office:value-type="float" office:value="2.97" calcext:value-type="float">
            <text:p>2,97</text:p>
          </table:table-cell>
          <table:table-cell table:style-name="ce2" office:value-type="float" office:value="2.8861" calcext:value-type="float">
            <text:p>2,89</text:p>
          </table:table-cell>
        </table:table-row>
        <table:table-row table:style-name="ro3">
          <table:table-cell table:style-name="ce3" office:value-type="date" office:date-value="2014-04-30" calcext:value-type="date">
            <text:p>30.04.2014</text:p>
          </table:table-cell>
          <table:table-cell office:value-type="float" office:value="5498811" calcext:value-type="float">
            <text:p>5498811</text:p>
          </table:table-cell>
          <table:table-cell office:value-type="float" office:value="2801.9" calcext:value-type="float">
            <text:p>2801,9</text:p>
          </table:table-cell>
          <table:table-cell office:value-type="float" office:value="107.143" calcext:value-type="float">
            <text:p>107,14</text:p>
          </table:table-cell>
          <table:table-cell office:value-type="float" office:value="101.246" calcext:value-type="float">
            <text:p>101,25</text:p>
          </table:table-cell>
          <table:table-cell table:style-name="ce2" office:value-type="float" office:value="2.87" calcext:value-type="float">
            <text:p>2,87</text:p>
          </table:table-cell>
          <table:table-cell table:style-name="ce2" office:value-type="float" office:value="2.6104" calcext:value-type="float">
            <text:p>2,61</text:p>
          </table:table-cell>
        </table:table-row>
        <table:table-row table:style-name="ro3">
          <table:table-cell table:style-name="ce3" office:value-type="date" office:date-value="2014-05-30" calcext:value-type="date">
            <text:p>30.05.2014</text:p>
          </table:table-cell>
          <table:table-cell office:value-type="float" office:value="5556493" calcext:value-type="float">
            <text:p>5556493</text:p>
          </table:table-cell>
          <table:table-cell office:value-type="float" office:value="2774.5" calcext:value-type="float">
            <text:p>2774,5</text:p>
          </table:table-cell>
          <table:table-cell office:value-type="float" office:value="107.319" calcext:value-type="float">
            <text:p>107,32</text:p>
          </table:table-cell>
          <table:table-cell office:value-type="float" office:value="101.271" calcext:value-type="float">
            <text:p>101,27</text:p>
          </table:table-cell>
          <table:table-cell table:style-name="ce2" office:value-type="float" office:value="2.69" calcext:value-type="float">
            <text:p>2,69</text:p>
          </table:table-cell>
          <table:table-cell table:style-name="ce2" office:value-type="float" office:value="2.5549" calcext:value-type="float">
            <text:p>2,55</text:p>
          </table:table-cell>
        </table:table-row>
        <table:table-row table:style-name="ro3">
          <table:table-cell table:style-name="ce3" office:value-type="date" office:date-value="2014-06-30" calcext:value-type="date">
            <text:p>30.06.2014</text:p>
          </table:table-cell>
          <table:table-cell office:value-type="float" office:value="5600832" calcext:value-type="float">
            <text:p>5600832</text:p>
          </table:table-cell>
          <table:table-cell office:value-type="float" office:value="2817" calcext:value-type="float">
            <text:p>2817</text:p>
          </table:table-cell>
          <table:table-cell office:value-type="float" office:value="107.495" calcext:value-type="float">
            <text:p>107,5</text:p>
          </table:table-cell>
          <table:table-cell office:value-type="float" office:value="101.296" calcext:value-type="float">
            <text:p>101,3</text:p>
          </table:table-cell>
          <table:table-cell table:style-name="ce2" office:value-type="float" office:value="2.74" calcext:value-type="float">
            <text:p>2,74</text:p>
          </table:table-cell>
          <table:table-cell table:style-name="ce2" office:value-type="float" office:value="2.2769" calcext:value-type="float">
            <text:p>2,28</text:p>
          </table:table-cell>
        </table:table-row>
        <table:table-row table:style-name="ro3">
          <table:table-cell table:style-name="ce3" office:value-type="date" office:date-value="2014-07-31" calcext:value-type="date">
            <text:p>31.07.2014</text:p>
          </table:table-cell>
          <table:table-cell office:value-type="float" office:value="5611387" calcext:value-type="float">
            <text:p>5611387</text:p>
          </table:table-cell>
          <table:table-cell office:value-type="float" office:value="2834.2" calcext:value-type="float">
            <text:p>2834,2</text:p>
          </table:table-cell>
          <table:table-cell office:value-type="float" office:value="107.673" calcext:value-type="float">
            <text:p>107,67</text:p>
          </table:table-cell>
          <table:table-cell office:value-type="float" office:value="101.321" calcext:value-type="float">
            <text:p>101,32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2.1607" calcext:value-type="float">
            <text:p>2,16</text:p>
          </table:table-cell>
        </table:table-row>
        <table:table-row table:style-name="ro3">
          <table:table-cell table:style-name="ce3" office:value-type="date" office:date-value="2014-08-29" calcext:value-type="date">
            <text:p>29.08.2014</text:p>
          </table:table-cell>
          <table:table-cell office:value-type="float" office:value="5648212" calcext:value-type="float">
            <text:p>5648212</text:p>
          </table:table-cell>
          <table:table-cell office:value-type="float" office:value="2783" calcext:value-type="float">
            <text:p>2783</text:p>
          </table:table-cell>
          <table:table-cell office:value-type="float" office:value="107.851" calcext:value-type="float">
            <text:p>107,85</text:p>
          </table:table-cell>
          <table:table-cell office:value-type="float" office:value="101.347" calcext:value-type="float">
            <text:p>101,35</text:p>
          </table:table-cell>
          <table:table-cell table:style-name="ce2" office:value-type="float" office:value="2.58" calcext:value-type="float">
            <text:p>2,58</text:p>
          </table:table-cell>
          <table:table-cell table:style-name="ce2" office:value-type="float" office:value="1.9907" calcext:value-type="float">
            <text:p>1,99</text:p>
          </table:table-cell>
        </table:table-row>
        <table:table-row table:style-name="ro3">
          <table:table-cell table:style-name="ce3" office:value-type="date" office:date-value="2014-09-30" calcext:value-type="date">
            <text:p>30.09.2014</text:p>
          </table:table-cell>
          <table:table-cell office:value-type="float" office:value="5688127" calcext:value-type="float">
            <text:p>5688127</text:p>
          </table:table-cell>
          <table:table-cell office:value-type="float" office:value="2827.5" calcext:value-type="float">
            <text:p>2827,5</text:p>
          </table:table-cell>
          <table:table-cell office:value-type="float" office:value="108.029" calcext:value-type="float">
            <text:p>108,03</text:p>
          </table:table-cell>
          <table:table-cell office:value-type="float" office:value="101.374" calcext:value-type="float">
            <text:p>101,37</text:p>
          </table:table-cell>
          <table:table-cell table:style-name="ce2" office:value-type="float" office:value="2.73" calcext:value-type="float">
            <text:p>2,73</text:p>
          </table:table-cell>
          <table:table-cell table:style-name="ce2" office:value-type="float" office:value="1.849" calcext:value-type="float">
            <text:p>1,85</text:p>
          </table:table-cell>
        </table:table-row>
        <table:table-row table:style-name="ro3">
          <table:table-cell table:style-name="ce3" office:value-type="date" office:date-value="2014-10-31" calcext:value-type="date">
            <text:p>31.10.2014</text:p>
          </table:table-cell>
          <table:table-cell office:value-type="float" office:value="5726933" calcext:value-type="float">
            <text:p>5726933</text:p>
          </table:table-cell>
          <table:table-cell office:value-type="float" office:value="2856.5" calcext:value-type="float">
            <text:p>2856,5</text:p>
          </table:table-cell>
          <table:table-cell office:value-type="float" office:value="108.209" calcext:value-type="float">
            <text:p>108,21</text:p>
          </table:table-cell>
          <table:table-cell office:value-type="float" office:value="101.401" calcext:value-type="float">
            <text:p>101,4</text:p>
          </table:table-cell>
          <table:table-cell table:style-name="ce2" office:value-type="float" office:value="2.56" calcext:value-type="float">
            <text:p>2,56</text:p>
          </table:table-cell>
          <table:table-cell table:style-name="ce2" office:value-type="float" office:value="1.6914" calcext:value-type="float">
            <text:p>1,69</text:p>
          </table:table-cell>
        </table:table-row>
        <table:table-row table:style-name="ro3">
          <table:table-cell table:style-name="ce3" office:value-type="date" office:date-value="2014-11-28" calcext:value-type="date">
            <text:p>28.11.2014</text:p>
          </table:table-cell>
          <table:table-cell office:value-type="float" office:value="5827307" calcext:value-type="float">
            <text:p>5827307</text:p>
          </table:table-cell>
          <table:table-cell office:value-type="float" office:value="2852" calcext:value-type="float">
            <text:p>2852</text:p>
          </table:table-cell>
          <table:table-cell office:value-type="float" office:value="108.388" calcext:value-type="float">
            <text:p>108,39</text:p>
          </table:table-cell>
          <table:table-cell office:value-type="float" office:value="101.428" calcext:value-type="float">
            <text:p>101,43</text:p>
          </table:table-cell>
          <table:table-cell table:style-name="ce2" office:value-type="float" office:value="2.36" calcext:value-type="float">
            <text:p>2,36</text:p>
          </table:table-cell>
          <table:table-cell table:style-name="ce2" office:value-type="float" office:value="1.6196" calcext:value-type="float">
            <text:p>1,62</text:p>
          </table:table-cell>
        </table:table-row>
        <table:table-row table:style-name="ro3">
          <table:table-cell table:style-name="ce3" office:value-type="date" office:date-value="2014-12-31" calcext:value-type="date">
            <text:p>31.12.2014</text:p>
          </table:table-cell>
          <table:table-cell office:value-type="float" office:value="5956511" calcext:value-type="float">
            <text:p>5956511</text:p>
          </table:table-cell>
          <table:table-cell office:value-type="float" office:value="2981.1" calcext:value-type="float">
            <text:p>2981,1</text:p>
          </table:table-cell>
          <table:table-cell office:value-type="float" office:value="108.568" calcext:value-type="float">
            <text:p>108,57</text:p>
          </table:table-cell>
          <table:table-cell office:value-type="float" office:value="101.455" calcext:value-type="float">
            <text:p>101,46</text:p>
          </table:table-cell>
          <table:table-cell table:style-name="ce2" office:value-type="float" office:value="2.35" calcext:value-type="float">
            <text:p>2,35</text:p>
          </table:table-cell>
          <table:table-cell table:style-name="ce2" office:value-type="float" office:value="1.4509" calcext:value-type="float">
            <text:p>1,45</text:p>
          </table:table-cell>
        </table:table-row>
        <table:table-row table:style-name="ro3">
          <table:table-cell table:style-name="ce3" office:value-type="date" office:date-value="2015-01-30" calcext:value-type="date">
            <text:p>30.01.2015</text:p>
          </table:table-cell>
          <table:table-cell office:value-type="float" office:value="6038250" calcext:value-type="float">
            <text:p>6038250</text:p>
          </table:table-cell>
          <table:table-cell office:value-type="float" office:value="2940.7" calcext:value-type="float">
            <text:p>2940,7</text:p>
          </table:table-cell>
          <table:table-cell office:value-type="float" office:value="108.749" calcext:value-type="float">
            <text:p>108,75</text:p>
          </table:table-cell>
          <table:table-cell office:value-type="float" office:value="101.483" calcext:value-type="float">
            <text:p>101,48</text:p>
          </table:table-cell>
          <table:table-cell table:style-name="ce2" office:value-type="float" office:value="1.83" calcext:value-type="float">
            <text:p>1,83</text:p>
          </table:table-cell>
          <table:table-cell table:style-name="ce2" office:value-type="float" office:value="1.2699" calcext:value-type="float">
            <text:p>1,27</text:p>
          </table:table-cell>
        </table:table-row>
        <table:table-row table:style-name="ro3">
          <table:table-cell table:style-name="ce3" office:value-type="date" office:date-value="2015-02-27" calcext:value-type="date">
            <text:p>27.02.2015</text:p>
          </table:table-cell>
          <table:table-cell office:value-type="float" office:value="6067372" calcext:value-type="float">
            <text:p>6067372</text:p>
          </table:table-cell>
          <table:table-cell office:value-type="float" office:value="2973.3" calcext:value-type="float">
            <text:p>2973,3</text:p>
          </table:table-cell>
          <table:table-cell office:value-type="float" office:value="108.93" calcext:value-type="float">
            <text:p>108,93</text:p>
          </table:table-cell>
          <table:table-cell office:value-type="float" office:value="101.51" calcext:value-type="float">
            <text:p>101,51</text:p>
          </table:table-cell>
          <table:table-cell table:style-name="ce2" office:value-type="float" office:value="2.17" calcext:value-type="float">
            <text:p>2,17</text:p>
          </table:table-cell>
          <table:table-cell table:style-name="ce2" office:value-type="float" office:value="1.2147" calcext:value-type="float">
            <text:p>1,21</text:p>
          </table:table-cell>
        </table:table-row>
        <table:table-row table:style-name="ro3">
          <table:table-cell table:style-name="ce3" office:value-type="date" office:date-value="2015-03-31" calcext:value-type="date">
            <text:p>31.03.2015</text:p>
          </table:table-cell>
          <table:table-cell office:value-type="float" office:value="6128665" calcext:value-type="float">
            <text:p>6128665</text:p>
          </table:table-cell>
          <table:table-cell office:value-type="float" office:value="3015.9" calcext:value-type="float">
            <text:p>3015,9</text:p>
          </table:table-cell>
          <table:table-cell office:value-type="float" office:value="109.111" calcext:value-type="float">
            <text:p>109,11</text:p>
          </table:table-cell>
          <table:table-cell office:value-type="float" office:value="101.537" calcext:value-type="float">
            <text:p>101,54</text:p>
          </table:table-cell>
          <table:table-cell table:style-name="ce2" office:value-type="float" office:value="2.07" calcext:value-type="float">
            <text:p>2,07</text:p>
          </table:table-cell>
          <table:table-cell table:style-name="ce2" office:value-type="float" office:value="0.9554" calcext:value-type="float">
            <text:p>0,96</text:p>
          </table:table-cell>
        </table:table-row>
        <table:table-row table:style-name="ro3" table:number-rows-repeated="1048030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0106P0" style:volatile="true" number:language="de" number:country="AT">
      <number:text>€ </number:text>
      <number:number number:decimal-places="0" number:min-integer-digits="1" number:grouping="true"/>
    </number:number-style>
    <number:number-style style:name="N10106" number:language="de" number:country="AT">
      <number:text>-€ </number:text>
      <number:number number:decimal-places="0" number:min-integer-digits="1" number:grouping="true"/>
      <style:map style:condition="value()&gt;=0" style:apply-style-name="N10106P0"/>
    </number:number-style>
    <number:number-style style:name="N10107P0" style:volatile="true" number:language="de" number:country="AT">
      <number:text>€ </number:text>
      <number:number number:decimal-places="0" number:min-integer-digits="1" number:grouping="true"/>
    </number:number-style>
    <number:number-style style:name="N10107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AT">
      <number:text>€ </number:text>
      <number:number number:decimal-places="2" number:min-integer-digits="1" number:grouping="true"/>
    </number:number-style>
    <number:number-style style:name="N10108" number:language="de" number:country="AT">
      <number:text>-€ </number:text>
      <number:number number:decimal-places="2" number:min-integer-digits="1" number:grouping="true"/>
      <style:map style:condition="value()&gt;=0" style:apply-style-name="N10108P0"/>
    </number:number-style>
    <number:number-style style:name="N10109P0" style:volatile="true" number:language="de" number:country="AT">
      <number:text>€ </number:text>
      <number:number number:decimal-places="2" number:min-integer-digits="1" number:grouping="true"/>
    </number:number-style>
    <number:number-style style:name="N10109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09P0"/>
    </number:number-style>
    <number:date-style style:name="N10110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1" number:language="de" number:country="AT">
      <number:month number:textual="true"/>
      <number:text>.</number:text>
      <number:year/>
    </number:date-style>
    <number:time-style style:name="N10112" number:language="de" number:country="AT">
      <number:hours/>
      <number:text>:</number:text>
      <number:minutes number:style="long"/>
      <number:text> </number:text>
      <number:am-pm/>
    </number:time-style>
    <number:time-style style:name="N10113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de" number:country="AT">
      <number:number number:decimal-places="0" number:min-integer-digits="1" number:grouping="true"/>
    </number:number-style>
    <number:number-style style:name="N10115" number:language="de" number:country="AT"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de" number:country="AT">
      <number:number number:decimal-places="0" number:min-integer-digits="1" number:grouping="true"/>
    </number:number-style>
    <number:number-style style:name="N10116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de" number:country="AT">
      <number:number number:decimal-places="2" number:min-integer-digits="1" number:grouping="true"/>
    </number:number-style>
    <number:number-style style:name="N10117" number:language="de" number:country="AT"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AT">
      <number:number number:decimal-places="2" number:min-integer-digits="1" number:grouping="true"/>
    </number:number-style>
    <number:number-style style:name="N10118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9P1" style:volatile="true" number:language="de" number:country="A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19P2" style:volatile="true" number:language="de" number:country="AT">
      <number:text> </number:text>
      <loext:fill-character> </loext:fill-character>
      <number:text>- </number:text>
    </number:number-style>
    <number:text-style style:name="N10119" number:language="de" number:country="AT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de" number:country="A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de" number:country="A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de" number:country="AT">
      <number:text> € </number:text>
      <loext:fill-character> </loext:fill-character>
      <number:text>- </number:text>
    </number:number-style>
    <number:text-style style:name="N10120" number:language="de" number:country="A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AT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de" number:country="A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1P2" style:volatile="true" number:language="de" number:country="AT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de" number:country="A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A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de" number:country="A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de" number:country="A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de" number:country="A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.00.0000</text:date>, <text:time style:data-style-name="N2" text:time-value="08:50:25.5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56S</meta:editing-duration>
    <meta:editing-cycles>3</meta:editing-cycles>
    <meta:generator>LibreOffice/4.3.6.2$Windows_x86 LibreOffice_project/d50a87b2e514536ed401c18000dad4660b6a169e</meta:generator>
    <dc:date>2015-08-17T08:57:59.406000000</dc:date>
    <meta:document-statistic meta:table-count="3" meta:cell-count="3815" meta:object-count="0"/>
    <meta:user-defined meta:name="Info 1"/>
    <meta:user-defined meta:name="Info 2"/>
    <meta:user-defined meta:name="Info 3"/>
    <meta:user-defined meta:name="Info 4"/>
  </office:meta>
</office:document-meta>
</file>